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104">
      <style:table-cell-properties fo:background-color="#fff200"/>
    </style:style>
    <style:style style:name="ce6" style:family="table-cell" style:parent-style-name="Default" style:data-style-name="N11">
      <style:table-cell-properties fo:background-color="#fff2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 style:data-style-name="N104"/>
    <style:style style:name="ce24" style:family="table-cell" style:parent-style-name="Default" style:data-style-name="N11"/>
    <style:style style:name="ce25" style:family="table-cell" style:parent-style-name="Default" style:data-style-name="N104">
      <style:table-cell-properties fo:background-color="#fff200"/>
    </style:style>
    <style:style style:name="ce26" style:family="table-cell" style:parent-style-name="Default" style:data-style-name="N11">
      <style:table-cell-properties fo:background-color="#fff2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3"/>
        <table:table-column table:style-name="co2" table:visibility="collapse" table:number-columns-repeated="2" table:default-cell-style-name="ce23"/>
        <table:table-column table:style-name="co2" table:visibility="collapse" table:number-columns-repeated="58" table:default-cell-style-name="Default"/>
        <table:table-column table:style-name="co2" table:number-columns-repeated="5" table:default-cell-style-name="Default"/>
        <table:table-column table:style-name="co2" table:number-columns-repeated="5" table:default-cell-style-name="ce23"/>
        <table:table-column table:style-name="co2" table:number-columns-repeated="945" table:default-cell-style-name="Default"/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B</text:p>
          </table:table-cell>
          <table:table-cell/>
          <table:table-cell table:number-columns-repeated="2" table:style-name="ce24" office:value-type="percentage" office:value="0" calcext:value-type="percentage">
            <text:p>0.00%</text:p>
          </table:table-cell>
          <table:table-cell table:style-name="ce24" table:number-columns-repeated="2"/>
          <table:table-cell table:style-name="Default" table:formula="of:=[.$A$1]*(1+[.$D$1])^(COLUMN()-8)" office:value-type="float" office:value="160" calcext:value-type="float">
            <text:p>160</text:p>
          </table:table-cell>
          <table:table-cell table:style-name="Default"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formula="of:=[.$A$1]*(1+[.$D$1])^(COLUMN()-8)" office:value-type="float" office:value="160" calcext:value-type="float">
            <text:p>160</text:p>
          </table:table-cell>
          <table:table-cell table:number-columns-repeated="5"/>
          <table:table-cell table:formula="of:=[.BU6]-[.BU5]" office:value-type="currency" office:currency="USD" office:value="-0.447680000000002" calcext:value-type="currency">
            <text:p>-$0.45</text:p>
          </table:table-cell>
          <table:table-cell table:formula="of:=[.BV6]-[.BV5]" office:value-type="currency" office:currency="USD" office:value="2.26272" calcext:value-type="currency">
            <text:p>$2.26</text:p>
          </table:table-cell>
          <table:table-cell table:formula="of:=[.BW6]-[.BW5]" office:value-type="currency" office:currency="USD" office:value="2.26272" calcext:value-type="currency">
            <text:p>$2.26</text:p>
          </table:table-cell>
          <table:table-cell table:formula="of:=[.BX6]-[.BX5]" office:value-type="currency" office:currency="USD" office:value="2.26272" calcext:value-type="currency">
            <text:p>$2.26</text:p>
          </table:table-cell>
          <table:table-cell table:formula="of:=[.BY6]-[.BY5]" office:value-type="currency" office:currency="USD" office:value="2.26272" calcext:value-type="currency">
            <text:p>$2.26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24" table:number-columns-repeated="4"/>
          <table:table-cell table:style-name="Default" table:number-columns-repeated="2"/>
          <table:table-cell table:number-columns-repeated="63"/>
          <table:table-cell table:style-name="ce27" office:value-type="string" calcext:value-type="string" table:number-columns-spanned="5" table:number-rows-spanned="1">
            <text:p>Year</text:p>
          </table:table-cell>
          <table:covered-table-cell table:number-columns-repeated="4" table:style-name="ce29"/>
          <table:table-cell table:number-columns-repeated="945"/>
        </table:table-row>
        <table:table-row table:style-name="ro1">
          <table:table-cell table:number-columns-repeated="3"/>
          <table:table-cell table:style-name="ce24" table:number-columns-repeated="4"/>
          <table:table-cell table:style-name="Default" table:number-columns-repeated="2"/>
          <table:table-cell table:number-columns-repeated="63"/>
          <table:table-cell table:style-name="ce27"/>
          <table:table-cell table:style-name="ce29" table:number-columns-repeated="4"/>
          <table:table-cell table:number-columns-repeated="945"/>
        </table:table-row>
        <table:table-row table:style-name="ro1">
          <table:table-cell table:style-name="ce21" office:value-type="string" calcext:value-type="string">
            <text:p>Who</text:p>
          </table:table-cell>
          <table:table-cell table:style-name="ce21" office:value-type="string" calcext:value-type="string">
            <text:p>Price/GB</text:p>
          </table:table-cell>
          <table:table-cell table:style-name="ce21" office:value-type="string" calcext:value-type="string">
            <text:p>Free GB</text:p>
          </table:table-cell>
          <table:table-cell table:style-name="ce21" office:value-type="string" calcext:value-type="string">
            <text:p>xfer in</text:p>
          </table:table-cell>
          <table:table-cell table:style-name="ce21" office:value-type="string" calcext:value-type="string">
            <text:p>xfer out</text:p>
          </table:table-cell>
          <table:table-cell table:style-name="ce21" office:value-type="string" calcext:value-type="string">
            <text:p>Flat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Month 1</text:p>
          </table:table-cell>
          <table:table-cell table:style-name="ce21" office:value-type="string" calcext:value-type="string">
            <text:p>Month 2</text:p>
          </table:table-cell>
          <table:table-cell table:style-name="ce21" office:value-type="string" calcext:value-type="string">
            <text:p>Month 3</text:p>
          </table:table-cell>
          <table:table-cell table:style-name="ce21" office:value-type="string" calcext:value-type="string">
            <text:p>Month 4</text:p>
          </table:table-cell>
          <table:table-cell table:style-name="ce21" office:value-type="string" calcext:value-type="string">
            <text:p>Month 5</text:p>
          </table:table-cell>
          <table:table-cell table:style-name="ce21" office:value-type="string" calcext:value-type="string">
            <text:p>Month 6</text:p>
          </table:table-cell>
          <table:table-cell table:style-name="ce21" office:value-type="string" calcext:value-type="string">
            <text:p>Month 7</text:p>
          </table:table-cell>
          <table:table-cell table:style-name="ce21" office:value-type="string" calcext:value-type="string">
            <text:p>Month 8</text:p>
          </table:table-cell>
          <table:table-cell table:style-name="ce21" office:value-type="string" calcext:value-type="string">
            <text:p>Month 9</text:p>
          </table:table-cell>
          <table:table-cell table:style-name="ce21" office:value-type="string" calcext:value-type="string">
            <text:p>Month 10</text:p>
          </table:table-cell>
          <table:table-cell table:style-name="ce21" office:value-type="string" calcext:value-type="string">
            <text:p>Month 11</text:p>
          </table:table-cell>
          <table:table-cell table:style-name="ce21" office:value-type="string" calcext:value-type="string">
            <text:p>Month 12</text:p>
          </table:table-cell>
          <table:table-cell table:style-name="ce21" office:value-type="string" calcext:value-type="string">
            <text:p>Month 13</text:p>
          </table:table-cell>
          <table:table-cell table:style-name="ce21" office:value-type="string" calcext:value-type="string">
            <text:p>Month 14</text:p>
          </table:table-cell>
          <table:table-cell table:style-name="ce21" office:value-type="string" calcext:value-type="string">
            <text:p>Month 15</text:p>
          </table:table-cell>
          <table:table-cell table:style-name="ce21" office:value-type="string" calcext:value-type="string">
            <text:p>Month 16</text:p>
          </table:table-cell>
          <table:table-cell table:style-name="ce21" office:value-type="string" calcext:value-type="string">
            <text:p>Month 17</text:p>
          </table:table-cell>
          <table:table-cell table:style-name="ce21" office:value-type="string" calcext:value-type="string">
            <text:p>Month 18</text:p>
          </table:table-cell>
          <table:table-cell table:style-name="ce21" office:value-type="string" calcext:value-type="string">
            <text:p>Month 19</text:p>
          </table:table-cell>
          <table:table-cell table:style-name="ce21" office:value-type="string" calcext:value-type="string">
            <text:p>Month 20</text:p>
          </table:table-cell>
          <table:table-cell table:style-name="ce21" office:value-type="string" calcext:value-type="string">
            <text:p>Month 21</text:p>
          </table:table-cell>
          <table:table-cell table:style-name="ce21" office:value-type="string" calcext:value-type="string">
            <text:p>Month 22</text:p>
          </table:table-cell>
          <table:table-cell table:style-name="ce21" office:value-type="string" calcext:value-type="string">
            <text:p>Month 23</text:p>
          </table:table-cell>
          <table:table-cell table:style-name="ce21" office:value-type="string" calcext:value-type="string">
            <text:p>Month 24</text:p>
          </table:table-cell>
          <table:table-cell table:style-name="ce21" office:value-type="string" calcext:value-type="string">
            <text:p>Month 25</text:p>
          </table:table-cell>
          <table:table-cell table:style-name="ce21" office:value-type="string" calcext:value-type="string">
            <text:p>Month 26</text:p>
          </table:table-cell>
          <table:table-cell table:style-name="ce21" office:value-type="string" calcext:value-type="string">
            <text:p>Month 27</text:p>
          </table:table-cell>
          <table:table-cell table:style-name="ce21" office:value-type="string" calcext:value-type="string">
            <text:p>Month 28</text:p>
          </table:table-cell>
          <table:table-cell table:style-name="ce21" office:value-type="string" calcext:value-type="string">
            <text:p>Month 29</text:p>
          </table:table-cell>
          <table:table-cell table:style-name="ce21" office:value-type="string" calcext:value-type="string">
            <text:p>Month 30</text:p>
          </table:table-cell>
          <table:table-cell table:style-name="ce21" office:value-type="string" calcext:value-type="string">
            <text:p>Month 31</text:p>
          </table:table-cell>
          <table:table-cell table:style-name="ce21" office:value-type="string" calcext:value-type="string">
            <text:p>Month 32</text:p>
          </table:table-cell>
          <table:table-cell table:style-name="ce21" office:value-type="string" calcext:value-type="string">
            <text:p>Month 33</text:p>
          </table:table-cell>
          <table:table-cell table:style-name="ce21" office:value-type="string" calcext:value-type="string">
            <text:p>Month 34</text:p>
          </table:table-cell>
          <table:table-cell table:style-name="ce21" office:value-type="string" calcext:value-type="string">
            <text:p>Month 35</text:p>
          </table:table-cell>
          <table:table-cell table:style-name="ce21" office:value-type="string" calcext:value-type="string">
            <text:p>Month 36</text:p>
          </table:table-cell>
          <table:table-cell table:style-name="ce21" office:value-type="string" calcext:value-type="string">
            <text:p>Month 37</text:p>
          </table:table-cell>
          <table:table-cell table:style-name="ce21" office:value-type="string" calcext:value-type="string">
            <text:p>Month 38</text:p>
          </table:table-cell>
          <table:table-cell table:style-name="ce21" office:value-type="string" calcext:value-type="string">
            <text:p>Month 39</text:p>
          </table:table-cell>
          <table:table-cell table:style-name="ce21" office:value-type="string" calcext:value-type="string">
            <text:p>Month 40</text:p>
          </table:table-cell>
          <table:table-cell table:style-name="ce21" office:value-type="string" calcext:value-type="string">
            <text:p>Month 41</text:p>
          </table:table-cell>
          <table:table-cell table:style-name="ce21" office:value-type="string" calcext:value-type="string">
            <text:p>Month 42</text:p>
          </table:table-cell>
          <table:table-cell table:style-name="ce21" office:value-type="string" calcext:value-type="string">
            <text:p>Month 43</text:p>
          </table:table-cell>
          <table:table-cell table:style-name="ce21" office:value-type="string" calcext:value-type="string">
            <text:p>Month 44</text:p>
          </table:table-cell>
          <table:table-cell table:style-name="ce21" office:value-type="string" calcext:value-type="string">
            <text:p>Month 45</text:p>
          </table:table-cell>
          <table:table-cell table:style-name="ce21" office:value-type="string" calcext:value-type="string">
            <text:p>Month 46</text:p>
          </table:table-cell>
          <table:table-cell table:style-name="ce21" office:value-type="string" calcext:value-type="string">
            <text:p>Month 47</text:p>
          </table:table-cell>
          <table:table-cell table:style-name="ce21" office:value-type="string" calcext:value-type="string">
            <text:p>Month 48</text:p>
          </table:table-cell>
          <table:table-cell table:style-name="ce21" office:value-type="string" calcext:value-type="string">
            <text:p>Month 49</text:p>
          </table:table-cell>
          <table:table-cell table:style-name="ce21" office:value-type="string" calcext:value-type="string">
            <text:p>Month 50</text:p>
          </table:table-cell>
          <table:table-cell table:style-name="ce21" office:value-type="string" calcext:value-type="string">
            <text:p>Month 51</text:p>
          </table:table-cell>
          <table:table-cell table:style-name="ce21" office:value-type="string" calcext:value-type="string">
            <text:p>Month 52</text:p>
          </table:table-cell>
          <table:table-cell table:style-name="ce21" office:value-type="string" calcext:value-type="string">
            <text:p>Month 53</text:p>
          </table:table-cell>
          <table:table-cell table:style-name="ce21" office:value-type="string" calcext:value-type="string">
            <text:p>Month 54</text:p>
          </table:table-cell>
          <table:table-cell table:style-name="ce21" office:value-type="string" calcext:value-type="string">
            <text:p>Month 55</text:p>
          </table:table-cell>
          <table:table-cell table:style-name="ce21" office:value-type="string" calcext:value-type="string">
            <text:p>Month 56</text:p>
          </table:table-cell>
          <table:table-cell table:style-name="ce21" office:value-type="string" calcext:value-type="string">
            <text:p>Month 57</text:p>
          </table:table-cell>
          <table:table-cell table:style-name="ce21" office:value-type="string" calcext:value-type="string">
            <text:p>Month 58</text:p>
          </table:table-cell>
          <table:table-cell table:style-name="ce21" office:value-type="string" calcext:value-type="string">
            <text:p>Month 59</text:p>
          </table:table-cell>
          <table:table-cell table:style-name="ce21" office:value-type="string" calcext:value-type="string">
            <text:p>Month 60</text:p>
          </table:table-cell>
          <table:table-cell table:style-name="ce21" office:value-type="string" calcext:value-type="string">
            <text:p>Avg Month</text:p>
          </table:table-cell>
          <table:table-cell table:style-name="ce21" office:value-type="string" calcext:value-type="string">
            <text:p>Avg year</text:p>
          </table:table-cell>
          <table:table-cell table:style-name="ce21" office:value-type="string" calcext:value-type="string">
            <text:p>Delta %</text:p>
          </table:table-cell>
          <table:table-cell table:style-name="ce21" office:value-type="string" calcext:value-type="string">
            <text:p>Delta $/year</text:p>
          </table:table-cell>
          <table:table-cell table:style-name="ce21" office:value-type="string" calcext:value-type="string">
            <text:p>Avg Restor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1" office:value-type="string" calcext:value-type="string">
            <text:p>Average Year</text:p>
          </table:table-cell>
          <table:table-cell table:style-name="ce21" office:value-type="string" calcext:value-type="string">
            <text:p>Delta %</text:p>
          </table:table-cell>
          <table:table-cell table:style-name="ce21" office:value-type="string" calcext:value-type="string">
            <text:p>Real Sum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41"/>
        </table:table-row>
        <table:table-row table:style-name="ro1">
          <table:table-cell office:value-type="string" calcext:value-type="string">
            <text:p>OVH Cloud Archive</text:p>
          </table:table-cell>
          <table:table-cell table:formula="of:=1.21*0.0029" office:value-type="float" office:value="0.003509" calcext:value-type="float">
            <text:p>0.003509</text:p>
          </table:table-cell>
          <table:table-cell office:value-type="float" office:value="0" calcext:value-type="float">
            <text:p>0</text:p>
          </table:table-cell>
          <table:table-cell table:formula="of:=1.21*0.014" office:value-type="float" office:value="0.01694" calcext:value-type="float">
            <text:p>0.01694</text:p>
          </table:table-cell>
          <table:table-cell table:formula="of:=1.21*0.014" office:value-type="float" office:value="0.01694" calcext:value-type="float">
            <text:p>0.01694</text:p>
          </table:table-cell>
          <table:table-cell office:value-type="float" office:value="0" calcext:value-type="float">
            <text:p>0</text:p>
          </table:table-cell>
          <table:table-cell table:formula="of:=SUM([.H5:.BO5])" office:value-type="currency" office:currency="USD" office:value="36.3968" calcext:value-type="currency">
            <text:p>$36.40</text:p>
          </table:table-cell>
          <table:table-cell table:formula="of:=([.H$1]-[.$C5])*[.$B5]+([.H$1]-[.G$1])*[.$D5]+[.$E$1]*[.H$1]*[.$E5]+[.$F5]" office:value-type="currency" office:currency="USD" office:value="3.27184" calcext:value-type="currency">
            <text:p>$3.27</text:p>
          </table:table-cell>
          <table:table-cell table:formula="of:=([.I$1]-[.$C5])*[.$B5]+([.I$1]-[.H$1])*[.$D5]+[.$E$1]*[.I$1]*[.$E5]+[.$F5]" office:value-type="currency" office:currency="USD" office:value="0.56144" calcext:value-type="currency">
            <text:p>$0.56</text:p>
          </table:table-cell>
          <table:table-cell table:style-name="ce23" table:formula="of:=([.J$1]-[.$C5])*[.$B5]+([.J$1]-[.I$1])*[.$D5]+[.$E$1]*[.J$1]*[.$E5]+[.$F5]" office:value-type="currency" office:currency="USD" office:value="0.56144" calcext:value-type="currency">
            <text:p>$0.56</text:p>
          </table:table-cell>
          <table:table-cell table:style-name="ce23" table:formula="of:=([.K$1]-[.$C5])*[.$B5]+([.K$1]-[.J$1])*[.$D5]+[.$E$1]*[.K$1]*[.$E5]+[.$F5]" office:value-type="currency" office:currency="USD" office:value="0.56144" calcext:value-type="currency">
            <text:p>$0.56</text:p>
          </table:table-cell>
          <table:table-cell table:style-name="ce23" table:formula="of:=([.L$1]-[.$C5])*[.$B5]+([.L$1]-[.K$1])*[.$D5]+[.$E$1]*[.L$1]*[.$E5]+[.$F5]" office:value-type="currency" office:currency="USD" office:value="0.56144" calcext:value-type="currency">
            <text:p>$0.56</text:p>
          </table:table-cell>
          <table:table-cell table:style-name="ce23" table:formula="of:=([.M$1]-[.$C5])*[.$B5]+([.M$1]-[.L$1])*[.$D5]+[.$E$1]*[.M$1]*[.$E5]+[.$F5]" office:value-type="currency" office:currency="USD" office:value="0.56144" calcext:value-type="currency">
            <text:p>$0.56</text:p>
          </table:table-cell>
          <table:table-cell table:style-name="ce23" table:formula="of:=([.N$1]-[.$C5])*[.$B5]+([.N$1]-[.M$1])*[.$D5]+[.$E$1]*[.N$1]*[.$E5]+[.$F5]" office:value-type="currency" office:currency="USD" office:value="0.56144" calcext:value-type="currency">
            <text:p>$0.56</text:p>
          </table:table-cell>
          <table:table-cell table:style-name="ce23" table:formula="of:=([.O$1]-[.$C5])*[.$B5]+([.O$1]-[.N$1])*[.$D5]+[.$E$1]*[.O$1]*[.$E5]+[.$F5]" office:value-type="currency" office:currency="USD" office:value="0.56144" calcext:value-type="currency">
            <text:p>$0.56</text:p>
          </table:table-cell>
          <table:table-cell table:style-name="ce23" table:formula="of:=([.P$1]-[.$C5])*[.$B5]+([.P$1]-[.O$1])*[.$D5]+[.$E$1]*[.P$1]*[.$E5]+[.$F5]" office:value-type="currency" office:currency="USD" office:value="0.56144" calcext:value-type="currency">
            <text:p>$0.56</text:p>
          </table:table-cell>
          <table:table-cell table:style-name="ce23" table:formula="of:=([.Q$1]-[.$C5])*[.$B5]+([.Q$1]-[.P$1])*[.$D5]+[.$E$1]*[.Q$1]*[.$E5]+[.$F5]" office:value-type="currency" office:currency="USD" office:value="0.56144" calcext:value-type="currency">
            <text:p>$0.56</text:p>
          </table:table-cell>
          <table:table-cell table:style-name="ce23" table:formula="of:=([.R$1]-[.$C5])*[.$B5]+([.R$1]-[.Q$1])*[.$D5]+[.$E$1]*[.R$1]*[.$E5]+[.$F5]" office:value-type="currency" office:currency="USD" office:value="0.56144" calcext:value-type="currency">
            <text:p>$0.56</text:p>
          </table:table-cell>
          <table:table-cell table:style-name="ce23" table:formula="of:=([.S$1]-[.$C5])*[.$B5]+([.S$1]-[.R$1])*[.$D5]+[.$E$1]*[.S$1]*[.$E5]+[.$F5]" office:value-type="currency" office:currency="USD" office:value="0.56144" calcext:value-type="currency">
            <text:p>$0.56</text:p>
          </table:table-cell>
          <table:table-cell table:style-name="ce23" table:formula="of:=([.T$1]-[.$C5])*[.$B5]+([.T$1]-[.S$1])*[.$D5]+[.$E$1]*[.T$1]*[.$E5]+[.$F5]" office:value-type="currency" office:currency="USD" office:value="0.56144" calcext:value-type="currency">
            <text:p>$0.56</text:p>
          </table:table-cell>
          <table:table-cell table:style-name="ce23" table:formula="of:=([.U$1]-[.$C5])*[.$B5]+([.U$1]-[.T$1])*[.$D5]+[.$E$1]*[.U$1]*[.$E5]+[.$F5]" office:value-type="currency" office:currency="USD" office:value="0.56144" calcext:value-type="currency">
            <text:p>$0.56</text:p>
          </table:table-cell>
          <table:table-cell table:style-name="ce23" table:formula="of:=([.V$1]-[.$C5])*[.$B5]+([.V$1]-[.U$1])*[.$D5]+[.$E$1]*[.V$1]*[.$E5]+[.$F5]" office:value-type="currency" office:currency="USD" office:value="0.56144" calcext:value-type="currency">
            <text:p>$0.56</text:p>
          </table:table-cell>
          <table:table-cell table:style-name="ce23" table:formula="of:=([.W$1]-[.$C5])*[.$B5]+([.W$1]-[.V$1])*[.$D5]+[.$E$1]*[.W$1]*[.$E5]+[.$F5]" office:value-type="currency" office:currency="USD" office:value="0.56144" calcext:value-type="currency">
            <text:p>$0.56</text:p>
          </table:table-cell>
          <table:table-cell table:style-name="ce23" table:formula="of:=([.X$1]-[.$C5])*[.$B5]+([.X$1]-[.W$1])*[.$D5]+[.$E$1]*[.X$1]*[.$E5]+[.$F5]" office:value-type="currency" office:currency="USD" office:value="0.56144" calcext:value-type="currency">
            <text:p>$0.56</text:p>
          </table:table-cell>
          <table:table-cell table:style-name="ce23" table:formula="of:=([.Y$1]-[.$C5])*[.$B5]+([.Y$1]-[.X$1])*[.$D5]+[.$E$1]*[.Y$1]*[.$E5]+[.$F5]" office:value-type="currency" office:currency="USD" office:value="0.56144" calcext:value-type="currency">
            <text:p>$0.56</text:p>
          </table:table-cell>
          <table:table-cell table:style-name="ce23" table:formula="of:=([.Z$1]-[.$C5])*[.$B5]+([.Z$1]-[.Y$1])*[.$D5]+[.$E$1]*[.Z$1]*[.$E5]+[.$F5]" office:value-type="currency" office:currency="USD" office:value="0.56144" calcext:value-type="currency">
            <text:p>$0.56</text:p>
          </table:table-cell>
          <table:table-cell table:style-name="ce23" table:formula="of:=([.AA$1]-[.$C5])*[.$B5]+([.AA$1]-[.Z$1])*[.$D5]+[.$E$1]*[.AA$1]*[.$E5]+[.$F5]" office:value-type="currency" office:currency="USD" office:value="0.56144" calcext:value-type="currency">
            <text:p>$0.56</text:p>
          </table:table-cell>
          <table:table-cell table:style-name="ce23" table:formula="of:=([.AB$1]-[.$C5])*[.$B5]+([.AB$1]-[.AA$1])*[.$D5]+[.$E$1]*[.AB$1]*[.$E5]+[.$F5]" office:value-type="currency" office:currency="USD" office:value="0.56144" calcext:value-type="currency">
            <text:p>$0.56</text:p>
          </table:table-cell>
          <table:table-cell table:style-name="ce23" table:formula="of:=([.AC$1]-[.$C5])*[.$B5]+([.AC$1]-[.AB$1])*[.$D5]+[.$E$1]*[.AC$1]*[.$E5]+[.$F5]" office:value-type="currency" office:currency="USD" office:value="0.56144" calcext:value-type="currency">
            <text:p>$0.56</text:p>
          </table:table-cell>
          <table:table-cell table:style-name="ce23" table:formula="of:=([.AD$1]-[.$C5])*[.$B5]+([.AD$1]-[.AC$1])*[.$D5]+[.$E$1]*[.AD$1]*[.$E5]+[.$F5]" office:value-type="currency" office:currency="USD" office:value="0.56144" calcext:value-type="currency">
            <text:p>$0.56</text:p>
          </table:table-cell>
          <table:table-cell table:style-name="ce23" table:formula="of:=([.AE$1]-[.$C5])*[.$B5]+([.AE$1]-[.AD$1])*[.$D5]+[.$E$1]*[.AE$1]*[.$E5]+[.$F5]" office:value-type="currency" office:currency="USD" office:value="0.56144" calcext:value-type="currency">
            <text:p>$0.56</text:p>
          </table:table-cell>
          <table:table-cell table:style-name="ce23" table:formula="of:=([.AF$1]-[.$C5])*[.$B5]+([.AF$1]-[.AE$1])*[.$D5]+[.$E$1]*[.AF$1]*[.$E5]+[.$F5]" office:value-type="currency" office:currency="USD" office:value="0.56144" calcext:value-type="currency">
            <text:p>$0.56</text:p>
          </table:table-cell>
          <table:table-cell table:style-name="ce23" table:formula="of:=([.AG$1]-[.$C5])*[.$B5]+([.AG$1]-[.AF$1])*[.$D5]+[.$E$1]*[.AG$1]*[.$E5]+[.$F5]" office:value-type="currency" office:currency="USD" office:value="0.56144" calcext:value-type="currency">
            <text:p>$0.56</text:p>
          </table:table-cell>
          <table:table-cell table:style-name="ce23" table:formula="of:=([.AH$1]-[.$C5])*[.$B5]+([.AH$1]-[.AG$1])*[.$D5]+[.$E$1]*[.AH$1]*[.$E5]+[.$F5]" office:value-type="currency" office:currency="USD" office:value="0.56144" calcext:value-type="currency">
            <text:p>$0.56</text:p>
          </table:table-cell>
          <table:table-cell table:style-name="ce23" table:formula="of:=([.AI$1]-[.$C5])*[.$B5]+([.AI$1]-[.AH$1])*[.$D5]+[.$E$1]*[.AI$1]*[.$E5]+[.$F5]" office:value-type="currency" office:currency="USD" office:value="0.56144" calcext:value-type="currency">
            <text:p>$0.56</text:p>
          </table:table-cell>
          <table:table-cell table:style-name="ce23" table:formula="of:=([.AJ$1]-[.$C5])*[.$B5]+([.AJ$1]-[.AI$1])*[.$D5]+[.$E$1]*[.AJ$1]*[.$E5]+[.$F5]" office:value-type="currency" office:currency="USD" office:value="0.56144" calcext:value-type="currency">
            <text:p>$0.56</text:p>
          </table:table-cell>
          <table:table-cell table:style-name="ce23" table:formula="of:=([.AK$1]-[.$C5])*[.$B5]+([.AK$1]-[.AJ$1])*[.$D5]+[.$E$1]*[.AK$1]*[.$E5]+[.$F5]" office:value-type="currency" office:currency="USD" office:value="0.56144" calcext:value-type="currency">
            <text:p>$0.56</text:p>
          </table:table-cell>
          <table:table-cell table:style-name="ce23" table:formula="of:=([.AL$1]-[.$C5])*[.$B5]+([.AL$1]-[.AK$1])*[.$D5]+[.$E$1]*[.AL$1]*[.$E5]+[.$F5]" office:value-type="currency" office:currency="USD" office:value="0.56144" calcext:value-type="currency">
            <text:p>$0.56</text:p>
          </table:table-cell>
          <table:table-cell table:style-name="ce23" table:formula="of:=([.AM$1]-[.$C5])*[.$B5]+([.AM$1]-[.AL$1])*[.$D5]+[.$E$1]*[.AM$1]*[.$E5]+[.$F5]" office:value-type="currency" office:currency="USD" office:value="0.56144" calcext:value-type="currency">
            <text:p>$0.56</text:p>
          </table:table-cell>
          <table:table-cell table:style-name="ce23" table:formula="of:=([.AN$1]-[.$C5])*[.$B5]+([.AN$1]-[.AM$1])*[.$D5]+[.$E$1]*[.AN$1]*[.$E5]+[.$F5]" office:value-type="currency" office:currency="USD" office:value="0.56144" calcext:value-type="currency">
            <text:p>$0.56</text:p>
          </table:table-cell>
          <table:table-cell table:style-name="ce23" table:formula="of:=([.AO$1]-[.$C5])*[.$B5]+([.AO$1]-[.AN$1])*[.$D5]+[.$E$1]*[.AO$1]*[.$E5]+[.$F5]" office:value-type="currency" office:currency="USD" office:value="0.56144" calcext:value-type="currency">
            <text:p>$0.56</text:p>
          </table:table-cell>
          <table:table-cell table:style-name="ce23" table:formula="of:=([.AP$1]-[.$C5])*[.$B5]+([.AP$1]-[.AO$1])*[.$D5]+[.$E$1]*[.AP$1]*[.$E5]+[.$F5]" office:value-type="currency" office:currency="USD" office:value="0.56144" calcext:value-type="currency">
            <text:p>$0.56</text:p>
          </table:table-cell>
          <table:table-cell table:style-name="ce23" table:formula="of:=([.AQ$1]-[.$C5])*[.$B5]+([.AQ$1]-[.AP$1])*[.$D5]+[.$E$1]*[.AQ$1]*[.$E5]+[.$F5]" office:value-type="currency" office:currency="USD" office:value="0.56144" calcext:value-type="currency">
            <text:p>$0.56</text:p>
          </table:table-cell>
          <table:table-cell table:style-name="ce23" table:formula="of:=([.AR$1]-[.$C5])*[.$B5]+([.AR$1]-[.AQ$1])*[.$D5]+[.$E$1]*[.AR$1]*[.$E5]+[.$F5]" office:value-type="currency" office:currency="USD" office:value="0.56144" calcext:value-type="currency">
            <text:p>$0.56</text:p>
          </table:table-cell>
          <table:table-cell table:style-name="ce23" table:formula="of:=([.AS$1]-[.$C5])*[.$B5]+([.AS$1]-[.AR$1])*[.$D5]+[.$E$1]*[.AS$1]*[.$E5]+[.$F5]" office:value-type="currency" office:currency="USD" office:value="0.56144" calcext:value-type="currency">
            <text:p>$0.56</text:p>
          </table:table-cell>
          <table:table-cell table:style-name="ce23" table:formula="of:=([.AT$1]-[.$C5])*[.$B5]+([.AT$1]-[.AS$1])*[.$D5]+[.$E$1]*[.AT$1]*[.$E5]+[.$F5]" office:value-type="currency" office:currency="USD" office:value="0.56144" calcext:value-type="currency">
            <text:p>$0.56</text:p>
          </table:table-cell>
          <table:table-cell table:style-name="ce23" table:formula="of:=([.AU$1]-[.$C5])*[.$B5]+([.AU$1]-[.AT$1])*[.$D5]+[.$E$1]*[.AU$1]*[.$E5]+[.$F5]" office:value-type="currency" office:currency="USD" office:value="0.56144" calcext:value-type="currency">
            <text:p>$0.56</text:p>
          </table:table-cell>
          <table:table-cell table:style-name="ce23" table:formula="of:=([.AV$1]-[.$C5])*[.$B5]+([.AV$1]-[.AU$1])*[.$D5]+[.$E$1]*[.AV$1]*[.$E5]+[.$F5]" office:value-type="currency" office:currency="USD" office:value="0.56144" calcext:value-type="currency">
            <text:p>$0.56</text:p>
          </table:table-cell>
          <table:table-cell table:style-name="ce23" table:formula="of:=([.AW$1]-[.$C5])*[.$B5]+([.AW$1]-[.AV$1])*[.$D5]+[.$E$1]*[.AW$1]*[.$E5]+[.$F5]" office:value-type="currency" office:currency="USD" office:value="0.56144" calcext:value-type="currency">
            <text:p>$0.56</text:p>
          </table:table-cell>
          <table:table-cell table:style-name="ce23" table:formula="of:=([.AX$1]-[.$C5])*[.$B5]+([.AX$1]-[.AW$1])*[.$D5]+[.$E$1]*[.AX$1]*[.$E5]+[.$F5]" office:value-type="currency" office:currency="USD" office:value="0.56144" calcext:value-type="currency">
            <text:p>$0.56</text:p>
          </table:table-cell>
          <table:table-cell table:style-name="ce23" table:formula="of:=([.AY$1]-[.$C5])*[.$B5]+([.AY$1]-[.AX$1])*[.$D5]+[.$E$1]*[.AY$1]*[.$E5]+[.$F5]" office:value-type="currency" office:currency="USD" office:value="0.56144" calcext:value-type="currency">
            <text:p>$0.56</text:p>
          </table:table-cell>
          <table:table-cell table:style-name="ce23" table:formula="of:=([.AZ$1]-[.$C5])*[.$B5]+([.AZ$1]-[.AY$1])*[.$D5]+[.$E$1]*[.AZ$1]*[.$E5]+[.$F5]" office:value-type="currency" office:currency="USD" office:value="0.56144" calcext:value-type="currency">
            <text:p>$0.56</text:p>
          </table:table-cell>
          <table:table-cell table:style-name="ce23" table:formula="of:=([.BA$1]-[.$C5])*[.$B5]+([.BA$1]-[.AZ$1])*[.$D5]+[.$E$1]*[.BA$1]*[.$E5]+[.$F5]" office:value-type="currency" office:currency="USD" office:value="0.56144" calcext:value-type="currency">
            <text:p>$0.56</text:p>
          </table:table-cell>
          <table:table-cell table:style-name="ce23" table:formula="of:=([.BB$1]-[.$C5])*[.$B5]+([.BB$1]-[.BA$1])*[.$D5]+[.$E$1]*[.BB$1]*[.$E5]+[.$F5]" office:value-type="currency" office:currency="USD" office:value="0.56144" calcext:value-type="currency">
            <text:p>$0.56</text:p>
          </table:table-cell>
          <table:table-cell table:style-name="ce23" table:formula="of:=([.BC$1]-[.$C5])*[.$B5]+([.BC$1]-[.BB$1])*[.$D5]+[.$E$1]*[.BC$1]*[.$E5]+[.$F5]" office:value-type="currency" office:currency="USD" office:value="0.56144" calcext:value-type="currency">
            <text:p>$0.56</text:p>
          </table:table-cell>
          <table:table-cell table:style-name="ce23" table:formula="of:=([.BD$1]-[.$C5])*[.$B5]+([.BD$1]-[.BC$1])*[.$D5]+[.$E$1]*[.BD$1]*[.$E5]+[.$F5]" office:value-type="currency" office:currency="USD" office:value="0.56144" calcext:value-type="currency">
            <text:p>$0.56</text:p>
          </table:table-cell>
          <table:table-cell table:style-name="ce23" table:formula="of:=([.BE$1]-[.$C5])*[.$B5]+([.BE$1]-[.BD$1])*[.$D5]+[.$E$1]*[.BE$1]*[.$E5]+[.$F5]" office:value-type="currency" office:currency="USD" office:value="0.56144" calcext:value-type="currency">
            <text:p>$0.56</text:p>
          </table:table-cell>
          <table:table-cell table:style-name="ce23" table:formula="of:=([.BF$1]-[.$C5])*[.$B5]+([.BF$1]-[.BE$1])*[.$D5]+[.$E$1]*[.BF$1]*[.$E5]+[.$F5]" office:value-type="currency" office:currency="USD" office:value="0.56144" calcext:value-type="currency">
            <text:p>$0.56</text:p>
          </table:table-cell>
          <table:table-cell table:style-name="ce23" table:formula="of:=([.BG$1]-[.$C5])*[.$B5]+([.BG$1]-[.BF$1])*[.$D5]+[.$E$1]*[.BG$1]*[.$E5]+[.$F5]" office:value-type="currency" office:currency="USD" office:value="0.56144" calcext:value-type="currency">
            <text:p>$0.56</text:p>
          </table:table-cell>
          <table:table-cell table:style-name="ce23" table:formula="of:=([.BH$1]-[.$C5])*[.$B5]+([.BH$1]-[.BG$1])*[.$D5]+[.$E$1]*[.BH$1]*[.$E5]+[.$F5]" office:value-type="currency" office:currency="USD" office:value="0.56144" calcext:value-type="currency">
            <text:p>$0.56</text:p>
          </table:table-cell>
          <table:table-cell table:style-name="ce23" table:formula="of:=([.BI$1]-[.$C5])*[.$B5]+([.BI$1]-[.BH$1])*[.$D5]+[.$E$1]*[.BI$1]*[.$E5]+[.$F5]" office:value-type="currency" office:currency="USD" office:value="0.56144" calcext:value-type="currency">
            <text:p>$0.56</text:p>
          </table:table-cell>
          <table:table-cell table:style-name="ce23" table:formula="of:=([.BJ$1]-[.$C5])*[.$B5]+([.BJ$1]-[.BI$1])*[.$D5]+[.$E$1]*[.BJ$1]*[.$E5]+[.$F5]" office:value-type="currency" office:currency="USD" office:value="0.56144" calcext:value-type="currency">
            <text:p>$0.56</text:p>
          </table:table-cell>
          <table:table-cell table:style-name="ce23" table:formula="of:=([.BK$1]-[.$C5])*[.$B5]+([.BK$1]-[.BJ$1])*[.$D5]+[.$E$1]*[.BK$1]*[.$E5]+[.$F5]" office:value-type="currency" office:currency="USD" office:value="0.56144" calcext:value-type="currency">
            <text:p>$0.56</text:p>
          </table:table-cell>
          <table:table-cell table:style-name="ce23" table:formula="of:=([.BL$1]-[.$C5])*[.$B5]+([.BL$1]-[.BK$1])*[.$D5]+[.$E$1]*[.BL$1]*[.$E5]+[.$F5]" office:value-type="currency" office:currency="USD" office:value="0.56144" calcext:value-type="currency">
            <text:p>$0.56</text:p>
          </table:table-cell>
          <table:table-cell table:style-name="ce23" table:formula="of:=([.BM$1]-[.$C5])*[.$B5]+([.BM$1]-[.BL$1])*[.$D5]+[.$E$1]*[.BM$1]*[.$E5]+[.$F5]" office:value-type="currency" office:currency="USD" office:value="0.56144" calcext:value-type="currency">
            <text:p>$0.56</text:p>
          </table:table-cell>
          <table:table-cell table:style-name="ce23" table:formula="of:=([.BN$1]-[.$C5])*[.$B5]+([.BN$1]-[.BM$1])*[.$D5]+[.$E$1]*[.BN$1]*[.$E5]+[.$F5]" office:value-type="currency" office:currency="USD" office:value="0.56144" calcext:value-type="currency">
            <text:p>$0.56</text:p>
          </table:table-cell>
          <table:table-cell table:style-name="ce23" table:formula="of:=([.BO$1]-[.$C5])*[.$B5]+([.BO$1]-[.BN$1])*[.$D5]+[.$E$1]*[.BO$1]*[.$E5]+[.$F5]" office:value-type="currency" office:currency="USD" office:value="0.56144" calcext:value-type="currency">
            <text:p>$0.56</text:p>
          </table:table-cell>
          <table:table-cell table:style-name="ce23" table:formula="of:=[.G5]/60" office:value-type="currency" office:currency="USD" office:value="0.606613333333334" calcext:value-type="currency">
            <text:p>$0.61</text:p>
          </table:table-cell>
          <table:table-cell table:style-name="ce23" table:formula="of:=[.G5]/5" office:value-type="currency" office:currency="USD" office:value="7.27936" calcext:value-type="currency">
            <text:p>$7.28</text:p>
          </table:table-cell>
          <table:table-cell table:style-name="ce24"/>
          <table:table-cell/>
          <table:table-cell table:style-name="ce23" table:formula="of:=AVERAGE([.$H$1:.$BO$1])*[.E5]" office:value-type="currency" office:currency="USD" office:value="2.7104" calcext:value-type="currency">
            <text:p>$2.71</text:p>
          </table:table-cell>
          <table:table-cell table:formula="of:=SUM([.H5:.S5])" office:value-type="currency" office:currency="USD" office:value="9.44768" calcext:value-type="currency">
            <text:p>$9.45</text:p>
          </table:table-cell>
          <table:table-cell table:formula="of:=SUM([.T5:.AE5])" office:value-type="currency" office:currency="USD" office:value="6.73728" calcext:value-type="currency">
            <text:p>$6.74</text:p>
          </table:table-cell>
          <table:table-cell table:formula="of:=SUM([.AF5:.AQ5])" office:value-type="currency" office:currency="USD" office:value="6.73728" calcext:value-type="currency">
            <text:p>$6.74</text:p>
          </table:table-cell>
          <table:table-cell table:formula="of:=SUM([.AR5:.BC5])" office:value-type="currency" office:currency="USD" office:value="6.73728" calcext:value-type="currency">
            <text:p>$6.74</text:p>
          </table:table-cell>
          <table:table-cell table:formula="of:=SUM([.BD5:.BO5])" office:value-type="currency" office:currency="USD" office:value="6.73728" calcext:value-type="currency">
            <text:p>$6.74</text:p>
          </table:table-cell>
          <table:table-cell table:style-name="ce23" table:formula="of:=[.BQ5]+[.$BZ$1]*[.BT5]" office:value-type="currency" office:currency="USD" office:value="8.18282666666667" calcext:value-type="currency">
            <text:p>$8.18</text:p>
          </table:table-cell>
          <table:table-cell/>
          <table:table-cell table:style-name="ce23" table:formula="of:=[.G5]+([.$BZ$1]*5)*[.BT5]" office:value-type="currency" office:currency="USD" office:value="40.9141333333333" calcext:value-type="currency">
            <text:p>$40.91</text:p>
          </table:table-cell>
          <table:table-cell table:number-columns-repeated="942"/>
        </table:table-row>
        <table:table-row table:style-name="ro1">
          <table:table-cell table:style-name="ce22" office:value-type="string" calcext:value-type="string">
            <text:p>Backblaze</text:p>
          </table:table-cell>
          <table:table-cell table:style-name="ce22" office:value-type="float" office:value="0.005" calcext:value-type="float">
            <text:p>0.00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25" table:formula="of:=SUM([.H6:.BO6])" office:value-type="currency" office:currency="USD" office:value="45" calcext:value-type="currency">
            <text:p>$45.00</text:p>
          </table:table-cell>
          <table:table-cell table:style-name="ce25" table:formula="of:=([.H$1]-[.$C6])*[.$B6]+([.H$1]-[.G$1])*[.$D6]+[.$E$1]*[.H$1]*[.$E6]+[.$F6]" office:value-type="currency" office:currency="USD" office:value="0.75" calcext:value-type="currency">
            <text:p>$0.75</text:p>
          </table:table-cell>
          <table:table-cell table:style-name="ce25" table:formula="of:=([.I$1]-[.$C6])*[.$B6]+([.I$1]-[.H$1])*[.$D6]+[.$E$1]*[.I$1]*[.$E6]+[.$F6]" office:value-type="currency" office:currency="USD" office:value="0.75" calcext:value-type="currency">
            <text:p>$0.75</text:p>
          </table:table-cell>
          <table:table-cell table:style-name="ce25" table:formula="of:=([.J$1]-[.$C6])*[.$B6]+([.J$1]-[.I$1])*[.$D6]+[.$E$1]*[.J$1]*[.$E6]+[.$F6]" office:value-type="currency" office:currency="USD" office:value="0.75" calcext:value-type="currency">
            <text:p>$0.75</text:p>
          </table:table-cell>
          <table:table-cell table:style-name="ce25" table:formula="of:=([.K$1]-[.$C6])*[.$B6]+([.K$1]-[.J$1])*[.$D6]+[.$E$1]*[.K$1]*[.$E6]+[.$F6]" office:value-type="currency" office:currency="USD" office:value="0.75" calcext:value-type="currency">
            <text:p>$0.75</text:p>
          </table:table-cell>
          <table:table-cell table:style-name="ce25" table:formula="of:=([.L$1]-[.$C6])*[.$B6]+([.L$1]-[.K$1])*[.$D6]+[.$E$1]*[.L$1]*[.$E6]+[.$F6]" office:value-type="currency" office:currency="USD" office:value="0.75" calcext:value-type="currency">
            <text:p>$0.75</text:p>
          </table:table-cell>
          <table:table-cell table:style-name="ce25" table:formula="of:=([.M$1]-[.$C6])*[.$B6]+([.M$1]-[.L$1])*[.$D6]+[.$E$1]*[.M$1]*[.$E6]+[.$F6]" office:value-type="currency" office:currency="USD" office:value="0.75" calcext:value-type="currency">
            <text:p>$0.75</text:p>
          </table:table-cell>
          <table:table-cell table:style-name="ce25" table:formula="of:=([.N$1]-[.$C6])*[.$B6]+([.N$1]-[.M$1])*[.$D6]+[.$E$1]*[.N$1]*[.$E6]+[.$F6]" office:value-type="currency" office:currency="USD" office:value="0.75" calcext:value-type="currency">
            <text:p>$0.75</text:p>
          </table:table-cell>
          <table:table-cell table:style-name="ce25" table:formula="of:=([.O$1]-[.$C6])*[.$B6]+([.O$1]-[.N$1])*[.$D6]+[.$E$1]*[.O$1]*[.$E6]+[.$F6]" office:value-type="currency" office:currency="USD" office:value="0.75" calcext:value-type="currency">
            <text:p>$0.75</text:p>
          </table:table-cell>
          <table:table-cell table:style-name="ce25" table:formula="of:=([.P$1]-[.$C6])*[.$B6]+([.P$1]-[.O$1])*[.$D6]+[.$E$1]*[.P$1]*[.$E6]+[.$F6]" office:value-type="currency" office:currency="USD" office:value="0.75" calcext:value-type="currency">
            <text:p>$0.75</text:p>
          </table:table-cell>
          <table:table-cell table:style-name="ce25" table:formula="of:=([.Q$1]-[.$C6])*[.$B6]+([.Q$1]-[.P$1])*[.$D6]+[.$E$1]*[.Q$1]*[.$E6]+[.$F6]" office:value-type="currency" office:currency="USD" office:value="0.75" calcext:value-type="currency">
            <text:p>$0.75</text:p>
          </table:table-cell>
          <table:table-cell table:style-name="ce25" table:formula="of:=([.R$1]-[.$C6])*[.$B6]+([.R$1]-[.Q$1])*[.$D6]+[.$E$1]*[.R$1]*[.$E6]+[.$F6]" office:value-type="currency" office:currency="USD" office:value="0.75" calcext:value-type="currency">
            <text:p>$0.75</text:p>
          </table:table-cell>
          <table:table-cell table:style-name="ce25" table:formula="of:=([.S$1]-[.$C6])*[.$B6]+([.S$1]-[.R$1])*[.$D6]+[.$E$1]*[.S$1]*[.$E6]+[.$F6]" office:value-type="currency" office:currency="USD" office:value="0.75" calcext:value-type="currency">
            <text:p>$0.75</text:p>
          </table:table-cell>
          <table:table-cell table:style-name="ce25" table:formula="of:=([.T$1]-[.$C6])*[.$B6]+([.T$1]-[.S$1])*[.$D6]+[.$E$1]*[.T$1]*[.$E6]+[.$F6]" office:value-type="currency" office:currency="USD" office:value="0.75" calcext:value-type="currency">
            <text:p>$0.75</text:p>
          </table:table-cell>
          <table:table-cell table:style-name="ce25" table:formula="of:=([.U$1]-[.$C6])*[.$B6]+([.U$1]-[.T$1])*[.$D6]+[.$E$1]*[.U$1]*[.$E6]+[.$F6]" office:value-type="currency" office:currency="USD" office:value="0.75" calcext:value-type="currency">
            <text:p>$0.75</text:p>
          </table:table-cell>
          <table:table-cell table:style-name="ce25" table:formula="of:=([.V$1]-[.$C6])*[.$B6]+([.V$1]-[.U$1])*[.$D6]+[.$E$1]*[.V$1]*[.$E6]+[.$F6]" office:value-type="currency" office:currency="USD" office:value="0.75" calcext:value-type="currency">
            <text:p>$0.75</text:p>
          </table:table-cell>
          <table:table-cell table:style-name="ce25" table:formula="of:=([.W$1]-[.$C6])*[.$B6]+([.W$1]-[.V$1])*[.$D6]+[.$E$1]*[.W$1]*[.$E6]+[.$F6]" office:value-type="currency" office:currency="USD" office:value="0.75" calcext:value-type="currency">
            <text:p>$0.75</text:p>
          </table:table-cell>
          <table:table-cell table:style-name="ce25" table:formula="of:=([.X$1]-[.$C6])*[.$B6]+([.X$1]-[.W$1])*[.$D6]+[.$E$1]*[.X$1]*[.$E6]+[.$F6]" office:value-type="currency" office:currency="USD" office:value="0.75" calcext:value-type="currency">
            <text:p>$0.75</text:p>
          </table:table-cell>
          <table:table-cell table:style-name="ce25" table:formula="of:=([.Y$1]-[.$C6])*[.$B6]+([.Y$1]-[.X$1])*[.$D6]+[.$E$1]*[.Y$1]*[.$E6]+[.$F6]" office:value-type="currency" office:currency="USD" office:value="0.75" calcext:value-type="currency">
            <text:p>$0.75</text:p>
          </table:table-cell>
          <table:table-cell table:style-name="ce25" table:formula="of:=([.Z$1]-[.$C6])*[.$B6]+([.Z$1]-[.Y$1])*[.$D6]+[.$E$1]*[.Z$1]*[.$E6]+[.$F6]" office:value-type="currency" office:currency="USD" office:value="0.75" calcext:value-type="currency">
            <text:p>$0.75</text:p>
          </table:table-cell>
          <table:table-cell table:style-name="ce25" table:formula="of:=([.AA$1]-[.$C6])*[.$B6]+([.AA$1]-[.Z$1])*[.$D6]+[.$E$1]*[.AA$1]*[.$E6]+[.$F6]" office:value-type="currency" office:currency="USD" office:value="0.75" calcext:value-type="currency">
            <text:p>$0.75</text:p>
          </table:table-cell>
          <table:table-cell table:style-name="ce25" table:formula="of:=([.AB$1]-[.$C6])*[.$B6]+([.AB$1]-[.AA$1])*[.$D6]+[.$E$1]*[.AB$1]*[.$E6]+[.$F6]" office:value-type="currency" office:currency="USD" office:value="0.75" calcext:value-type="currency">
            <text:p>$0.75</text:p>
          </table:table-cell>
          <table:table-cell table:style-name="ce25" table:formula="of:=([.AC$1]-[.$C6])*[.$B6]+([.AC$1]-[.AB$1])*[.$D6]+[.$E$1]*[.AC$1]*[.$E6]+[.$F6]" office:value-type="currency" office:currency="USD" office:value="0.75" calcext:value-type="currency">
            <text:p>$0.75</text:p>
          </table:table-cell>
          <table:table-cell table:style-name="ce25" table:formula="of:=([.AD$1]-[.$C6])*[.$B6]+([.AD$1]-[.AC$1])*[.$D6]+[.$E$1]*[.AD$1]*[.$E6]+[.$F6]" office:value-type="currency" office:currency="USD" office:value="0.75" calcext:value-type="currency">
            <text:p>$0.75</text:p>
          </table:table-cell>
          <table:table-cell table:style-name="ce25" table:formula="of:=([.AE$1]-[.$C6])*[.$B6]+([.AE$1]-[.AD$1])*[.$D6]+[.$E$1]*[.AE$1]*[.$E6]+[.$F6]" office:value-type="currency" office:currency="USD" office:value="0.75" calcext:value-type="currency">
            <text:p>$0.75</text:p>
          </table:table-cell>
          <table:table-cell table:style-name="ce25" table:formula="of:=([.AF$1]-[.$C6])*[.$B6]+([.AF$1]-[.AE$1])*[.$D6]+[.$E$1]*[.AF$1]*[.$E6]+[.$F6]" office:value-type="currency" office:currency="USD" office:value="0.75" calcext:value-type="currency">
            <text:p>$0.75</text:p>
          </table:table-cell>
          <table:table-cell table:style-name="ce25" table:formula="of:=([.AG$1]-[.$C6])*[.$B6]+([.AG$1]-[.AF$1])*[.$D6]+[.$E$1]*[.AG$1]*[.$E6]+[.$F6]" office:value-type="currency" office:currency="USD" office:value="0.75" calcext:value-type="currency">
            <text:p>$0.75</text:p>
          </table:table-cell>
          <table:table-cell table:style-name="ce25" table:formula="of:=([.AH$1]-[.$C6])*[.$B6]+([.AH$1]-[.AG$1])*[.$D6]+[.$E$1]*[.AH$1]*[.$E6]+[.$F6]" office:value-type="currency" office:currency="USD" office:value="0.75" calcext:value-type="currency">
            <text:p>$0.75</text:p>
          </table:table-cell>
          <table:table-cell table:style-name="ce25" table:formula="of:=([.AI$1]-[.$C6])*[.$B6]+([.AI$1]-[.AH$1])*[.$D6]+[.$E$1]*[.AI$1]*[.$E6]+[.$F6]" office:value-type="currency" office:currency="USD" office:value="0.75" calcext:value-type="currency">
            <text:p>$0.75</text:p>
          </table:table-cell>
          <table:table-cell table:style-name="ce25" table:formula="of:=([.AJ$1]-[.$C6])*[.$B6]+([.AJ$1]-[.AI$1])*[.$D6]+[.$E$1]*[.AJ$1]*[.$E6]+[.$F6]" office:value-type="currency" office:currency="USD" office:value="0.75" calcext:value-type="currency">
            <text:p>$0.75</text:p>
          </table:table-cell>
          <table:table-cell table:style-name="ce25" table:formula="of:=([.AK$1]-[.$C6])*[.$B6]+([.AK$1]-[.AJ$1])*[.$D6]+[.$E$1]*[.AK$1]*[.$E6]+[.$F6]" office:value-type="currency" office:currency="USD" office:value="0.75" calcext:value-type="currency">
            <text:p>$0.75</text:p>
          </table:table-cell>
          <table:table-cell table:style-name="ce25" table:formula="of:=([.AL$1]-[.$C6])*[.$B6]+([.AL$1]-[.AK$1])*[.$D6]+[.$E$1]*[.AL$1]*[.$E6]+[.$F6]" office:value-type="currency" office:currency="USD" office:value="0.75" calcext:value-type="currency">
            <text:p>$0.75</text:p>
          </table:table-cell>
          <table:table-cell table:style-name="ce25" table:formula="of:=([.AM$1]-[.$C6])*[.$B6]+([.AM$1]-[.AL$1])*[.$D6]+[.$E$1]*[.AM$1]*[.$E6]+[.$F6]" office:value-type="currency" office:currency="USD" office:value="0.75" calcext:value-type="currency">
            <text:p>$0.75</text:p>
          </table:table-cell>
          <table:table-cell table:style-name="ce25" table:formula="of:=([.AN$1]-[.$C6])*[.$B6]+([.AN$1]-[.AM$1])*[.$D6]+[.$E$1]*[.AN$1]*[.$E6]+[.$F6]" office:value-type="currency" office:currency="USD" office:value="0.75" calcext:value-type="currency">
            <text:p>$0.75</text:p>
          </table:table-cell>
          <table:table-cell table:style-name="ce25" table:formula="of:=([.AO$1]-[.$C6])*[.$B6]+([.AO$1]-[.AN$1])*[.$D6]+[.$E$1]*[.AO$1]*[.$E6]+[.$F6]" office:value-type="currency" office:currency="USD" office:value="0.75" calcext:value-type="currency">
            <text:p>$0.75</text:p>
          </table:table-cell>
          <table:table-cell table:style-name="ce25" table:formula="of:=([.AP$1]-[.$C6])*[.$B6]+([.AP$1]-[.AO$1])*[.$D6]+[.$E$1]*[.AP$1]*[.$E6]+[.$F6]" office:value-type="currency" office:currency="USD" office:value="0.75" calcext:value-type="currency">
            <text:p>$0.75</text:p>
          </table:table-cell>
          <table:table-cell table:style-name="ce25" table:formula="of:=([.AQ$1]-[.$C6])*[.$B6]+([.AQ$1]-[.AP$1])*[.$D6]+[.$E$1]*[.AQ$1]*[.$E6]+[.$F6]" office:value-type="currency" office:currency="USD" office:value="0.75" calcext:value-type="currency">
            <text:p>$0.75</text:p>
          </table:table-cell>
          <table:table-cell table:style-name="ce25" table:formula="of:=([.AR$1]-[.$C6])*[.$B6]+([.AR$1]-[.AQ$1])*[.$D6]+[.$E$1]*[.AR$1]*[.$E6]+[.$F6]" office:value-type="currency" office:currency="USD" office:value="0.75" calcext:value-type="currency">
            <text:p>$0.75</text:p>
          </table:table-cell>
          <table:table-cell table:style-name="ce25" table:formula="of:=([.AS$1]-[.$C6])*[.$B6]+([.AS$1]-[.AR$1])*[.$D6]+[.$E$1]*[.AS$1]*[.$E6]+[.$F6]" office:value-type="currency" office:currency="USD" office:value="0.75" calcext:value-type="currency">
            <text:p>$0.75</text:p>
          </table:table-cell>
          <table:table-cell table:style-name="ce25" table:formula="of:=([.AT$1]-[.$C6])*[.$B6]+([.AT$1]-[.AS$1])*[.$D6]+[.$E$1]*[.AT$1]*[.$E6]+[.$F6]" office:value-type="currency" office:currency="USD" office:value="0.75" calcext:value-type="currency">
            <text:p>$0.75</text:p>
          </table:table-cell>
          <table:table-cell table:style-name="ce25" table:formula="of:=([.AU$1]-[.$C6])*[.$B6]+([.AU$1]-[.AT$1])*[.$D6]+[.$E$1]*[.AU$1]*[.$E6]+[.$F6]" office:value-type="currency" office:currency="USD" office:value="0.75" calcext:value-type="currency">
            <text:p>$0.75</text:p>
          </table:table-cell>
          <table:table-cell table:style-name="ce25" table:formula="of:=([.AV$1]-[.$C6])*[.$B6]+([.AV$1]-[.AU$1])*[.$D6]+[.$E$1]*[.AV$1]*[.$E6]+[.$F6]" office:value-type="currency" office:currency="USD" office:value="0.75" calcext:value-type="currency">
            <text:p>$0.75</text:p>
          </table:table-cell>
          <table:table-cell table:style-name="ce25" table:formula="of:=([.AW$1]-[.$C6])*[.$B6]+([.AW$1]-[.AV$1])*[.$D6]+[.$E$1]*[.AW$1]*[.$E6]+[.$F6]" office:value-type="currency" office:currency="USD" office:value="0.75" calcext:value-type="currency">
            <text:p>$0.75</text:p>
          </table:table-cell>
          <table:table-cell table:style-name="ce25" table:formula="of:=([.AX$1]-[.$C6])*[.$B6]+([.AX$1]-[.AW$1])*[.$D6]+[.$E$1]*[.AX$1]*[.$E6]+[.$F6]" office:value-type="currency" office:currency="USD" office:value="0.75" calcext:value-type="currency">
            <text:p>$0.75</text:p>
          </table:table-cell>
          <table:table-cell table:style-name="ce25" table:formula="of:=([.AY$1]-[.$C6])*[.$B6]+([.AY$1]-[.AX$1])*[.$D6]+[.$E$1]*[.AY$1]*[.$E6]+[.$F6]" office:value-type="currency" office:currency="USD" office:value="0.75" calcext:value-type="currency">
            <text:p>$0.75</text:p>
          </table:table-cell>
          <table:table-cell table:style-name="ce25" table:formula="of:=([.AZ$1]-[.$C6])*[.$B6]+([.AZ$1]-[.AY$1])*[.$D6]+[.$E$1]*[.AZ$1]*[.$E6]+[.$F6]" office:value-type="currency" office:currency="USD" office:value="0.75" calcext:value-type="currency">
            <text:p>$0.75</text:p>
          </table:table-cell>
          <table:table-cell table:style-name="ce25" table:formula="of:=([.BA$1]-[.$C6])*[.$B6]+([.BA$1]-[.AZ$1])*[.$D6]+[.$E$1]*[.BA$1]*[.$E6]+[.$F6]" office:value-type="currency" office:currency="USD" office:value="0.75" calcext:value-type="currency">
            <text:p>$0.75</text:p>
          </table:table-cell>
          <table:table-cell table:style-name="ce25" table:formula="of:=([.BB$1]-[.$C6])*[.$B6]+([.BB$1]-[.BA$1])*[.$D6]+[.$E$1]*[.BB$1]*[.$E6]+[.$F6]" office:value-type="currency" office:currency="USD" office:value="0.75" calcext:value-type="currency">
            <text:p>$0.75</text:p>
          </table:table-cell>
          <table:table-cell table:style-name="ce25" table:formula="of:=([.BC$1]-[.$C6])*[.$B6]+([.BC$1]-[.BB$1])*[.$D6]+[.$E$1]*[.BC$1]*[.$E6]+[.$F6]" office:value-type="currency" office:currency="USD" office:value="0.75" calcext:value-type="currency">
            <text:p>$0.75</text:p>
          </table:table-cell>
          <table:table-cell table:style-name="ce25" table:formula="of:=([.BD$1]-[.$C6])*[.$B6]+([.BD$1]-[.BC$1])*[.$D6]+[.$E$1]*[.BD$1]*[.$E6]+[.$F6]" office:value-type="currency" office:currency="USD" office:value="0.75" calcext:value-type="currency">
            <text:p>$0.75</text:p>
          </table:table-cell>
          <table:table-cell table:style-name="ce25" table:formula="of:=([.BE$1]-[.$C6])*[.$B6]+([.BE$1]-[.BD$1])*[.$D6]+[.$E$1]*[.BE$1]*[.$E6]+[.$F6]" office:value-type="currency" office:currency="USD" office:value="0.75" calcext:value-type="currency">
            <text:p>$0.75</text:p>
          </table:table-cell>
          <table:table-cell table:style-name="ce25" table:formula="of:=([.BF$1]-[.$C6])*[.$B6]+([.BF$1]-[.BE$1])*[.$D6]+[.$E$1]*[.BF$1]*[.$E6]+[.$F6]" office:value-type="currency" office:currency="USD" office:value="0.75" calcext:value-type="currency">
            <text:p>$0.75</text:p>
          </table:table-cell>
          <table:table-cell table:style-name="ce25" table:formula="of:=([.BG$1]-[.$C6])*[.$B6]+([.BG$1]-[.BF$1])*[.$D6]+[.$E$1]*[.BG$1]*[.$E6]+[.$F6]" office:value-type="currency" office:currency="USD" office:value="0.75" calcext:value-type="currency">
            <text:p>$0.75</text:p>
          </table:table-cell>
          <table:table-cell table:style-name="ce25" table:formula="of:=([.BH$1]-[.$C6])*[.$B6]+([.BH$1]-[.BG$1])*[.$D6]+[.$E$1]*[.BH$1]*[.$E6]+[.$F6]" office:value-type="currency" office:currency="USD" office:value="0.75" calcext:value-type="currency">
            <text:p>$0.75</text:p>
          </table:table-cell>
          <table:table-cell table:style-name="ce25" table:formula="of:=([.BI$1]-[.$C6])*[.$B6]+([.BI$1]-[.BH$1])*[.$D6]+[.$E$1]*[.BI$1]*[.$E6]+[.$F6]" office:value-type="currency" office:currency="USD" office:value="0.75" calcext:value-type="currency">
            <text:p>$0.75</text:p>
          </table:table-cell>
          <table:table-cell table:style-name="ce25" table:formula="of:=([.BJ$1]-[.$C6])*[.$B6]+([.BJ$1]-[.BI$1])*[.$D6]+[.$E$1]*[.BJ$1]*[.$E6]+[.$F6]" office:value-type="currency" office:currency="USD" office:value="0.75" calcext:value-type="currency">
            <text:p>$0.75</text:p>
          </table:table-cell>
          <table:table-cell table:style-name="ce25" table:formula="of:=([.BK$1]-[.$C6])*[.$B6]+([.BK$1]-[.BJ$1])*[.$D6]+[.$E$1]*[.BK$1]*[.$E6]+[.$F6]" office:value-type="currency" office:currency="USD" office:value="0.75" calcext:value-type="currency">
            <text:p>$0.75</text:p>
          </table:table-cell>
          <table:table-cell table:style-name="ce25" table:formula="of:=([.BL$1]-[.$C6])*[.$B6]+([.BL$1]-[.BK$1])*[.$D6]+[.$E$1]*[.BL$1]*[.$E6]+[.$F6]" office:value-type="currency" office:currency="USD" office:value="0.75" calcext:value-type="currency">
            <text:p>$0.75</text:p>
          </table:table-cell>
          <table:table-cell table:style-name="ce25" table:formula="of:=([.BM$1]-[.$C6])*[.$B6]+([.BM$1]-[.BL$1])*[.$D6]+[.$E$1]*[.BM$1]*[.$E6]+[.$F6]" office:value-type="currency" office:currency="USD" office:value="0.75" calcext:value-type="currency">
            <text:p>$0.75</text:p>
          </table:table-cell>
          <table:table-cell table:style-name="ce25" table:formula="of:=([.BN$1]-[.$C6])*[.$B6]+([.BN$1]-[.BM$1])*[.$D6]+[.$E$1]*[.BN$1]*[.$E6]+[.$F6]" office:value-type="currency" office:currency="USD" office:value="0.75" calcext:value-type="currency">
            <text:p>$0.75</text:p>
          </table:table-cell>
          <table:table-cell table:style-name="ce25" table:formula="of:=([.BO$1]-[.$C6])*[.$B6]+([.BO$1]-[.BN$1])*[.$D6]+[.$E$1]*[.BO$1]*[.$E6]+[.$F6]" office:value-type="currency" office:currency="USD" office:value="0.75" calcext:value-type="currency">
            <text:p>$0.75</text:p>
          </table:table-cell>
          <table:table-cell table:style-name="ce25" table:formula="of:=[.G6]/60" office:value-type="currency" office:currency="USD" office:value="0.75" calcext:value-type="currency">
            <text:p>$0.75</text:p>
          </table:table-cell>
          <table:table-cell table:style-name="ce25" table:formula="of:=[.G6]/5" office:value-type="currency" office:currency="USD" office:value="9" calcext:value-type="currency">
            <text:p>$9.00</text:p>
          </table:table-cell>
          <table:table-cell table:style-name="ce26" table:formula="of:=[.G6]/[.$G$5]-1" office:value-type="percentage" office:value="0.236372428345349" calcext:value-type="percentage">
            <text:p>23.64%</text:p>
          </table:table-cell>
          <table:table-cell table:style-name="ce25" table:formula="of:=([.G6]-[.$G$5])/5" office:value-type="currency" office:currency="USD" office:value="1.72064" calcext:value-type="currency">
            <text:p>$1.72</text:p>
          </table:table-cell>
          <table:table-cell table:style-name="ce25" table:formula="of:=AVERAGE([.$H$1:.$BO$1])*[.E6]" office:value-type="currency" office:currency="USD" office:value="1.6" calcext:value-type="currency">
            <text:p>$1.60</text:p>
          </table:table-cell>
          <table:table-cell table:formula="of:=SUM([.H6:.S6])" office:value-type="currency" office:currency="USD" office:value="9" calcext:value-type="currency">
            <text:p>$9.00</text:p>
          </table:table-cell>
          <table:table-cell table:formula="of:=SUM([.T6:.AE6])" office:value-type="currency" office:currency="USD" office:value="9" calcext:value-type="currency">
            <text:p>$9.00</text:p>
          </table:table-cell>
          <table:table-cell table:formula="of:=SUM([.AF6:.AQ6])" office:value-type="currency" office:currency="USD" office:value="9" calcext:value-type="currency">
            <text:p>$9.00</text:p>
          </table:table-cell>
          <table:table-cell table:formula="of:=SUM([.AR6:.BC6])" office:value-type="currency" office:currency="USD" office:value="9" calcext:value-type="currency">
            <text:p>$9.00</text:p>
          </table:table-cell>
          <table:table-cell table:formula="of:=SUM([.BD6:.BO6])" office:value-type="currency" office:currency="USD" office:value="9" calcext:value-type="currency">
            <text:p>$9.00</text:p>
          </table:table-cell>
          <table:table-cell table:style-name="ce23" table:formula="of:=[.BQ6]+[.$BZ$1]*[.BT6]" office:value-type="currency" office:currency="USD" office:value="9.53333333333333" calcext:value-type="currency">
            <text:p>$9.53</text:p>
          </table:table-cell>
          <table:table-cell table:style-name="ce24" table:formula="of:=([.BZ6]-[.$BZ$5])/[.$BZ$5]" office:value-type="percentage" office:value="0.165041583022655" calcext:value-type="percentage">
            <text:p>16.50%</text:p>
          </table:table-cell>
          <table:table-cell table:style-name="ce23" table:formula="of:=[.G6]+([.$BZ$1]*5)*[.BT6]" office:value-type="currency" office:currency="USD" office:value="47.6666666666667" calcext:value-type="currency">
            <text:p>$47.67</text:p>
          </table:table-cell>
          <table:table-cell table:style-name="ce24"/>
          <table:table-cell table:number-columns-repeated="941"/>
        </table:table-row>
        <table:table-row table:style-name="ro1">
          <table:table-cell office:value-type="string" calcext:value-type="string">
            <text:p>Amazon Glacier</text:p>
          </table:table-cell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SUM([.H7:.BO7])" office:value-type="currency" office:currency="USD" office:value="39" calcext:value-type="currency">
            <text:p>$39.00</text:p>
          </table:table-cell>
          <table:table-cell table:formula="of:=([.H$1]-[.$C7])*[.$B7]+([.H$1]-[.G$1])*[.$D7]+[.$E$1]*[.H$1]*[.$E7]+[.$F7]" office:value-type="currency" office:currency="USD" office:value="0.65" calcext:value-type="currency">
            <text:p>$0.65</text:p>
          </table:table-cell>
          <table:table-cell table:formula="of:=([.I$1]-[.$C7])*[.$B7]+([.I$1]-[.H$1])*[.$D7]+[.$E$1]*[.I$1]*[.$E7]+[.$F7]" office:value-type="currency" office:currency="USD" office:value="0.65" calcext:value-type="currency">
            <text:p>$0.65</text:p>
          </table:table-cell>
          <table:table-cell table:style-name="ce23" table:formula="of:=([.J$1]-[.$C7])*[.$B7]+([.J$1]-[.I$1])*[.$D7]+[.$E$1]*[.J$1]*[.$E7]+[.$F7]" office:value-type="currency" office:currency="USD" office:value="0.65" calcext:value-type="currency">
            <text:p>$0.65</text:p>
          </table:table-cell>
          <table:table-cell table:style-name="ce23" table:formula="of:=([.K$1]-[.$C7])*[.$B7]+([.K$1]-[.J$1])*[.$D7]+[.$E$1]*[.K$1]*[.$E7]+[.$F7]" office:value-type="currency" office:currency="USD" office:value="0.65" calcext:value-type="currency">
            <text:p>$0.65</text:p>
          </table:table-cell>
          <table:table-cell table:style-name="ce23" table:formula="of:=([.L$1]-[.$C7])*[.$B7]+([.L$1]-[.K$1])*[.$D7]+[.$E$1]*[.L$1]*[.$E7]+[.$F7]" office:value-type="currency" office:currency="USD" office:value="0.65" calcext:value-type="currency">
            <text:p>$0.65</text:p>
          </table:table-cell>
          <table:table-cell table:style-name="ce23" table:formula="of:=([.M$1]-[.$C7])*[.$B7]+([.M$1]-[.L$1])*[.$D7]+[.$E$1]*[.M$1]*[.$E7]+[.$F7]" office:value-type="currency" office:currency="USD" office:value="0.65" calcext:value-type="currency">
            <text:p>$0.65</text:p>
          </table:table-cell>
          <table:table-cell table:style-name="ce23" table:formula="of:=([.N$1]-[.$C7])*[.$B7]+([.N$1]-[.M$1])*[.$D7]+[.$E$1]*[.N$1]*[.$E7]+[.$F7]" office:value-type="currency" office:currency="USD" office:value="0.65" calcext:value-type="currency">
            <text:p>$0.65</text:p>
          </table:table-cell>
          <table:table-cell table:style-name="ce23" table:formula="of:=([.O$1]-[.$C7])*[.$B7]+([.O$1]-[.N$1])*[.$D7]+[.$E$1]*[.O$1]*[.$E7]+[.$F7]" office:value-type="currency" office:currency="USD" office:value="0.65" calcext:value-type="currency">
            <text:p>$0.65</text:p>
          </table:table-cell>
          <table:table-cell table:style-name="ce23" table:formula="of:=([.P$1]-[.$C7])*[.$B7]+([.P$1]-[.O$1])*[.$D7]+[.$E$1]*[.P$1]*[.$E7]+[.$F7]" office:value-type="currency" office:currency="USD" office:value="0.65" calcext:value-type="currency">
            <text:p>$0.65</text:p>
          </table:table-cell>
          <table:table-cell table:style-name="ce23" table:formula="of:=([.Q$1]-[.$C7])*[.$B7]+([.Q$1]-[.P$1])*[.$D7]+[.$E$1]*[.Q$1]*[.$E7]+[.$F7]" office:value-type="currency" office:currency="USD" office:value="0.65" calcext:value-type="currency">
            <text:p>$0.65</text:p>
          </table:table-cell>
          <table:table-cell table:style-name="ce23" table:formula="of:=([.R$1]-[.$C7])*[.$B7]+([.R$1]-[.Q$1])*[.$D7]+[.$E$1]*[.R$1]*[.$E7]+[.$F7]" office:value-type="currency" office:currency="USD" office:value="0.65" calcext:value-type="currency">
            <text:p>$0.65</text:p>
          </table:table-cell>
          <table:table-cell table:style-name="ce23" table:formula="of:=([.S$1]-[.$C7])*[.$B7]+([.S$1]-[.R$1])*[.$D7]+[.$E$1]*[.S$1]*[.$E7]+[.$F7]" office:value-type="currency" office:currency="USD" office:value="0.65" calcext:value-type="currency">
            <text:p>$0.65</text:p>
          </table:table-cell>
          <table:table-cell table:style-name="ce23" table:formula="of:=([.T$1]-[.$C7])*[.$B7]+([.T$1]-[.S$1])*[.$D7]+[.$E$1]*[.T$1]*[.$E7]+[.$F7]" office:value-type="currency" office:currency="USD" office:value="0.65" calcext:value-type="currency">
            <text:p>$0.65</text:p>
          </table:table-cell>
          <table:table-cell table:style-name="ce23" table:formula="of:=([.U$1]-[.$C7])*[.$B7]+([.U$1]-[.T$1])*[.$D7]+[.$E$1]*[.U$1]*[.$E7]+[.$F7]" office:value-type="currency" office:currency="USD" office:value="0.65" calcext:value-type="currency">
            <text:p>$0.65</text:p>
          </table:table-cell>
          <table:table-cell table:style-name="ce23" table:formula="of:=([.V$1]-[.$C7])*[.$B7]+([.V$1]-[.U$1])*[.$D7]+[.$E$1]*[.V$1]*[.$E7]+[.$F7]" office:value-type="currency" office:currency="USD" office:value="0.65" calcext:value-type="currency">
            <text:p>$0.65</text:p>
          </table:table-cell>
          <table:table-cell table:style-name="ce23" table:formula="of:=([.W$1]-[.$C7])*[.$B7]+([.W$1]-[.V$1])*[.$D7]+[.$E$1]*[.W$1]*[.$E7]+[.$F7]" office:value-type="currency" office:currency="USD" office:value="0.65" calcext:value-type="currency">
            <text:p>$0.65</text:p>
          </table:table-cell>
          <table:table-cell table:style-name="ce23" table:formula="of:=([.X$1]-[.$C7])*[.$B7]+([.X$1]-[.W$1])*[.$D7]+[.$E$1]*[.X$1]*[.$E7]+[.$F7]" office:value-type="currency" office:currency="USD" office:value="0.65" calcext:value-type="currency">
            <text:p>$0.65</text:p>
          </table:table-cell>
          <table:table-cell table:style-name="ce23" table:formula="of:=([.Y$1]-[.$C7])*[.$B7]+([.Y$1]-[.X$1])*[.$D7]+[.$E$1]*[.Y$1]*[.$E7]+[.$F7]" office:value-type="currency" office:currency="USD" office:value="0.65" calcext:value-type="currency">
            <text:p>$0.65</text:p>
          </table:table-cell>
          <table:table-cell table:style-name="ce23" table:formula="of:=([.Z$1]-[.$C7])*[.$B7]+([.Z$1]-[.Y$1])*[.$D7]+[.$E$1]*[.Z$1]*[.$E7]+[.$F7]" office:value-type="currency" office:currency="USD" office:value="0.65" calcext:value-type="currency">
            <text:p>$0.65</text:p>
          </table:table-cell>
          <table:table-cell table:style-name="ce23" table:formula="of:=([.AA$1]-[.$C7])*[.$B7]+([.AA$1]-[.Z$1])*[.$D7]+[.$E$1]*[.AA$1]*[.$E7]+[.$F7]" office:value-type="currency" office:currency="USD" office:value="0.65" calcext:value-type="currency">
            <text:p>$0.65</text:p>
          </table:table-cell>
          <table:table-cell table:style-name="ce23" table:formula="of:=([.AB$1]-[.$C7])*[.$B7]+([.AB$1]-[.AA$1])*[.$D7]+[.$E$1]*[.AB$1]*[.$E7]+[.$F7]" office:value-type="currency" office:currency="USD" office:value="0.65" calcext:value-type="currency">
            <text:p>$0.65</text:p>
          </table:table-cell>
          <table:table-cell table:style-name="ce23" table:formula="of:=([.AC$1]-[.$C7])*[.$B7]+([.AC$1]-[.AB$1])*[.$D7]+[.$E$1]*[.AC$1]*[.$E7]+[.$F7]" office:value-type="currency" office:currency="USD" office:value="0.65" calcext:value-type="currency">
            <text:p>$0.65</text:p>
          </table:table-cell>
          <table:table-cell table:style-name="ce23" table:formula="of:=([.AD$1]-[.$C7])*[.$B7]+([.AD$1]-[.AC$1])*[.$D7]+[.$E$1]*[.AD$1]*[.$E7]+[.$F7]" office:value-type="currency" office:currency="USD" office:value="0.65" calcext:value-type="currency">
            <text:p>$0.65</text:p>
          </table:table-cell>
          <table:table-cell table:style-name="ce23" table:formula="of:=([.AE$1]-[.$C7])*[.$B7]+([.AE$1]-[.AD$1])*[.$D7]+[.$E$1]*[.AE$1]*[.$E7]+[.$F7]" office:value-type="currency" office:currency="USD" office:value="0.65" calcext:value-type="currency">
            <text:p>$0.65</text:p>
          </table:table-cell>
          <table:table-cell table:style-name="ce23" table:formula="of:=([.AF$1]-[.$C7])*[.$B7]+([.AF$1]-[.AE$1])*[.$D7]+[.$E$1]*[.AF$1]*[.$E7]+[.$F7]" office:value-type="currency" office:currency="USD" office:value="0.65" calcext:value-type="currency">
            <text:p>$0.65</text:p>
          </table:table-cell>
          <table:table-cell table:style-name="ce23" table:formula="of:=([.AG$1]-[.$C7])*[.$B7]+([.AG$1]-[.AF$1])*[.$D7]+[.$E$1]*[.AG$1]*[.$E7]+[.$F7]" office:value-type="currency" office:currency="USD" office:value="0.65" calcext:value-type="currency">
            <text:p>$0.65</text:p>
          </table:table-cell>
          <table:table-cell table:style-name="ce23" table:formula="of:=([.AH$1]-[.$C7])*[.$B7]+([.AH$1]-[.AG$1])*[.$D7]+[.$E$1]*[.AH$1]*[.$E7]+[.$F7]" office:value-type="currency" office:currency="USD" office:value="0.65" calcext:value-type="currency">
            <text:p>$0.65</text:p>
          </table:table-cell>
          <table:table-cell table:style-name="ce23" table:formula="of:=([.AI$1]-[.$C7])*[.$B7]+([.AI$1]-[.AH$1])*[.$D7]+[.$E$1]*[.AI$1]*[.$E7]+[.$F7]" office:value-type="currency" office:currency="USD" office:value="0.65" calcext:value-type="currency">
            <text:p>$0.65</text:p>
          </table:table-cell>
          <table:table-cell table:style-name="ce23" table:formula="of:=([.AJ$1]-[.$C7])*[.$B7]+([.AJ$1]-[.AI$1])*[.$D7]+[.$E$1]*[.AJ$1]*[.$E7]+[.$F7]" office:value-type="currency" office:currency="USD" office:value="0.65" calcext:value-type="currency">
            <text:p>$0.65</text:p>
          </table:table-cell>
          <table:table-cell table:style-name="ce23" table:formula="of:=([.AK$1]-[.$C7])*[.$B7]+([.AK$1]-[.AJ$1])*[.$D7]+[.$E$1]*[.AK$1]*[.$E7]+[.$F7]" office:value-type="currency" office:currency="USD" office:value="0.65" calcext:value-type="currency">
            <text:p>$0.65</text:p>
          </table:table-cell>
          <table:table-cell table:style-name="ce23" table:formula="of:=([.AL$1]-[.$C7])*[.$B7]+([.AL$1]-[.AK$1])*[.$D7]+[.$E$1]*[.AL$1]*[.$E7]+[.$F7]" office:value-type="currency" office:currency="USD" office:value="0.65" calcext:value-type="currency">
            <text:p>$0.65</text:p>
          </table:table-cell>
          <table:table-cell table:style-name="ce23" table:formula="of:=([.AM$1]-[.$C7])*[.$B7]+([.AM$1]-[.AL$1])*[.$D7]+[.$E$1]*[.AM$1]*[.$E7]+[.$F7]" office:value-type="currency" office:currency="USD" office:value="0.65" calcext:value-type="currency">
            <text:p>$0.65</text:p>
          </table:table-cell>
          <table:table-cell table:style-name="ce23" table:formula="of:=([.AN$1]-[.$C7])*[.$B7]+([.AN$1]-[.AM$1])*[.$D7]+[.$E$1]*[.AN$1]*[.$E7]+[.$F7]" office:value-type="currency" office:currency="USD" office:value="0.65" calcext:value-type="currency">
            <text:p>$0.65</text:p>
          </table:table-cell>
          <table:table-cell table:style-name="ce23" table:formula="of:=([.AO$1]-[.$C7])*[.$B7]+([.AO$1]-[.AN$1])*[.$D7]+[.$E$1]*[.AO$1]*[.$E7]+[.$F7]" office:value-type="currency" office:currency="USD" office:value="0.65" calcext:value-type="currency">
            <text:p>$0.65</text:p>
          </table:table-cell>
          <table:table-cell table:style-name="ce23" table:formula="of:=([.AP$1]-[.$C7])*[.$B7]+([.AP$1]-[.AO$1])*[.$D7]+[.$E$1]*[.AP$1]*[.$E7]+[.$F7]" office:value-type="currency" office:currency="USD" office:value="0.65" calcext:value-type="currency">
            <text:p>$0.65</text:p>
          </table:table-cell>
          <table:table-cell table:style-name="ce23" table:formula="of:=([.AQ$1]-[.$C7])*[.$B7]+([.AQ$1]-[.AP$1])*[.$D7]+[.$E$1]*[.AQ$1]*[.$E7]+[.$F7]" office:value-type="currency" office:currency="USD" office:value="0.65" calcext:value-type="currency">
            <text:p>$0.65</text:p>
          </table:table-cell>
          <table:table-cell table:style-name="ce23" table:formula="of:=([.AR$1]-[.$C7])*[.$B7]+([.AR$1]-[.AQ$1])*[.$D7]+[.$E$1]*[.AR$1]*[.$E7]+[.$F7]" office:value-type="currency" office:currency="USD" office:value="0.65" calcext:value-type="currency">
            <text:p>$0.65</text:p>
          </table:table-cell>
          <table:table-cell table:style-name="ce23" table:formula="of:=([.AS$1]-[.$C7])*[.$B7]+([.AS$1]-[.AR$1])*[.$D7]+[.$E$1]*[.AS$1]*[.$E7]+[.$F7]" office:value-type="currency" office:currency="USD" office:value="0.65" calcext:value-type="currency">
            <text:p>$0.65</text:p>
          </table:table-cell>
          <table:table-cell table:style-name="ce23" table:formula="of:=([.AT$1]-[.$C7])*[.$B7]+([.AT$1]-[.AS$1])*[.$D7]+[.$E$1]*[.AT$1]*[.$E7]+[.$F7]" office:value-type="currency" office:currency="USD" office:value="0.65" calcext:value-type="currency">
            <text:p>$0.65</text:p>
          </table:table-cell>
          <table:table-cell table:style-name="ce23" table:formula="of:=([.AU$1]-[.$C7])*[.$B7]+([.AU$1]-[.AT$1])*[.$D7]+[.$E$1]*[.AU$1]*[.$E7]+[.$F7]" office:value-type="currency" office:currency="USD" office:value="0.65" calcext:value-type="currency">
            <text:p>$0.65</text:p>
          </table:table-cell>
          <table:table-cell table:style-name="ce23" table:formula="of:=([.AV$1]-[.$C7])*[.$B7]+([.AV$1]-[.AU$1])*[.$D7]+[.$E$1]*[.AV$1]*[.$E7]+[.$F7]" office:value-type="currency" office:currency="USD" office:value="0.65" calcext:value-type="currency">
            <text:p>$0.65</text:p>
          </table:table-cell>
          <table:table-cell table:style-name="ce23" table:formula="of:=([.AW$1]-[.$C7])*[.$B7]+([.AW$1]-[.AV$1])*[.$D7]+[.$E$1]*[.AW$1]*[.$E7]+[.$F7]" office:value-type="currency" office:currency="USD" office:value="0.65" calcext:value-type="currency">
            <text:p>$0.65</text:p>
          </table:table-cell>
          <table:table-cell table:style-name="ce23" table:formula="of:=([.AX$1]-[.$C7])*[.$B7]+([.AX$1]-[.AW$1])*[.$D7]+[.$E$1]*[.AX$1]*[.$E7]+[.$F7]" office:value-type="currency" office:currency="USD" office:value="0.65" calcext:value-type="currency">
            <text:p>$0.65</text:p>
          </table:table-cell>
          <table:table-cell table:style-name="ce23" table:formula="of:=([.AY$1]-[.$C7])*[.$B7]+([.AY$1]-[.AX$1])*[.$D7]+[.$E$1]*[.AY$1]*[.$E7]+[.$F7]" office:value-type="currency" office:currency="USD" office:value="0.65" calcext:value-type="currency">
            <text:p>$0.65</text:p>
          </table:table-cell>
          <table:table-cell table:style-name="ce23" table:formula="of:=([.AZ$1]-[.$C7])*[.$B7]+([.AZ$1]-[.AY$1])*[.$D7]+[.$E$1]*[.AZ$1]*[.$E7]+[.$F7]" office:value-type="currency" office:currency="USD" office:value="0.65" calcext:value-type="currency">
            <text:p>$0.65</text:p>
          </table:table-cell>
          <table:table-cell table:style-name="ce23" table:formula="of:=([.BA$1]-[.$C7])*[.$B7]+([.BA$1]-[.AZ$1])*[.$D7]+[.$E$1]*[.BA$1]*[.$E7]+[.$F7]" office:value-type="currency" office:currency="USD" office:value="0.65" calcext:value-type="currency">
            <text:p>$0.65</text:p>
          </table:table-cell>
          <table:table-cell table:style-name="ce23" table:formula="of:=([.BB$1]-[.$C7])*[.$B7]+([.BB$1]-[.BA$1])*[.$D7]+[.$E$1]*[.BB$1]*[.$E7]+[.$F7]" office:value-type="currency" office:currency="USD" office:value="0.65" calcext:value-type="currency">
            <text:p>$0.65</text:p>
          </table:table-cell>
          <table:table-cell table:style-name="ce23" table:formula="of:=([.BC$1]-[.$C7])*[.$B7]+([.BC$1]-[.BB$1])*[.$D7]+[.$E$1]*[.BC$1]*[.$E7]+[.$F7]" office:value-type="currency" office:currency="USD" office:value="0.65" calcext:value-type="currency">
            <text:p>$0.65</text:p>
          </table:table-cell>
          <table:table-cell table:style-name="ce23" table:formula="of:=([.BD$1]-[.$C7])*[.$B7]+([.BD$1]-[.BC$1])*[.$D7]+[.$E$1]*[.BD$1]*[.$E7]+[.$F7]" office:value-type="currency" office:currency="USD" office:value="0.65" calcext:value-type="currency">
            <text:p>$0.65</text:p>
          </table:table-cell>
          <table:table-cell table:style-name="ce23" table:formula="of:=([.BE$1]-[.$C7])*[.$B7]+([.BE$1]-[.BD$1])*[.$D7]+[.$E$1]*[.BE$1]*[.$E7]+[.$F7]" office:value-type="currency" office:currency="USD" office:value="0.65" calcext:value-type="currency">
            <text:p>$0.65</text:p>
          </table:table-cell>
          <table:table-cell table:style-name="ce23" table:formula="of:=([.BF$1]-[.$C7])*[.$B7]+([.BF$1]-[.BE$1])*[.$D7]+[.$E$1]*[.BF$1]*[.$E7]+[.$F7]" office:value-type="currency" office:currency="USD" office:value="0.65" calcext:value-type="currency">
            <text:p>$0.65</text:p>
          </table:table-cell>
          <table:table-cell table:style-name="ce23" table:formula="of:=([.BG$1]-[.$C7])*[.$B7]+([.BG$1]-[.BF$1])*[.$D7]+[.$E$1]*[.BG$1]*[.$E7]+[.$F7]" office:value-type="currency" office:currency="USD" office:value="0.65" calcext:value-type="currency">
            <text:p>$0.65</text:p>
          </table:table-cell>
          <table:table-cell table:style-name="ce23" table:formula="of:=([.BH$1]-[.$C7])*[.$B7]+([.BH$1]-[.BG$1])*[.$D7]+[.$E$1]*[.BH$1]*[.$E7]+[.$F7]" office:value-type="currency" office:currency="USD" office:value="0.65" calcext:value-type="currency">
            <text:p>$0.65</text:p>
          </table:table-cell>
          <table:table-cell table:style-name="ce23" table:formula="of:=([.BI$1]-[.$C7])*[.$B7]+([.BI$1]-[.BH$1])*[.$D7]+[.$E$1]*[.BI$1]*[.$E7]+[.$F7]" office:value-type="currency" office:currency="USD" office:value="0.65" calcext:value-type="currency">
            <text:p>$0.65</text:p>
          </table:table-cell>
          <table:table-cell table:style-name="ce23" table:formula="of:=([.BJ$1]-[.$C7])*[.$B7]+([.BJ$1]-[.BI$1])*[.$D7]+[.$E$1]*[.BJ$1]*[.$E7]+[.$F7]" office:value-type="currency" office:currency="USD" office:value="0.65" calcext:value-type="currency">
            <text:p>$0.65</text:p>
          </table:table-cell>
          <table:table-cell table:style-name="ce23" table:formula="of:=([.BK$1]-[.$C7])*[.$B7]+([.BK$1]-[.BJ$1])*[.$D7]+[.$E$1]*[.BK$1]*[.$E7]+[.$F7]" office:value-type="currency" office:currency="USD" office:value="0.65" calcext:value-type="currency">
            <text:p>$0.65</text:p>
          </table:table-cell>
          <table:table-cell table:style-name="ce23" table:formula="of:=([.BL$1]-[.$C7])*[.$B7]+([.BL$1]-[.BK$1])*[.$D7]+[.$E$1]*[.BL$1]*[.$E7]+[.$F7]" office:value-type="currency" office:currency="USD" office:value="0.65" calcext:value-type="currency">
            <text:p>$0.65</text:p>
          </table:table-cell>
          <table:table-cell table:style-name="ce23" table:formula="of:=([.BM$1]-[.$C7])*[.$B7]+([.BM$1]-[.BL$1])*[.$D7]+[.$E$1]*[.BM$1]*[.$E7]+[.$F7]" office:value-type="currency" office:currency="USD" office:value="0.65" calcext:value-type="currency">
            <text:p>$0.65</text:p>
          </table:table-cell>
          <table:table-cell table:style-name="ce23" table:formula="of:=([.BN$1]-[.$C7])*[.$B7]+([.BN$1]-[.BM$1])*[.$D7]+[.$E$1]*[.BN$1]*[.$E7]+[.$F7]" office:value-type="currency" office:currency="USD" office:value="0.65" calcext:value-type="currency">
            <text:p>$0.65</text:p>
          </table:table-cell>
          <table:table-cell table:style-name="ce23" table:formula="of:=([.BO$1]-[.$C7])*[.$B7]+([.BO$1]-[.BN$1])*[.$D7]+[.$E$1]*[.BO$1]*[.$E7]+[.$F7]" office:value-type="currency" office:currency="USD" office:value="0.65" calcext:value-type="currency">
            <text:p>$0.65</text:p>
          </table:table-cell>
          <table:table-cell table:style-name="ce23" table:formula="of:=[.G7]/60" office:value-type="currency" office:currency="USD" office:value="0.649999999999999" calcext:value-type="currency">
            <text:p>$0.65</text:p>
          </table:table-cell>
          <table:table-cell table:style-name="ce23" table:formula="of:=[.G7]/5" office:value-type="currency" office:currency="USD" office:value="7.79999999999999" calcext:value-type="currency">
            <text:p>$7.80</text:p>
          </table:table-cell>
          <table:table-cell table:style-name="ce24" table:formula="of:=[.G7]/[.$G$5]-1" office:value-type="percentage" office:value="0.0715227712326343" calcext:value-type="percentage">
            <text:p>7.15%</text:p>
          </table:table-cell>
          <table:table-cell table:style-name="ce23" table:formula="of:=([.G7]-[.$G$5])/5" office:value-type="currency" office:currency="USD" office:value="0.520639999999989" calcext:value-type="currency">
            <text:p>$0.52</text:p>
          </table:table-cell>
          <table:table-cell table:style-name="ce23" table:formula="of:=AVERAGE([.$H$1:.$BO$1])*[.E7]" office:value-type="currency" office:currency="USD" office:value="14.4" calcext:value-type="currency">
            <text:p>$14.40</text:p>
          </table:table-cell>
          <table:table-cell table:formula="of:=SUM([.H7:.S7])" office:value-type="currency" office:currency="USD" office:value="7.8" calcext:value-type="currency">
            <text:p>$7.80</text:p>
          </table:table-cell>
          <table:table-cell table:formula="of:=SUM([.T7:.AE7])" office:value-type="currency" office:currency="USD" office:value="7.8" calcext:value-type="currency">
            <text:p>$7.80</text:p>
          </table:table-cell>
          <table:table-cell table:formula="of:=SUM([.AF7:.AQ7])" office:value-type="currency" office:currency="USD" office:value="7.8" calcext:value-type="currency">
            <text:p>$7.80</text:p>
          </table:table-cell>
          <table:table-cell table:formula="of:=SUM([.AR7:.BC7])" office:value-type="currency" office:currency="USD" office:value="7.8" calcext:value-type="currency">
            <text:p>$7.80</text:p>
          </table:table-cell>
          <table:table-cell table:formula="of:=SUM([.BD7:.BO7])" office:value-type="currency" office:currency="USD" office:value="7.8" calcext:value-type="currency">
            <text:p>$7.80</text:p>
          </table:table-cell>
          <table:table-cell table:style-name="ce23" table:formula="of:=[.BQ7]+[.$BZ$1]*[.BT7]" office:value-type="currency" office:currency="USD" office:value="12.6" calcext:value-type="currency">
            <text:p>$12.60</text:p>
          </table:table-cell>
          <table:table-cell table:style-name="ce24" table:formula="of:=([.BZ7]-[.$BZ$5])/[.$BZ$5]" office:value-type="percentage" office:value="0.539810204134837" calcext:value-type="percentage">
            <text:p>53.98%</text:p>
          </table:table-cell>
          <table:table-cell table:style-name="ce23" table:formula="of:=[.G7]+([.$BZ$1]*5)*[.BT7]" office:value-type="currency" office:currency="USD" office:value="63" calcext:value-type="currency">
            <text:p>$63.00</text:p>
          </table:table-cell>
          <table:table-cell office:value-type="string" calcext:value-type="string">
            <text:p>Missing retrieval costs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oogle Multi-EU Cold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formula="of:=SUM([.H8:.BO8])" office:value-type="currency" office:currency="USD" office:value="73.2" calcext:value-type="currency">
            <text:p>$73.20</text:p>
          </table:table-cell>
          <table:table-cell table:formula="of:=([.H$1]-[.$C8])*[.$B8]+([.H$1]-[.G$1])*[.$D8]+[.$E$1]*[.H$1]*[.$E8]+[.$F8]" office:value-type="currency" office:currency="USD" office:value="1.22" calcext:value-type="currency">
            <text:p>$1.22</text:p>
          </table:table-cell>
          <table:table-cell table:formula="of:=([.I$1]-[.$C8])*[.$B8]+([.I$1]-[.H$1])*[.$D8]+[.$E$1]*[.I$1]*[.$E8]+[.$F8]" office:value-type="currency" office:currency="USD" office:value="1.22" calcext:value-type="currency">
            <text:p>$1.22</text:p>
          </table:table-cell>
          <table:table-cell table:style-name="ce23" table:formula="of:=([.J$1]-[.$C8])*[.$B8]+([.J$1]-[.I$1])*[.$D8]+[.$E$1]*[.J$1]*[.$E8]+[.$F8]" office:value-type="currency" office:currency="USD" office:value="1.22" calcext:value-type="currency">
            <text:p>$1.22</text:p>
          </table:table-cell>
          <table:table-cell table:style-name="ce23" table:formula="of:=([.K$1]-[.$C8])*[.$B8]+([.K$1]-[.J$1])*[.$D8]+[.$E$1]*[.K$1]*[.$E8]+[.$F8]" office:value-type="currency" office:currency="USD" office:value="1.22" calcext:value-type="currency">
            <text:p>$1.22</text:p>
          </table:table-cell>
          <table:table-cell table:style-name="ce23" table:formula="of:=([.L$1]-[.$C8])*[.$B8]+([.L$1]-[.K$1])*[.$D8]+[.$E$1]*[.L$1]*[.$E8]+[.$F8]" office:value-type="currency" office:currency="USD" office:value="1.22" calcext:value-type="currency">
            <text:p>$1.22</text:p>
          </table:table-cell>
          <table:table-cell table:style-name="ce23" table:formula="of:=([.M$1]-[.$C8])*[.$B8]+([.M$1]-[.L$1])*[.$D8]+[.$E$1]*[.M$1]*[.$E8]+[.$F8]" office:value-type="currency" office:currency="USD" office:value="1.22" calcext:value-type="currency">
            <text:p>$1.22</text:p>
          </table:table-cell>
          <table:table-cell table:style-name="ce23" table:formula="of:=([.N$1]-[.$C8])*[.$B8]+([.N$1]-[.M$1])*[.$D8]+[.$E$1]*[.N$1]*[.$E8]+[.$F8]" office:value-type="currency" office:currency="USD" office:value="1.22" calcext:value-type="currency">
            <text:p>$1.22</text:p>
          </table:table-cell>
          <table:table-cell table:style-name="ce23" table:formula="of:=([.O$1]-[.$C8])*[.$B8]+([.O$1]-[.N$1])*[.$D8]+[.$E$1]*[.O$1]*[.$E8]+[.$F8]" office:value-type="currency" office:currency="USD" office:value="1.22" calcext:value-type="currency">
            <text:p>$1.22</text:p>
          </table:table-cell>
          <table:table-cell table:style-name="ce23" table:formula="of:=([.P$1]-[.$C8])*[.$B8]+([.P$1]-[.O$1])*[.$D8]+[.$E$1]*[.P$1]*[.$E8]+[.$F8]" office:value-type="currency" office:currency="USD" office:value="1.22" calcext:value-type="currency">
            <text:p>$1.22</text:p>
          </table:table-cell>
          <table:table-cell table:style-name="ce23" table:formula="of:=([.Q$1]-[.$C8])*[.$B8]+([.Q$1]-[.P$1])*[.$D8]+[.$E$1]*[.Q$1]*[.$E8]+[.$F8]" office:value-type="currency" office:currency="USD" office:value="1.22" calcext:value-type="currency">
            <text:p>$1.22</text:p>
          </table:table-cell>
          <table:table-cell table:style-name="ce23" table:formula="of:=([.R$1]-[.$C8])*[.$B8]+([.R$1]-[.Q$1])*[.$D8]+[.$E$1]*[.R$1]*[.$E8]+[.$F8]" office:value-type="currency" office:currency="USD" office:value="1.22" calcext:value-type="currency">
            <text:p>$1.22</text:p>
          </table:table-cell>
          <table:table-cell table:style-name="ce23" table:formula="of:=([.S$1]-[.$C8])*[.$B8]+([.S$1]-[.R$1])*[.$D8]+[.$E$1]*[.S$1]*[.$E8]+[.$F8]" office:value-type="currency" office:currency="USD" office:value="1.22" calcext:value-type="currency">
            <text:p>$1.22</text:p>
          </table:table-cell>
          <table:table-cell table:style-name="ce23" table:formula="of:=([.T$1]-[.$C8])*[.$B8]+([.T$1]-[.S$1])*[.$D8]+[.$E$1]*[.T$1]*[.$E8]+[.$F8]" office:value-type="currency" office:currency="USD" office:value="1.22" calcext:value-type="currency">
            <text:p>$1.22</text:p>
          </table:table-cell>
          <table:table-cell table:style-name="ce23" table:formula="of:=([.U$1]-[.$C8])*[.$B8]+([.U$1]-[.T$1])*[.$D8]+[.$E$1]*[.U$1]*[.$E8]+[.$F8]" office:value-type="currency" office:currency="USD" office:value="1.22" calcext:value-type="currency">
            <text:p>$1.22</text:p>
          </table:table-cell>
          <table:table-cell table:style-name="ce23" table:formula="of:=([.V$1]-[.$C8])*[.$B8]+([.V$1]-[.U$1])*[.$D8]+[.$E$1]*[.V$1]*[.$E8]+[.$F8]" office:value-type="currency" office:currency="USD" office:value="1.22" calcext:value-type="currency">
            <text:p>$1.22</text:p>
          </table:table-cell>
          <table:table-cell table:style-name="ce23" table:formula="of:=([.W$1]-[.$C8])*[.$B8]+([.W$1]-[.V$1])*[.$D8]+[.$E$1]*[.W$1]*[.$E8]+[.$F8]" office:value-type="currency" office:currency="USD" office:value="1.22" calcext:value-type="currency">
            <text:p>$1.22</text:p>
          </table:table-cell>
          <table:table-cell table:style-name="ce23" table:formula="of:=([.X$1]-[.$C8])*[.$B8]+([.X$1]-[.W$1])*[.$D8]+[.$E$1]*[.X$1]*[.$E8]+[.$F8]" office:value-type="currency" office:currency="USD" office:value="1.22" calcext:value-type="currency">
            <text:p>$1.22</text:p>
          </table:table-cell>
          <table:table-cell table:style-name="ce23" table:formula="of:=([.Y$1]-[.$C8])*[.$B8]+([.Y$1]-[.X$1])*[.$D8]+[.$E$1]*[.Y$1]*[.$E8]+[.$F8]" office:value-type="currency" office:currency="USD" office:value="1.22" calcext:value-type="currency">
            <text:p>$1.22</text:p>
          </table:table-cell>
          <table:table-cell table:style-name="ce23" table:formula="of:=([.Z$1]-[.$C8])*[.$B8]+([.Z$1]-[.Y$1])*[.$D8]+[.$E$1]*[.Z$1]*[.$E8]+[.$F8]" office:value-type="currency" office:currency="USD" office:value="1.22" calcext:value-type="currency">
            <text:p>$1.22</text:p>
          </table:table-cell>
          <table:table-cell table:style-name="ce23" table:formula="of:=([.AA$1]-[.$C8])*[.$B8]+([.AA$1]-[.Z$1])*[.$D8]+[.$E$1]*[.AA$1]*[.$E8]+[.$F8]" office:value-type="currency" office:currency="USD" office:value="1.22" calcext:value-type="currency">
            <text:p>$1.22</text:p>
          </table:table-cell>
          <table:table-cell table:style-name="ce23" table:formula="of:=([.AB$1]-[.$C8])*[.$B8]+([.AB$1]-[.AA$1])*[.$D8]+[.$E$1]*[.AB$1]*[.$E8]+[.$F8]" office:value-type="currency" office:currency="USD" office:value="1.22" calcext:value-type="currency">
            <text:p>$1.22</text:p>
          </table:table-cell>
          <table:table-cell table:style-name="ce23" table:formula="of:=([.AC$1]-[.$C8])*[.$B8]+([.AC$1]-[.AB$1])*[.$D8]+[.$E$1]*[.AC$1]*[.$E8]+[.$F8]" office:value-type="currency" office:currency="USD" office:value="1.22" calcext:value-type="currency">
            <text:p>$1.22</text:p>
          </table:table-cell>
          <table:table-cell table:style-name="ce23" table:formula="of:=([.AD$1]-[.$C8])*[.$B8]+([.AD$1]-[.AC$1])*[.$D8]+[.$E$1]*[.AD$1]*[.$E8]+[.$F8]" office:value-type="currency" office:currency="USD" office:value="1.22" calcext:value-type="currency">
            <text:p>$1.22</text:p>
          </table:table-cell>
          <table:table-cell table:style-name="ce23" table:formula="of:=([.AE$1]-[.$C8])*[.$B8]+([.AE$1]-[.AD$1])*[.$D8]+[.$E$1]*[.AE$1]*[.$E8]+[.$F8]" office:value-type="currency" office:currency="USD" office:value="1.22" calcext:value-type="currency">
            <text:p>$1.22</text:p>
          </table:table-cell>
          <table:table-cell table:style-name="ce23" table:formula="of:=([.AF$1]-[.$C8])*[.$B8]+([.AF$1]-[.AE$1])*[.$D8]+[.$E$1]*[.AF$1]*[.$E8]+[.$F8]" office:value-type="currency" office:currency="USD" office:value="1.22" calcext:value-type="currency">
            <text:p>$1.22</text:p>
          </table:table-cell>
          <table:table-cell table:style-name="ce23" table:formula="of:=([.AG$1]-[.$C8])*[.$B8]+([.AG$1]-[.AF$1])*[.$D8]+[.$E$1]*[.AG$1]*[.$E8]+[.$F8]" office:value-type="currency" office:currency="USD" office:value="1.22" calcext:value-type="currency">
            <text:p>$1.22</text:p>
          </table:table-cell>
          <table:table-cell table:style-name="ce23" table:formula="of:=([.AH$1]-[.$C8])*[.$B8]+([.AH$1]-[.AG$1])*[.$D8]+[.$E$1]*[.AH$1]*[.$E8]+[.$F8]" office:value-type="currency" office:currency="USD" office:value="1.22" calcext:value-type="currency">
            <text:p>$1.22</text:p>
          </table:table-cell>
          <table:table-cell table:style-name="ce23" table:formula="of:=([.AI$1]-[.$C8])*[.$B8]+([.AI$1]-[.AH$1])*[.$D8]+[.$E$1]*[.AI$1]*[.$E8]+[.$F8]" office:value-type="currency" office:currency="USD" office:value="1.22" calcext:value-type="currency">
            <text:p>$1.22</text:p>
          </table:table-cell>
          <table:table-cell table:style-name="ce23" table:formula="of:=([.AJ$1]-[.$C8])*[.$B8]+([.AJ$1]-[.AI$1])*[.$D8]+[.$E$1]*[.AJ$1]*[.$E8]+[.$F8]" office:value-type="currency" office:currency="USD" office:value="1.22" calcext:value-type="currency">
            <text:p>$1.22</text:p>
          </table:table-cell>
          <table:table-cell table:style-name="ce23" table:formula="of:=([.AK$1]-[.$C8])*[.$B8]+([.AK$1]-[.AJ$1])*[.$D8]+[.$E$1]*[.AK$1]*[.$E8]+[.$F8]" office:value-type="currency" office:currency="USD" office:value="1.22" calcext:value-type="currency">
            <text:p>$1.22</text:p>
          </table:table-cell>
          <table:table-cell table:style-name="ce23" table:formula="of:=([.AL$1]-[.$C8])*[.$B8]+([.AL$1]-[.AK$1])*[.$D8]+[.$E$1]*[.AL$1]*[.$E8]+[.$F8]" office:value-type="currency" office:currency="USD" office:value="1.22" calcext:value-type="currency">
            <text:p>$1.22</text:p>
          </table:table-cell>
          <table:table-cell table:style-name="ce23" table:formula="of:=([.AM$1]-[.$C8])*[.$B8]+([.AM$1]-[.AL$1])*[.$D8]+[.$E$1]*[.AM$1]*[.$E8]+[.$F8]" office:value-type="currency" office:currency="USD" office:value="1.22" calcext:value-type="currency">
            <text:p>$1.22</text:p>
          </table:table-cell>
          <table:table-cell table:style-name="ce23" table:formula="of:=([.AN$1]-[.$C8])*[.$B8]+([.AN$1]-[.AM$1])*[.$D8]+[.$E$1]*[.AN$1]*[.$E8]+[.$F8]" office:value-type="currency" office:currency="USD" office:value="1.22" calcext:value-type="currency">
            <text:p>$1.22</text:p>
          </table:table-cell>
          <table:table-cell table:style-name="ce23" table:formula="of:=([.AO$1]-[.$C8])*[.$B8]+([.AO$1]-[.AN$1])*[.$D8]+[.$E$1]*[.AO$1]*[.$E8]+[.$F8]" office:value-type="currency" office:currency="USD" office:value="1.22" calcext:value-type="currency">
            <text:p>$1.22</text:p>
          </table:table-cell>
          <table:table-cell table:style-name="ce23" table:formula="of:=([.AP$1]-[.$C8])*[.$B8]+([.AP$1]-[.AO$1])*[.$D8]+[.$E$1]*[.AP$1]*[.$E8]+[.$F8]" office:value-type="currency" office:currency="USD" office:value="1.22" calcext:value-type="currency">
            <text:p>$1.22</text:p>
          </table:table-cell>
          <table:table-cell table:style-name="ce23" table:formula="of:=([.AQ$1]-[.$C8])*[.$B8]+([.AQ$1]-[.AP$1])*[.$D8]+[.$E$1]*[.AQ$1]*[.$E8]+[.$F8]" office:value-type="currency" office:currency="USD" office:value="1.22" calcext:value-type="currency">
            <text:p>$1.22</text:p>
          </table:table-cell>
          <table:table-cell table:style-name="ce23" table:formula="of:=([.AR$1]-[.$C8])*[.$B8]+([.AR$1]-[.AQ$1])*[.$D8]+[.$E$1]*[.AR$1]*[.$E8]+[.$F8]" office:value-type="currency" office:currency="USD" office:value="1.22" calcext:value-type="currency">
            <text:p>$1.22</text:p>
          </table:table-cell>
          <table:table-cell table:style-name="ce23" table:formula="of:=([.AS$1]-[.$C8])*[.$B8]+([.AS$1]-[.AR$1])*[.$D8]+[.$E$1]*[.AS$1]*[.$E8]+[.$F8]" office:value-type="currency" office:currency="USD" office:value="1.22" calcext:value-type="currency">
            <text:p>$1.22</text:p>
          </table:table-cell>
          <table:table-cell table:style-name="ce23" table:formula="of:=([.AT$1]-[.$C8])*[.$B8]+([.AT$1]-[.AS$1])*[.$D8]+[.$E$1]*[.AT$1]*[.$E8]+[.$F8]" office:value-type="currency" office:currency="USD" office:value="1.22" calcext:value-type="currency">
            <text:p>$1.22</text:p>
          </table:table-cell>
          <table:table-cell table:style-name="ce23" table:formula="of:=([.AU$1]-[.$C8])*[.$B8]+([.AU$1]-[.AT$1])*[.$D8]+[.$E$1]*[.AU$1]*[.$E8]+[.$F8]" office:value-type="currency" office:currency="USD" office:value="1.22" calcext:value-type="currency">
            <text:p>$1.22</text:p>
          </table:table-cell>
          <table:table-cell table:style-name="ce23" table:formula="of:=([.AV$1]-[.$C8])*[.$B8]+([.AV$1]-[.AU$1])*[.$D8]+[.$E$1]*[.AV$1]*[.$E8]+[.$F8]" office:value-type="currency" office:currency="USD" office:value="1.22" calcext:value-type="currency">
            <text:p>$1.22</text:p>
          </table:table-cell>
          <table:table-cell table:style-name="ce23" table:formula="of:=([.AW$1]-[.$C8])*[.$B8]+([.AW$1]-[.AV$1])*[.$D8]+[.$E$1]*[.AW$1]*[.$E8]+[.$F8]" office:value-type="currency" office:currency="USD" office:value="1.22" calcext:value-type="currency">
            <text:p>$1.22</text:p>
          </table:table-cell>
          <table:table-cell table:style-name="ce23" table:formula="of:=([.AX$1]-[.$C8])*[.$B8]+([.AX$1]-[.AW$1])*[.$D8]+[.$E$1]*[.AX$1]*[.$E8]+[.$F8]" office:value-type="currency" office:currency="USD" office:value="1.22" calcext:value-type="currency">
            <text:p>$1.22</text:p>
          </table:table-cell>
          <table:table-cell table:style-name="ce23" table:formula="of:=([.AY$1]-[.$C8])*[.$B8]+([.AY$1]-[.AX$1])*[.$D8]+[.$E$1]*[.AY$1]*[.$E8]+[.$F8]" office:value-type="currency" office:currency="USD" office:value="1.22" calcext:value-type="currency">
            <text:p>$1.22</text:p>
          </table:table-cell>
          <table:table-cell table:style-name="ce23" table:formula="of:=([.AZ$1]-[.$C8])*[.$B8]+([.AZ$1]-[.AY$1])*[.$D8]+[.$E$1]*[.AZ$1]*[.$E8]+[.$F8]" office:value-type="currency" office:currency="USD" office:value="1.22" calcext:value-type="currency">
            <text:p>$1.22</text:p>
          </table:table-cell>
          <table:table-cell table:style-name="ce23" table:formula="of:=([.BA$1]-[.$C8])*[.$B8]+([.BA$1]-[.AZ$1])*[.$D8]+[.$E$1]*[.BA$1]*[.$E8]+[.$F8]" office:value-type="currency" office:currency="USD" office:value="1.22" calcext:value-type="currency">
            <text:p>$1.22</text:p>
          </table:table-cell>
          <table:table-cell table:style-name="ce23" table:formula="of:=([.BB$1]-[.$C8])*[.$B8]+([.BB$1]-[.BA$1])*[.$D8]+[.$E$1]*[.BB$1]*[.$E8]+[.$F8]" office:value-type="currency" office:currency="USD" office:value="1.22" calcext:value-type="currency">
            <text:p>$1.22</text:p>
          </table:table-cell>
          <table:table-cell table:style-name="ce23" table:formula="of:=([.BC$1]-[.$C8])*[.$B8]+([.BC$1]-[.BB$1])*[.$D8]+[.$E$1]*[.BC$1]*[.$E8]+[.$F8]" office:value-type="currency" office:currency="USD" office:value="1.22" calcext:value-type="currency">
            <text:p>$1.22</text:p>
          </table:table-cell>
          <table:table-cell table:style-name="ce23" table:formula="of:=([.BD$1]-[.$C8])*[.$B8]+([.BD$1]-[.BC$1])*[.$D8]+[.$E$1]*[.BD$1]*[.$E8]+[.$F8]" office:value-type="currency" office:currency="USD" office:value="1.22" calcext:value-type="currency">
            <text:p>$1.22</text:p>
          </table:table-cell>
          <table:table-cell table:style-name="ce23" table:formula="of:=([.BE$1]-[.$C8])*[.$B8]+([.BE$1]-[.BD$1])*[.$D8]+[.$E$1]*[.BE$1]*[.$E8]+[.$F8]" office:value-type="currency" office:currency="USD" office:value="1.22" calcext:value-type="currency">
            <text:p>$1.22</text:p>
          </table:table-cell>
          <table:table-cell table:style-name="ce23" table:formula="of:=([.BF$1]-[.$C8])*[.$B8]+([.BF$1]-[.BE$1])*[.$D8]+[.$E$1]*[.BF$1]*[.$E8]+[.$F8]" office:value-type="currency" office:currency="USD" office:value="1.22" calcext:value-type="currency">
            <text:p>$1.22</text:p>
          </table:table-cell>
          <table:table-cell table:style-name="ce23" table:formula="of:=([.BG$1]-[.$C8])*[.$B8]+([.BG$1]-[.BF$1])*[.$D8]+[.$E$1]*[.BG$1]*[.$E8]+[.$F8]" office:value-type="currency" office:currency="USD" office:value="1.22" calcext:value-type="currency">
            <text:p>$1.22</text:p>
          </table:table-cell>
          <table:table-cell table:style-name="ce23" table:formula="of:=([.BH$1]-[.$C8])*[.$B8]+([.BH$1]-[.BG$1])*[.$D8]+[.$E$1]*[.BH$1]*[.$E8]+[.$F8]" office:value-type="currency" office:currency="USD" office:value="1.22" calcext:value-type="currency">
            <text:p>$1.22</text:p>
          </table:table-cell>
          <table:table-cell table:style-name="ce23" table:formula="of:=([.BI$1]-[.$C8])*[.$B8]+([.BI$1]-[.BH$1])*[.$D8]+[.$E$1]*[.BI$1]*[.$E8]+[.$F8]" office:value-type="currency" office:currency="USD" office:value="1.22" calcext:value-type="currency">
            <text:p>$1.22</text:p>
          </table:table-cell>
          <table:table-cell table:style-name="ce23" table:formula="of:=([.BJ$1]-[.$C8])*[.$B8]+([.BJ$1]-[.BI$1])*[.$D8]+[.$E$1]*[.BJ$1]*[.$E8]+[.$F8]" office:value-type="currency" office:currency="USD" office:value="1.22" calcext:value-type="currency">
            <text:p>$1.22</text:p>
          </table:table-cell>
          <table:table-cell table:style-name="ce23" table:formula="of:=([.BK$1]-[.$C8])*[.$B8]+([.BK$1]-[.BJ$1])*[.$D8]+[.$E$1]*[.BK$1]*[.$E8]+[.$F8]" office:value-type="currency" office:currency="USD" office:value="1.22" calcext:value-type="currency">
            <text:p>$1.22</text:p>
          </table:table-cell>
          <table:table-cell table:style-name="ce23" table:formula="of:=([.BL$1]-[.$C8])*[.$B8]+([.BL$1]-[.BK$1])*[.$D8]+[.$E$1]*[.BL$1]*[.$E8]+[.$F8]" office:value-type="currency" office:currency="USD" office:value="1.22" calcext:value-type="currency">
            <text:p>$1.22</text:p>
          </table:table-cell>
          <table:table-cell table:style-name="ce23" table:formula="of:=([.BM$1]-[.$C8])*[.$B8]+([.BM$1]-[.BL$1])*[.$D8]+[.$E$1]*[.BM$1]*[.$E8]+[.$F8]" office:value-type="currency" office:currency="USD" office:value="1.22" calcext:value-type="currency">
            <text:p>$1.22</text:p>
          </table:table-cell>
          <table:table-cell table:style-name="ce23" table:formula="of:=([.BN$1]-[.$C8])*[.$B8]+([.BN$1]-[.BM$1])*[.$D8]+[.$E$1]*[.BN$1]*[.$E8]+[.$F8]" office:value-type="currency" office:currency="USD" office:value="1.22" calcext:value-type="currency">
            <text:p>$1.22</text:p>
          </table:table-cell>
          <table:table-cell table:style-name="ce23" table:formula="of:=([.BO$1]-[.$C8])*[.$B8]+([.BO$1]-[.BN$1])*[.$D8]+[.$E$1]*[.BO$1]*[.$E8]+[.$F8]" office:value-type="currency" office:currency="USD" office:value="1.22" calcext:value-type="currency">
            <text:p>$1.22</text:p>
          </table:table-cell>
          <table:table-cell table:style-name="ce23" table:formula="of:=[.G8]/60" office:value-type="currency" office:currency="USD" office:value="1.22" calcext:value-type="currency">
            <text:p>$1.22</text:p>
          </table:table-cell>
          <table:table-cell table:style-name="ce23" table:formula="of:=[.G8]/5" office:value-type="currency" office:currency="USD" office:value="14.64" calcext:value-type="currency">
            <text:p>$14.64</text:p>
          </table:table-cell>
          <table:table-cell table:style-name="ce24" table:formula="of:=[.G8]/[.$G$5]-1" office:value-type="percentage" office:value="1.0111658167751" calcext:value-type="percentage">
            <text:p>101.12%</text:p>
          </table:table-cell>
          <table:table-cell table:style-name="ce23" table:formula="of:=([.G8]-[.$G$5])/5" office:value-type="currency" office:currency="USD" office:value="7.36063999999999" calcext:value-type="currency">
            <text:p>$7.36</text:p>
          </table:table-cell>
          <table:table-cell table:style-name="ce23" table:formula="of:=AVERAGE([.$H$1:.$BO$1])*[.E8]" office:value-type="currency" office:currency="USD" office:value="19.2" calcext:value-type="currency">
            <text:p>$19.20</text:p>
          </table:table-cell>
          <table:table-cell table:formula="of:=SUM([.H8:.S8])" office:value-type="currency" office:currency="USD" office:value="14.64" calcext:value-type="currency">
            <text:p>$14.64</text:p>
          </table:table-cell>
          <table:table-cell table:formula="of:=SUM([.T8:.AE8])" office:value-type="currency" office:currency="USD" office:value="14.64" calcext:value-type="currency">
            <text:p>$14.64</text:p>
          </table:table-cell>
          <table:table-cell table:formula="of:=SUM([.AF8:.AQ8])" office:value-type="currency" office:currency="USD" office:value="14.64" calcext:value-type="currency">
            <text:p>$14.64</text:p>
          </table:table-cell>
          <table:table-cell table:formula="of:=SUM([.AR8:.BC8])" office:value-type="currency" office:currency="USD" office:value="14.64" calcext:value-type="currency">
            <text:p>$14.64</text:p>
          </table:table-cell>
          <table:table-cell table:formula="of:=SUM([.BD8:.BO8])" office:value-type="currency" office:currency="USD" office:value="14.64" calcext:value-type="currency">
            <text:p>$14.64</text:p>
          </table:table-cell>
          <table:table-cell table:style-name="ce23" table:formula="of:=[.BQ8]+[.$BZ$1]*[.BT8]" office:value-type="currency" office:currency="USD" office:value="21.04" calcext:value-type="currency">
            <text:p>$21.04</text:p>
          </table:table-cell>
          <table:table-cell table:style-name="ce24" table:formula="of:=([.BZ8]-[.$BZ$5])/[.$BZ$5]" office:value-type="percentage" office:value="1.57123862658706" calcext:value-type="percentage">
            <text:p>157.12%</text:p>
          </table:table-cell>
          <table:table-cell table:style-name="ce23" table:formula="of:=[.G8]+([.$BZ$1]*5)*[.BT8]" office:value-type="currency" office:currency="USD" office:value="105.2" calcext:value-type="currency">
            <text:p>$105.2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oogle Cold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formula="of:=SUM([.H9:.BO9])" office:value-type="currency" office:currency="USD" office:value="102" calcext:value-type="currency">
            <text:p>$102.00</text:p>
          </table:table-cell>
          <table:table-cell table:formula="of:=([.H$1]-[.$C9])*[.$B9]+([.H$1]-[.G$1])*[.$D9]+[.$E$1]*[.H$1]*[.$E9]+[.$F9]" office:value-type="currency" office:currency="USD" office:value="1.7" calcext:value-type="currency">
            <text:p>$1.70</text:p>
          </table:table-cell>
          <table:table-cell table:formula="of:=([.I$1]-[.$C9])*[.$B9]+([.I$1]-[.H$1])*[.$D9]+[.$E$1]*[.I$1]*[.$E9]+[.$F9]" office:value-type="currency" office:currency="USD" office:value="1.7" calcext:value-type="currency">
            <text:p>$1.70</text:p>
          </table:table-cell>
          <table:table-cell table:style-name="ce23" table:formula="of:=([.J$1]-[.$C9])*[.$B9]+([.J$1]-[.I$1])*[.$D9]+[.$E$1]*[.J$1]*[.$E9]+[.$F9]" office:value-type="currency" office:currency="USD" office:value="1.7" calcext:value-type="currency">
            <text:p>$1.70</text:p>
          </table:table-cell>
          <table:table-cell table:style-name="ce23" table:formula="of:=([.K$1]-[.$C9])*[.$B9]+([.K$1]-[.J$1])*[.$D9]+[.$E$1]*[.K$1]*[.$E9]+[.$F9]" office:value-type="currency" office:currency="USD" office:value="1.7" calcext:value-type="currency">
            <text:p>$1.70</text:p>
          </table:table-cell>
          <table:table-cell table:style-name="ce23" table:formula="of:=([.L$1]-[.$C9])*[.$B9]+([.L$1]-[.K$1])*[.$D9]+[.$E$1]*[.L$1]*[.$E9]+[.$F9]" office:value-type="currency" office:currency="USD" office:value="1.7" calcext:value-type="currency">
            <text:p>$1.70</text:p>
          </table:table-cell>
          <table:table-cell table:style-name="ce23" table:formula="of:=([.M$1]-[.$C9])*[.$B9]+([.M$1]-[.L$1])*[.$D9]+[.$E$1]*[.M$1]*[.$E9]+[.$F9]" office:value-type="currency" office:currency="USD" office:value="1.7" calcext:value-type="currency">
            <text:p>$1.70</text:p>
          </table:table-cell>
          <table:table-cell table:style-name="ce23" table:formula="of:=([.N$1]-[.$C9])*[.$B9]+([.N$1]-[.M$1])*[.$D9]+[.$E$1]*[.N$1]*[.$E9]+[.$F9]" office:value-type="currency" office:currency="USD" office:value="1.7" calcext:value-type="currency">
            <text:p>$1.70</text:p>
          </table:table-cell>
          <table:table-cell table:style-name="ce23" table:formula="of:=([.O$1]-[.$C9])*[.$B9]+([.O$1]-[.N$1])*[.$D9]+[.$E$1]*[.O$1]*[.$E9]+[.$F9]" office:value-type="currency" office:currency="USD" office:value="1.7" calcext:value-type="currency">
            <text:p>$1.70</text:p>
          </table:table-cell>
          <table:table-cell table:style-name="ce23" table:formula="of:=([.P$1]-[.$C9])*[.$B9]+([.P$1]-[.O$1])*[.$D9]+[.$E$1]*[.P$1]*[.$E9]+[.$F9]" office:value-type="currency" office:currency="USD" office:value="1.7" calcext:value-type="currency">
            <text:p>$1.70</text:p>
          </table:table-cell>
          <table:table-cell table:style-name="ce23" table:formula="of:=([.Q$1]-[.$C9])*[.$B9]+([.Q$1]-[.P$1])*[.$D9]+[.$E$1]*[.Q$1]*[.$E9]+[.$F9]" office:value-type="currency" office:currency="USD" office:value="1.7" calcext:value-type="currency">
            <text:p>$1.70</text:p>
          </table:table-cell>
          <table:table-cell table:style-name="ce23" table:formula="of:=([.R$1]-[.$C9])*[.$B9]+([.R$1]-[.Q$1])*[.$D9]+[.$E$1]*[.R$1]*[.$E9]+[.$F9]" office:value-type="currency" office:currency="USD" office:value="1.7" calcext:value-type="currency">
            <text:p>$1.70</text:p>
          </table:table-cell>
          <table:table-cell table:style-name="ce23" table:formula="of:=([.S$1]-[.$C9])*[.$B9]+([.S$1]-[.R$1])*[.$D9]+[.$E$1]*[.S$1]*[.$E9]+[.$F9]" office:value-type="currency" office:currency="USD" office:value="1.7" calcext:value-type="currency">
            <text:p>$1.70</text:p>
          </table:table-cell>
          <table:table-cell table:style-name="ce23" table:formula="of:=([.T$1]-[.$C9])*[.$B9]+([.T$1]-[.S$1])*[.$D9]+[.$E$1]*[.T$1]*[.$E9]+[.$F9]" office:value-type="currency" office:currency="USD" office:value="1.7" calcext:value-type="currency">
            <text:p>$1.70</text:p>
          </table:table-cell>
          <table:table-cell table:style-name="ce23" table:formula="of:=([.U$1]-[.$C9])*[.$B9]+([.U$1]-[.T$1])*[.$D9]+[.$E$1]*[.U$1]*[.$E9]+[.$F9]" office:value-type="currency" office:currency="USD" office:value="1.7" calcext:value-type="currency">
            <text:p>$1.70</text:p>
          </table:table-cell>
          <table:table-cell table:style-name="ce23" table:formula="of:=([.V$1]-[.$C9])*[.$B9]+([.V$1]-[.U$1])*[.$D9]+[.$E$1]*[.V$1]*[.$E9]+[.$F9]" office:value-type="currency" office:currency="USD" office:value="1.7" calcext:value-type="currency">
            <text:p>$1.70</text:p>
          </table:table-cell>
          <table:table-cell table:style-name="ce23" table:formula="of:=([.W$1]-[.$C9])*[.$B9]+([.W$1]-[.V$1])*[.$D9]+[.$E$1]*[.W$1]*[.$E9]+[.$F9]" office:value-type="currency" office:currency="USD" office:value="1.7" calcext:value-type="currency">
            <text:p>$1.70</text:p>
          </table:table-cell>
          <table:table-cell table:style-name="ce23" table:formula="of:=([.X$1]-[.$C9])*[.$B9]+([.X$1]-[.W$1])*[.$D9]+[.$E$1]*[.X$1]*[.$E9]+[.$F9]" office:value-type="currency" office:currency="USD" office:value="1.7" calcext:value-type="currency">
            <text:p>$1.70</text:p>
          </table:table-cell>
          <table:table-cell table:style-name="ce23" table:formula="of:=([.Y$1]-[.$C9])*[.$B9]+([.Y$1]-[.X$1])*[.$D9]+[.$E$1]*[.Y$1]*[.$E9]+[.$F9]" office:value-type="currency" office:currency="USD" office:value="1.7" calcext:value-type="currency">
            <text:p>$1.70</text:p>
          </table:table-cell>
          <table:table-cell table:style-name="ce23" table:formula="of:=([.Z$1]-[.$C9])*[.$B9]+([.Z$1]-[.Y$1])*[.$D9]+[.$E$1]*[.Z$1]*[.$E9]+[.$F9]" office:value-type="currency" office:currency="USD" office:value="1.7" calcext:value-type="currency">
            <text:p>$1.70</text:p>
          </table:table-cell>
          <table:table-cell table:style-name="ce23" table:formula="of:=([.AA$1]-[.$C9])*[.$B9]+([.AA$1]-[.Z$1])*[.$D9]+[.$E$1]*[.AA$1]*[.$E9]+[.$F9]" office:value-type="currency" office:currency="USD" office:value="1.7" calcext:value-type="currency">
            <text:p>$1.70</text:p>
          </table:table-cell>
          <table:table-cell table:style-name="ce23" table:formula="of:=([.AB$1]-[.$C9])*[.$B9]+([.AB$1]-[.AA$1])*[.$D9]+[.$E$1]*[.AB$1]*[.$E9]+[.$F9]" office:value-type="currency" office:currency="USD" office:value="1.7" calcext:value-type="currency">
            <text:p>$1.70</text:p>
          </table:table-cell>
          <table:table-cell table:style-name="ce23" table:formula="of:=([.AC$1]-[.$C9])*[.$B9]+([.AC$1]-[.AB$1])*[.$D9]+[.$E$1]*[.AC$1]*[.$E9]+[.$F9]" office:value-type="currency" office:currency="USD" office:value="1.7" calcext:value-type="currency">
            <text:p>$1.70</text:p>
          </table:table-cell>
          <table:table-cell table:style-name="ce23" table:formula="of:=([.AD$1]-[.$C9])*[.$B9]+([.AD$1]-[.AC$1])*[.$D9]+[.$E$1]*[.AD$1]*[.$E9]+[.$F9]" office:value-type="currency" office:currency="USD" office:value="1.7" calcext:value-type="currency">
            <text:p>$1.70</text:p>
          </table:table-cell>
          <table:table-cell table:style-name="ce23" table:formula="of:=([.AE$1]-[.$C9])*[.$B9]+([.AE$1]-[.AD$1])*[.$D9]+[.$E$1]*[.AE$1]*[.$E9]+[.$F9]" office:value-type="currency" office:currency="USD" office:value="1.7" calcext:value-type="currency">
            <text:p>$1.70</text:p>
          </table:table-cell>
          <table:table-cell table:style-name="ce23" table:formula="of:=([.AF$1]-[.$C9])*[.$B9]+([.AF$1]-[.AE$1])*[.$D9]+[.$E$1]*[.AF$1]*[.$E9]+[.$F9]" office:value-type="currency" office:currency="USD" office:value="1.7" calcext:value-type="currency">
            <text:p>$1.70</text:p>
          </table:table-cell>
          <table:table-cell table:style-name="ce23" table:formula="of:=([.AG$1]-[.$C9])*[.$B9]+([.AG$1]-[.AF$1])*[.$D9]+[.$E$1]*[.AG$1]*[.$E9]+[.$F9]" office:value-type="currency" office:currency="USD" office:value="1.7" calcext:value-type="currency">
            <text:p>$1.70</text:p>
          </table:table-cell>
          <table:table-cell table:style-name="ce23" table:formula="of:=([.AH$1]-[.$C9])*[.$B9]+([.AH$1]-[.AG$1])*[.$D9]+[.$E$1]*[.AH$1]*[.$E9]+[.$F9]" office:value-type="currency" office:currency="USD" office:value="1.7" calcext:value-type="currency">
            <text:p>$1.70</text:p>
          </table:table-cell>
          <table:table-cell table:style-name="ce23" table:formula="of:=([.AI$1]-[.$C9])*[.$B9]+([.AI$1]-[.AH$1])*[.$D9]+[.$E$1]*[.AI$1]*[.$E9]+[.$F9]" office:value-type="currency" office:currency="USD" office:value="1.7" calcext:value-type="currency">
            <text:p>$1.70</text:p>
          </table:table-cell>
          <table:table-cell table:style-name="ce23" table:formula="of:=([.AJ$1]-[.$C9])*[.$B9]+([.AJ$1]-[.AI$1])*[.$D9]+[.$E$1]*[.AJ$1]*[.$E9]+[.$F9]" office:value-type="currency" office:currency="USD" office:value="1.7" calcext:value-type="currency">
            <text:p>$1.70</text:p>
          </table:table-cell>
          <table:table-cell table:style-name="ce23" table:formula="of:=([.AK$1]-[.$C9])*[.$B9]+([.AK$1]-[.AJ$1])*[.$D9]+[.$E$1]*[.AK$1]*[.$E9]+[.$F9]" office:value-type="currency" office:currency="USD" office:value="1.7" calcext:value-type="currency">
            <text:p>$1.70</text:p>
          </table:table-cell>
          <table:table-cell table:style-name="ce23" table:formula="of:=([.AL$1]-[.$C9])*[.$B9]+([.AL$1]-[.AK$1])*[.$D9]+[.$E$1]*[.AL$1]*[.$E9]+[.$F9]" office:value-type="currency" office:currency="USD" office:value="1.7" calcext:value-type="currency">
            <text:p>$1.70</text:p>
          </table:table-cell>
          <table:table-cell table:style-name="ce23" table:formula="of:=([.AM$1]-[.$C9])*[.$B9]+([.AM$1]-[.AL$1])*[.$D9]+[.$E$1]*[.AM$1]*[.$E9]+[.$F9]" office:value-type="currency" office:currency="USD" office:value="1.7" calcext:value-type="currency">
            <text:p>$1.70</text:p>
          </table:table-cell>
          <table:table-cell table:style-name="ce23" table:formula="of:=([.AN$1]-[.$C9])*[.$B9]+([.AN$1]-[.AM$1])*[.$D9]+[.$E$1]*[.AN$1]*[.$E9]+[.$F9]" office:value-type="currency" office:currency="USD" office:value="1.7" calcext:value-type="currency">
            <text:p>$1.70</text:p>
          </table:table-cell>
          <table:table-cell table:style-name="ce23" table:formula="of:=([.AO$1]-[.$C9])*[.$B9]+([.AO$1]-[.AN$1])*[.$D9]+[.$E$1]*[.AO$1]*[.$E9]+[.$F9]" office:value-type="currency" office:currency="USD" office:value="1.7" calcext:value-type="currency">
            <text:p>$1.70</text:p>
          </table:table-cell>
          <table:table-cell table:style-name="ce23" table:formula="of:=([.AP$1]-[.$C9])*[.$B9]+([.AP$1]-[.AO$1])*[.$D9]+[.$E$1]*[.AP$1]*[.$E9]+[.$F9]" office:value-type="currency" office:currency="USD" office:value="1.7" calcext:value-type="currency">
            <text:p>$1.70</text:p>
          </table:table-cell>
          <table:table-cell table:style-name="ce23" table:formula="of:=([.AQ$1]-[.$C9])*[.$B9]+([.AQ$1]-[.AP$1])*[.$D9]+[.$E$1]*[.AQ$1]*[.$E9]+[.$F9]" office:value-type="currency" office:currency="USD" office:value="1.7" calcext:value-type="currency">
            <text:p>$1.70</text:p>
          </table:table-cell>
          <table:table-cell table:style-name="ce23" table:formula="of:=([.AR$1]-[.$C9])*[.$B9]+([.AR$1]-[.AQ$1])*[.$D9]+[.$E$1]*[.AR$1]*[.$E9]+[.$F9]" office:value-type="currency" office:currency="USD" office:value="1.7" calcext:value-type="currency">
            <text:p>$1.70</text:p>
          </table:table-cell>
          <table:table-cell table:style-name="ce23" table:formula="of:=([.AS$1]-[.$C9])*[.$B9]+([.AS$1]-[.AR$1])*[.$D9]+[.$E$1]*[.AS$1]*[.$E9]+[.$F9]" office:value-type="currency" office:currency="USD" office:value="1.7" calcext:value-type="currency">
            <text:p>$1.70</text:p>
          </table:table-cell>
          <table:table-cell table:style-name="ce23" table:formula="of:=([.AT$1]-[.$C9])*[.$B9]+([.AT$1]-[.AS$1])*[.$D9]+[.$E$1]*[.AT$1]*[.$E9]+[.$F9]" office:value-type="currency" office:currency="USD" office:value="1.7" calcext:value-type="currency">
            <text:p>$1.70</text:p>
          </table:table-cell>
          <table:table-cell table:style-name="ce23" table:formula="of:=([.AU$1]-[.$C9])*[.$B9]+([.AU$1]-[.AT$1])*[.$D9]+[.$E$1]*[.AU$1]*[.$E9]+[.$F9]" office:value-type="currency" office:currency="USD" office:value="1.7" calcext:value-type="currency">
            <text:p>$1.70</text:p>
          </table:table-cell>
          <table:table-cell table:style-name="ce23" table:formula="of:=([.AV$1]-[.$C9])*[.$B9]+([.AV$1]-[.AU$1])*[.$D9]+[.$E$1]*[.AV$1]*[.$E9]+[.$F9]" office:value-type="currency" office:currency="USD" office:value="1.7" calcext:value-type="currency">
            <text:p>$1.70</text:p>
          </table:table-cell>
          <table:table-cell table:style-name="ce23" table:formula="of:=([.AW$1]-[.$C9])*[.$B9]+([.AW$1]-[.AV$1])*[.$D9]+[.$E$1]*[.AW$1]*[.$E9]+[.$F9]" office:value-type="currency" office:currency="USD" office:value="1.7" calcext:value-type="currency">
            <text:p>$1.70</text:p>
          </table:table-cell>
          <table:table-cell table:style-name="ce23" table:formula="of:=([.AX$1]-[.$C9])*[.$B9]+([.AX$1]-[.AW$1])*[.$D9]+[.$E$1]*[.AX$1]*[.$E9]+[.$F9]" office:value-type="currency" office:currency="USD" office:value="1.7" calcext:value-type="currency">
            <text:p>$1.70</text:p>
          </table:table-cell>
          <table:table-cell table:style-name="ce23" table:formula="of:=([.AY$1]-[.$C9])*[.$B9]+([.AY$1]-[.AX$1])*[.$D9]+[.$E$1]*[.AY$1]*[.$E9]+[.$F9]" office:value-type="currency" office:currency="USD" office:value="1.7" calcext:value-type="currency">
            <text:p>$1.70</text:p>
          </table:table-cell>
          <table:table-cell table:style-name="ce23" table:formula="of:=([.AZ$1]-[.$C9])*[.$B9]+([.AZ$1]-[.AY$1])*[.$D9]+[.$E$1]*[.AZ$1]*[.$E9]+[.$F9]" office:value-type="currency" office:currency="USD" office:value="1.7" calcext:value-type="currency">
            <text:p>$1.70</text:p>
          </table:table-cell>
          <table:table-cell table:style-name="ce23" table:formula="of:=([.BA$1]-[.$C9])*[.$B9]+([.BA$1]-[.AZ$1])*[.$D9]+[.$E$1]*[.BA$1]*[.$E9]+[.$F9]" office:value-type="currency" office:currency="USD" office:value="1.7" calcext:value-type="currency">
            <text:p>$1.70</text:p>
          </table:table-cell>
          <table:table-cell table:style-name="ce23" table:formula="of:=([.BB$1]-[.$C9])*[.$B9]+([.BB$1]-[.BA$1])*[.$D9]+[.$E$1]*[.BB$1]*[.$E9]+[.$F9]" office:value-type="currency" office:currency="USD" office:value="1.7" calcext:value-type="currency">
            <text:p>$1.70</text:p>
          </table:table-cell>
          <table:table-cell table:style-name="ce23" table:formula="of:=([.BC$1]-[.$C9])*[.$B9]+([.BC$1]-[.BB$1])*[.$D9]+[.$E$1]*[.BC$1]*[.$E9]+[.$F9]" office:value-type="currency" office:currency="USD" office:value="1.7" calcext:value-type="currency">
            <text:p>$1.70</text:p>
          </table:table-cell>
          <table:table-cell table:style-name="ce23" table:formula="of:=([.BD$1]-[.$C9])*[.$B9]+([.BD$1]-[.BC$1])*[.$D9]+[.$E$1]*[.BD$1]*[.$E9]+[.$F9]" office:value-type="currency" office:currency="USD" office:value="1.7" calcext:value-type="currency">
            <text:p>$1.70</text:p>
          </table:table-cell>
          <table:table-cell table:style-name="ce23" table:formula="of:=([.BE$1]-[.$C9])*[.$B9]+([.BE$1]-[.BD$1])*[.$D9]+[.$E$1]*[.BE$1]*[.$E9]+[.$F9]" office:value-type="currency" office:currency="USD" office:value="1.7" calcext:value-type="currency">
            <text:p>$1.70</text:p>
          </table:table-cell>
          <table:table-cell table:style-name="ce23" table:formula="of:=([.BF$1]-[.$C9])*[.$B9]+([.BF$1]-[.BE$1])*[.$D9]+[.$E$1]*[.BF$1]*[.$E9]+[.$F9]" office:value-type="currency" office:currency="USD" office:value="1.7" calcext:value-type="currency">
            <text:p>$1.70</text:p>
          </table:table-cell>
          <table:table-cell table:style-name="ce23" table:formula="of:=([.BG$1]-[.$C9])*[.$B9]+([.BG$1]-[.BF$1])*[.$D9]+[.$E$1]*[.BG$1]*[.$E9]+[.$F9]" office:value-type="currency" office:currency="USD" office:value="1.7" calcext:value-type="currency">
            <text:p>$1.70</text:p>
          </table:table-cell>
          <table:table-cell table:style-name="ce23" table:formula="of:=([.BH$1]-[.$C9])*[.$B9]+([.BH$1]-[.BG$1])*[.$D9]+[.$E$1]*[.BH$1]*[.$E9]+[.$F9]" office:value-type="currency" office:currency="USD" office:value="1.7" calcext:value-type="currency">
            <text:p>$1.70</text:p>
          </table:table-cell>
          <table:table-cell table:style-name="ce23" table:formula="of:=([.BI$1]-[.$C9])*[.$B9]+([.BI$1]-[.BH$1])*[.$D9]+[.$E$1]*[.BI$1]*[.$E9]+[.$F9]" office:value-type="currency" office:currency="USD" office:value="1.7" calcext:value-type="currency">
            <text:p>$1.70</text:p>
          </table:table-cell>
          <table:table-cell table:style-name="ce23" table:formula="of:=([.BJ$1]-[.$C9])*[.$B9]+([.BJ$1]-[.BI$1])*[.$D9]+[.$E$1]*[.BJ$1]*[.$E9]+[.$F9]" office:value-type="currency" office:currency="USD" office:value="1.7" calcext:value-type="currency">
            <text:p>$1.70</text:p>
          </table:table-cell>
          <table:table-cell table:style-name="ce23" table:formula="of:=([.BK$1]-[.$C9])*[.$B9]+([.BK$1]-[.BJ$1])*[.$D9]+[.$E$1]*[.BK$1]*[.$E9]+[.$F9]" office:value-type="currency" office:currency="USD" office:value="1.7" calcext:value-type="currency">
            <text:p>$1.70</text:p>
          </table:table-cell>
          <table:table-cell table:style-name="ce23" table:formula="of:=([.BL$1]-[.$C9])*[.$B9]+([.BL$1]-[.BK$1])*[.$D9]+[.$E$1]*[.BL$1]*[.$E9]+[.$F9]" office:value-type="currency" office:currency="USD" office:value="1.7" calcext:value-type="currency">
            <text:p>$1.70</text:p>
          </table:table-cell>
          <table:table-cell table:style-name="ce23" table:formula="of:=([.BM$1]-[.$C9])*[.$B9]+([.BM$1]-[.BL$1])*[.$D9]+[.$E$1]*[.BM$1]*[.$E9]+[.$F9]" office:value-type="currency" office:currency="USD" office:value="1.7" calcext:value-type="currency">
            <text:p>$1.70</text:p>
          </table:table-cell>
          <table:table-cell table:style-name="ce23" table:formula="of:=([.BN$1]-[.$C9])*[.$B9]+([.BN$1]-[.BM$1])*[.$D9]+[.$E$1]*[.BN$1]*[.$E9]+[.$F9]" office:value-type="currency" office:currency="USD" office:value="1.7" calcext:value-type="currency">
            <text:p>$1.70</text:p>
          </table:table-cell>
          <table:table-cell table:style-name="ce23" table:formula="of:=([.BO$1]-[.$C9])*[.$B9]+([.BO$1]-[.BN$1])*[.$D9]+[.$E$1]*[.BO$1]*[.$E9]+[.$F9]" office:value-type="currency" office:currency="USD" office:value="1.7" calcext:value-type="currency">
            <text:p>$1.70</text:p>
          </table:table-cell>
          <table:table-cell table:style-name="ce23" table:formula="of:=[.G9]/60" office:value-type="currency" office:currency="USD" office:value="1.7" calcext:value-type="currency">
            <text:p>$1.70</text:p>
          </table:table-cell>
          <table:table-cell table:style-name="ce23" table:formula="of:=[.G9]/5" office:value-type="currency" office:currency="USD" office:value="20.4" calcext:value-type="currency">
            <text:p>$20.40</text:p>
          </table:table-cell>
          <table:table-cell table:style-name="ce24" table:formula="of:=[.G9]/[.$G$5]-1" office:value-type="percentage" office:value="1.80244417091613" calcext:value-type="percentage">
            <text:p>180.24%</text:p>
          </table:table-cell>
          <table:table-cell table:style-name="ce23" table:formula="of:=([.G9]-[.$G$5])/5" office:value-type="currency" office:currency="USD" office:value="13.12064" calcext:value-type="currency">
            <text:p>$13.12</text:p>
          </table:table-cell>
          <table:table-cell table:style-name="ce23" table:formula="of:=AVERAGE([.$H$1:.$BO$1])*[.E9]" office:value-type="currency" office:currency="USD" office:value="19.2" calcext:value-type="currency">
            <text:p>$19.20</text:p>
          </table:table-cell>
          <table:table-cell table:formula="of:=SUM([.H9:.S9])" office:value-type="currency" office:currency="USD" office:value="20.4" calcext:value-type="currency">
            <text:p>$20.40</text:p>
          </table:table-cell>
          <table:table-cell table:formula="of:=SUM([.T9:.AE9])" office:value-type="currency" office:currency="USD" office:value="20.4" calcext:value-type="currency">
            <text:p>$20.40</text:p>
          </table:table-cell>
          <table:table-cell table:formula="of:=SUM([.AF9:.AQ9])" office:value-type="currency" office:currency="USD" office:value="20.4" calcext:value-type="currency">
            <text:p>$20.40</text:p>
          </table:table-cell>
          <table:table-cell table:formula="of:=SUM([.AR9:.BC9])" office:value-type="currency" office:currency="USD" office:value="20.4" calcext:value-type="currency">
            <text:p>$20.40</text:p>
          </table:table-cell>
          <table:table-cell table:formula="of:=SUM([.BD9:.BO9])" office:value-type="currency" office:currency="USD" office:value="20.4" calcext:value-type="currency">
            <text:p>$20.40</text:p>
          </table:table-cell>
          <table:table-cell table:style-name="ce23" table:formula="of:=[.BQ9]+[.$BZ$1]*[.BT9]" office:value-type="currency" office:currency="USD" office:value="26.8" calcext:value-type="currency">
            <text:p>$26.80</text:p>
          </table:table-cell>
          <table:table-cell table:style-name="ce24" table:formula="of:=([.BZ9]-[.$BZ$5])/[.$BZ$5]" office:value-type="percentage" office:value="2.27515186276299" calcext:value-type="percentage">
            <text:p>227.52%</text:p>
          </table:table-cell>
          <table:table-cell table:style-name="ce23" table:formula="of:=[.G9]+([.$BZ$1]*5)*[.BT9]" office:value-type="currency" office:currency="USD" office:value="134" calcext:value-type="currency">
            <text:p>$134.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oogle Multi-EU Near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formula="of:=SUM([.H10:.BO10])" office:value-type="currency" office:currency="USD" office:value="102" calcext:value-type="currency">
            <text:p>$102.00</text:p>
          </table:table-cell>
          <table:table-cell table:formula="of:=([.H$1]-[.$C10])*[.$B10]+([.H$1]-[.G$1])*[.$D10]+[.$E$1]*[.H$1]*[.$E10]+[.$F10]" office:value-type="currency" office:currency="USD" office:value="1.7" calcext:value-type="currency">
            <text:p>$1.70</text:p>
          </table:table-cell>
          <table:table-cell table:formula="of:=([.I$1]-[.$C10])*[.$B10]+([.I$1]-[.H$1])*[.$D10]+[.$E$1]*[.I$1]*[.$E10]+[.$F10]" office:value-type="currency" office:currency="USD" office:value="1.7" calcext:value-type="currency">
            <text:p>$1.70</text:p>
          </table:table-cell>
          <table:table-cell table:style-name="ce23" table:formula="of:=([.J$1]-[.$C10])*[.$B10]+([.J$1]-[.I$1])*[.$D10]+[.$E$1]*[.J$1]*[.$E10]+[.$F10]" office:value-type="currency" office:currency="USD" office:value="1.7" calcext:value-type="currency">
            <text:p>$1.70</text:p>
          </table:table-cell>
          <table:table-cell table:style-name="ce23" table:formula="of:=([.K$1]-[.$C10])*[.$B10]+([.K$1]-[.J$1])*[.$D10]+[.$E$1]*[.K$1]*[.$E10]+[.$F10]" office:value-type="currency" office:currency="USD" office:value="1.7" calcext:value-type="currency">
            <text:p>$1.70</text:p>
          </table:table-cell>
          <table:table-cell table:style-name="ce23" table:formula="of:=([.L$1]-[.$C10])*[.$B10]+([.L$1]-[.K$1])*[.$D10]+[.$E$1]*[.L$1]*[.$E10]+[.$F10]" office:value-type="currency" office:currency="USD" office:value="1.7" calcext:value-type="currency">
            <text:p>$1.70</text:p>
          </table:table-cell>
          <table:table-cell table:style-name="ce23" table:formula="of:=([.M$1]-[.$C10])*[.$B10]+([.M$1]-[.L$1])*[.$D10]+[.$E$1]*[.M$1]*[.$E10]+[.$F10]" office:value-type="currency" office:currency="USD" office:value="1.7" calcext:value-type="currency">
            <text:p>$1.70</text:p>
          </table:table-cell>
          <table:table-cell table:style-name="ce23" table:formula="of:=([.N$1]-[.$C10])*[.$B10]+([.N$1]-[.M$1])*[.$D10]+[.$E$1]*[.N$1]*[.$E10]+[.$F10]" office:value-type="currency" office:currency="USD" office:value="1.7" calcext:value-type="currency">
            <text:p>$1.70</text:p>
          </table:table-cell>
          <table:table-cell table:style-name="ce23" table:formula="of:=([.O$1]-[.$C10])*[.$B10]+([.O$1]-[.N$1])*[.$D10]+[.$E$1]*[.O$1]*[.$E10]+[.$F10]" office:value-type="currency" office:currency="USD" office:value="1.7" calcext:value-type="currency">
            <text:p>$1.70</text:p>
          </table:table-cell>
          <table:table-cell table:style-name="ce23" table:formula="of:=([.P$1]-[.$C10])*[.$B10]+([.P$1]-[.O$1])*[.$D10]+[.$E$1]*[.P$1]*[.$E10]+[.$F10]" office:value-type="currency" office:currency="USD" office:value="1.7" calcext:value-type="currency">
            <text:p>$1.70</text:p>
          </table:table-cell>
          <table:table-cell table:style-name="ce23" table:formula="of:=([.Q$1]-[.$C10])*[.$B10]+([.Q$1]-[.P$1])*[.$D10]+[.$E$1]*[.Q$1]*[.$E10]+[.$F10]" office:value-type="currency" office:currency="USD" office:value="1.7" calcext:value-type="currency">
            <text:p>$1.70</text:p>
          </table:table-cell>
          <table:table-cell table:style-name="ce23" table:formula="of:=([.R$1]-[.$C10])*[.$B10]+([.R$1]-[.Q$1])*[.$D10]+[.$E$1]*[.R$1]*[.$E10]+[.$F10]" office:value-type="currency" office:currency="USD" office:value="1.7" calcext:value-type="currency">
            <text:p>$1.70</text:p>
          </table:table-cell>
          <table:table-cell table:style-name="ce23" table:formula="of:=([.S$1]-[.$C10])*[.$B10]+([.S$1]-[.R$1])*[.$D10]+[.$E$1]*[.S$1]*[.$E10]+[.$F10]" office:value-type="currency" office:currency="USD" office:value="1.7" calcext:value-type="currency">
            <text:p>$1.70</text:p>
          </table:table-cell>
          <table:table-cell table:style-name="ce23" table:formula="of:=([.T$1]-[.$C10])*[.$B10]+([.T$1]-[.S$1])*[.$D10]+[.$E$1]*[.T$1]*[.$E10]+[.$F10]" office:value-type="currency" office:currency="USD" office:value="1.7" calcext:value-type="currency">
            <text:p>$1.70</text:p>
          </table:table-cell>
          <table:table-cell table:style-name="ce23" table:formula="of:=([.U$1]-[.$C10])*[.$B10]+([.U$1]-[.T$1])*[.$D10]+[.$E$1]*[.U$1]*[.$E10]+[.$F10]" office:value-type="currency" office:currency="USD" office:value="1.7" calcext:value-type="currency">
            <text:p>$1.70</text:p>
          </table:table-cell>
          <table:table-cell table:style-name="ce23" table:formula="of:=([.V$1]-[.$C10])*[.$B10]+([.V$1]-[.U$1])*[.$D10]+[.$E$1]*[.V$1]*[.$E10]+[.$F10]" office:value-type="currency" office:currency="USD" office:value="1.7" calcext:value-type="currency">
            <text:p>$1.70</text:p>
          </table:table-cell>
          <table:table-cell table:style-name="ce23" table:formula="of:=([.W$1]-[.$C10])*[.$B10]+([.W$1]-[.V$1])*[.$D10]+[.$E$1]*[.W$1]*[.$E10]+[.$F10]" office:value-type="currency" office:currency="USD" office:value="1.7" calcext:value-type="currency">
            <text:p>$1.70</text:p>
          </table:table-cell>
          <table:table-cell table:style-name="ce23" table:formula="of:=([.X$1]-[.$C10])*[.$B10]+([.X$1]-[.W$1])*[.$D10]+[.$E$1]*[.X$1]*[.$E10]+[.$F10]" office:value-type="currency" office:currency="USD" office:value="1.7" calcext:value-type="currency">
            <text:p>$1.70</text:p>
          </table:table-cell>
          <table:table-cell table:style-name="ce23" table:formula="of:=([.Y$1]-[.$C10])*[.$B10]+([.Y$1]-[.X$1])*[.$D10]+[.$E$1]*[.Y$1]*[.$E10]+[.$F10]" office:value-type="currency" office:currency="USD" office:value="1.7" calcext:value-type="currency">
            <text:p>$1.70</text:p>
          </table:table-cell>
          <table:table-cell table:style-name="ce23" table:formula="of:=([.Z$1]-[.$C10])*[.$B10]+([.Z$1]-[.Y$1])*[.$D10]+[.$E$1]*[.Z$1]*[.$E10]+[.$F10]" office:value-type="currency" office:currency="USD" office:value="1.7" calcext:value-type="currency">
            <text:p>$1.70</text:p>
          </table:table-cell>
          <table:table-cell table:style-name="ce23" table:formula="of:=([.AA$1]-[.$C10])*[.$B10]+([.AA$1]-[.Z$1])*[.$D10]+[.$E$1]*[.AA$1]*[.$E10]+[.$F10]" office:value-type="currency" office:currency="USD" office:value="1.7" calcext:value-type="currency">
            <text:p>$1.70</text:p>
          </table:table-cell>
          <table:table-cell table:style-name="ce23" table:formula="of:=([.AB$1]-[.$C10])*[.$B10]+([.AB$1]-[.AA$1])*[.$D10]+[.$E$1]*[.AB$1]*[.$E10]+[.$F10]" office:value-type="currency" office:currency="USD" office:value="1.7" calcext:value-type="currency">
            <text:p>$1.70</text:p>
          </table:table-cell>
          <table:table-cell table:style-name="ce23" table:formula="of:=([.AC$1]-[.$C10])*[.$B10]+([.AC$1]-[.AB$1])*[.$D10]+[.$E$1]*[.AC$1]*[.$E10]+[.$F10]" office:value-type="currency" office:currency="USD" office:value="1.7" calcext:value-type="currency">
            <text:p>$1.70</text:p>
          </table:table-cell>
          <table:table-cell table:style-name="ce23" table:formula="of:=([.AD$1]-[.$C10])*[.$B10]+([.AD$1]-[.AC$1])*[.$D10]+[.$E$1]*[.AD$1]*[.$E10]+[.$F10]" office:value-type="currency" office:currency="USD" office:value="1.7" calcext:value-type="currency">
            <text:p>$1.70</text:p>
          </table:table-cell>
          <table:table-cell table:style-name="ce23" table:formula="of:=([.AE$1]-[.$C10])*[.$B10]+([.AE$1]-[.AD$1])*[.$D10]+[.$E$1]*[.AE$1]*[.$E10]+[.$F10]" office:value-type="currency" office:currency="USD" office:value="1.7" calcext:value-type="currency">
            <text:p>$1.70</text:p>
          </table:table-cell>
          <table:table-cell table:style-name="ce23" table:formula="of:=([.AF$1]-[.$C10])*[.$B10]+([.AF$1]-[.AE$1])*[.$D10]+[.$E$1]*[.AF$1]*[.$E10]+[.$F10]" office:value-type="currency" office:currency="USD" office:value="1.7" calcext:value-type="currency">
            <text:p>$1.70</text:p>
          </table:table-cell>
          <table:table-cell table:style-name="ce23" table:formula="of:=([.AG$1]-[.$C10])*[.$B10]+([.AG$1]-[.AF$1])*[.$D10]+[.$E$1]*[.AG$1]*[.$E10]+[.$F10]" office:value-type="currency" office:currency="USD" office:value="1.7" calcext:value-type="currency">
            <text:p>$1.70</text:p>
          </table:table-cell>
          <table:table-cell table:style-name="ce23" table:formula="of:=([.AH$1]-[.$C10])*[.$B10]+([.AH$1]-[.AG$1])*[.$D10]+[.$E$1]*[.AH$1]*[.$E10]+[.$F10]" office:value-type="currency" office:currency="USD" office:value="1.7" calcext:value-type="currency">
            <text:p>$1.70</text:p>
          </table:table-cell>
          <table:table-cell table:style-name="ce23" table:formula="of:=([.AI$1]-[.$C10])*[.$B10]+([.AI$1]-[.AH$1])*[.$D10]+[.$E$1]*[.AI$1]*[.$E10]+[.$F10]" office:value-type="currency" office:currency="USD" office:value="1.7" calcext:value-type="currency">
            <text:p>$1.70</text:p>
          </table:table-cell>
          <table:table-cell table:style-name="ce23" table:formula="of:=([.AJ$1]-[.$C10])*[.$B10]+([.AJ$1]-[.AI$1])*[.$D10]+[.$E$1]*[.AJ$1]*[.$E10]+[.$F10]" office:value-type="currency" office:currency="USD" office:value="1.7" calcext:value-type="currency">
            <text:p>$1.70</text:p>
          </table:table-cell>
          <table:table-cell table:style-name="ce23" table:formula="of:=([.AK$1]-[.$C10])*[.$B10]+([.AK$1]-[.AJ$1])*[.$D10]+[.$E$1]*[.AK$1]*[.$E10]+[.$F10]" office:value-type="currency" office:currency="USD" office:value="1.7" calcext:value-type="currency">
            <text:p>$1.70</text:p>
          </table:table-cell>
          <table:table-cell table:style-name="ce23" table:formula="of:=([.AL$1]-[.$C10])*[.$B10]+([.AL$1]-[.AK$1])*[.$D10]+[.$E$1]*[.AL$1]*[.$E10]+[.$F10]" office:value-type="currency" office:currency="USD" office:value="1.7" calcext:value-type="currency">
            <text:p>$1.70</text:p>
          </table:table-cell>
          <table:table-cell table:style-name="ce23" table:formula="of:=([.AM$1]-[.$C10])*[.$B10]+([.AM$1]-[.AL$1])*[.$D10]+[.$E$1]*[.AM$1]*[.$E10]+[.$F10]" office:value-type="currency" office:currency="USD" office:value="1.7" calcext:value-type="currency">
            <text:p>$1.70</text:p>
          </table:table-cell>
          <table:table-cell table:style-name="ce23" table:formula="of:=([.AN$1]-[.$C10])*[.$B10]+([.AN$1]-[.AM$1])*[.$D10]+[.$E$1]*[.AN$1]*[.$E10]+[.$F10]" office:value-type="currency" office:currency="USD" office:value="1.7" calcext:value-type="currency">
            <text:p>$1.70</text:p>
          </table:table-cell>
          <table:table-cell table:style-name="ce23" table:formula="of:=([.AO$1]-[.$C10])*[.$B10]+([.AO$1]-[.AN$1])*[.$D10]+[.$E$1]*[.AO$1]*[.$E10]+[.$F10]" office:value-type="currency" office:currency="USD" office:value="1.7" calcext:value-type="currency">
            <text:p>$1.70</text:p>
          </table:table-cell>
          <table:table-cell table:style-name="ce23" table:formula="of:=([.AP$1]-[.$C10])*[.$B10]+([.AP$1]-[.AO$1])*[.$D10]+[.$E$1]*[.AP$1]*[.$E10]+[.$F10]" office:value-type="currency" office:currency="USD" office:value="1.7" calcext:value-type="currency">
            <text:p>$1.70</text:p>
          </table:table-cell>
          <table:table-cell table:style-name="ce23" table:formula="of:=([.AQ$1]-[.$C10])*[.$B10]+([.AQ$1]-[.AP$1])*[.$D10]+[.$E$1]*[.AQ$1]*[.$E10]+[.$F10]" office:value-type="currency" office:currency="USD" office:value="1.7" calcext:value-type="currency">
            <text:p>$1.70</text:p>
          </table:table-cell>
          <table:table-cell table:style-name="ce23" table:formula="of:=([.AR$1]-[.$C10])*[.$B10]+([.AR$1]-[.AQ$1])*[.$D10]+[.$E$1]*[.AR$1]*[.$E10]+[.$F10]" office:value-type="currency" office:currency="USD" office:value="1.7" calcext:value-type="currency">
            <text:p>$1.70</text:p>
          </table:table-cell>
          <table:table-cell table:style-name="ce23" table:formula="of:=([.AS$1]-[.$C10])*[.$B10]+([.AS$1]-[.AR$1])*[.$D10]+[.$E$1]*[.AS$1]*[.$E10]+[.$F10]" office:value-type="currency" office:currency="USD" office:value="1.7" calcext:value-type="currency">
            <text:p>$1.70</text:p>
          </table:table-cell>
          <table:table-cell table:style-name="ce23" table:formula="of:=([.AT$1]-[.$C10])*[.$B10]+([.AT$1]-[.AS$1])*[.$D10]+[.$E$1]*[.AT$1]*[.$E10]+[.$F10]" office:value-type="currency" office:currency="USD" office:value="1.7" calcext:value-type="currency">
            <text:p>$1.70</text:p>
          </table:table-cell>
          <table:table-cell table:style-name="ce23" table:formula="of:=([.AU$1]-[.$C10])*[.$B10]+([.AU$1]-[.AT$1])*[.$D10]+[.$E$1]*[.AU$1]*[.$E10]+[.$F10]" office:value-type="currency" office:currency="USD" office:value="1.7" calcext:value-type="currency">
            <text:p>$1.70</text:p>
          </table:table-cell>
          <table:table-cell table:style-name="ce23" table:formula="of:=([.AV$1]-[.$C10])*[.$B10]+([.AV$1]-[.AU$1])*[.$D10]+[.$E$1]*[.AV$1]*[.$E10]+[.$F10]" office:value-type="currency" office:currency="USD" office:value="1.7" calcext:value-type="currency">
            <text:p>$1.70</text:p>
          </table:table-cell>
          <table:table-cell table:style-name="ce23" table:formula="of:=([.AW$1]-[.$C10])*[.$B10]+([.AW$1]-[.AV$1])*[.$D10]+[.$E$1]*[.AW$1]*[.$E10]+[.$F10]" office:value-type="currency" office:currency="USD" office:value="1.7" calcext:value-type="currency">
            <text:p>$1.70</text:p>
          </table:table-cell>
          <table:table-cell table:style-name="ce23" table:formula="of:=([.AX$1]-[.$C10])*[.$B10]+([.AX$1]-[.AW$1])*[.$D10]+[.$E$1]*[.AX$1]*[.$E10]+[.$F10]" office:value-type="currency" office:currency="USD" office:value="1.7" calcext:value-type="currency">
            <text:p>$1.70</text:p>
          </table:table-cell>
          <table:table-cell table:style-name="ce23" table:formula="of:=([.AY$1]-[.$C10])*[.$B10]+([.AY$1]-[.AX$1])*[.$D10]+[.$E$1]*[.AY$1]*[.$E10]+[.$F10]" office:value-type="currency" office:currency="USD" office:value="1.7" calcext:value-type="currency">
            <text:p>$1.70</text:p>
          </table:table-cell>
          <table:table-cell table:style-name="ce23" table:formula="of:=([.AZ$1]-[.$C10])*[.$B10]+([.AZ$1]-[.AY$1])*[.$D10]+[.$E$1]*[.AZ$1]*[.$E10]+[.$F10]" office:value-type="currency" office:currency="USD" office:value="1.7" calcext:value-type="currency">
            <text:p>$1.70</text:p>
          </table:table-cell>
          <table:table-cell table:style-name="ce23" table:formula="of:=([.BA$1]-[.$C10])*[.$B10]+([.BA$1]-[.AZ$1])*[.$D10]+[.$E$1]*[.BA$1]*[.$E10]+[.$F10]" office:value-type="currency" office:currency="USD" office:value="1.7" calcext:value-type="currency">
            <text:p>$1.70</text:p>
          </table:table-cell>
          <table:table-cell table:style-name="ce23" table:formula="of:=([.BB$1]-[.$C10])*[.$B10]+([.BB$1]-[.BA$1])*[.$D10]+[.$E$1]*[.BB$1]*[.$E10]+[.$F10]" office:value-type="currency" office:currency="USD" office:value="1.7" calcext:value-type="currency">
            <text:p>$1.70</text:p>
          </table:table-cell>
          <table:table-cell table:style-name="ce23" table:formula="of:=([.BC$1]-[.$C10])*[.$B10]+([.BC$1]-[.BB$1])*[.$D10]+[.$E$1]*[.BC$1]*[.$E10]+[.$F10]" office:value-type="currency" office:currency="USD" office:value="1.7" calcext:value-type="currency">
            <text:p>$1.70</text:p>
          </table:table-cell>
          <table:table-cell table:style-name="ce23" table:formula="of:=([.BD$1]-[.$C10])*[.$B10]+([.BD$1]-[.BC$1])*[.$D10]+[.$E$1]*[.BD$1]*[.$E10]+[.$F10]" office:value-type="currency" office:currency="USD" office:value="1.7" calcext:value-type="currency">
            <text:p>$1.70</text:p>
          </table:table-cell>
          <table:table-cell table:style-name="ce23" table:formula="of:=([.BE$1]-[.$C10])*[.$B10]+([.BE$1]-[.BD$1])*[.$D10]+[.$E$1]*[.BE$1]*[.$E10]+[.$F10]" office:value-type="currency" office:currency="USD" office:value="1.7" calcext:value-type="currency">
            <text:p>$1.70</text:p>
          </table:table-cell>
          <table:table-cell table:style-name="ce23" table:formula="of:=([.BF$1]-[.$C10])*[.$B10]+([.BF$1]-[.BE$1])*[.$D10]+[.$E$1]*[.BF$1]*[.$E10]+[.$F10]" office:value-type="currency" office:currency="USD" office:value="1.7" calcext:value-type="currency">
            <text:p>$1.70</text:p>
          </table:table-cell>
          <table:table-cell table:style-name="ce23" table:formula="of:=([.BG$1]-[.$C10])*[.$B10]+([.BG$1]-[.BF$1])*[.$D10]+[.$E$1]*[.BG$1]*[.$E10]+[.$F10]" office:value-type="currency" office:currency="USD" office:value="1.7" calcext:value-type="currency">
            <text:p>$1.70</text:p>
          </table:table-cell>
          <table:table-cell table:style-name="ce23" table:formula="of:=([.BH$1]-[.$C10])*[.$B10]+([.BH$1]-[.BG$1])*[.$D10]+[.$E$1]*[.BH$1]*[.$E10]+[.$F10]" office:value-type="currency" office:currency="USD" office:value="1.7" calcext:value-type="currency">
            <text:p>$1.70</text:p>
          </table:table-cell>
          <table:table-cell table:style-name="ce23" table:formula="of:=([.BI$1]-[.$C10])*[.$B10]+([.BI$1]-[.BH$1])*[.$D10]+[.$E$1]*[.BI$1]*[.$E10]+[.$F10]" office:value-type="currency" office:currency="USD" office:value="1.7" calcext:value-type="currency">
            <text:p>$1.70</text:p>
          </table:table-cell>
          <table:table-cell table:style-name="ce23" table:formula="of:=([.BJ$1]-[.$C10])*[.$B10]+([.BJ$1]-[.BI$1])*[.$D10]+[.$E$1]*[.BJ$1]*[.$E10]+[.$F10]" office:value-type="currency" office:currency="USD" office:value="1.7" calcext:value-type="currency">
            <text:p>$1.70</text:p>
          </table:table-cell>
          <table:table-cell table:style-name="ce23" table:formula="of:=([.BK$1]-[.$C10])*[.$B10]+([.BK$1]-[.BJ$1])*[.$D10]+[.$E$1]*[.BK$1]*[.$E10]+[.$F10]" office:value-type="currency" office:currency="USD" office:value="1.7" calcext:value-type="currency">
            <text:p>$1.70</text:p>
          </table:table-cell>
          <table:table-cell table:style-name="ce23" table:formula="of:=([.BL$1]-[.$C10])*[.$B10]+([.BL$1]-[.BK$1])*[.$D10]+[.$E$1]*[.BL$1]*[.$E10]+[.$F10]" office:value-type="currency" office:currency="USD" office:value="1.7" calcext:value-type="currency">
            <text:p>$1.70</text:p>
          </table:table-cell>
          <table:table-cell table:style-name="ce23" table:formula="of:=([.BM$1]-[.$C10])*[.$B10]+([.BM$1]-[.BL$1])*[.$D10]+[.$E$1]*[.BM$1]*[.$E10]+[.$F10]" office:value-type="currency" office:currency="USD" office:value="1.7" calcext:value-type="currency">
            <text:p>$1.70</text:p>
          </table:table-cell>
          <table:table-cell table:style-name="ce23" table:formula="of:=([.BN$1]-[.$C10])*[.$B10]+([.BN$1]-[.BM$1])*[.$D10]+[.$E$1]*[.BN$1]*[.$E10]+[.$F10]" office:value-type="currency" office:currency="USD" office:value="1.7" calcext:value-type="currency">
            <text:p>$1.70</text:p>
          </table:table-cell>
          <table:table-cell table:style-name="ce23" table:formula="of:=([.BO$1]-[.$C10])*[.$B10]+([.BO$1]-[.BN$1])*[.$D10]+[.$E$1]*[.BO$1]*[.$E10]+[.$F10]" office:value-type="currency" office:currency="USD" office:value="1.7" calcext:value-type="currency">
            <text:p>$1.70</text:p>
          </table:table-cell>
          <table:table-cell table:style-name="ce23" table:formula="of:=[.G10]/60" office:value-type="currency" office:currency="USD" office:value="1.7" calcext:value-type="currency">
            <text:p>$1.70</text:p>
          </table:table-cell>
          <table:table-cell table:style-name="ce23" table:formula="of:=[.G10]/5" office:value-type="currency" office:currency="USD" office:value="20.4" calcext:value-type="currency">
            <text:p>$20.40</text:p>
          </table:table-cell>
          <table:table-cell table:style-name="ce24" table:formula="of:=[.G10]/[.$G$5]-1" office:value-type="percentage" office:value="1.80244417091613" calcext:value-type="percentage">
            <text:p>180.24%</text:p>
          </table:table-cell>
          <table:table-cell table:style-name="ce23" table:formula="of:=([.G10]-[.$G$5])/5" office:value-type="currency" office:currency="USD" office:value="13.12064" calcext:value-type="currency">
            <text:p>$13.12</text:p>
          </table:table-cell>
          <table:table-cell table:style-name="ce23" table:formula="of:=AVERAGE([.$H$1:.$BO$1])*[.E10]" office:value-type="currency" office:currency="USD" office:value="19.2" calcext:value-type="currency">
            <text:p>$19.20</text:p>
          </table:table-cell>
          <table:table-cell table:formula="of:=SUM([.H10:.S10])" office:value-type="currency" office:currency="USD" office:value="20.4" calcext:value-type="currency">
            <text:p>$20.40</text:p>
          </table:table-cell>
          <table:table-cell table:formula="of:=SUM([.T10:.AE10])" office:value-type="currency" office:currency="USD" office:value="20.4" calcext:value-type="currency">
            <text:p>$20.40</text:p>
          </table:table-cell>
          <table:table-cell table:formula="of:=SUM([.AF10:.AQ10])" office:value-type="currency" office:currency="USD" office:value="20.4" calcext:value-type="currency">
            <text:p>$20.40</text:p>
          </table:table-cell>
          <table:table-cell table:formula="of:=SUM([.AR10:.BC10])" office:value-type="currency" office:currency="USD" office:value="20.4" calcext:value-type="currency">
            <text:p>$20.40</text:p>
          </table:table-cell>
          <table:table-cell table:formula="of:=SUM([.BD10:.BO10])" office:value-type="currency" office:currency="USD" office:value="20.4" calcext:value-type="currency">
            <text:p>$20.40</text:p>
          </table:table-cell>
          <table:table-cell table:style-name="ce23" table:formula="of:=[.BQ10]+[.$BZ$1]*[.BT10]" office:value-type="currency" office:currency="USD" office:value="26.8" calcext:value-type="currency">
            <text:p>$26.80</text:p>
          </table:table-cell>
          <table:table-cell table:style-name="ce24" table:formula="of:=([.BZ10]-[.$BZ$5])/[.$BZ$5]" office:value-type="percentage" office:value="2.27515186276299" calcext:value-type="percentage">
            <text:p>227.52%</text:p>
          </table:table-cell>
          <table:table-cell table:style-name="ce23" table:formula="of:=[.G10]+([.$BZ$1]*5)*[.BT10]" office:value-type="currency" office:currency="USD" office:value="134" calcext:value-type="currency">
            <text:p>$134.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mazon Infrequent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SUM([.H11:.BO11])" office:value-type="currency" office:currency="USD" office:value="123" calcext:value-type="currency">
            <text:p>$123.00</text:p>
          </table:table-cell>
          <table:table-cell table:formula="of:=([.H$1]-[.$C11])*[.$B11]+([.H$1]-[.G$1])*[.$D11]+[.$E$1]*[.H$1]*[.$E11]+[.$F11]" office:value-type="currency" office:currency="USD" office:value="2.05" calcext:value-type="currency">
            <text:p>$2.05</text:p>
          </table:table-cell>
          <table:table-cell table:formula="of:=([.I$1]-[.$C11])*[.$B11]+([.I$1]-[.H$1])*[.$D11]+[.$E$1]*[.I$1]*[.$E11]+[.$F11]" office:value-type="currency" office:currency="USD" office:value="2.05" calcext:value-type="currency">
            <text:p>$2.05</text:p>
          </table:table-cell>
          <table:table-cell table:style-name="ce23" table:formula="of:=([.J$1]-[.$C11])*[.$B11]+([.J$1]-[.I$1])*[.$D11]+[.$E$1]*[.J$1]*[.$E11]+[.$F11]" office:value-type="currency" office:currency="USD" office:value="2.05" calcext:value-type="currency">
            <text:p>$2.05</text:p>
          </table:table-cell>
          <table:table-cell table:style-name="ce23" table:formula="of:=([.K$1]-[.$C11])*[.$B11]+([.K$1]-[.J$1])*[.$D11]+[.$E$1]*[.K$1]*[.$E11]+[.$F11]" office:value-type="currency" office:currency="USD" office:value="2.05" calcext:value-type="currency">
            <text:p>$2.05</text:p>
          </table:table-cell>
          <table:table-cell table:style-name="ce23" table:formula="of:=([.L$1]-[.$C11])*[.$B11]+([.L$1]-[.K$1])*[.$D11]+[.$E$1]*[.L$1]*[.$E11]+[.$F11]" office:value-type="currency" office:currency="USD" office:value="2.05" calcext:value-type="currency">
            <text:p>$2.05</text:p>
          </table:table-cell>
          <table:table-cell table:style-name="ce23" table:formula="of:=([.M$1]-[.$C11])*[.$B11]+([.M$1]-[.L$1])*[.$D11]+[.$E$1]*[.M$1]*[.$E11]+[.$F11]" office:value-type="currency" office:currency="USD" office:value="2.05" calcext:value-type="currency">
            <text:p>$2.05</text:p>
          </table:table-cell>
          <table:table-cell table:style-name="ce23" table:formula="of:=([.N$1]-[.$C11])*[.$B11]+([.N$1]-[.M$1])*[.$D11]+[.$E$1]*[.N$1]*[.$E11]+[.$F11]" office:value-type="currency" office:currency="USD" office:value="2.05" calcext:value-type="currency">
            <text:p>$2.05</text:p>
          </table:table-cell>
          <table:table-cell table:style-name="ce23" table:formula="of:=([.O$1]-[.$C11])*[.$B11]+([.O$1]-[.N$1])*[.$D11]+[.$E$1]*[.O$1]*[.$E11]+[.$F11]" office:value-type="currency" office:currency="USD" office:value="2.05" calcext:value-type="currency">
            <text:p>$2.05</text:p>
          </table:table-cell>
          <table:table-cell table:style-name="ce23" table:formula="of:=([.P$1]-[.$C11])*[.$B11]+([.P$1]-[.O$1])*[.$D11]+[.$E$1]*[.P$1]*[.$E11]+[.$F11]" office:value-type="currency" office:currency="USD" office:value="2.05" calcext:value-type="currency">
            <text:p>$2.05</text:p>
          </table:table-cell>
          <table:table-cell table:style-name="ce23" table:formula="of:=([.Q$1]-[.$C11])*[.$B11]+([.Q$1]-[.P$1])*[.$D11]+[.$E$1]*[.Q$1]*[.$E11]+[.$F11]" office:value-type="currency" office:currency="USD" office:value="2.05" calcext:value-type="currency">
            <text:p>$2.05</text:p>
          </table:table-cell>
          <table:table-cell table:style-name="ce23" table:formula="of:=([.R$1]-[.$C11])*[.$B11]+([.R$1]-[.Q$1])*[.$D11]+[.$E$1]*[.R$1]*[.$E11]+[.$F11]" office:value-type="currency" office:currency="USD" office:value="2.05" calcext:value-type="currency">
            <text:p>$2.05</text:p>
          </table:table-cell>
          <table:table-cell table:style-name="ce23" table:formula="of:=([.S$1]-[.$C11])*[.$B11]+([.S$1]-[.R$1])*[.$D11]+[.$E$1]*[.S$1]*[.$E11]+[.$F11]" office:value-type="currency" office:currency="USD" office:value="2.05" calcext:value-type="currency">
            <text:p>$2.05</text:p>
          </table:table-cell>
          <table:table-cell table:style-name="ce23" table:formula="of:=([.T$1]-[.$C11])*[.$B11]+([.T$1]-[.S$1])*[.$D11]+[.$E$1]*[.T$1]*[.$E11]+[.$F11]" office:value-type="currency" office:currency="USD" office:value="2.05" calcext:value-type="currency">
            <text:p>$2.05</text:p>
          </table:table-cell>
          <table:table-cell table:style-name="ce23" table:formula="of:=([.U$1]-[.$C11])*[.$B11]+([.U$1]-[.T$1])*[.$D11]+[.$E$1]*[.U$1]*[.$E11]+[.$F11]" office:value-type="currency" office:currency="USD" office:value="2.05" calcext:value-type="currency">
            <text:p>$2.05</text:p>
          </table:table-cell>
          <table:table-cell table:style-name="ce23" table:formula="of:=([.V$1]-[.$C11])*[.$B11]+([.V$1]-[.U$1])*[.$D11]+[.$E$1]*[.V$1]*[.$E11]+[.$F11]" office:value-type="currency" office:currency="USD" office:value="2.05" calcext:value-type="currency">
            <text:p>$2.05</text:p>
          </table:table-cell>
          <table:table-cell table:style-name="ce23" table:formula="of:=([.W$1]-[.$C11])*[.$B11]+([.W$1]-[.V$1])*[.$D11]+[.$E$1]*[.W$1]*[.$E11]+[.$F11]" office:value-type="currency" office:currency="USD" office:value="2.05" calcext:value-type="currency">
            <text:p>$2.05</text:p>
          </table:table-cell>
          <table:table-cell table:style-name="ce23" table:formula="of:=([.X$1]-[.$C11])*[.$B11]+([.X$1]-[.W$1])*[.$D11]+[.$E$1]*[.X$1]*[.$E11]+[.$F11]" office:value-type="currency" office:currency="USD" office:value="2.05" calcext:value-type="currency">
            <text:p>$2.05</text:p>
          </table:table-cell>
          <table:table-cell table:style-name="ce23" table:formula="of:=([.Y$1]-[.$C11])*[.$B11]+([.Y$1]-[.X$1])*[.$D11]+[.$E$1]*[.Y$1]*[.$E11]+[.$F11]" office:value-type="currency" office:currency="USD" office:value="2.05" calcext:value-type="currency">
            <text:p>$2.05</text:p>
          </table:table-cell>
          <table:table-cell table:style-name="ce23" table:formula="of:=([.Z$1]-[.$C11])*[.$B11]+([.Z$1]-[.Y$1])*[.$D11]+[.$E$1]*[.Z$1]*[.$E11]+[.$F11]" office:value-type="currency" office:currency="USD" office:value="2.05" calcext:value-type="currency">
            <text:p>$2.05</text:p>
          </table:table-cell>
          <table:table-cell table:style-name="ce23" table:formula="of:=([.AA$1]-[.$C11])*[.$B11]+([.AA$1]-[.Z$1])*[.$D11]+[.$E$1]*[.AA$1]*[.$E11]+[.$F11]" office:value-type="currency" office:currency="USD" office:value="2.05" calcext:value-type="currency">
            <text:p>$2.05</text:p>
          </table:table-cell>
          <table:table-cell table:style-name="ce23" table:formula="of:=([.AB$1]-[.$C11])*[.$B11]+([.AB$1]-[.AA$1])*[.$D11]+[.$E$1]*[.AB$1]*[.$E11]+[.$F11]" office:value-type="currency" office:currency="USD" office:value="2.05" calcext:value-type="currency">
            <text:p>$2.05</text:p>
          </table:table-cell>
          <table:table-cell table:style-name="ce23" table:formula="of:=([.AC$1]-[.$C11])*[.$B11]+([.AC$1]-[.AB$1])*[.$D11]+[.$E$1]*[.AC$1]*[.$E11]+[.$F11]" office:value-type="currency" office:currency="USD" office:value="2.05" calcext:value-type="currency">
            <text:p>$2.05</text:p>
          </table:table-cell>
          <table:table-cell table:style-name="ce23" table:formula="of:=([.AD$1]-[.$C11])*[.$B11]+([.AD$1]-[.AC$1])*[.$D11]+[.$E$1]*[.AD$1]*[.$E11]+[.$F11]" office:value-type="currency" office:currency="USD" office:value="2.05" calcext:value-type="currency">
            <text:p>$2.05</text:p>
          </table:table-cell>
          <table:table-cell table:style-name="ce23" table:formula="of:=([.AE$1]-[.$C11])*[.$B11]+([.AE$1]-[.AD$1])*[.$D11]+[.$E$1]*[.AE$1]*[.$E11]+[.$F11]" office:value-type="currency" office:currency="USD" office:value="2.05" calcext:value-type="currency">
            <text:p>$2.05</text:p>
          </table:table-cell>
          <table:table-cell table:style-name="ce23" table:formula="of:=([.AF$1]-[.$C11])*[.$B11]+([.AF$1]-[.AE$1])*[.$D11]+[.$E$1]*[.AF$1]*[.$E11]+[.$F11]" office:value-type="currency" office:currency="USD" office:value="2.05" calcext:value-type="currency">
            <text:p>$2.05</text:p>
          </table:table-cell>
          <table:table-cell table:style-name="ce23" table:formula="of:=([.AG$1]-[.$C11])*[.$B11]+([.AG$1]-[.AF$1])*[.$D11]+[.$E$1]*[.AG$1]*[.$E11]+[.$F11]" office:value-type="currency" office:currency="USD" office:value="2.05" calcext:value-type="currency">
            <text:p>$2.05</text:p>
          </table:table-cell>
          <table:table-cell table:style-name="ce23" table:formula="of:=([.AH$1]-[.$C11])*[.$B11]+([.AH$1]-[.AG$1])*[.$D11]+[.$E$1]*[.AH$1]*[.$E11]+[.$F11]" office:value-type="currency" office:currency="USD" office:value="2.05" calcext:value-type="currency">
            <text:p>$2.05</text:p>
          </table:table-cell>
          <table:table-cell table:style-name="ce23" table:formula="of:=([.AI$1]-[.$C11])*[.$B11]+([.AI$1]-[.AH$1])*[.$D11]+[.$E$1]*[.AI$1]*[.$E11]+[.$F11]" office:value-type="currency" office:currency="USD" office:value="2.05" calcext:value-type="currency">
            <text:p>$2.05</text:p>
          </table:table-cell>
          <table:table-cell table:style-name="ce23" table:formula="of:=([.AJ$1]-[.$C11])*[.$B11]+([.AJ$1]-[.AI$1])*[.$D11]+[.$E$1]*[.AJ$1]*[.$E11]+[.$F11]" office:value-type="currency" office:currency="USD" office:value="2.05" calcext:value-type="currency">
            <text:p>$2.05</text:p>
          </table:table-cell>
          <table:table-cell table:style-name="ce23" table:formula="of:=([.AK$1]-[.$C11])*[.$B11]+([.AK$1]-[.AJ$1])*[.$D11]+[.$E$1]*[.AK$1]*[.$E11]+[.$F11]" office:value-type="currency" office:currency="USD" office:value="2.05" calcext:value-type="currency">
            <text:p>$2.05</text:p>
          </table:table-cell>
          <table:table-cell table:style-name="ce23" table:formula="of:=([.AL$1]-[.$C11])*[.$B11]+([.AL$1]-[.AK$1])*[.$D11]+[.$E$1]*[.AL$1]*[.$E11]+[.$F11]" office:value-type="currency" office:currency="USD" office:value="2.05" calcext:value-type="currency">
            <text:p>$2.05</text:p>
          </table:table-cell>
          <table:table-cell table:style-name="ce23" table:formula="of:=([.AM$1]-[.$C11])*[.$B11]+([.AM$1]-[.AL$1])*[.$D11]+[.$E$1]*[.AM$1]*[.$E11]+[.$F11]" office:value-type="currency" office:currency="USD" office:value="2.05" calcext:value-type="currency">
            <text:p>$2.05</text:p>
          </table:table-cell>
          <table:table-cell table:style-name="ce23" table:formula="of:=([.AN$1]-[.$C11])*[.$B11]+([.AN$1]-[.AM$1])*[.$D11]+[.$E$1]*[.AN$1]*[.$E11]+[.$F11]" office:value-type="currency" office:currency="USD" office:value="2.05" calcext:value-type="currency">
            <text:p>$2.05</text:p>
          </table:table-cell>
          <table:table-cell table:style-name="ce23" table:formula="of:=([.AO$1]-[.$C11])*[.$B11]+([.AO$1]-[.AN$1])*[.$D11]+[.$E$1]*[.AO$1]*[.$E11]+[.$F11]" office:value-type="currency" office:currency="USD" office:value="2.05" calcext:value-type="currency">
            <text:p>$2.05</text:p>
          </table:table-cell>
          <table:table-cell table:style-name="ce23" table:formula="of:=([.AP$1]-[.$C11])*[.$B11]+([.AP$1]-[.AO$1])*[.$D11]+[.$E$1]*[.AP$1]*[.$E11]+[.$F11]" office:value-type="currency" office:currency="USD" office:value="2.05" calcext:value-type="currency">
            <text:p>$2.05</text:p>
          </table:table-cell>
          <table:table-cell table:style-name="ce23" table:formula="of:=([.AQ$1]-[.$C11])*[.$B11]+([.AQ$1]-[.AP$1])*[.$D11]+[.$E$1]*[.AQ$1]*[.$E11]+[.$F11]" office:value-type="currency" office:currency="USD" office:value="2.05" calcext:value-type="currency">
            <text:p>$2.05</text:p>
          </table:table-cell>
          <table:table-cell table:style-name="ce23" table:formula="of:=([.AR$1]-[.$C11])*[.$B11]+([.AR$1]-[.AQ$1])*[.$D11]+[.$E$1]*[.AR$1]*[.$E11]+[.$F11]" office:value-type="currency" office:currency="USD" office:value="2.05" calcext:value-type="currency">
            <text:p>$2.05</text:p>
          </table:table-cell>
          <table:table-cell table:style-name="ce23" table:formula="of:=([.AS$1]-[.$C11])*[.$B11]+([.AS$1]-[.AR$1])*[.$D11]+[.$E$1]*[.AS$1]*[.$E11]+[.$F11]" office:value-type="currency" office:currency="USD" office:value="2.05" calcext:value-type="currency">
            <text:p>$2.05</text:p>
          </table:table-cell>
          <table:table-cell table:style-name="ce23" table:formula="of:=([.AT$1]-[.$C11])*[.$B11]+([.AT$1]-[.AS$1])*[.$D11]+[.$E$1]*[.AT$1]*[.$E11]+[.$F11]" office:value-type="currency" office:currency="USD" office:value="2.05" calcext:value-type="currency">
            <text:p>$2.05</text:p>
          </table:table-cell>
          <table:table-cell table:style-name="ce23" table:formula="of:=([.AU$1]-[.$C11])*[.$B11]+([.AU$1]-[.AT$1])*[.$D11]+[.$E$1]*[.AU$1]*[.$E11]+[.$F11]" office:value-type="currency" office:currency="USD" office:value="2.05" calcext:value-type="currency">
            <text:p>$2.05</text:p>
          </table:table-cell>
          <table:table-cell table:style-name="ce23" table:formula="of:=([.AV$1]-[.$C11])*[.$B11]+([.AV$1]-[.AU$1])*[.$D11]+[.$E$1]*[.AV$1]*[.$E11]+[.$F11]" office:value-type="currency" office:currency="USD" office:value="2.05" calcext:value-type="currency">
            <text:p>$2.05</text:p>
          </table:table-cell>
          <table:table-cell table:style-name="ce23" table:formula="of:=([.AW$1]-[.$C11])*[.$B11]+([.AW$1]-[.AV$1])*[.$D11]+[.$E$1]*[.AW$1]*[.$E11]+[.$F11]" office:value-type="currency" office:currency="USD" office:value="2.05" calcext:value-type="currency">
            <text:p>$2.05</text:p>
          </table:table-cell>
          <table:table-cell table:style-name="ce23" table:formula="of:=([.AX$1]-[.$C11])*[.$B11]+([.AX$1]-[.AW$1])*[.$D11]+[.$E$1]*[.AX$1]*[.$E11]+[.$F11]" office:value-type="currency" office:currency="USD" office:value="2.05" calcext:value-type="currency">
            <text:p>$2.05</text:p>
          </table:table-cell>
          <table:table-cell table:style-name="ce23" table:formula="of:=([.AY$1]-[.$C11])*[.$B11]+([.AY$1]-[.AX$1])*[.$D11]+[.$E$1]*[.AY$1]*[.$E11]+[.$F11]" office:value-type="currency" office:currency="USD" office:value="2.05" calcext:value-type="currency">
            <text:p>$2.05</text:p>
          </table:table-cell>
          <table:table-cell table:style-name="ce23" table:formula="of:=([.AZ$1]-[.$C11])*[.$B11]+([.AZ$1]-[.AY$1])*[.$D11]+[.$E$1]*[.AZ$1]*[.$E11]+[.$F11]" office:value-type="currency" office:currency="USD" office:value="2.05" calcext:value-type="currency">
            <text:p>$2.05</text:p>
          </table:table-cell>
          <table:table-cell table:style-name="ce23" table:formula="of:=([.BA$1]-[.$C11])*[.$B11]+([.BA$1]-[.AZ$1])*[.$D11]+[.$E$1]*[.BA$1]*[.$E11]+[.$F11]" office:value-type="currency" office:currency="USD" office:value="2.05" calcext:value-type="currency">
            <text:p>$2.05</text:p>
          </table:table-cell>
          <table:table-cell table:style-name="ce23" table:formula="of:=([.BB$1]-[.$C11])*[.$B11]+([.BB$1]-[.BA$1])*[.$D11]+[.$E$1]*[.BB$1]*[.$E11]+[.$F11]" office:value-type="currency" office:currency="USD" office:value="2.05" calcext:value-type="currency">
            <text:p>$2.05</text:p>
          </table:table-cell>
          <table:table-cell table:style-name="ce23" table:formula="of:=([.BC$1]-[.$C11])*[.$B11]+([.BC$1]-[.BB$1])*[.$D11]+[.$E$1]*[.BC$1]*[.$E11]+[.$F11]" office:value-type="currency" office:currency="USD" office:value="2.05" calcext:value-type="currency">
            <text:p>$2.05</text:p>
          </table:table-cell>
          <table:table-cell table:style-name="ce23" table:formula="of:=([.BD$1]-[.$C11])*[.$B11]+([.BD$1]-[.BC$1])*[.$D11]+[.$E$1]*[.BD$1]*[.$E11]+[.$F11]" office:value-type="currency" office:currency="USD" office:value="2.05" calcext:value-type="currency">
            <text:p>$2.05</text:p>
          </table:table-cell>
          <table:table-cell table:style-name="ce23" table:formula="of:=([.BE$1]-[.$C11])*[.$B11]+([.BE$1]-[.BD$1])*[.$D11]+[.$E$1]*[.BE$1]*[.$E11]+[.$F11]" office:value-type="currency" office:currency="USD" office:value="2.05" calcext:value-type="currency">
            <text:p>$2.05</text:p>
          </table:table-cell>
          <table:table-cell table:style-name="ce23" table:formula="of:=([.BF$1]-[.$C11])*[.$B11]+([.BF$1]-[.BE$1])*[.$D11]+[.$E$1]*[.BF$1]*[.$E11]+[.$F11]" office:value-type="currency" office:currency="USD" office:value="2.05" calcext:value-type="currency">
            <text:p>$2.05</text:p>
          </table:table-cell>
          <table:table-cell table:style-name="ce23" table:formula="of:=([.BG$1]-[.$C11])*[.$B11]+([.BG$1]-[.BF$1])*[.$D11]+[.$E$1]*[.BG$1]*[.$E11]+[.$F11]" office:value-type="currency" office:currency="USD" office:value="2.05" calcext:value-type="currency">
            <text:p>$2.05</text:p>
          </table:table-cell>
          <table:table-cell table:style-name="ce23" table:formula="of:=([.BH$1]-[.$C11])*[.$B11]+([.BH$1]-[.BG$1])*[.$D11]+[.$E$1]*[.BH$1]*[.$E11]+[.$F11]" office:value-type="currency" office:currency="USD" office:value="2.05" calcext:value-type="currency">
            <text:p>$2.05</text:p>
          </table:table-cell>
          <table:table-cell table:style-name="ce23" table:formula="of:=([.BI$1]-[.$C11])*[.$B11]+([.BI$1]-[.BH$1])*[.$D11]+[.$E$1]*[.BI$1]*[.$E11]+[.$F11]" office:value-type="currency" office:currency="USD" office:value="2.05" calcext:value-type="currency">
            <text:p>$2.05</text:p>
          </table:table-cell>
          <table:table-cell table:style-name="ce23" table:formula="of:=([.BJ$1]-[.$C11])*[.$B11]+([.BJ$1]-[.BI$1])*[.$D11]+[.$E$1]*[.BJ$1]*[.$E11]+[.$F11]" office:value-type="currency" office:currency="USD" office:value="2.05" calcext:value-type="currency">
            <text:p>$2.05</text:p>
          </table:table-cell>
          <table:table-cell table:style-name="ce23" table:formula="of:=([.BK$1]-[.$C11])*[.$B11]+([.BK$1]-[.BJ$1])*[.$D11]+[.$E$1]*[.BK$1]*[.$E11]+[.$F11]" office:value-type="currency" office:currency="USD" office:value="2.05" calcext:value-type="currency">
            <text:p>$2.05</text:p>
          </table:table-cell>
          <table:table-cell table:style-name="ce23" table:formula="of:=([.BL$1]-[.$C11])*[.$B11]+([.BL$1]-[.BK$1])*[.$D11]+[.$E$1]*[.BL$1]*[.$E11]+[.$F11]" office:value-type="currency" office:currency="USD" office:value="2.05" calcext:value-type="currency">
            <text:p>$2.05</text:p>
          </table:table-cell>
          <table:table-cell table:style-name="ce23" table:formula="of:=([.BM$1]-[.$C11])*[.$B11]+([.BM$1]-[.BL$1])*[.$D11]+[.$E$1]*[.BM$1]*[.$E11]+[.$F11]" office:value-type="currency" office:currency="USD" office:value="2.05" calcext:value-type="currency">
            <text:p>$2.05</text:p>
          </table:table-cell>
          <table:table-cell table:style-name="ce23" table:formula="of:=([.BN$1]-[.$C11])*[.$B11]+([.BN$1]-[.BM$1])*[.$D11]+[.$E$1]*[.BN$1]*[.$E11]+[.$F11]" office:value-type="currency" office:currency="USD" office:value="2.05" calcext:value-type="currency">
            <text:p>$2.05</text:p>
          </table:table-cell>
          <table:table-cell table:style-name="ce23" table:formula="of:=([.BO$1]-[.$C11])*[.$B11]+([.BO$1]-[.BN$1])*[.$D11]+[.$E$1]*[.BO$1]*[.$E11]+[.$F11]" office:value-type="currency" office:currency="USD" office:value="2.05" calcext:value-type="currency">
            <text:p>$2.05</text:p>
          </table:table-cell>
          <table:table-cell table:style-name="ce23" table:formula="of:=[.G11]/60" office:value-type="currency" office:currency="USD" office:value="2.05" calcext:value-type="currency">
            <text:p>$2.05</text:p>
          </table:table-cell>
          <table:table-cell table:style-name="ce23" table:formula="of:=[.G11]/5" office:value-type="currency" office:currency="USD" office:value="24.6" calcext:value-type="currency">
            <text:p>$24.60</text:p>
          </table:table-cell>
          <table:table-cell table:style-name="ce24" table:formula="of:=[.G11]/[.$G$5]-1" office:value-type="percentage" office:value="2.37941797081062" calcext:value-type="percentage">
            <text:p>237.94%</text:p>
          </table:table-cell>
          <table:table-cell table:style-name="ce23" table:formula="of:=([.G11]-[.$G$5])/5" office:value-type="currency" office:currency="USD" office:value="17.32064" calcext:value-type="currency">
            <text:p>$17.32</text:p>
          </table:table-cell>
          <table:table-cell table:style-name="ce23" table:formula="of:=AVERAGE([.$H$1:.$BO$1])*[.E11]" office:value-type="currency" office:currency="USD" office:value="14.4" calcext:value-type="currency">
            <text:p>$14.40</text:p>
          </table:table-cell>
          <table:table-cell table:formula="of:=SUM([.H11:.S11])" office:value-type="currency" office:currency="USD" office:value="24.6" calcext:value-type="currency">
            <text:p>$24.60</text:p>
          </table:table-cell>
          <table:table-cell table:formula="of:=SUM([.T11:.AE11])" office:value-type="currency" office:currency="USD" office:value="24.6" calcext:value-type="currency">
            <text:p>$24.60</text:p>
          </table:table-cell>
          <table:table-cell table:formula="of:=SUM([.AF11:.AQ11])" office:value-type="currency" office:currency="USD" office:value="24.6" calcext:value-type="currency">
            <text:p>$24.60</text:p>
          </table:table-cell>
          <table:table-cell table:formula="of:=SUM([.AR11:.BC11])" office:value-type="currency" office:currency="USD" office:value="24.6" calcext:value-type="currency">
            <text:p>$24.60</text:p>
          </table:table-cell>
          <table:table-cell table:formula="of:=SUM([.BD11:.BO11])" office:value-type="currency" office:currency="USD" office:value="24.6" calcext:value-type="currency">
            <text:p>$24.60</text:p>
          </table:table-cell>
          <table:table-cell table:style-name="ce23" table:formula="of:=[.BQ11]+[.$BZ$1]*[.BT11]" office:value-type="currency" office:currency="USD" office:value="29.4" calcext:value-type="currency">
            <text:p>$29.40</text:p>
          </table:table-cell>
          <table:table-cell table:style-name="ce24" table:formula="of:=([.BZ11]-[.$BZ$5])/[.$BZ$5]" office:value-type="percentage" office:value="2.59289047631462" calcext:value-type="percentage">
            <text:p>259.29%</text:p>
          </table:table-cell>
          <table:table-cell table:style-name="ce23" table:formula="of:=[.G11]+([.$BZ$1]*5)*[.BT11]" office:value-type="currency" office:currency="USD" office:value="147" calcext:value-type="currency">
            <text:p>$147.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oogle Nearline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formula="of:=SUM([.H12:.BO12])" office:value-type="currency" office:currency="USD" office:value="130.8" calcext:value-type="currency">
            <text:p>$130.80</text:p>
          </table:table-cell>
          <table:table-cell table:formula="of:=([.H$1]-[.$C12])*[.$B12]+([.H$1]-[.G$1])*[.$D12]+[.$E$1]*[.H$1]*[.$E12]+[.$F12]" office:value-type="currency" office:currency="USD" office:value="2.18" calcext:value-type="currency">
            <text:p>$2.18</text:p>
          </table:table-cell>
          <table:table-cell table:formula="of:=([.I$1]-[.$C12])*[.$B12]+([.I$1]-[.H$1])*[.$D12]+[.$E$1]*[.I$1]*[.$E12]+[.$F12]" office:value-type="currency" office:currency="USD" office:value="2.18" calcext:value-type="currency">
            <text:p>$2.18</text:p>
          </table:table-cell>
          <table:table-cell table:style-name="ce23" table:formula="of:=([.J$1]-[.$C12])*[.$B12]+([.J$1]-[.I$1])*[.$D12]+[.$E$1]*[.J$1]*[.$E12]+[.$F12]" office:value-type="currency" office:currency="USD" office:value="2.18" calcext:value-type="currency">
            <text:p>$2.18</text:p>
          </table:table-cell>
          <table:table-cell table:style-name="ce23" table:formula="of:=([.K$1]-[.$C12])*[.$B12]+([.K$1]-[.J$1])*[.$D12]+[.$E$1]*[.K$1]*[.$E12]+[.$F12]" office:value-type="currency" office:currency="USD" office:value="2.18" calcext:value-type="currency">
            <text:p>$2.18</text:p>
          </table:table-cell>
          <table:table-cell table:style-name="ce23" table:formula="of:=([.L$1]-[.$C12])*[.$B12]+([.L$1]-[.K$1])*[.$D12]+[.$E$1]*[.L$1]*[.$E12]+[.$F12]" office:value-type="currency" office:currency="USD" office:value="2.18" calcext:value-type="currency">
            <text:p>$2.18</text:p>
          </table:table-cell>
          <table:table-cell table:style-name="ce23" table:formula="of:=([.M$1]-[.$C12])*[.$B12]+([.M$1]-[.L$1])*[.$D12]+[.$E$1]*[.M$1]*[.$E12]+[.$F12]" office:value-type="currency" office:currency="USD" office:value="2.18" calcext:value-type="currency">
            <text:p>$2.18</text:p>
          </table:table-cell>
          <table:table-cell table:style-name="ce23" table:formula="of:=([.N$1]-[.$C12])*[.$B12]+([.N$1]-[.M$1])*[.$D12]+[.$E$1]*[.N$1]*[.$E12]+[.$F12]" office:value-type="currency" office:currency="USD" office:value="2.18" calcext:value-type="currency">
            <text:p>$2.18</text:p>
          </table:table-cell>
          <table:table-cell table:style-name="ce23" table:formula="of:=([.O$1]-[.$C12])*[.$B12]+([.O$1]-[.N$1])*[.$D12]+[.$E$1]*[.O$1]*[.$E12]+[.$F12]" office:value-type="currency" office:currency="USD" office:value="2.18" calcext:value-type="currency">
            <text:p>$2.18</text:p>
          </table:table-cell>
          <table:table-cell table:style-name="ce23" table:formula="of:=([.P$1]-[.$C12])*[.$B12]+([.P$1]-[.O$1])*[.$D12]+[.$E$1]*[.P$1]*[.$E12]+[.$F12]" office:value-type="currency" office:currency="USD" office:value="2.18" calcext:value-type="currency">
            <text:p>$2.18</text:p>
          </table:table-cell>
          <table:table-cell table:style-name="ce23" table:formula="of:=([.Q$1]-[.$C12])*[.$B12]+([.Q$1]-[.P$1])*[.$D12]+[.$E$1]*[.Q$1]*[.$E12]+[.$F12]" office:value-type="currency" office:currency="USD" office:value="2.18" calcext:value-type="currency">
            <text:p>$2.18</text:p>
          </table:table-cell>
          <table:table-cell table:style-name="ce23" table:formula="of:=([.R$1]-[.$C12])*[.$B12]+([.R$1]-[.Q$1])*[.$D12]+[.$E$1]*[.R$1]*[.$E12]+[.$F12]" office:value-type="currency" office:currency="USD" office:value="2.18" calcext:value-type="currency">
            <text:p>$2.18</text:p>
          </table:table-cell>
          <table:table-cell table:style-name="ce23" table:formula="of:=([.S$1]-[.$C12])*[.$B12]+([.S$1]-[.R$1])*[.$D12]+[.$E$1]*[.S$1]*[.$E12]+[.$F12]" office:value-type="currency" office:currency="USD" office:value="2.18" calcext:value-type="currency">
            <text:p>$2.18</text:p>
          </table:table-cell>
          <table:table-cell table:style-name="ce23" table:formula="of:=([.T$1]-[.$C12])*[.$B12]+([.T$1]-[.S$1])*[.$D12]+[.$E$1]*[.T$1]*[.$E12]+[.$F12]" office:value-type="currency" office:currency="USD" office:value="2.18" calcext:value-type="currency">
            <text:p>$2.18</text:p>
          </table:table-cell>
          <table:table-cell table:style-name="ce23" table:formula="of:=([.U$1]-[.$C12])*[.$B12]+([.U$1]-[.T$1])*[.$D12]+[.$E$1]*[.U$1]*[.$E12]+[.$F12]" office:value-type="currency" office:currency="USD" office:value="2.18" calcext:value-type="currency">
            <text:p>$2.18</text:p>
          </table:table-cell>
          <table:table-cell table:style-name="ce23" table:formula="of:=([.V$1]-[.$C12])*[.$B12]+([.V$1]-[.U$1])*[.$D12]+[.$E$1]*[.V$1]*[.$E12]+[.$F12]" office:value-type="currency" office:currency="USD" office:value="2.18" calcext:value-type="currency">
            <text:p>$2.18</text:p>
          </table:table-cell>
          <table:table-cell table:style-name="ce23" table:formula="of:=([.W$1]-[.$C12])*[.$B12]+([.W$1]-[.V$1])*[.$D12]+[.$E$1]*[.W$1]*[.$E12]+[.$F12]" office:value-type="currency" office:currency="USD" office:value="2.18" calcext:value-type="currency">
            <text:p>$2.18</text:p>
          </table:table-cell>
          <table:table-cell table:style-name="ce23" table:formula="of:=([.X$1]-[.$C12])*[.$B12]+([.X$1]-[.W$1])*[.$D12]+[.$E$1]*[.X$1]*[.$E12]+[.$F12]" office:value-type="currency" office:currency="USD" office:value="2.18" calcext:value-type="currency">
            <text:p>$2.18</text:p>
          </table:table-cell>
          <table:table-cell table:style-name="ce23" table:formula="of:=([.Y$1]-[.$C12])*[.$B12]+([.Y$1]-[.X$1])*[.$D12]+[.$E$1]*[.Y$1]*[.$E12]+[.$F12]" office:value-type="currency" office:currency="USD" office:value="2.18" calcext:value-type="currency">
            <text:p>$2.18</text:p>
          </table:table-cell>
          <table:table-cell table:style-name="ce23" table:formula="of:=([.Z$1]-[.$C12])*[.$B12]+([.Z$1]-[.Y$1])*[.$D12]+[.$E$1]*[.Z$1]*[.$E12]+[.$F12]" office:value-type="currency" office:currency="USD" office:value="2.18" calcext:value-type="currency">
            <text:p>$2.18</text:p>
          </table:table-cell>
          <table:table-cell table:style-name="ce23" table:formula="of:=([.AA$1]-[.$C12])*[.$B12]+([.AA$1]-[.Z$1])*[.$D12]+[.$E$1]*[.AA$1]*[.$E12]+[.$F12]" office:value-type="currency" office:currency="USD" office:value="2.18" calcext:value-type="currency">
            <text:p>$2.18</text:p>
          </table:table-cell>
          <table:table-cell table:style-name="ce23" table:formula="of:=([.AB$1]-[.$C12])*[.$B12]+([.AB$1]-[.AA$1])*[.$D12]+[.$E$1]*[.AB$1]*[.$E12]+[.$F12]" office:value-type="currency" office:currency="USD" office:value="2.18" calcext:value-type="currency">
            <text:p>$2.18</text:p>
          </table:table-cell>
          <table:table-cell table:style-name="ce23" table:formula="of:=([.AC$1]-[.$C12])*[.$B12]+([.AC$1]-[.AB$1])*[.$D12]+[.$E$1]*[.AC$1]*[.$E12]+[.$F12]" office:value-type="currency" office:currency="USD" office:value="2.18" calcext:value-type="currency">
            <text:p>$2.18</text:p>
          </table:table-cell>
          <table:table-cell table:style-name="ce23" table:formula="of:=([.AD$1]-[.$C12])*[.$B12]+([.AD$1]-[.AC$1])*[.$D12]+[.$E$1]*[.AD$1]*[.$E12]+[.$F12]" office:value-type="currency" office:currency="USD" office:value="2.18" calcext:value-type="currency">
            <text:p>$2.18</text:p>
          </table:table-cell>
          <table:table-cell table:style-name="ce23" table:formula="of:=([.AE$1]-[.$C12])*[.$B12]+([.AE$1]-[.AD$1])*[.$D12]+[.$E$1]*[.AE$1]*[.$E12]+[.$F12]" office:value-type="currency" office:currency="USD" office:value="2.18" calcext:value-type="currency">
            <text:p>$2.18</text:p>
          </table:table-cell>
          <table:table-cell table:style-name="ce23" table:formula="of:=([.AF$1]-[.$C12])*[.$B12]+([.AF$1]-[.AE$1])*[.$D12]+[.$E$1]*[.AF$1]*[.$E12]+[.$F12]" office:value-type="currency" office:currency="USD" office:value="2.18" calcext:value-type="currency">
            <text:p>$2.18</text:p>
          </table:table-cell>
          <table:table-cell table:style-name="ce23" table:formula="of:=([.AG$1]-[.$C12])*[.$B12]+([.AG$1]-[.AF$1])*[.$D12]+[.$E$1]*[.AG$1]*[.$E12]+[.$F12]" office:value-type="currency" office:currency="USD" office:value="2.18" calcext:value-type="currency">
            <text:p>$2.18</text:p>
          </table:table-cell>
          <table:table-cell table:style-name="ce23" table:formula="of:=([.AH$1]-[.$C12])*[.$B12]+([.AH$1]-[.AG$1])*[.$D12]+[.$E$1]*[.AH$1]*[.$E12]+[.$F12]" office:value-type="currency" office:currency="USD" office:value="2.18" calcext:value-type="currency">
            <text:p>$2.18</text:p>
          </table:table-cell>
          <table:table-cell table:style-name="ce23" table:formula="of:=([.AI$1]-[.$C12])*[.$B12]+([.AI$1]-[.AH$1])*[.$D12]+[.$E$1]*[.AI$1]*[.$E12]+[.$F12]" office:value-type="currency" office:currency="USD" office:value="2.18" calcext:value-type="currency">
            <text:p>$2.18</text:p>
          </table:table-cell>
          <table:table-cell table:style-name="ce23" table:formula="of:=([.AJ$1]-[.$C12])*[.$B12]+([.AJ$1]-[.AI$1])*[.$D12]+[.$E$1]*[.AJ$1]*[.$E12]+[.$F12]" office:value-type="currency" office:currency="USD" office:value="2.18" calcext:value-type="currency">
            <text:p>$2.18</text:p>
          </table:table-cell>
          <table:table-cell table:style-name="ce23" table:formula="of:=([.AK$1]-[.$C12])*[.$B12]+([.AK$1]-[.AJ$1])*[.$D12]+[.$E$1]*[.AK$1]*[.$E12]+[.$F12]" office:value-type="currency" office:currency="USD" office:value="2.18" calcext:value-type="currency">
            <text:p>$2.18</text:p>
          </table:table-cell>
          <table:table-cell table:style-name="ce23" table:formula="of:=([.AL$1]-[.$C12])*[.$B12]+([.AL$1]-[.AK$1])*[.$D12]+[.$E$1]*[.AL$1]*[.$E12]+[.$F12]" office:value-type="currency" office:currency="USD" office:value="2.18" calcext:value-type="currency">
            <text:p>$2.18</text:p>
          </table:table-cell>
          <table:table-cell table:style-name="ce23" table:formula="of:=([.AM$1]-[.$C12])*[.$B12]+([.AM$1]-[.AL$1])*[.$D12]+[.$E$1]*[.AM$1]*[.$E12]+[.$F12]" office:value-type="currency" office:currency="USD" office:value="2.18" calcext:value-type="currency">
            <text:p>$2.18</text:p>
          </table:table-cell>
          <table:table-cell table:style-name="ce23" table:formula="of:=([.AN$1]-[.$C12])*[.$B12]+([.AN$1]-[.AM$1])*[.$D12]+[.$E$1]*[.AN$1]*[.$E12]+[.$F12]" office:value-type="currency" office:currency="USD" office:value="2.18" calcext:value-type="currency">
            <text:p>$2.18</text:p>
          </table:table-cell>
          <table:table-cell table:style-name="ce23" table:formula="of:=([.AO$1]-[.$C12])*[.$B12]+([.AO$1]-[.AN$1])*[.$D12]+[.$E$1]*[.AO$1]*[.$E12]+[.$F12]" office:value-type="currency" office:currency="USD" office:value="2.18" calcext:value-type="currency">
            <text:p>$2.18</text:p>
          </table:table-cell>
          <table:table-cell table:style-name="ce23" table:formula="of:=([.AP$1]-[.$C12])*[.$B12]+([.AP$1]-[.AO$1])*[.$D12]+[.$E$1]*[.AP$1]*[.$E12]+[.$F12]" office:value-type="currency" office:currency="USD" office:value="2.18" calcext:value-type="currency">
            <text:p>$2.18</text:p>
          </table:table-cell>
          <table:table-cell table:style-name="ce23" table:formula="of:=([.AQ$1]-[.$C12])*[.$B12]+([.AQ$1]-[.AP$1])*[.$D12]+[.$E$1]*[.AQ$1]*[.$E12]+[.$F12]" office:value-type="currency" office:currency="USD" office:value="2.18" calcext:value-type="currency">
            <text:p>$2.18</text:p>
          </table:table-cell>
          <table:table-cell table:style-name="ce23" table:formula="of:=([.AR$1]-[.$C12])*[.$B12]+([.AR$1]-[.AQ$1])*[.$D12]+[.$E$1]*[.AR$1]*[.$E12]+[.$F12]" office:value-type="currency" office:currency="USD" office:value="2.18" calcext:value-type="currency">
            <text:p>$2.18</text:p>
          </table:table-cell>
          <table:table-cell table:style-name="ce23" table:formula="of:=([.AS$1]-[.$C12])*[.$B12]+([.AS$1]-[.AR$1])*[.$D12]+[.$E$1]*[.AS$1]*[.$E12]+[.$F12]" office:value-type="currency" office:currency="USD" office:value="2.18" calcext:value-type="currency">
            <text:p>$2.18</text:p>
          </table:table-cell>
          <table:table-cell table:style-name="ce23" table:formula="of:=([.AT$1]-[.$C12])*[.$B12]+([.AT$1]-[.AS$1])*[.$D12]+[.$E$1]*[.AT$1]*[.$E12]+[.$F12]" office:value-type="currency" office:currency="USD" office:value="2.18" calcext:value-type="currency">
            <text:p>$2.18</text:p>
          </table:table-cell>
          <table:table-cell table:style-name="ce23" table:formula="of:=([.AU$1]-[.$C12])*[.$B12]+([.AU$1]-[.AT$1])*[.$D12]+[.$E$1]*[.AU$1]*[.$E12]+[.$F12]" office:value-type="currency" office:currency="USD" office:value="2.18" calcext:value-type="currency">
            <text:p>$2.18</text:p>
          </table:table-cell>
          <table:table-cell table:style-name="ce23" table:formula="of:=([.AV$1]-[.$C12])*[.$B12]+([.AV$1]-[.AU$1])*[.$D12]+[.$E$1]*[.AV$1]*[.$E12]+[.$F12]" office:value-type="currency" office:currency="USD" office:value="2.18" calcext:value-type="currency">
            <text:p>$2.18</text:p>
          </table:table-cell>
          <table:table-cell table:style-name="ce23" table:formula="of:=([.AW$1]-[.$C12])*[.$B12]+([.AW$1]-[.AV$1])*[.$D12]+[.$E$1]*[.AW$1]*[.$E12]+[.$F12]" office:value-type="currency" office:currency="USD" office:value="2.18" calcext:value-type="currency">
            <text:p>$2.18</text:p>
          </table:table-cell>
          <table:table-cell table:style-name="ce23" table:formula="of:=([.AX$1]-[.$C12])*[.$B12]+([.AX$1]-[.AW$1])*[.$D12]+[.$E$1]*[.AX$1]*[.$E12]+[.$F12]" office:value-type="currency" office:currency="USD" office:value="2.18" calcext:value-type="currency">
            <text:p>$2.18</text:p>
          </table:table-cell>
          <table:table-cell table:style-name="ce23" table:formula="of:=([.AY$1]-[.$C12])*[.$B12]+([.AY$1]-[.AX$1])*[.$D12]+[.$E$1]*[.AY$1]*[.$E12]+[.$F12]" office:value-type="currency" office:currency="USD" office:value="2.18" calcext:value-type="currency">
            <text:p>$2.18</text:p>
          </table:table-cell>
          <table:table-cell table:style-name="ce23" table:formula="of:=([.AZ$1]-[.$C12])*[.$B12]+([.AZ$1]-[.AY$1])*[.$D12]+[.$E$1]*[.AZ$1]*[.$E12]+[.$F12]" office:value-type="currency" office:currency="USD" office:value="2.18" calcext:value-type="currency">
            <text:p>$2.18</text:p>
          </table:table-cell>
          <table:table-cell table:style-name="ce23" table:formula="of:=([.BA$1]-[.$C12])*[.$B12]+([.BA$1]-[.AZ$1])*[.$D12]+[.$E$1]*[.BA$1]*[.$E12]+[.$F12]" office:value-type="currency" office:currency="USD" office:value="2.18" calcext:value-type="currency">
            <text:p>$2.18</text:p>
          </table:table-cell>
          <table:table-cell table:style-name="ce23" table:formula="of:=([.BB$1]-[.$C12])*[.$B12]+([.BB$1]-[.BA$1])*[.$D12]+[.$E$1]*[.BB$1]*[.$E12]+[.$F12]" office:value-type="currency" office:currency="USD" office:value="2.18" calcext:value-type="currency">
            <text:p>$2.18</text:p>
          </table:table-cell>
          <table:table-cell table:style-name="ce23" table:formula="of:=([.BC$1]-[.$C12])*[.$B12]+([.BC$1]-[.BB$1])*[.$D12]+[.$E$1]*[.BC$1]*[.$E12]+[.$F12]" office:value-type="currency" office:currency="USD" office:value="2.18" calcext:value-type="currency">
            <text:p>$2.18</text:p>
          </table:table-cell>
          <table:table-cell table:style-name="ce23" table:formula="of:=([.BD$1]-[.$C12])*[.$B12]+([.BD$1]-[.BC$1])*[.$D12]+[.$E$1]*[.BD$1]*[.$E12]+[.$F12]" office:value-type="currency" office:currency="USD" office:value="2.18" calcext:value-type="currency">
            <text:p>$2.18</text:p>
          </table:table-cell>
          <table:table-cell table:style-name="ce23" table:formula="of:=([.BE$1]-[.$C12])*[.$B12]+([.BE$1]-[.BD$1])*[.$D12]+[.$E$1]*[.BE$1]*[.$E12]+[.$F12]" office:value-type="currency" office:currency="USD" office:value="2.18" calcext:value-type="currency">
            <text:p>$2.18</text:p>
          </table:table-cell>
          <table:table-cell table:style-name="ce23" table:formula="of:=([.BF$1]-[.$C12])*[.$B12]+([.BF$1]-[.BE$1])*[.$D12]+[.$E$1]*[.BF$1]*[.$E12]+[.$F12]" office:value-type="currency" office:currency="USD" office:value="2.18" calcext:value-type="currency">
            <text:p>$2.18</text:p>
          </table:table-cell>
          <table:table-cell table:style-name="ce23" table:formula="of:=([.BG$1]-[.$C12])*[.$B12]+([.BG$1]-[.BF$1])*[.$D12]+[.$E$1]*[.BG$1]*[.$E12]+[.$F12]" office:value-type="currency" office:currency="USD" office:value="2.18" calcext:value-type="currency">
            <text:p>$2.18</text:p>
          </table:table-cell>
          <table:table-cell table:style-name="ce23" table:formula="of:=([.BH$1]-[.$C12])*[.$B12]+([.BH$1]-[.BG$1])*[.$D12]+[.$E$1]*[.BH$1]*[.$E12]+[.$F12]" office:value-type="currency" office:currency="USD" office:value="2.18" calcext:value-type="currency">
            <text:p>$2.18</text:p>
          </table:table-cell>
          <table:table-cell table:style-name="ce23" table:formula="of:=([.BI$1]-[.$C12])*[.$B12]+([.BI$1]-[.BH$1])*[.$D12]+[.$E$1]*[.BI$1]*[.$E12]+[.$F12]" office:value-type="currency" office:currency="USD" office:value="2.18" calcext:value-type="currency">
            <text:p>$2.18</text:p>
          </table:table-cell>
          <table:table-cell table:style-name="ce23" table:formula="of:=([.BJ$1]-[.$C12])*[.$B12]+([.BJ$1]-[.BI$1])*[.$D12]+[.$E$1]*[.BJ$1]*[.$E12]+[.$F12]" office:value-type="currency" office:currency="USD" office:value="2.18" calcext:value-type="currency">
            <text:p>$2.18</text:p>
          </table:table-cell>
          <table:table-cell table:style-name="ce23" table:formula="of:=([.BK$1]-[.$C12])*[.$B12]+([.BK$1]-[.BJ$1])*[.$D12]+[.$E$1]*[.BK$1]*[.$E12]+[.$F12]" office:value-type="currency" office:currency="USD" office:value="2.18" calcext:value-type="currency">
            <text:p>$2.18</text:p>
          </table:table-cell>
          <table:table-cell table:style-name="ce23" table:formula="of:=([.BL$1]-[.$C12])*[.$B12]+([.BL$1]-[.BK$1])*[.$D12]+[.$E$1]*[.BL$1]*[.$E12]+[.$F12]" office:value-type="currency" office:currency="USD" office:value="2.18" calcext:value-type="currency">
            <text:p>$2.18</text:p>
          </table:table-cell>
          <table:table-cell table:style-name="ce23" table:formula="of:=([.BM$1]-[.$C12])*[.$B12]+([.BM$1]-[.BL$1])*[.$D12]+[.$E$1]*[.BM$1]*[.$E12]+[.$F12]" office:value-type="currency" office:currency="USD" office:value="2.18" calcext:value-type="currency">
            <text:p>$2.18</text:p>
          </table:table-cell>
          <table:table-cell table:style-name="ce23" table:formula="of:=([.BN$1]-[.$C12])*[.$B12]+([.BN$1]-[.BM$1])*[.$D12]+[.$E$1]*[.BN$1]*[.$E12]+[.$F12]" office:value-type="currency" office:currency="USD" office:value="2.18" calcext:value-type="currency">
            <text:p>$2.18</text:p>
          </table:table-cell>
          <table:table-cell table:style-name="ce23" table:formula="of:=([.BO$1]-[.$C12])*[.$B12]+([.BO$1]-[.BN$1])*[.$D12]+[.$E$1]*[.BO$1]*[.$E12]+[.$F12]" office:value-type="currency" office:currency="USD" office:value="2.18" calcext:value-type="currency">
            <text:p>$2.18</text:p>
          </table:table-cell>
          <table:table-cell table:style-name="ce23" table:formula="of:=[.G12]/60" office:value-type="currency" office:currency="USD" office:value="2.18" calcext:value-type="currency">
            <text:p>$2.18</text:p>
          </table:table-cell>
          <table:table-cell table:style-name="ce23" table:formula="of:=[.G12]/5" office:value-type="currency" office:currency="USD" office:value="26.16" calcext:value-type="currency">
            <text:p>$26.16</text:p>
          </table:table-cell>
          <table:table-cell table:style-name="ce24" table:formula="of:=[.G12]/[.$G$5]-1" office:value-type="percentage" office:value="2.59372252505715" calcext:value-type="percentage">
            <text:p>259.37%</text:p>
          </table:table-cell>
          <table:table-cell table:style-name="ce23" table:formula="of:=([.G12]-[.$G$5])/5" office:value-type="currency" office:currency="USD" office:value="18.88064" calcext:value-type="currency">
            <text:p>$18.88</text:p>
          </table:table-cell>
          <table:table-cell table:style-name="ce23" table:formula="of:=AVERAGE([.$H$1:.$BO$1])*[.E12]" office:value-type="currency" office:currency="USD" office:value="19.2" calcext:value-type="currency">
            <text:p>$19.20</text:p>
          </table:table-cell>
          <table:table-cell table:formula="of:=SUM([.H12:.S12])" office:value-type="currency" office:currency="USD" office:value="26.16" calcext:value-type="currency">
            <text:p>$26.16</text:p>
          </table:table-cell>
          <table:table-cell table:formula="of:=SUM([.T12:.AE12])" office:value-type="currency" office:currency="USD" office:value="26.16" calcext:value-type="currency">
            <text:p>$26.16</text:p>
          </table:table-cell>
          <table:table-cell table:formula="of:=SUM([.AF12:.AQ12])" office:value-type="currency" office:currency="USD" office:value="26.16" calcext:value-type="currency">
            <text:p>$26.16</text:p>
          </table:table-cell>
          <table:table-cell table:formula="of:=SUM([.AR12:.BC12])" office:value-type="currency" office:currency="USD" office:value="26.16" calcext:value-type="currency">
            <text:p>$26.16</text:p>
          </table:table-cell>
          <table:table-cell table:formula="of:=SUM([.BD12:.BO12])" office:value-type="currency" office:currency="USD" office:value="26.16" calcext:value-type="currency">
            <text:p>$26.16</text:p>
          </table:table-cell>
          <table:table-cell table:style-name="ce23" table:formula="of:=[.BQ12]+[.$BZ$1]*[.BT12]" office:value-type="currency" office:currency="USD" office:value="32.56" calcext:value-type="currency">
            <text:p>$32.56</text:p>
          </table:table-cell>
          <table:table-cell table:style-name="ce24" table:formula="of:=([.BZ12]-[.$BZ$5])/[.$BZ$5]" office:value-type="percentage" office:value="2.97906509893892" calcext:value-type="percentage">
            <text:p>297.91%</text:p>
          </table:table-cell>
          <table:table-cell table:style-name="ce23" table:formula="of:=[.G12]+([.$BZ$1]*5)*[.BT12]" office:value-type="currency" office:currency="USD" office:value="162.8" calcext:value-type="currency">
            <text:p>$162.8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Amazon S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formula="of:=SUM([.H13:.BO13])" office:value-type="currency" office:currency="USD" office:value="223.8" calcext:value-type="currency">
            <text:p>$223.80</text:p>
          </table:table-cell>
          <table:table-cell table:formula="of:=([.H$1]-[.$C13])*[.$B13]+([.H$1]-[.G$1])*[.$D13]+[.$E$1]*[.H$1]*[.$E13]+[.$F13]" office:value-type="currency" office:currency="USD" office:value="3.73" calcext:value-type="currency">
            <text:p>$3.73</text:p>
          </table:table-cell>
          <table:table-cell table:formula="of:=([.I$1]-[.$C13])*[.$B13]+([.I$1]-[.H$1])*[.$D13]+[.$E$1]*[.I$1]*[.$E13]+[.$F13]" office:value-type="currency" office:currency="USD" office:value="3.73" calcext:value-type="currency">
            <text:p>$3.73</text:p>
          </table:table-cell>
          <table:table-cell table:style-name="ce23" table:formula="of:=([.J$1]-[.$C13])*[.$B13]+([.J$1]-[.I$1])*[.$D13]+[.$E$1]*[.J$1]*[.$E13]+[.$F13]" office:value-type="currency" office:currency="USD" office:value="3.73" calcext:value-type="currency">
            <text:p>$3.73</text:p>
          </table:table-cell>
          <table:table-cell table:style-name="ce23" table:formula="of:=([.K$1]-[.$C13])*[.$B13]+([.K$1]-[.J$1])*[.$D13]+[.$E$1]*[.K$1]*[.$E13]+[.$F13]" office:value-type="currency" office:currency="USD" office:value="3.73" calcext:value-type="currency">
            <text:p>$3.73</text:p>
          </table:table-cell>
          <table:table-cell table:style-name="ce23" table:formula="of:=([.L$1]-[.$C13])*[.$B13]+([.L$1]-[.K$1])*[.$D13]+[.$E$1]*[.L$1]*[.$E13]+[.$F13]" office:value-type="currency" office:currency="USD" office:value="3.73" calcext:value-type="currency">
            <text:p>$3.73</text:p>
          </table:table-cell>
          <table:table-cell table:style-name="ce23" table:formula="of:=([.M$1]-[.$C13])*[.$B13]+([.M$1]-[.L$1])*[.$D13]+[.$E$1]*[.M$1]*[.$E13]+[.$F13]" office:value-type="currency" office:currency="USD" office:value="3.73" calcext:value-type="currency">
            <text:p>$3.73</text:p>
          </table:table-cell>
          <table:table-cell table:style-name="ce23" table:formula="of:=([.N$1]-[.$C13])*[.$B13]+([.N$1]-[.M$1])*[.$D13]+[.$E$1]*[.N$1]*[.$E13]+[.$F13]" office:value-type="currency" office:currency="USD" office:value="3.73" calcext:value-type="currency">
            <text:p>$3.73</text:p>
          </table:table-cell>
          <table:table-cell table:style-name="ce23" table:formula="of:=([.O$1]-[.$C13])*[.$B13]+([.O$1]-[.N$1])*[.$D13]+[.$E$1]*[.O$1]*[.$E13]+[.$F13]" office:value-type="currency" office:currency="USD" office:value="3.73" calcext:value-type="currency">
            <text:p>$3.73</text:p>
          </table:table-cell>
          <table:table-cell table:style-name="ce23" table:formula="of:=([.P$1]-[.$C13])*[.$B13]+([.P$1]-[.O$1])*[.$D13]+[.$E$1]*[.P$1]*[.$E13]+[.$F13]" office:value-type="currency" office:currency="USD" office:value="3.73" calcext:value-type="currency">
            <text:p>$3.73</text:p>
          </table:table-cell>
          <table:table-cell table:style-name="ce23" table:formula="of:=([.Q$1]-[.$C13])*[.$B13]+([.Q$1]-[.P$1])*[.$D13]+[.$E$1]*[.Q$1]*[.$E13]+[.$F13]" office:value-type="currency" office:currency="USD" office:value="3.73" calcext:value-type="currency">
            <text:p>$3.73</text:p>
          </table:table-cell>
          <table:table-cell table:style-name="ce23" table:formula="of:=([.R$1]-[.$C13])*[.$B13]+([.R$1]-[.Q$1])*[.$D13]+[.$E$1]*[.R$1]*[.$E13]+[.$F13]" office:value-type="currency" office:currency="USD" office:value="3.73" calcext:value-type="currency">
            <text:p>$3.73</text:p>
          </table:table-cell>
          <table:table-cell table:style-name="ce23" table:formula="of:=([.S$1]-[.$C13])*[.$B13]+([.S$1]-[.R$1])*[.$D13]+[.$E$1]*[.S$1]*[.$E13]+[.$F13]" office:value-type="currency" office:currency="USD" office:value="3.73" calcext:value-type="currency">
            <text:p>$3.73</text:p>
          </table:table-cell>
          <table:table-cell table:style-name="ce23" table:formula="of:=([.T$1]-[.$C13])*[.$B13]+([.T$1]-[.S$1])*[.$D13]+[.$E$1]*[.T$1]*[.$E13]+[.$F13]" office:value-type="currency" office:currency="USD" office:value="3.73" calcext:value-type="currency">
            <text:p>$3.73</text:p>
          </table:table-cell>
          <table:table-cell table:style-name="ce23" table:formula="of:=([.U$1]-[.$C13])*[.$B13]+([.U$1]-[.T$1])*[.$D13]+[.$E$1]*[.U$1]*[.$E13]+[.$F13]" office:value-type="currency" office:currency="USD" office:value="3.73" calcext:value-type="currency">
            <text:p>$3.73</text:p>
          </table:table-cell>
          <table:table-cell table:style-name="ce23" table:formula="of:=([.V$1]-[.$C13])*[.$B13]+([.V$1]-[.U$1])*[.$D13]+[.$E$1]*[.V$1]*[.$E13]+[.$F13]" office:value-type="currency" office:currency="USD" office:value="3.73" calcext:value-type="currency">
            <text:p>$3.73</text:p>
          </table:table-cell>
          <table:table-cell table:style-name="ce23" table:formula="of:=([.W$1]-[.$C13])*[.$B13]+([.W$1]-[.V$1])*[.$D13]+[.$E$1]*[.W$1]*[.$E13]+[.$F13]" office:value-type="currency" office:currency="USD" office:value="3.73" calcext:value-type="currency">
            <text:p>$3.73</text:p>
          </table:table-cell>
          <table:table-cell table:style-name="ce23" table:formula="of:=([.X$1]-[.$C13])*[.$B13]+([.X$1]-[.W$1])*[.$D13]+[.$E$1]*[.X$1]*[.$E13]+[.$F13]" office:value-type="currency" office:currency="USD" office:value="3.73" calcext:value-type="currency">
            <text:p>$3.73</text:p>
          </table:table-cell>
          <table:table-cell table:style-name="ce23" table:formula="of:=([.Y$1]-[.$C13])*[.$B13]+([.Y$1]-[.X$1])*[.$D13]+[.$E$1]*[.Y$1]*[.$E13]+[.$F13]" office:value-type="currency" office:currency="USD" office:value="3.73" calcext:value-type="currency">
            <text:p>$3.73</text:p>
          </table:table-cell>
          <table:table-cell table:style-name="ce23" table:formula="of:=([.Z$1]-[.$C13])*[.$B13]+([.Z$1]-[.Y$1])*[.$D13]+[.$E$1]*[.Z$1]*[.$E13]+[.$F13]" office:value-type="currency" office:currency="USD" office:value="3.73" calcext:value-type="currency">
            <text:p>$3.73</text:p>
          </table:table-cell>
          <table:table-cell table:style-name="ce23" table:formula="of:=([.AA$1]-[.$C13])*[.$B13]+([.AA$1]-[.Z$1])*[.$D13]+[.$E$1]*[.AA$1]*[.$E13]+[.$F13]" office:value-type="currency" office:currency="USD" office:value="3.73" calcext:value-type="currency">
            <text:p>$3.73</text:p>
          </table:table-cell>
          <table:table-cell table:style-name="ce23" table:formula="of:=([.AB$1]-[.$C13])*[.$B13]+([.AB$1]-[.AA$1])*[.$D13]+[.$E$1]*[.AB$1]*[.$E13]+[.$F13]" office:value-type="currency" office:currency="USD" office:value="3.73" calcext:value-type="currency">
            <text:p>$3.73</text:p>
          </table:table-cell>
          <table:table-cell table:style-name="ce23" table:formula="of:=([.AC$1]-[.$C13])*[.$B13]+([.AC$1]-[.AB$1])*[.$D13]+[.$E$1]*[.AC$1]*[.$E13]+[.$F13]" office:value-type="currency" office:currency="USD" office:value="3.73" calcext:value-type="currency">
            <text:p>$3.73</text:p>
          </table:table-cell>
          <table:table-cell table:style-name="ce23" table:formula="of:=([.AD$1]-[.$C13])*[.$B13]+([.AD$1]-[.AC$1])*[.$D13]+[.$E$1]*[.AD$1]*[.$E13]+[.$F13]" office:value-type="currency" office:currency="USD" office:value="3.73" calcext:value-type="currency">
            <text:p>$3.73</text:p>
          </table:table-cell>
          <table:table-cell table:style-name="ce23" table:formula="of:=([.AE$1]-[.$C13])*[.$B13]+([.AE$1]-[.AD$1])*[.$D13]+[.$E$1]*[.AE$1]*[.$E13]+[.$F13]" office:value-type="currency" office:currency="USD" office:value="3.73" calcext:value-type="currency">
            <text:p>$3.73</text:p>
          </table:table-cell>
          <table:table-cell table:style-name="ce23" table:formula="of:=([.AF$1]-[.$C13])*[.$B13]+([.AF$1]-[.AE$1])*[.$D13]+[.$E$1]*[.AF$1]*[.$E13]+[.$F13]" office:value-type="currency" office:currency="USD" office:value="3.73" calcext:value-type="currency">
            <text:p>$3.73</text:p>
          </table:table-cell>
          <table:table-cell table:style-name="ce23" table:formula="of:=([.AG$1]-[.$C13])*[.$B13]+([.AG$1]-[.AF$1])*[.$D13]+[.$E$1]*[.AG$1]*[.$E13]+[.$F13]" office:value-type="currency" office:currency="USD" office:value="3.73" calcext:value-type="currency">
            <text:p>$3.73</text:p>
          </table:table-cell>
          <table:table-cell table:style-name="ce23" table:formula="of:=([.AH$1]-[.$C13])*[.$B13]+([.AH$1]-[.AG$1])*[.$D13]+[.$E$1]*[.AH$1]*[.$E13]+[.$F13]" office:value-type="currency" office:currency="USD" office:value="3.73" calcext:value-type="currency">
            <text:p>$3.73</text:p>
          </table:table-cell>
          <table:table-cell table:style-name="ce23" table:formula="of:=([.AI$1]-[.$C13])*[.$B13]+([.AI$1]-[.AH$1])*[.$D13]+[.$E$1]*[.AI$1]*[.$E13]+[.$F13]" office:value-type="currency" office:currency="USD" office:value="3.73" calcext:value-type="currency">
            <text:p>$3.73</text:p>
          </table:table-cell>
          <table:table-cell table:style-name="ce23" table:formula="of:=([.AJ$1]-[.$C13])*[.$B13]+([.AJ$1]-[.AI$1])*[.$D13]+[.$E$1]*[.AJ$1]*[.$E13]+[.$F13]" office:value-type="currency" office:currency="USD" office:value="3.73" calcext:value-type="currency">
            <text:p>$3.73</text:p>
          </table:table-cell>
          <table:table-cell table:style-name="ce23" table:formula="of:=([.AK$1]-[.$C13])*[.$B13]+([.AK$1]-[.AJ$1])*[.$D13]+[.$E$1]*[.AK$1]*[.$E13]+[.$F13]" office:value-type="currency" office:currency="USD" office:value="3.73" calcext:value-type="currency">
            <text:p>$3.73</text:p>
          </table:table-cell>
          <table:table-cell table:style-name="ce23" table:formula="of:=([.AL$1]-[.$C13])*[.$B13]+([.AL$1]-[.AK$1])*[.$D13]+[.$E$1]*[.AL$1]*[.$E13]+[.$F13]" office:value-type="currency" office:currency="USD" office:value="3.73" calcext:value-type="currency">
            <text:p>$3.73</text:p>
          </table:table-cell>
          <table:table-cell table:style-name="ce23" table:formula="of:=([.AM$1]-[.$C13])*[.$B13]+([.AM$1]-[.AL$1])*[.$D13]+[.$E$1]*[.AM$1]*[.$E13]+[.$F13]" office:value-type="currency" office:currency="USD" office:value="3.73" calcext:value-type="currency">
            <text:p>$3.73</text:p>
          </table:table-cell>
          <table:table-cell table:style-name="ce23" table:formula="of:=([.AN$1]-[.$C13])*[.$B13]+([.AN$1]-[.AM$1])*[.$D13]+[.$E$1]*[.AN$1]*[.$E13]+[.$F13]" office:value-type="currency" office:currency="USD" office:value="3.73" calcext:value-type="currency">
            <text:p>$3.73</text:p>
          </table:table-cell>
          <table:table-cell table:style-name="ce23" table:formula="of:=([.AO$1]-[.$C13])*[.$B13]+([.AO$1]-[.AN$1])*[.$D13]+[.$E$1]*[.AO$1]*[.$E13]+[.$F13]" office:value-type="currency" office:currency="USD" office:value="3.73" calcext:value-type="currency">
            <text:p>$3.73</text:p>
          </table:table-cell>
          <table:table-cell table:style-name="ce23" table:formula="of:=([.AP$1]-[.$C13])*[.$B13]+([.AP$1]-[.AO$1])*[.$D13]+[.$E$1]*[.AP$1]*[.$E13]+[.$F13]" office:value-type="currency" office:currency="USD" office:value="3.73" calcext:value-type="currency">
            <text:p>$3.73</text:p>
          </table:table-cell>
          <table:table-cell table:style-name="ce23" table:formula="of:=([.AQ$1]-[.$C13])*[.$B13]+([.AQ$1]-[.AP$1])*[.$D13]+[.$E$1]*[.AQ$1]*[.$E13]+[.$F13]" office:value-type="currency" office:currency="USD" office:value="3.73" calcext:value-type="currency">
            <text:p>$3.73</text:p>
          </table:table-cell>
          <table:table-cell table:style-name="ce23" table:formula="of:=([.AR$1]-[.$C13])*[.$B13]+([.AR$1]-[.AQ$1])*[.$D13]+[.$E$1]*[.AR$1]*[.$E13]+[.$F13]" office:value-type="currency" office:currency="USD" office:value="3.73" calcext:value-type="currency">
            <text:p>$3.73</text:p>
          </table:table-cell>
          <table:table-cell table:style-name="ce23" table:formula="of:=([.AS$1]-[.$C13])*[.$B13]+([.AS$1]-[.AR$1])*[.$D13]+[.$E$1]*[.AS$1]*[.$E13]+[.$F13]" office:value-type="currency" office:currency="USD" office:value="3.73" calcext:value-type="currency">
            <text:p>$3.73</text:p>
          </table:table-cell>
          <table:table-cell table:style-name="ce23" table:formula="of:=([.AT$1]-[.$C13])*[.$B13]+([.AT$1]-[.AS$1])*[.$D13]+[.$E$1]*[.AT$1]*[.$E13]+[.$F13]" office:value-type="currency" office:currency="USD" office:value="3.73" calcext:value-type="currency">
            <text:p>$3.73</text:p>
          </table:table-cell>
          <table:table-cell table:style-name="ce23" table:formula="of:=([.AU$1]-[.$C13])*[.$B13]+([.AU$1]-[.AT$1])*[.$D13]+[.$E$1]*[.AU$1]*[.$E13]+[.$F13]" office:value-type="currency" office:currency="USD" office:value="3.73" calcext:value-type="currency">
            <text:p>$3.73</text:p>
          </table:table-cell>
          <table:table-cell table:style-name="ce23" table:formula="of:=([.AV$1]-[.$C13])*[.$B13]+([.AV$1]-[.AU$1])*[.$D13]+[.$E$1]*[.AV$1]*[.$E13]+[.$F13]" office:value-type="currency" office:currency="USD" office:value="3.73" calcext:value-type="currency">
            <text:p>$3.73</text:p>
          </table:table-cell>
          <table:table-cell table:style-name="ce23" table:formula="of:=([.AW$1]-[.$C13])*[.$B13]+([.AW$1]-[.AV$1])*[.$D13]+[.$E$1]*[.AW$1]*[.$E13]+[.$F13]" office:value-type="currency" office:currency="USD" office:value="3.73" calcext:value-type="currency">
            <text:p>$3.73</text:p>
          </table:table-cell>
          <table:table-cell table:style-name="ce23" table:formula="of:=([.AX$1]-[.$C13])*[.$B13]+([.AX$1]-[.AW$1])*[.$D13]+[.$E$1]*[.AX$1]*[.$E13]+[.$F13]" office:value-type="currency" office:currency="USD" office:value="3.73" calcext:value-type="currency">
            <text:p>$3.73</text:p>
          </table:table-cell>
          <table:table-cell table:style-name="ce23" table:formula="of:=([.AY$1]-[.$C13])*[.$B13]+([.AY$1]-[.AX$1])*[.$D13]+[.$E$1]*[.AY$1]*[.$E13]+[.$F13]" office:value-type="currency" office:currency="USD" office:value="3.73" calcext:value-type="currency">
            <text:p>$3.73</text:p>
          </table:table-cell>
          <table:table-cell table:style-name="ce23" table:formula="of:=([.AZ$1]-[.$C13])*[.$B13]+([.AZ$1]-[.AY$1])*[.$D13]+[.$E$1]*[.AZ$1]*[.$E13]+[.$F13]" office:value-type="currency" office:currency="USD" office:value="3.73" calcext:value-type="currency">
            <text:p>$3.73</text:p>
          </table:table-cell>
          <table:table-cell table:style-name="ce23" table:formula="of:=([.BA$1]-[.$C13])*[.$B13]+([.BA$1]-[.AZ$1])*[.$D13]+[.$E$1]*[.BA$1]*[.$E13]+[.$F13]" office:value-type="currency" office:currency="USD" office:value="3.73" calcext:value-type="currency">
            <text:p>$3.73</text:p>
          </table:table-cell>
          <table:table-cell table:style-name="ce23" table:formula="of:=([.BB$1]-[.$C13])*[.$B13]+([.BB$1]-[.BA$1])*[.$D13]+[.$E$1]*[.BB$1]*[.$E13]+[.$F13]" office:value-type="currency" office:currency="USD" office:value="3.73" calcext:value-type="currency">
            <text:p>$3.73</text:p>
          </table:table-cell>
          <table:table-cell table:style-name="ce23" table:formula="of:=([.BC$1]-[.$C13])*[.$B13]+([.BC$1]-[.BB$1])*[.$D13]+[.$E$1]*[.BC$1]*[.$E13]+[.$F13]" office:value-type="currency" office:currency="USD" office:value="3.73" calcext:value-type="currency">
            <text:p>$3.73</text:p>
          </table:table-cell>
          <table:table-cell table:style-name="ce23" table:formula="of:=([.BD$1]-[.$C13])*[.$B13]+([.BD$1]-[.BC$1])*[.$D13]+[.$E$1]*[.BD$1]*[.$E13]+[.$F13]" office:value-type="currency" office:currency="USD" office:value="3.73" calcext:value-type="currency">
            <text:p>$3.73</text:p>
          </table:table-cell>
          <table:table-cell table:style-name="ce23" table:formula="of:=([.BE$1]-[.$C13])*[.$B13]+([.BE$1]-[.BD$1])*[.$D13]+[.$E$1]*[.BE$1]*[.$E13]+[.$F13]" office:value-type="currency" office:currency="USD" office:value="3.73" calcext:value-type="currency">
            <text:p>$3.73</text:p>
          </table:table-cell>
          <table:table-cell table:style-name="ce23" table:formula="of:=([.BF$1]-[.$C13])*[.$B13]+([.BF$1]-[.BE$1])*[.$D13]+[.$E$1]*[.BF$1]*[.$E13]+[.$F13]" office:value-type="currency" office:currency="USD" office:value="3.73" calcext:value-type="currency">
            <text:p>$3.73</text:p>
          </table:table-cell>
          <table:table-cell table:style-name="ce23" table:formula="of:=([.BG$1]-[.$C13])*[.$B13]+([.BG$1]-[.BF$1])*[.$D13]+[.$E$1]*[.BG$1]*[.$E13]+[.$F13]" office:value-type="currency" office:currency="USD" office:value="3.73" calcext:value-type="currency">
            <text:p>$3.73</text:p>
          </table:table-cell>
          <table:table-cell table:style-name="ce23" table:formula="of:=([.BH$1]-[.$C13])*[.$B13]+([.BH$1]-[.BG$1])*[.$D13]+[.$E$1]*[.BH$1]*[.$E13]+[.$F13]" office:value-type="currency" office:currency="USD" office:value="3.73" calcext:value-type="currency">
            <text:p>$3.73</text:p>
          </table:table-cell>
          <table:table-cell table:style-name="ce23" table:formula="of:=([.BI$1]-[.$C13])*[.$B13]+([.BI$1]-[.BH$1])*[.$D13]+[.$E$1]*[.BI$1]*[.$E13]+[.$F13]" office:value-type="currency" office:currency="USD" office:value="3.73" calcext:value-type="currency">
            <text:p>$3.73</text:p>
          </table:table-cell>
          <table:table-cell table:style-name="ce23" table:formula="of:=([.BJ$1]-[.$C13])*[.$B13]+([.BJ$1]-[.BI$1])*[.$D13]+[.$E$1]*[.BJ$1]*[.$E13]+[.$F13]" office:value-type="currency" office:currency="USD" office:value="3.73" calcext:value-type="currency">
            <text:p>$3.73</text:p>
          </table:table-cell>
          <table:table-cell table:style-name="ce23" table:formula="of:=([.BK$1]-[.$C13])*[.$B13]+([.BK$1]-[.BJ$1])*[.$D13]+[.$E$1]*[.BK$1]*[.$E13]+[.$F13]" office:value-type="currency" office:currency="USD" office:value="3.73" calcext:value-type="currency">
            <text:p>$3.73</text:p>
          </table:table-cell>
          <table:table-cell table:style-name="ce23" table:formula="of:=([.BL$1]-[.$C13])*[.$B13]+([.BL$1]-[.BK$1])*[.$D13]+[.$E$1]*[.BL$1]*[.$E13]+[.$F13]" office:value-type="currency" office:currency="USD" office:value="3.73" calcext:value-type="currency">
            <text:p>$3.73</text:p>
          </table:table-cell>
          <table:table-cell table:style-name="ce23" table:formula="of:=([.BM$1]-[.$C13])*[.$B13]+([.BM$1]-[.BL$1])*[.$D13]+[.$E$1]*[.BM$1]*[.$E13]+[.$F13]" office:value-type="currency" office:currency="USD" office:value="3.73" calcext:value-type="currency">
            <text:p>$3.73</text:p>
          </table:table-cell>
          <table:table-cell table:style-name="ce23" table:formula="of:=([.BN$1]-[.$C13])*[.$B13]+([.BN$1]-[.BM$1])*[.$D13]+[.$E$1]*[.BN$1]*[.$E13]+[.$F13]" office:value-type="currency" office:currency="USD" office:value="3.73" calcext:value-type="currency">
            <text:p>$3.73</text:p>
          </table:table-cell>
          <table:table-cell table:style-name="ce23" table:formula="of:=([.BO$1]-[.$C13])*[.$B13]+([.BO$1]-[.BN$1])*[.$D13]+[.$E$1]*[.BO$1]*[.$E13]+[.$F13]" office:value-type="currency" office:currency="USD" office:value="3.73" calcext:value-type="currency">
            <text:p>$3.73</text:p>
          </table:table-cell>
          <table:table-cell table:style-name="ce23" table:formula="of:=[.G13]/60" office:value-type="currency" office:currency="USD" office:value="3.73" calcext:value-type="currency">
            <text:p>$3.73</text:p>
          </table:table-cell>
          <table:table-cell table:style-name="ce23" table:formula="of:=[.G13]/5" office:value-type="currency" office:currency="USD" office:value="44.76" calcext:value-type="currency">
            <text:p>$44.76</text:p>
          </table:table-cell>
          <table:table-cell table:style-name="ce24" table:formula="of:=[.G13]/[.$G$5]-1" office:value-type="percentage" office:value="5.14889221030419" calcext:value-type="percentage">
            <text:p>514.89%</text:p>
          </table:table-cell>
          <table:table-cell table:style-name="ce23" table:formula="of:=([.G13]-[.$G$5])/5" office:value-type="currency" office:currency="USD" office:value="37.4806399999999" calcext:value-type="currency">
            <text:p>$37.48</text:p>
          </table:table-cell>
          <table:table-cell table:style-name="ce23" table:formula="of:=AVERAGE([.$H$1:.$BO$1])*[.E13]" office:value-type="currency" office:currency="USD" office:value="14.4" calcext:value-type="currency">
            <text:p>$14.40</text:p>
          </table:table-cell>
          <table:table-cell table:formula="of:=SUM([.H13:.S13])" office:value-type="currency" office:currency="USD" office:value="44.76" calcext:value-type="currency">
            <text:p>$44.76</text:p>
          </table:table-cell>
          <table:table-cell table:formula="of:=SUM([.T13:.AE13])" office:value-type="currency" office:currency="USD" office:value="44.76" calcext:value-type="currency">
            <text:p>$44.76</text:p>
          </table:table-cell>
          <table:table-cell table:formula="of:=SUM([.AF13:.AQ13])" office:value-type="currency" office:currency="USD" office:value="44.76" calcext:value-type="currency">
            <text:p>$44.76</text:p>
          </table:table-cell>
          <table:table-cell table:formula="of:=SUM([.AR13:.BC13])" office:value-type="currency" office:currency="USD" office:value="44.76" calcext:value-type="currency">
            <text:p>$44.76</text:p>
          </table:table-cell>
          <table:table-cell table:formula="of:=SUM([.BD13:.BO13])" office:value-type="currency" office:currency="USD" office:value="44.76" calcext:value-type="currency">
            <text:p>$44.76</text:p>
          </table:table-cell>
          <table:table-cell table:style-name="ce23" table:formula="of:=[.BQ13]+[.$BZ$1]*[.BT13]" office:value-type="currency" office:currency="USD" office:value="49.56" calcext:value-type="currency">
            <text:p>$49.56</text:p>
          </table:table-cell>
          <table:table-cell table:style-name="ce24" table:formula="of:=([.BZ13]-[.$BZ$5])/[.$BZ$5]" office:value-type="percentage" office:value="5.05658680293036" calcext:value-type="percentage">
            <text:p>505.66%</text:p>
          </table:table-cell>
          <table:table-cell table:style-name="ce23" table:formula="of:=[.G13]+([.$BZ$1]*5)*[.BT13]" office:value-type="currency" office:currency="USD" office:value="247.8" calcext:value-type="currency">
            <text:p>$247.8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formula="of:=SUM([.H14:.BO14])" office:value-type="currency" office:currency="USD" office:value="223.8" calcext:value-type="currency">
            <text:p>$223.80</text:p>
          </table:table-cell>
          <table:table-cell table:formula="of:=([.H$1]-[.$C14])*[.$B14]+([.H$1]-[.G$1])*[.$D14]+[.$E$1]*[.H$1]*[.$E14]+[.$F14]" office:value-type="currency" office:currency="USD" office:value="3.73" calcext:value-type="currency">
            <text:p>$3.73</text:p>
          </table:table-cell>
          <table:table-cell table:formula="of:=([.I$1]-[.$C14])*[.$B14]+([.I$1]-[.H$1])*[.$D14]+[.$E$1]*[.I$1]*[.$E14]+[.$F14]" office:value-type="currency" office:currency="USD" office:value="3.73" calcext:value-type="currency">
            <text:p>$3.73</text:p>
          </table:table-cell>
          <table:table-cell table:style-name="ce23" table:formula="of:=([.J$1]-[.$C14])*[.$B14]+([.J$1]-[.I$1])*[.$D14]+[.$E$1]*[.J$1]*[.$E14]+[.$F14]" office:value-type="currency" office:currency="USD" office:value="3.73" calcext:value-type="currency">
            <text:p>$3.73</text:p>
          </table:table-cell>
          <table:table-cell table:style-name="ce23" table:formula="of:=([.K$1]-[.$C14])*[.$B14]+([.K$1]-[.J$1])*[.$D14]+[.$E$1]*[.K$1]*[.$E14]+[.$F14]" office:value-type="currency" office:currency="USD" office:value="3.73" calcext:value-type="currency">
            <text:p>$3.73</text:p>
          </table:table-cell>
          <table:table-cell table:style-name="ce23" table:formula="of:=([.L$1]-[.$C14])*[.$B14]+([.L$1]-[.K$1])*[.$D14]+[.$E$1]*[.L$1]*[.$E14]+[.$F14]" office:value-type="currency" office:currency="USD" office:value="3.73" calcext:value-type="currency">
            <text:p>$3.73</text:p>
          </table:table-cell>
          <table:table-cell table:style-name="ce23" table:formula="of:=([.M$1]-[.$C14])*[.$B14]+([.M$1]-[.L$1])*[.$D14]+[.$E$1]*[.M$1]*[.$E14]+[.$F14]" office:value-type="currency" office:currency="USD" office:value="3.73" calcext:value-type="currency">
            <text:p>$3.73</text:p>
          </table:table-cell>
          <table:table-cell table:style-name="ce23" table:formula="of:=([.N$1]-[.$C14])*[.$B14]+([.N$1]-[.M$1])*[.$D14]+[.$E$1]*[.N$1]*[.$E14]+[.$F14]" office:value-type="currency" office:currency="USD" office:value="3.73" calcext:value-type="currency">
            <text:p>$3.73</text:p>
          </table:table-cell>
          <table:table-cell table:style-name="ce23" table:formula="of:=([.O$1]-[.$C14])*[.$B14]+([.O$1]-[.N$1])*[.$D14]+[.$E$1]*[.O$1]*[.$E14]+[.$F14]" office:value-type="currency" office:currency="USD" office:value="3.73" calcext:value-type="currency">
            <text:p>$3.73</text:p>
          </table:table-cell>
          <table:table-cell table:style-name="ce23" table:formula="of:=([.P$1]-[.$C14])*[.$B14]+([.P$1]-[.O$1])*[.$D14]+[.$E$1]*[.P$1]*[.$E14]+[.$F14]" office:value-type="currency" office:currency="USD" office:value="3.73" calcext:value-type="currency">
            <text:p>$3.73</text:p>
          </table:table-cell>
          <table:table-cell table:style-name="ce23" table:formula="of:=([.Q$1]-[.$C14])*[.$B14]+([.Q$1]-[.P$1])*[.$D14]+[.$E$1]*[.Q$1]*[.$E14]+[.$F14]" office:value-type="currency" office:currency="USD" office:value="3.73" calcext:value-type="currency">
            <text:p>$3.73</text:p>
          </table:table-cell>
          <table:table-cell table:style-name="ce23" table:formula="of:=([.R$1]-[.$C14])*[.$B14]+([.R$1]-[.Q$1])*[.$D14]+[.$E$1]*[.R$1]*[.$E14]+[.$F14]" office:value-type="currency" office:currency="USD" office:value="3.73" calcext:value-type="currency">
            <text:p>$3.73</text:p>
          </table:table-cell>
          <table:table-cell table:style-name="ce23" table:formula="of:=([.S$1]-[.$C14])*[.$B14]+([.S$1]-[.R$1])*[.$D14]+[.$E$1]*[.S$1]*[.$E14]+[.$F14]" office:value-type="currency" office:currency="USD" office:value="3.73" calcext:value-type="currency">
            <text:p>$3.73</text:p>
          </table:table-cell>
          <table:table-cell table:style-name="ce23" table:formula="of:=([.T$1]-[.$C14])*[.$B14]+([.T$1]-[.S$1])*[.$D14]+[.$E$1]*[.T$1]*[.$E14]+[.$F14]" office:value-type="currency" office:currency="USD" office:value="3.73" calcext:value-type="currency">
            <text:p>$3.73</text:p>
          </table:table-cell>
          <table:table-cell table:style-name="ce23" table:formula="of:=([.U$1]-[.$C14])*[.$B14]+([.U$1]-[.T$1])*[.$D14]+[.$E$1]*[.U$1]*[.$E14]+[.$F14]" office:value-type="currency" office:currency="USD" office:value="3.73" calcext:value-type="currency">
            <text:p>$3.73</text:p>
          </table:table-cell>
          <table:table-cell table:style-name="ce23" table:formula="of:=([.V$1]-[.$C14])*[.$B14]+([.V$1]-[.U$1])*[.$D14]+[.$E$1]*[.V$1]*[.$E14]+[.$F14]" office:value-type="currency" office:currency="USD" office:value="3.73" calcext:value-type="currency">
            <text:p>$3.73</text:p>
          </table:table-cell>
          <table:table-cell table:style-name="ce23" table:formula="of:=([.W$1]-[.$C14])*[.$B14]+([.W$1]-[.V$1])*[.$D14]+[.$E$1]*[.W$1]*[.$E14]+[.$F14]" office:value-type="currency" office:currency="USD" office:value="3.73" calcext:value-type="currency">
            <text:p>$3.73</text:p>
          </table:table-cell>
          <table:table-cell table:style-name="ce23" table:formula="of:=([.X$1]-[.$C14])*[.$B14]+([.X$1]-[.W$1])*[.$D14]+[.$E$1]*[.X$1]*[.$E14]+[.$F14]" office:value-type="currency" office:currency="USD" office:value="3.73" calcext:value-type="currency">
            <text:p>$3.73</text:p>
          </table:table-cell>
          <table:table-cell table:style-name="ce23" table:formula="of:=([.Y$1]-[.$C14])*[.$B14]+([.Y$1]-[.X$1])*[.$D14]+[.$E$1]*[.Y$1]*[.$E14]+[.$F14]" office:value-type="currency" office:currency="USD" office:value="3.73" calcext:value-type="currency">
            <text:p>$3.73</text:p>
          </table:table-cell>
          <table:table-cell table:style-name="ce23" table:formula="of:=([.Z$1]-[.$C14])*[.$B14]+([.Z$1]-[.Y$1])*[.$D14]+[.$E$1]*[.Z$1]*[.$E14]+[.$F14]" office:value-type="currency" office:currency="USD" office:value="3.73" calcext:value-type="currency">
            <text:p>$3.73</text:p>
          </table:table-cell>
          <table:table-cell table:style-name="ce23" table:formula="of:=([.AA$1]-[.$C14])*[.$B14]+([.AA$1]-[.Z$1])*[.$D14]+[.$E$1]*[.AA$1]*[.$E14]+[.$F14]" office:value-type="currency" office:currency="USD" office:value="3.73" calcext:value-type="currency">
            <text:p>$3.73</text:p>
          </table:table-cell>
          <table:table-cell table:style-name="ce23" table:formula="of:=([.AB$1]-[.$C14])*[.$B14]+([.AB$1]-[.AA$1])*[.$D14]+[.$E$1]*[.AB$1]*[.$E14]+[.$F14]" office:value-type="currency" office:currency="USD" office:value="3.73" calcext:value-type="currency">
            <text:p>$3.73</text:p>
          </table:table-cell>
          <table:table-cell table:style-name="ce23" table:formula="of:=([.AC$1]-[.$C14])*[.$B14]+([.AC$1]-[.AB$1])*[.$D14]+[.$E$1]*[.AC$1]*[.$E14]+[.$F14]" office:value-type="currency" office:currency="USD" office:value="3.73" calcext:value-type="currency">
            <text:p>$3.73</text:p>
          </table:table-cell>
          <table:table-cell table:style-name="ce23" table:formula="of:=([.AD$1]-[.$C14])*[.$B14]+([.AD$1]-[.AC$1])*[.$D14]+[.$E$1]*[.AD$1]*[.$E14]+[.$F14]" office:value-type="currency" office:currency="USD" office:value="3.73" calcext:value-type="currency">
            <text:p>$3.73</text:p>
          </table:table-cell>
          <table:table-cell table:style-name="ce23" table:formula="of:=([.AE$1]-[.$C14])*[.$B14]+([.AE$1]-[.AD$1])*[.$D14]+[.$E$1]*[.AE$1]*[.$E14]+[.$F14]" office:value-type="currency" office:currency="USD" office:value="3.73" calcext:value-type="currency">
            <text:p>$3.73</text:p>
          </table:table-cell>
          <table:table-cell table:style-name="ce23" table:formula="of:=([.AF$1]-[.$C14])*[.$B14]+([.AF$1]-[.AE$1])*[.$D14]+[.$E$1]*[.AF$1]*[.$E14]+[.$F14]" office:value-type="currency" office:currency="USD" office:value="3.73" calcext:value-type="currency">
            <text:p>$3.73</text:p>
          </table:table-cell>
          <table:table-cell table:style-name="ce23" table:formula="of:=([.AG$1]-[.$C14])*[.$B14]+([.AG$1]-[.AF$1])*[.$D14]+[.$E$1]*[.AG$1]*[.$E14]+[.$F14]" office:value-type="currency" office:currency="USD" office:value="3.73" calcext:value-type="currency">
            <text:p>$3.73</text:p>
          </table:table-cell>
          <table:table-cell table:style-name="ce23" table:formula="of:=([.AH$1]-[.$C14])*[.$B14]+([.AH$1]-[.AG$1])*[.$D14]+[.$E$1]*[.AH$1]*[.$E14]+[.$F14]" office:value-type="currency" office:currency="USD" office:value="3.73" calcext:value-type="currency">
            <text:p>$3.73</text:p>
          </table:table-cell>
          <table:table-cell table:style-name="ce23" table:formula="of:=([.AI$1]-[.$C14])*[.$B14]+([.AI$1]-[.AH$1])*[.$D14]+[.$E$1]*[.AI$1]*[.$E14]+[.$F14]" office:value-type="currency" office:currency="USD" office:value="3.73" calcext:value-type="currency">
            <text:p>$3.73</text:p>
          </table:table-cell>
          <table:table-cell table:style-name="ce23" table:formula="of:=([.AJ$1]-[.$C14])*[.$B14]+([.AJ$1]-[.AI$1])*[.$D14]+[.$E$1]*[.AJ$1]*[.$E14]+[.$F14]" office:value-type="currency" office:currency="USD" office:value="3.73" calcext:value-type="currency">
            <text:p>$3.73</text:p>
          </table:table-cell>
          <table:table-cell table:style-name="ce23" table:formula="of:=([.AK$1]-[.$C14])*[.$B14]+([.AK$1]-[.AJ$1])*[.$D14]+[.$E$1]*[.AK$1]*[.$E14]+[.$F14]" office:value-type="currency" office:currency="USD" office:value="3.73" calcext:value-type="currency">
            <text:p>$3.73</text:p>
          </table:table-cell>
          <table:table-cell table:style-name="ce23" table:formula="of:=([.AL$1]-[.$C14])*[.$B14]+([.AL$1]-[.AK$1])*[.$D14]+[.$E$1]*[.AL$1]*[.$E14]+[.$F14]" office:value-type="currency" office:currency="USD" office:value="3.73" calcext:value-type="currency">
            <text:p>$3.73</text:p>
          </table:table-cell>
          <table:table-cell table:style-name="ce23" table:formula="of:=([.AM$1]-[.$C14])*[.$B14]+([.AM$1]-[.AL$1])*[.$D14]+[.$E$1]*[.AM$1]*[.$E14]+[.$F14]" office:value-type="currency" office:currency="USD" office:value="3.73" calcext:value-type="currency">
            <text:p>$3.73</text:p>
          </table:table-cell>
          <table:table-cell table:style-name="ce23" table:formula="of:=([.AN$1]-[.$C14])*[.$B14]+([.AN$1]-[.AM$1])*[.$D14]+[.$E$1]*[.AN$1]*[.$E14]+[.$F14]" office:value-type="currency" office:currency="USD" office:value="3.73" calcext:value-type="currency">
            <text:p>$3.73</text:p>
          </table:table-cell>
          <table:table-cell table:style-name="ce23" table:formula="of:=([.AO$1]-[.$C14])*[.$B14]+([.AO$1]-[.AN$1])*[.$D14]+[.$E$1]*[.AO$1]*[.$E14]+[.$F14]" office:value-type="currency" office:currency="USD" office:value="3.73" calcext:value-type="currency">
            <text:p>$3.73</text:p>
          </table:table-cell>
          <table:table-cell table:style-name="ce23" table:formula="of:=([.AP$1]-[.$C14])*[.$B14]+([.AP$1]-[.AO$1])*[.$D14]+[.$E$1]*[.AP$1]*[.$E14]+[.$F14]" office:value-type="currency" office:currency="USD" office:value="3.73" calcext:value-type="currency">
            <text:p>$3.73</text:p>
          </table:table-cell>
          <table:table-cell table:style-name="ce23" table:formula="of:=([.AQ$1]-[.$C14])*[.$B14]+([.AQ$1]-[.AP$1])*[.$D14]+[.$E$1]*[.AQ$1]*[.$E14]+[.$F14]" office:value-type="currency" office:currency="USD" office:value="3.73" calcext:value-type="currency">
            <text:p>$3.73</text:p>
          </table:table-cell>
          <table:table-cell table:style-name="ce23" table:formula="of:=([.AR$1]-[.$C14])*[.$B14]+([.AR$1]-[.AQ$1])*[.$D14]+[.$E$1]*[.AR$1]*[.$E14]+[.$F14]" office:value-type="currency" office:currency="USD" office:value="3.73" calcext:value-type="currency">
            <text:p>$3.73</text:p>
          </table:table-cell>
          <table:table-cell table:style-name="ce23" table:formula="of:=([.AS$1]-[.$C14])*[.$B14]+([.AS$1]-[.AR$1])*[.$D14]+[.$E$1]*[.AS$1]*[.$E14]+[.$F14]" office:value-type="currency" office:currency="USD" office:value="3.73" calcext:value-type="currency">
            <text:p>$3.73</text:p>
          </table:table-cell>
          <table:table-cell table:style-name="ce23" table:formula="of:=([.AT$1]-[.$C14])*[.$B14]+([.AT$1]-[.AS$1])*[.$D14]+[.$E$1]*[.AT$1]*[.$E14]+[.$F14]" office:value-type="currency" office:currency="USD" office:value="3.73" calcext:value-type="currency">
            <text:p>$3.73</text:p>
          </table:table-cell>
          <table:table-cell table:style-name="ce23" table:formula="of:=([.AU$1]-[.$C14])*[.$B14]+([.AU$1]-[.AT$1])*[.$D14]+[.$E$1]*[.AU$1]*[.$E14]+[.$F14]" office:value-type="currency" office:currency="USD" office:value="3.73" calcext:value-type="currency">
            <text:p>$3.73</text:p>
          </table:table-cell>
          <table:table-cell table:style-name="ce23" table:formula="of:=([.AV$1]-[.$C14])*[.$B14]+([.AV$1]-[.AU$1])*[.$D14]+[.$E$1]*[.AV$1]*[.$E14]+[.$F14]" office:value-type="currency" office:currency="USD" office:value="3.73" calcext:value-type="currency">
            <text:p>$3.73</text:p>
          </table:table-cell>
          <table:table-cell table:style-name="ce23" table:formula="of:=([.AW$1]-[.$C14])*[.$B14]+([.AW$1]-[.AV$1])*[.$D14]+[.$E$1]*[.AW$1]*[.$E14]+[.$F14]" office:value-type="currency" office:currency="USD" office:value="3.73" calcext:value-type="currency">
            <text:p>$3.73</text:p>
          </table:table-cell>
          <table:table-cell table:style-name="ce23" table:formula="of:=([.AX$1]-[.$C14])*[.$B14]+([.AX$1]-[.AW$1])*[.$D14]+[.$E$1]*[.AX$1]*[.$E14]+[.$F14]" office:value-type="currency" office:currency="USD" office:value="3.73" calcext:value-type="currency">
            <text:p>$3.73</text:p>
          </table:table-cell>
          <table:table-cell table:style-name="ce23" table:formula="of:=([.AY$1]-[.$C14])*[.$B14]+([.AY$1]-[.AX$1])*[.$D14]+[.$E$1]*[.AY$1]*[.$E14]+[.$F14]" office:value-type="currency" office:currency="USD" office:value="3.73" calcext:value-type="currency">
            <text:p>$3.73</text:p>
          </table:table-cell>
          <table:table-cell table:style-name="ce23" table:formula="of:=([.AZ$1]-[.$C14])*[.$B14]+([.AZ$1]-[.AY$1])*[.$D14]+[.$E$1]*[.AZ$1]*[.$E14]+[.$F14]" office:value-type="currency" office:currency="USD" office:value="3.73" calcext:value-type="currency">
            <text:p>$3.73</text:p>
          </table:table-cell>
          <table:table-cell table:style-name="ce23" table:formula="of:=([.BA$1]-[.$C14])*[.$B14]+([.BA$1]-[.AZ$1])*[.$D14]+[.$E$1]*[.BA$1]*[.$E14]+[.$F14]" office:value-type="currency" office:currency="USD" office:value="3.73" calcext:value-type="currency">
            <text:p>$3.73</text:p>
          </table:table-cell>
          <table:table-cell table:style-name="ce23" table:formula="of:=([.BB$1]-[.$C14])*[.$B14]+([.BB$1]-[.BA$1])*[.$D14]+[.$E$1]*[.BB$1]*[.$E14]+[.$F14]" office:value-type="currency" office:currency="USD" office:value="3.73" calcext:value-type="currency">
            <text:p>$3.73</text:p>
          </table:table-cell>
          <table:table-cell table:style-name="ce23" table:formula="of:=([.BC$1]-[.$C14])*[.$B14]+([.BC$1]-[.BB$1])*[.$D14]+[.$E$1]*[.BC$1]*[.$E14]+[.$F14]" office:value-type="currency" office:currency="USD" office:value="3.73" calcext:value-type="currency">
            <text:p>$3.73</text:p>
          </table:table-cell>
          <table:table-cell table:style-name="ce23" table:formula="of:=([.BD$1]-[.$C14])*[.$B14]+([.BD$1]-[.BC$1])*[.$D14]+[.$E$1]*[.BD$1]*[.$E14]+[.$F14]" office:value-type="currency" office:currency="USD" office:value="3.73" calcext:value-type="currency">
            <text:p>$3.73</text:p>
          </table:table-cell>
          <table:table-cell table:style-name="ce23" table:formula="of:=([.BE$1]-[.$C14])*[.$B14]+([.BE$1]-[.BD$1])*[.$D14]+[.$E$1]*[.BE$1]*[.$E14]+[.$F14]" office:value-type="currency" office:currency="USD" office:value="3.73" calcext:value-type="currency">
            <text:p>$3.73</text:p>
          </table:table-cell>
          <table:table-cell table:style-name="ce23" table:formula="of:=([.BF$1]-[.$C14])*[.$B14]+([.BF$1]-[.BE$1])*[.$D14]+[.$E$1]*[.BF$1]*[.$E14]+[.$F14]" office:value-type="currency" office:currency="USD" office:value="3.73" calcext:value-type="currency">
            <text:p>$3.73</text:p>
          </table:table-cell>
          <table:table-cell table:style-name="ce23" table:formula="of:=([.BG$1]-[.$C14])*[.$B14]+([.BG$1]-[.BF$1])*[.$D14]+[.$E$1]*[.BG$1]*[.$E14]+[.$F14]" office:value-type="currency" office:currency="USD" office:value="3.73" calcext:value-type="currency">
            <text:p>$3.73</text:p>
          </table:table-cell>
          <table:table-cell table:style-name="ce23" table:formula="of:=([.BH$1]-[.$C14])*[.$B14]+([.BH$1]-[.BG$1])*[.$D14]+[.$E$1]*[.BH$1]*[.$E14]+[.$F14]" office:value-type="currency" office:currency="USD" office:value="3.73" calcext:value-type="currency">
            <text:p>$3.73</text:p>
          </table:table-cell>
          <table:table-cell table:style-name="ce23" table:formula="of:=([.BI$1]-[.$C14])*[.$B14]+([.BI$1]-[.BH$1])*[.$D14]+[.$E$1]*[.BI$1]*[.$E14]+[.$F14]" office:value-type="currency" office:currency="USD" office:value="3.73" calcext:value-type="currency">
            <text:p>$3.73</text:p>
          </table:table-cell>
          <table:table-cell table:style-name="ce23" table:formula="of:=([.BJ$1]-[.$C14])*[.$B14]+([.BJ$1]-[.BI$1])*[.$D14]+[.$E$1]*[.BJ$1]*[.$E14]+[.$F14]" office:value-type="currency" office:currency="USD" office:value="3.73" calcext:value-type="currency">
            <text:p>$3.73</text:p>
          </table:table-cell>
          <table:table-cell table:style-name="ce23" table:formula="of:=([.BK$1]-[.$C14])*[.$B14]+([.BK$1]-[.BJ$1])*[.$D14]+[.$E$1]*[.BK$1]*[.$E14]+[.$F14]" office:value-type="currency" office:currency="USD" office:value="3.73" calcext:value-type="currency">
            <text:p>$3.73</text:p>
          </table:table-cell>
          <table:table-cell table:style-name="ce23" table:formula="of:=([.BL$1]-[.$C14])*[.$B14]+([.BL$1]-[.BK$1])*[.$D14]+[.$E$1]*[.BL$1]*[.$E14]+[.$F14]" office:value-type="currency" office:currency="USD" office:value="3.73" calcext:value-type="currency">
            <text:p>$3.73</text:p>
          </table:table-cell>
          <table:table-cell table:style-name="ce23" table:formula="of:=([.BM$1]-[.$C14])*[.$B14]+([.BM$1]-[.BL$1])*[.$D14]+[.$E$1]*[.BM$1]*[.$E14]+[.$F14]" office:value-type="currency" office:currency="USD" office:value="3.73" calcext:value-type="currency">
            <text:p>$3.73</text:p>
          </table:table-cell>
          <table:table-cell table:style-name="ce23" table:formula="of:=([.BN$1]-[.$C14])*[.$B14]+([.BN$1]-[.BM$1])*[.$D14]+[.$E$1]*[.BN$1]*[.$E14]+[.$F14]" office:value-type="currency" office:currency="USD" office:value="3.73" calcext:value-type="currency">
            <text:p>$3.73</text:p>
          </table:table-cell>
          <table:table-cell table:style-name="ce23" table:formula="of:=([.BO$1]-[.$C14])*[.$B14]+([.BO$1]-[.BN$1])*[.$D14]+[.$E$1]*[.BO$1]*[.$E14]+[.$F14]" office:value-type="currency" office:currency="USD" office:value="3.73" calcext:value-type="currency">
            <text:p>$3.73</text:p>
          </table:table-cell>
          <table:table-cell table:style-name="ce23" table:formula="of:=[.G14]/60" office:value-type="currency" office:currency="USD" office:value="3.73" calcext:value-type="currency">
            <text:p>$3.73</text:p>
          </table:table-cell>
          <table:table-cell table:style-name="ce23" table:formula="of:=[.G14]/5" office:value-type="currency" office:currency="USD" office:value="44.76" calcext:value-type="currency">
            <text:p>$44.76</text:p>
          </table:table-cell>
          <table:table-cell table:style-name="ce24" table:formula="of:=[.G14]/[.$G$5]-1" office:value-type="percentage" office:value="5.14889221030419" calcext:value-type="percentage">
            <text:p>514.89%</text:p>
          </table:table-cell>
          <table:table-cell table:style-name="ce23" table:formula="of:=([.G14]-[.$G$5])/5" office:value-type="currency" office:currency="USD" office:value="37.4806399999999" calcext:value-type="currency">
            <text:p>$37.48</text:p>
          </table:table-cell>
          <table:table-cell table:style-name="ce23" table:formula="of:=AVERAGE([.$H$1:.$BO$1])*[.E14]" office:value-type="currency" office:currency="USD" office:value="19.2" calcext:value-type="currency">
            <text:p>$19.20</text:p>
          </table:table-cell>
          <table:table-cell table:formula="of:=SUM([.H14:.S14])" office:value-type="currency" office:currency="USD" office:value="44.76" calcext:value-type="currency">
            <text:p>$44.76</text:p>
          </table:table-cell>
          <table:table-cell table:formula="of:=SUM([.T14:.AE14])" office:value-type="currency" office:currency="USD" office:value="44.76" calcext:value-type="currency">
            <text:p>$44.76</text:p>
          </table:table-cell>
          <table:table-cell table:formula="of:=SUM([.AF14:.AQ14])" office:value-type="currency" office:currency="USD" office:value="44.76" calcext:value-type="currency">
            <text:p>$44.76</text:p>
          </table:table-cell>
          <table:table-cell table:formula="of:=SUM([.AR14:.BC14])" office:value-type="currency" office:currency="USD" office:value="44.76" calcext:value-type="currency">
            <text:p>$44.76</text:p>
          </table:table-cell>
          <table:table-cell table:formula="of:=SUM([.BD14:.BO14])" office:value-type="currency" office:currency="USD" office:value="44.76" calcext:value-type="currency">
            <text:p>$44.76</text:p>
          </table:table-cell>
          <table:table-cell table:style-name="ce23" table:formula="of:=[.BQ14]+[.$BZ$1]*[.BT14]" office:value-type="currency" office:currency="USD" office:value="51.16" calcext:value-type="currency">
            <text:p>$51.16</text:p>
          </table:table-cell>
          <table:table-cell table:style-name="ce24" table:formula="of:=([.BZ14]-[.$BZ$5])/[.$BZ$5]" office:value-type="percentage" office:value="5.25211825742367" calcext:value-type="percentage">
            <text:p>525.21%</text:p>
          </table:table-cell>
          <table:table-cell table:style-name="ce23" table:formula="of:=[.G14]+([.$BZ$1]*5)*[.BT14]" office:value-type="currency" office:currency="USD" office:value="255.8" calcext:value-type="currency">
            <text:p>$255.8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Google Multi-EU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table:formula="of:=SUM([.H15:.BO15])" office:value-type="currency" office:currency="USD" office:value="252.6" calcext:value-type="currency">
            <text:p>$252.60</text:p>
          </table:table-cell>
          <table:table-cell table:formula="of:=([.H$1]-[.$C15])*[.$B15]+([.H$1]-[.G$1])*[.$D15]+[.$E$1]*[.H$1]*[.$E15]+[.$F15]" office:value-type="currency" office:currency="USD" office:value="4.21" calcext:value-type="currency">
            <text:p>$4.21</text:p>
          </table:table-cell>
          <table:table-cell table:formula="of:=([.I$1]-[.$C15])*[.$B15]+([.I$1]-[.H$1])*[.$D15]+[.$E$1]*[.I$1]*[.$E15]+[.$F15]" office:value-type="currency" office:currency="USD" office:value="4.21" calcext:value-type="currency">
            <text:p>$4.21</text:p>
          </table:table-cell>
          <table:table-cell table:style-name="ce23" table:formula="of:=([.J$1]-[.$C15])*[.$B15]+([.J$1]-[.I$1])*[.$D15]+[.$E$1]*[.J$1]*[.$E15]+[.$F15]" office:value-type="currency" office:currency="USD" office:value="4.21" calcext:value-type="currency">
            <text:p>$4.21</text:p>
          </table:table-cell>
          <table:table-cell table:style-name="ce23" table:formula="of:=([.K$1]-[.$C15])*[.$B15]+([.K$1]-[.J$1])*[.$D15]+[.$E$1]*[.K$1]*[.$E15]+[.$F15]" office:value-type="currency" office:currency="USD" office:value="4.21" calcext:value-type="currency">
            <text:p>$4.21</text:p>
          </table:table-cell>
          <table:table-cell table:style-name="ce23" table:formula="of:=([.L$1]-[.$C15])*[.$B15]+([.L$1]-[.K$1])*[.$D15]+[.$E$1]*[.L$1]*[.$E15]+[.$F15]" office:value-type="currency" office:currency="USD" office:value="4.21" calcext:value-type="currency">
            <text:p>$4.21</text:p>
          </table:table-cell>
          <table:table-cell table:style-name="ce23" table:formula="of:=([.M$1]-[.$C15])*[.$B15]+([.M$1]-[.L$1])*[.$D15]+[.$E$1]*[.M$1]*[.$E15]+[.$F15]" office:value-type="currency" office:currency="USD" office:value="4.21" calcext:value-type="currency">
            <text:p>$4.21</text:p>
          </table:table-cell>
          <table:table-cell table:style-name="ce23" table:formula="of:=([.N$1]-[.$C15])*[.$B15]+([.N$1]-[.M$1])*[.$D15]+[.$E$1]*[.N$1]*[.$E15]+[.$F15]" office:value-type="currency" office:currency="USD" office:value="4.21" calcext:value-type="currency">
            <text:p>$4.21</text:p>
          </table:table-cell>
          <table:table-cell table:style-name="ce23" table:formula="of:=([.O$1]-[.$C15])*[.$B15]+([.O$1]-[.N$1])*[.$D15]+[.$E$1]*[.O$1]*[.$E15]+[.$F15]" office:value-type="currency" office:currency="USD" office:value="4.21" calcext:value-type="currency">
            <text:p>$4.21</text:p>
          </table:table-cell>
          <table:table-cell table:style-name="ce23" table:formula="of:=([.P$1]-[.$C15])*[.$B15]+([.P$1]-[.O$1])*[.$D15]+[.$E$1]*[.P$1]*[.$E15]+[.$F15]" office:value-type="currency" office:currency="USD" office:value="4.21" calcext:value-type="currency">
            <text:p>$4.21</text:p>
          </table:table-cell>
          <table:table-cell table:style-name="ce23" table:formula="of:=([.Q$1]-[.$C15])*[.$B15]+([.Q$1]-[.P$1])*[.$D15]+[.$E$1]*[.Q$1]*[.$E15]+[.$F15]" office:value-type="currency" office:currency="USD" office:value="4.21" calcext:value-type="currency">
            <text:p>$4.21</text:p>
          </table:table-cell>
          <table:table-cell table:style-name="ce23" table:formula="of:=([.R$1]-[.$C15])*[.$B15]+([.R$1]-[.Q$1])*[.$D15]+[.$E$1]*[.R$1]*[.$E15]+[.$F15]" office:value-type="currency" office:currency="USD" office:value="4.21" calcext:value-type="currency">
            <text:p>$4.21</text:p>
          </table:table-cell>
          <table:table-cell table:style-name="ce23" table:formula="of:=([.S$1]-[.$C15])*[.$B15]+([.S$1]-[.R$1])*[.$D15]+[.$E$1]*[.S$1]*[.$E15]+[.$F15]" office:value-type="currency" office:currency="USD" office:value="4.21" calcext:value-type="currency">
            <text:p>$4.21</text:p>
          </table:table-cell>
          <table:table-cell table:style-name="ce23" table:formula="of:=([.T$1]-[.$C15])*[.$B15]+([.T$1]-[.S$1])*[.$D15]+[.$E$1]*[.T$1]*[.$E15]+[.$F15]" office:value-type="currency" office:currency="USD" office:value="4.21" calcext:value-type="currency">
            <text:p>$4.21</text:p>
          </table:table-cell>
          <table:table-cell table:style-name="ce23" table:formula="of:=([.U$1]-[.$C15])*[.$B15]+([.U$1]-[.T$1])*[.$D15]+[.$E$1]*[.U$1]*[.$E15]+[.$F15]" office:value-type="currency" office:currency="USD" office:value="4.21" calcext:value-type="currency">
            <text:p>$4.21</text:p>
          </table:table-cell>
          <table:table-cell table:style-name="ce23" table:formula="of:=([.V$1]-[.$C15])*[.$B15]+([.V$1]-[.U$1])*[.$D15]+[.$E$1]*[.V$1]*[.$E15]+[.$F15]" office:value-type="currency" office:currency="USD" office:value="4.21" calcext:value-type="currency">
            <text:p>$4.21</text:p>
          </table:table-cell>
          <table:table-cell table:style-name="ce23" table:formula="of:=([.W$1]-[.$C15])*[.$B15]+([.W$1]-[.V$1])*[.$D15]+[.$E$1]*[.W$1]*[.$E15]+[.$F15]" office:value-type="currency" office:currency="USD" office:value="4.21" calcext:value-type="currency">
            <text:p>$4.21</text:p>
          </table:table-cell>
          <table:table-cell table:style-name="ce23" table:formula="of:=([.X$1]-[.$C15])*[.$B15]+([.X$1]-[.W$1])*[.$D15]+[.$E$1]*[.X$1]*[.$E15]+[.$F15]" office:value-type="currency" office:currency="USD" office:value="4.21" calcext:value-type="currency">
            <text:p>$4.21</text:p>
          </table:table-cell>
          <table:table-cell table:style-name="ce23" table:formula="of:=([.Y$1]-[.$C15])*[.$B15]+([.Y$1]-[.X$1])*[.$D15]+[.$E$1]*[.Y$1]*[.$E15]+[.$F15]" office:value-type="currency" office:currency="USD" office:value="4.21" calcext:value-type="currency">
            <text:p>$4.21</text:p>
          </table:table-cell>
          <table:table-cell table:style-name="ce23" table:formula="of:=([.Z$1]-[.$C15])*[.$B15]+([.Z$1]-[.Y$1])*[.$D15]+[.$E$1]*[.Z$1]*[.$E15]+[.$F15]" office:value-type="currency" office:currency="USD" office:value="4.21" calcext:value-type="currency">
            <text:p>$4.21</text:p>
          </table:table-cell>
          <table:table-cell table:style-name="ce23" table:formula="of:=([.AA$1]-[.$C15])*[.$B15]+([.AA$1]-[.Z$1])*[.$D15]+[.$E$1]*[.AA$1]*[.$E15]+[.$F15]" office:value-type="currency" office:currency="USD" office:value="4.21" calcext:value-type="currency">
            <text:p>$4.21</text:p>
          </table:table-cell>
          <table:table-cell table:style-name="ce23" table:formula="of:=([.AB$1]-[.$C15])*[.$B15]+([.AB$1]-[.AA$1])*[.$D15]+[.$E$1]*[.AB$1]*[.$E15]+[.$F15]" office:value-type="currency" office:currency="USD" office:value="4.21" calcext:value-type="currency">
            <text:p>$4.21</text:p>
          </table:table-cell>
          <table:table-cell table:style-name="ce23" table:formula="of:=([.AC$1]-[.$C15])*[.$B15]+([.AC$1]-[.AB$1])*[.$D15]+[.$E$1]*[.AC$1]*[.$E15]+[.$F15]" office:value-type="currency" office:currency="USD" office:value="4.21" calcext:value-type="currency">
            <text:p>$4.21</text:p>
          </table:table-cell>
          <table:table-cell table:style-name="ce23" table:formula="of:=([.AD$1]-[.$C15])*[.$B15]+([.AD$1]-[.AC$1])*[.$D15]+[.$E$1]*[.AD$1]*[.$E15]+[.$F15]" office:value-type="currency" office:currency="USD" office:value="4.21" calcext:value-type="currency">
            <text:p>$4.21</text:p>
          </table:table-cell>
          <table:table-cell table:style-name="ce23" table:formula="of:=([.AE$1]-[.$C15])*[.$B15]+([.AE$1]-[.AD$1])*[.$D15]+[.$E$1]*[.AE$1]*[.$E15]+[.$F15]" office:value-type="currency" office:currency="USD" office:value="4.21" calcext:value-type="currency">
            <text:p>$4.21</text:p>
          </table:table-cell>
          <table:table-cell table:style-name="ce23" table:formula="of:=([.AF$1]-[.$C15])*[.$B15]+([.AF$1]-[.AE$1])*[.$D15]+[.$E$1]*[.AF$1]*[.$E15]+[.$F15]" office:value-type="currency" office:currency="USD" office:value="4.21" calcext:value-type="currency">
            <text:p>$4.21</text:p>
          </table:table-cell>
          <table:table-cell table:style-name="ce23" table:formula="of:=([.AG$1]-[.$C15])*[.$B15]+([.AG$1]-[.AF$1])*[.$D15]+[.$E$1]*[.AG$1]*[.$E15]+[.$F15]" office:value-type="currency" office:currency="USD" office:value="4.21" calcext:value-type="currency">
            <text:p>$4.21</text:p>
          </table:table-cell>
          <table:table-cell table:style-name="ce23" table:formula="of:=([.AH$1]-[.$C15])*[.$B15]+([.AH$1]-[.AG$1])*[.$D15]+[.$E$1]*[.AH$1]*[.$E15]+[.$F15]" office:value-type="currency" office:currency="USD" office:value="4.21" calcext:value-type="currency">
            <text:p>$4.21</text:p>
          </table:table-cell>
          <table:table-cell table:style-name="ce23" table:formula="of:=([.AI$1]-[.$C15])*[.$B15]+([.AI$1]-[.AH$1])*[.$D15]+[.$E$1]*[.AI$1]*[.$E15]+[.$F15]" office:value-type="currency" office:currency="USD" office:value="4.21" calcext:value-type="currency">
            <text:p>$4.21</text:p>
          </table:table-cell>
          <table:table-cell table:style-name="ce23" table:formula="of:=([.AJ$1]-[.$C15])*[.$B15]+([.AJ$1]-[.AI$1])*[.$D15]+[.$E$1]*[.AJ$1]*[.$E15]+[.$F15]" office:value-type="currency" office:currency="USD" office:value="4.21" calcext:value-type="currency">
            <text:p>$4.21</text:p>
          </table:table-cell>
          <table:table-cell table:style-name="ce23" table:formula="of:=([.AK$1]-[.$C15])*[.$B15]+([.AK$1]-[.AJ$1])*[.$D15]+[.$E$1]*[.AK$1]*[.$E15]+[.$F15]" office:value-type="currency" office:currency="USD" office:value="4.21" calcext:value-type="currency">
            <text:p>$4.21</text:p>
          </table:table-cell>
          <table:table-cell table:style-name="ce23" table:formula="of:=([.AL$1]-[.$C15])*[.$B15]+([.AL$1]-[.AK$1])*[.$D15]+[.$E$1]*[.AL$1]*[.$E15]+[.$F15]" office:value-type="currency" office:currency="USD" office:value="4.21" calcext:value-type="currency">
            <text:p>$4.21</text:p>
          </table:table-cell>
          <table:table-cell table:style-name="ce23" table:formula="of:=([.AM$1]-[.$C15])*[.$B15]+([.AM$1]-[.AL$1])*[.$D15]+[.$E$1]*[.AM$1]*[.$E15]+[.$F15]" office:value-type="currency" office:currency="USD" office:value="4.21" calcext:value-type="currency">
            <text:p>$4.21</text:p>
          </table:table-cell>
          <table:table-cell table:style-name="ce23" table:formula="of:=([.AN$1]-[.$C15])*[.$B15]+([.AN$1]-[.AM$1])*[.$D15]+[.$E$1]*[.AN$1]*[.$E15]+[.$F15]" office:value-type="currency" office:currency="USD" office:value="4.21" calcext:value-type="currency">
            <text:p>$4.21</text:p>
          </table:table-cell>
          <table:table-cell table:style-name="ce23" table:formula="of:=([.AO$1]-[.$C15])*[.$B15]+([.AO$1]-[.AN$1])*[.$D15]+[.$E$1]*[.AO$1]*[.$E15]+[.$F15]" office:value-type="currency" office:currency="USD" office:value="4.21" calcext:value-type="currency">
            <text:p>$4.21</text:p>
          </table:table-cell>
          <table:table-cell table:style-name="ce23" table:formula="of:=([.AP$1]-[.$C15])*[.$B15]+([.AP$1]-[.AO$1])*[.$D15]+[.$E$1]*[.AP$1]*[.$E15]+[.$F15]" office:value-type="currency" office:currency="USD" office:value="4.21" calcext:value-type="currency">
            <text:p>$4.21</text:p>
          </table:table-cell>
          <table:table-cell table:style-name="ce23" table:formula="of:=([.AQ$1]-[.$C15])*[.$B15]+([.AQ$1]-[.AP$1])*[.$D15]+[.$E$1]*[.AQ$1]*[.$E15]+[.$F15]" office:value-type="currency" office:currency="USD" office:value="4.21" calcext:value-type="currency">
            <text:p>$4.21</text:p>
          </table:table-cell>
          <table:table-cell table:style-name="ce23" table:formula="of:=([.AR$1]-[.$C15])*[.$B15]+([.AR$1]-[.AQ$1])*[.$D15]+[.$E$1]*[.AR$1]*[.$E15]+[.$F15]" office:value-type="currency" office:currency="USD" office:value="4.21" calcext:value-type="currency">
            <text:p>$4.21</text:p>
          </table:table-cell>
          <table:table-cell table:style-name="ce23" table:formula="of:=([.AS$1]-[.$C15])*[.$B15]+([.AS$1]-[.AR$1])*[.$D15]+[.$E$1]*[.AS$1]*[.$E15]+[.$F15]" office:value-type="currency" office:currency="USD" office:value="4.21" calcext:value-type="currency">
            <text:p>$4.21</text:p>
          </table:table-cell>
          <table:table-cell table:style-name="ce23" table:formula="of:=([.AT$1]-[.$C15])*[.$B15]+([.AT$1]-[.AS$1])*[.$D15]+[.$E$1]*[.AT$1]*[.$E15]+[.$F15]" office:value-type="currency" office:currency="USD" office:value="4.21" calcext:value-type="currency">
            <text:p>$4.21</text:p>
          </table:table-cell>
          <table:table-cell table:style-name="ce23" table:formula="of:=([.AU$1]-[.$C15])*[.$B15]+([.AU$1]-[.AT$1])*[.$D15]+[.$E$1]*[.AU$1]*[.$E15]+[.$F15]" office:value-type="currency" office:currency="USD" office:value="4.21" calcext:value-type="currency">
            <text:p>$4.21</text:p>
          </table:table-cell>
          <table:table-cell table:style-name="ce23" table:formula="of:=([.AV$1]-[.$C15])*[.$B15]+([.AV$1]-[.AU$1])*[.$D15]+[.$E$1]*[.AV$1]*[.$E15]+[.$F15]" office:value-type="currency" office:currency="USD" office:value="4.21" calcext:value-type="currency">
            <text:p>$4.21</text:p>
          </table:table-cell>
          <table:table-cell table:style-name="ce23" table:formula="of:=([.AW$1]-[.$C15])*[.$B15]+([.AW$1]-[.AV$1])*[.$D15]+[.$E$1]*[.AW$1]*[.$E15]+[.$F15]" office:value-type="currency" office:currency="USD" office:value="4.21" calcext:value-type="currency">
            <text:p>$4.21</text:p>
          </table:table-cell>
          <table:table-cell table:style-name="ce23" table:formula="of:=([.AX$1]-[.$C15])*[.$B15]+([.AX$1]-[.AW$1])*[.$D15]+[.$E$1]*[.AX$1]*[.$E15]+[.$F15]" office:value-type="currency" office:currency="USD" office:value="4.21" calcext:value-type="currency">
            <text:p>$4.21</text:p>
          </table:table-cell>
          <table:table-cell table:style-name="ce23" table:formula="of:=([.AY$1]-[.$C15])*[.$B15]+([.AY$1]-[.AX$1])*[.$D15]+[.$E$1]*[.AY$1]*[.$E15]+[.$F15]" office:value-type="currency" office:currency="USD" office:value="4.21" calcext:value-type="currency">
            <text:p>$4.21</text:p>
          </table:table-cell>
          <table:table-cell table:style-name="ce23" table:formula="of:=([.AZ$1]-[.$C15])*[.$B15]+([.AZ$1]-[.AY$1])*[.$D15]+[.$E$1]*[.AZ$1]*[.$E15]+[.$F15]" office:value-type="currency" office:currency="USD" office:value="4.21" calcext:value-type="currency">
            <text:p>$4.21</text:p>
          </table:table-cell>
          <table:table-cell table:style-name="ce23" table:formula="of:=([.BA$1]-[.$C15])*[.$B15]+([.BA$1]-[.AZ$1])*[.$D15]+[.$E$1]*[.BA$1]*[.$E15]+[.$F15]" office:value-type="currency" office:currency="USD" office:value="4.21" calcext:value-type="currency">
            <text:p>$4.21</text:p>
          </table:table-cell>
          <table:table-cell table:style-name="ce23" table:formula="of:=([.BB$1]-[.$C15])*[.$B15]+([.BB$1]-[.BA$1])*[.$D15]+[.$E$1]*[.BB$1]*[.$E15]+[.$F15]" office:value-type="currency" office:currency="USD" office:value="4.21" calcext:value-type="currency">
            <text:p>$4.21</text:p>
          </table:table-cell>
          <table:table-cell table:style-name="ce23" table:formula="of:=([.BC$1]-[.$C15])*[.$B15]+([.BC$1]-[.BB$1])*[.$D15]+[.$E$1]*[.BC$1]*[.$E15]+[.$F15]" office:value-type="currency" office:currency="USD" office:value="4.21" calcext:value-type="currency">
            <text:p>$4.21</text:p>
          </table:table-cell>
          <table:table-cell table:style-name="ce23" table:formula="of:=([.BD$1]-[.$C15])*[.$B15]+([.BD$1]-[.BC$1])*[.$D15]+[.$E$1]*[.BD$1]*[.$E15]+[.$F15]" office:value-type="currency" office:currency="USD" office:value="4.21" calcext:value-type="currency">
            <text:p>$4.21</text:p>
          </table:table-cell>
          <table:table-cell table:style-name="ce23" table:formula="of:=([.BE$1]-[.$C15])*[.$B15]+([.BE$1]-[.BD$1])*[.$D15]+[.$E$1]*[.BE$1]*[.$E15]+[.$F15]" office:value-type="currency" office:currency="USD" office:value="4.21" calcext:value-type="currency">
            <text:p>$4.21</text:p>
          </table:table-cell>
          <table:table-cell table:style-name="ce23" table:formula="of:=([.BF$1]-[.$C15])*[.$B15]+([.BF$1]-[.BE$1])*[.$D15]+[.$E$1]*[.BF$1]*[.$E15]+[.$F15]" office:value-type="currency" office:currency="USD" office:value="4.21" calcext:value-type="currency">
            <text:p>$4.21</text:p>
          </table:table-cell>
          <table:table-cell table:style-name="ce23" table:formula="of:=([.BG$1]-[.$C15])*[.$B15]+([.BG$1]-[.BF$1])*[.$D15]+[.$E$1]*[.BG$1]*[.$E15]+[.$F15]" office:value-type="currency" office:currency="USD" office:value="4.21" calcext:value-type="currency">
            <text:p>$4.21</text:p>
          </table:table-cell>
          <table:table-cell table:style-name="ce23" table:formula="of:=([.BH$1]-[.$C15])*[.$B15]+([.BH$1]-[.BG$1])*[.$D15]+[.$E$1]*[.BH$1]*[.$E15]+[.$F15]" office:value-type="currency" office:currency="USD" office:value="4.21" calcext:value-type="currency">
            <text:p>$4.21</text:p>
          </table:table-cell>
          <table:table-cell table:style-name="ce23" table:formula="of:=([.BI$1]-[.$C15])*[.$B15]+([.BI$1]-[.BH$1])*[.$D15]+[.$E$1]*[.BI$1]*[.$E15]+[.$F15]" office:value-type="currency" office:currency="USD" office:value="4.21" calcext:value-type="currency">
            <text:p>$4.21</text:p>
          </table:table-cell>
          <table:table-cell table:style-name="ce23" table:formula="of:=([.BJ$1]-[.$C15])*[.$B15]+([.BJ$1]-[.BI$1])*[.$D15]+[.$E$1]*[.BJ$1]*[.$E15]+[.$F15]" office:value-type="currency" office:currency="USD" office:value="4.21" calcext:value-type="currency">
            <text:p>$4.21</text:p>
          </table:table-cell>
          <table:table-cell table:style-name="ce23" table:formula="of:=([.BK$1]-[.$C15])*[.$B15]+([.BK$1]-[.BJ$1])*[.$D15]+[.$E$1]*[.BK$1]*[.$E15]+[.$F15]" office:value-type="currency" office:currency="USD" office:value="4.21" calcext:value-type="currency">
            <text:p>$4.21</text:p>
          </table:table-cell>
          <table:table-cell table:style-name="ce23" table:formula="of:=([.BL$1]-[.$C15])*[.$B15]+([.BL$1]-[.BK$1])*[.$D15]+[.$E$1]*[.BL$1]*[.$E15]+[.$F15]" office:value-type="currency" office:currency="USD" office:value="4.21" calcext:value-type="currency">
            <text:p>$4.21</text:p>
          </table:table-cell>
          <table:table-cell table:style-name="ce23" table:formula="of:=([.BM$1]-[.$C15])*[.$B15]+([.BM$1]-[.BL$1])*[.$D15]+[.$E$1]*[.BM$1]*[.$E15]+[.$F15]" office:value-type="currency" office:currency="USD" office:value="4.21" calcext:value-type="currency">
            <text:p>$4.21</text:p>
          </table:table-cell>
          <table:table-cell table:style-name="ce23" table:formula="of:=([.BN$1]-[.$C15])*[.$B15]+([.BN$1]-[.BM$1])*[.$D15]+[.$E$1]*[.BN$1]*[.$E15]+[.$F15]" office:value-type="currency" office:currency="USD" office:value="4.21" calcext:value-type="currency">
            <text:p>$4.21</text:p>
          </table:table-cell>
          <table:table-cell table:style-name="ce23" table:formula="of:=([.BO$1]-[.$C15])*[.$B15]+([.BO$1]-[.BN$1])*[.$D15]+[.$E$1]*[.BO$1]*[.$E15]+[.$F15]" office:value-type="currency" office:currency="USD" office:value="4.21" calcext:value-type="currency">
            <text:p>$4.21</text:p>
          </table:table-cell>
          <table:table-cell table:style-name="ce23" table:formula="of:=[.G15]/60" office:value-type="currency" office:currency="USD" office:value="4.21" calcext:value-type="currency">
            <text:p>$4.21</text:p>
          </table:table-cell>
          <table:table-cell table:style-name="ce23" table:formula="of:=[.G15]/5" office:value-type="currency" office:currency="USD" office:value="50.52" calcext:value-type="currency">
            <text:p>$50.52</text:p>
          </table:table-cell>
          <table:table-cell table:style-name="ce24" table:formula="of:=[.G15]/[.$G$5]-1" office:value-type="percentage" office:value="5.94017056444523" calcext:value-type="percentage">
            <text:p>594.02%</text:p>
          </table:table-cell>
          <table:table-cell table:style-name="ce23" table:formula="of:=([.G15]-[.$G$5])/5" office:value-type="currency" office:currency="USD" office:value="43.24064" calcext:value-type="currency">
            <text:p>$43.24</text:p>
          </table:table-cell>
          <table:table-cell table:style-name="ce23" table:formula="of:=AVERAGE([.$H$1:.$BO$1])*[.E15]" office:value-type="currency" office:currency="USD" office:value="19.2" calcext:value-type="currency">
            <text:p>$19.20</text:p>
          </table:table-cell>
          <table:table-cell table:formula="of:=SUM([.H15:.S15])" office:value-type="currency" office:currency="USD" office:value="50.52" calcext:value-type="currency">
            <text:p>$50.52</text:p>
          </table:table-cell>
          <table:table-cell table:formula="of:=SUM([.T15:.AE15])" office:value-type="currency" office:currency="USD" office:value="50.52" calcext:value-type="currency">
            <text:p>$50.52</text:p>
          </table:table-cell>
          <table:table-cell table:formula="of:=SUM([.AF15:.AQ15])" office:value-type="currency" office:currency="USD" office:value="50.52" calcext:value-type="currency">
            <text:p>$50.52</text:p>
          </table:table-cell>
          <table:table-cell table:formula="of:=SUM([.AR15:.BC15])" office:value-type="currency" office:currency="USD" office:value="50.52" calcext:value-type="currency">
            <text:p>$50.52</text:p>
          </table:table-cell>
          <table:table-cell table:formula="of:=SUM([.BD15:.BO15])" office:value-type="currency" office:currency="USD" office:value="50.52" calcext:value-type="currency">
            <text:p>$50.52</text:p>
          </table:table-cell>
          <table:table-cell table:style-name="ce23" table:formula="of:=[.BQ15]+[.$BZ$1]*[.BT15]" office:value-type="currency" office:currency="USD" office:value="56.92" calcext:value-type="currency">
            <text:p>$56.92</text:p>
          </table:table-cell>
          <table:table-cell table:style-name="ce24" table:formula="of:=([.BZ15]-[.$BZ$5])/[.$BZ$5]" office:value-type="percentage" office:value="5.9560314935996" calcext:value-type="percentage">
            <text:p>595.60%</text:p>
          </table:table-cell>
          <table:table-cell table:style-name="ce23" table:formula="of:=[.G15]+([.$BZ$1]*5)*[.BT15]" office:value-type="currency" office:currency="USD" office:value="284.6" calcext:value-type="currency">
            <text:p>$284.6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rsync.net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H16:.BO16])" office:value-type="currency" office:currency="USD" office:value="384" calcext:value-type="currency">
            <text:p>$384.00</text:p>
          </table:table-cell>
          <table:table-cell table:formula="of:=([.H$1]-[.$C16])*[.$B16]+([.H$1]-[.G$1])*[.$D16]+[.$E$1]*[.H$1]*[.$E16]+[.$F16]" office:value-type="currency" office:currency="USD" office:value="6.4" calcext:value-type="currency">
            <text:p>$6.40</text:p>
          </table:table-cell>
          <table:table-cell table:formula="of:=([.I$1]-[.$C16])*[.$B16]+([.I$1]-[.H$1])*[.$D16]+[.$E$1]*[.I$1]*[.$E16]+[.$F16]" office:value-type="currency" office:currency="USD" office:value="6.4" calcext:value-type="currency">
            <text:p>$6.40</text:p>
          </table:table-cell>
          <table:table-cell table:style-name="ce23" table:formula="of:=([.J$1]-[.$C16])*[.$B16]+([.J$1]-[.I$1])*[.$D16]+[.$E$1]*[.J$1]*[.$E16]+[.$F16]" office:value-type="currency" office:currency="USD" office:value="6.4" calcext:value-type="currency">
            <text:p>$6.40</text:p>
          </table:table-cell>
          <table:table-cell table:style-name="ce23" table:formula="of:=([.K$1]-[.$C16])*[.$B16]+([.K$1]-[.J$1])*[.$D16]+[.$E$1]*[.K$1]*[.$E16]+[.$F16]" office:value-type="currency" office:currency="USD" office:value="6.4" calcext:value-type="currency">
            <text:p>$6.40</text:p>
          </table:table-cell>
          <table:table-cell table:style-name="ce23" table:formula="of:=([.L$1]-[.$C16])*[.$B16]+([.L$1]-[.K$1])*[.$D16]+[.$E$1]*[.L$1]*[.$E16]+[.$F16]" office:value-type="currency" office:currency="USD" office:value="6.4" calcext:value-type="currency">
            <text:p>$6.40</text:p>
          </table:table-cell>
          <table:table-cell table:style-name="ce23" table:formula="of:=([.M$1]-[.$C16])*[.$B16]+([.M$1]-[.L$1])*[.$D16]+[.$E$1]*[.M$1]*[.$E16]+[.$F16]" office:value-type="currency" office:currency="USD" office:value="6.4" calcext:value-type="currency">
            <text:p>$6.40</text:p>
          </table:table-cell>
          <table:table-cell table:style-name="ce23" table:formula="of:=([.N$1]-[.$C16])*[.$B16]+([.N$1]-[.M$1])*[.$D16]+[.$E$1]*[.N$1]*[.$E16]+[.$F16]" office:value-type="currency" office:currency="USD" office:value="6.4" calcext:value-type="currency">
            <text:p>$6.40</text:p>
          </table:table-cell>
          <table:table-cell table:style-name="ce23" table:formula="of:=([.O$1]-[.$C16])*[.$B16]+([.O$1]-[.N$1])*[.$D16]+[.$E$1]*[.O$1]*[.$E16]+[.$F16]" office:value-type="currency" office:currency="USD" office:value="6.4" calcext:value-type="currency">
            <text:p>$6.40</text:p>
          </table:table-cell>
          <table:table-cell table:style-name="ce23" table:formula="of:=([.P$1]-[.$C16])*[.$B16]+([.P$1]-[.O$1])*[.$D16]+[.$E$1]*[.P$1]*[.$E16]+[.$F16]" office:value-type="currency" office:currency="USD" office:value="6.4" calcext:value-type="currency">
            <text:p>$6.40</text:p>
          </table:table-cell>
          <table:table-cell table:style-name="ce23" table:formula="of:=([.Q$1]-[.$C16])*[.$B16]+([.Q$1]-[.P$1])*[.$D16]+[.$E$1]*[.Q$1]*[.$E16]+[.$F16]" office:value-type="currency" office:currency="USD" office:value="6.4" calcext:value-type="currency">
            <text:p>$6.40</text:p>
          </table:table-cell>
          <table:table-cell table:style-name="ce23" table:formula="of:=([.R$1]-[.$C16])*[.$B16]+([.R$1]-[.Q$1])*[.$D16]+[.$E$1]*[.R$1]*[.$E16]+[.$F16]" office:value-type="currency" office:currency="USD" office:value="6.4" calcext:value-type="currency">
            <text:p>$6.40</text:p>
          </table:table-cell>
          <table:table-cell table:style-name="ce23" table:formula="of:=([.S$1]-[.$C16])*[.$B16]+([.S$1]-[.R$1])*[.$D16]+[.$E$1]*[.S$1]*[.$E16]+[.$F16]" office:value-type="currency" office:currency="USD" office:value="6.4" calcext:value-type="currency">
            <text:p>$6.40</text:p>
          </table:table-cell>
          <table:table-cell table:style-name="ce23" table:formula="of:=([.T$1]-[.$C16])*[.$B16]+([.T$1]-[.S$1])*[.$D16]+[.$E$1]*[.T$1]*[.$E16]+[.$F16]" office:value-type="currency" office:currency="USD" office:value="6.4" calcext:value-type="currency">
            <text:p>$6.40</text:p>
          </table:table-cell>
          <table:table-cell table:style-name="ce23" table:formula="of:=([.U$1]-[.$C16])*[.$B16]+([.U$1]-[.T$1])*[.$D16]+[.$E$1]*[.U$1]*[.$E16]+[.$F16]" office:value-type="currency" office:currency="USD" office:value="6.4" calcext:value-type="currency">
            <text:p>$6.40</text:p>
          </table:table-cell>
          <table:table-cell table:style-name="ce23" table:formula="of:=([.V$1]-[.$C16])*[.$B16]+([.V$1]-[.U$1])*[.$D16]+[.$E$1]*[.V$1]*[.$E16]+[.$F16]" office:value-type="currency" office:currency="USD" office:value="6.4" calcext:value-type="currency">
            <text:p>$6.40</text:p>
          </table:table-cell>
          <table:table-cell table:style-name="ce23" table:formula="of:=([.W$1]-[.$C16])*[.$B16]+([.W$1]-[.V$1])*[.$D16]+[.$E$1]*[.W$1]*[.$E16]+[.$F16]" office:value-type="currency" office:currency="USD" office:value="6.4" calcext:value-type="currency">
            <text:p>$6.40</text:p>
          </table:table-cell>
          <table:table-cell table:style-name="ce23" table:formula="of:=([.X$1]-[.$C16])*[.$B16]+([.X$1]-[.W$1])*[.$D16]+[.$E$1]*[.X$1]*[.$E16]+[.$F16]" office:value-type="currency" office:currency="USD" office:value="6.4" calcext:value-type="currency">
            <text:p>$6.40</text:p>
          </table:table-cell>
          <table:table-cell table:style-name="ce23" table:formula="of:=([.Y$1]-[.$C16])*[.$B16]+([.Y$1]-[.X$1])*[.$D16]+[.$E$1]*[.Y$1]*[.$E16]+[.$F16]" office:value-type="currency" office:currency="USD" office:value="6.4" calcext:value-type="currency">
            <text:p>$6.40</text:p>
          </table:table-cell>
          <table:table-cell table:style-name="ce23" table:formula="of:=([.Z$1]-[.$C16])*[.$B16]+([.Z$1]-[.Y$1])*[.$D16]+[.$E$1]*[.Z$1]*[.$E16]+[.$F16]" office:value-type="currency" office:currency="USD" office:value="6.4" calcext:value-type="currency">
            <text:p>$6.40</text:p>
          </table:table-cell>
          <table:table-cell table:style-name="ce23" table:formula="of:=([.AA$1]-[.$C16])*[.$B16]+([.AA$1]-[.Z$1])*[.$D16]+[.$E$1]*[.AA$1]*[.$E16]+[.$F16]" office:value-type="currency" office:currency="USD" office:value="6.4" calcext:value-type="currency">
            <text:p>$6.40</text:p>
          </table:table-cell>
          <table:table-cell table:style-name="ce23" table:formula="of:=([.AB$1]-[.$C16])*[.$B16]+([.AB$1]-[.AA$1])*[.$D16]+[.$E$1]*[.AB$1]*[.$E16]+[.$F16]" office:value-type="currency" office:currency="USD" office:value="6.4" calcext:value-type="currency">
            <text:p>$6.40</text:p>
          </table:table-cell>
          <table:table-cell table:style-name="ce23" table:formula="of:=([.AC$1]-[.$C16])*[.$B16]+([.AC$1]-[.AB$1])*[.$D16]+[.$E$1]*[.AC$1]*[.$E16]+[.$F16]" office:value-type="currency" office:currency="USD" office:value="6.4" calcext:value-type="currency">
            <text:p>$6.40</text:p>
          </table:table-cell>
          <table:table-cell table:style-name="ce23" table:formula="of:=([.AD$1]-[.$C16])*[.$B16]+([.AD$1]-[.AC$1])*[.$D16]+[.$E$1]*[.AD$1]*[.$E16]+[.$F16]" office:value-type="currency" office:currency="USD" office:value="6.4" calcext:value-type="currency">
            <text:p>$6.40</text:p>
          </table:table-cell>
          <table:table-cell table:style-name="ce23" table:formula="of:=([.AE$1]-[.$C16])*[.$B16]+([.AE$1]-[.AD$1])*[.$D16]+[.$E$1]*[.AE$1]*[.$E16]+[.$F16]" office:value-type="currency" office:currency="USD" office:value="6.4" calcext:value-type="currency">
            <text:p>$6.40</text:p>
          </table:table-cell>
          <table:table-cell table:style-name="ce23" table:formula="of:=([.AF$1]-[.$C16])*[.$B16]+([.AF$1]-[.AE$1])*[.$D16]+[.$E$1]*[.AF$1]*[.$E16]+[.$F16]" office:value-type="currency" office:currency="USD" office:value="6.4" calcext:value-type="currency">
            <text:p>$6.40</text:p>
          </table:table-cell>
          <table:table-cell table:style-name="ce23" table:formula="of:=([.AG$1]-[.$C16])*[.$B16]+([.AG$1]-[.AF$1])*[.$D16]+[.$E$1]*[.AG$1]*[.$E16]+[.$F16]" office:value-type="currency" office:currency="USD" office:value="6.4" calcext:value-type="currency">
            <text:p>$6.40</text:p>
          </table:table-cell>
          <table:table-cell table:style-name="ce23" table:formula="of:=([.AH$1]-[.$C16])*[.$B16]+([.AH$1]-[.AG$1])*[.$D16]+[.$E$1]*[.AH$1]*[.$E16]+[.$F16]" office:value-type="currency" office:currency="USD" office:value="6.4" calcext:value-type="currency">
            <text:p>$6.40</text:p>
          </table:table-cell>
          <table:table-cell table:style-name="ce23" table:formula="of:=([.AI$1]-[.$C16])*[.$B16]+([.AI$1]-[.AH$1])*[.$D16]+[.$E$1]*[.AI$1]*[.$E16]+[.$F16]" office:value-type="currency" office:currency="USD" office:value="6.4" calcext:value-type="currency">
            <text:p>$6.40</text:p>
          </table:table-cell>
          <table:table-cell table:style-name="ce23" table:formula="of:=([.AJ$1]-[.$C16])*[.$B16]+([.AJ$1]-[.AI$1])*[.$D16]+[.$E$1]*[.AJ$1]*[.$E16]+[.$F16]" office:value-type="currency" office:currency="USD" office:value="6.4" calcext:value-type="currency">
            <text:p>$6.40</text:p>
          </table:table-cell>
          <table:table-cell table:style-name="ce23" table:formula="of:=([.AK$1]-[.$C16])*[.$B16]+([.AK$1]-[.AJ$1])*[.$D16]+[.$E$1]*[.AK$1]*[.$E16]+[.$F16]" office:value-type="currency" office:currency="USD" office:value="6.4" calcext:value-type="currency">
            <text:p>$6.40</text:p>
          </table:table-cell>
          <table:table-cell table:style-name="ce23" table:formula="of:=([.AL$1]-[.$C16])*[.$B16]+([.AL$1]-[.AK$1])*[.$D16]+[.$E$1]*[.AL$1]*[.$E16]+[.$F16]" office:value-type="currency" office:currency="USD" office:value="6.4" calcext:value-type="currency">
            <text:p>$6.40</text:p>
          </table:table-cell>
          <table:table-cell table:style-name="ce23" table:formula="of:=([.AM$1]-[.$C16])*[.$B16]+([.AM$1]-[.AL$1])*[.$D16]+[.$E$1]*[.AM$1]*[.$E16]+[.$F16]" office:value-type="currency" office:currency="USD" office:value="6.4" calcext:value-type="currency">
            <text:p>$6.40</text:p>
          </table:table-cell>
          <table:table-cell table:style-name="ce23" table:formula="of:=([.AN$1]-[.$C16])*[.$B16]+([.AN$1]-[.AM$1])*[.$D16]+[.$E$1]*[.AN$1]*[.$E16]+[.$F16]" office:value-type="currency" office:currency="USD" office:value="6.4" calcext:value-type="currency">
            <text:p>$6.40</text:p>
          </table:table-cell>
          <table:table-cell table:style-name="ce23" table:formula="of:=([.AO$1]-[.$C16])*[.$B16]+([.AO$1]-[.AN$1])*[.$D16]+[.$E$1]*[.AO$1]*[.$E16]+[.$F16]" office:value-type="currency" office:currency="USD" office:value="6.4" calcext:value-type="currency">
            <text:p>$6.40</text:p>
          </table:table-cell>
          <table:table-cell table:style-name="ce23" table:formula="of:=([.AP$1]-[.$C16])*[.$B16]+([.AP$1]-[.AO$1])*[.$D16]+[.$E$1]*[.AP$1]*[.$E16]+[.$F16]" office:value-type="currency" office:currency="USD" office:value="6.4" calcext:value-type="currency">
            <text:p>$6.40</text:p>
          </table:table-cell>
          <table:table-cell table:style-name="ce23" table:formula="of:=([.AQ$1]-[.$C16])*[.$B16]+([.AQ$1]-[.AP$1])*[.$D16]+[.$E$1]*[.AQ$1]*[.$E16]+[.$F16]" office:value-type="currency" office:currency="USD" office:value="6.4" calcext:value-type="currency">
            <text:p>$6.40</text:p>
          </table:table-cell>
          <table:table-cell table:style-name="ce23" table:formula="of:=([.AR$1]-[.$C16])*[.$B16]+([.AR$1]-[.AQ$1])*[.$D16]+[.$E$1]*[.AR$1]*[.$E16]+[.$F16]" office:value-type="currency" office:currency="USD" office:value="6.4" calcext:value-type="currency">
            <text:p>$6.40</text:p>
          </table:table-cell>
          <table:table-cell table:style-name="ce23" table:formula="of:=([.AS$1]-[.$C16])*[.$B16]+([.AS$1]-[.AR$1])*[.$D16]+[.$E$1]*[.AS$1]*[.$E16]+[.$F16]" office:value-type="currency" office:currency="USD" office:value="6.4" calcext:value-type="currency">
            <text:p>$6.40</text:p>
          </table:table-cell>
          <table:table-cell table:style-name="ce23" table:formula="of:=([.AT$1]-[.$C16])*[.$B16]+([.AT$1]-[.AS$1])*[.$D16]+[.$E$1]*[.AT$1]*[.$E16]+[.$F16]" office:value-type="currency" office:currency="USD" office:value="6.4" calcext:value-type="currency">
            <text:p>$6.40</text:p>
          </table:table-cell>
          <table:table-cell table:style-name="ce23" table:formula="of:=([.AU$1]-[.$C16])*[.$B16]+([.AU$1]-[.AT$1])*[.$D16]+[.$E$1]*[.AU$1]*[.$E16]+[.$F16]" office:value-type="currency" office:currency="USD" office:value="6.4" calcext:value-type="currency">
            <text:p>$6.40</text:p>
          </table:table-cell>
          <table:table-cell table:style-name="ce23" table:formula="of:=([.AV$1]-[.$C16])*[.$B16]+([.AV$1]-[.AU$1])*[.$D16]+[.$E$1]*[.AV$1]*[.$E16]+[.$F16]" office:value-type="currency" office:currency="USD" office:value="6.4" calcext:value-type="currency">
            <text:p>$6.40</text:p>
          </table:table-cell>
          <table:table-cell table:style-name="ce23" table:formula="of:=([.AW$1]-[.$C16])*[.$B16]+([.AW$1]-[.AV$1])*[.$D16]+[.$E$1]*[.AW$1]*[.$E16]+[.$F16]" office:value-type="currency" office:currency="USD" office:value="6.4" calcext:value-type="currency">
            <text:p>$6.40</text:p>
          </table:table-cell>
          <table:table-cell table:style-name="ce23" table:formula="of:=([.AX$1]-[.$C16])*[.$B16]+([.AX$1]-[.AW$1])*[.$D16]+[.$E$1]*[.AX$1]*[.$E16]+[.$F16]" office:value-type="currency" office:currency="USD" office:value="6.4" calcext:value-type="currency">
            <text:p>$6.40</text:p>
          </table:table-cell>
          <table:table-cell table:style-name="ce23" table:formula="of:=([.AY$1]-[.$C16])*[.$B16]+([.AY$1]-[.AX$1])*[.$D16]+[.$E$1]*[.AY$1]*[.$E16]+[.$F16]" office:value-type="currency" office:currency="USD" office:value="6.4" calcext:value-type="currency">
            <text:p>$6.40</text:p>
          </table:table-cell>
          <table:table-cell table:style-name="ce23" table:formula="of:=([.AZ$1]-[.$C16])*[.$B16]+([.AZ$1]-[.AY$1])*[.$D16]+[.$E$1]*[.AZ$1]*[.$E16]+[.$F16]" office:value-type="currency" office:currency="USD" office:value="6.4" calcext:value-type="currency">
            <text:p>$6.40</text:p>
          </table:table-cell>
          <table:table-cell table:style-name="ce23" table:formula="of:=([.BA$1]-[.$C16])*[.$B16]+([.BA$1]-[.AZ$1])*[.$D16]+[.$E$1]*[.BA$1]*[.$E16]+[.$F16]" office:value-type="currency" office:currency="USD" office:value="6.4" calcext:value-type="currency">
            <text:p>$6.40</text:p>
          </table:table-cell>
          <table:table-cell table:style-name="ce23" table:formula="of:=([.BB$1]-[.$C16])*[.$B16]+([.BB$1]-[.BA$1])*[.$D16]+[.$E$1]*[.BB$1]*[.$E16]+[.$F16]" office:value-type="currency" office:currency="USD" office:value="6.4" calcext:value-type="currency">
            <text:p>$6.40</text:p>
          </table:table-cell>
          <table:table-cell table:style-name="ce23" table:formula="of:=([.BC$1]-[.$C16])*[.$B16]+([.BC$1]-[.BB$1])*[.$D16]+[.$E$1]*[.BC$1]*[.$E16]+[.$F16]" office:value-type="currency" office:currency="USD" office:value="6.4" calcext:value-type="currency">
            <text:p>$6.40</text:p>
          </table:table-cell>
          <table:table-cell table:style-name="ce23" table:formula="of:=([.BD$1]-[.$C16])*[.$B16]+([.BD$1]-[.BC$1])*[.$D16]+[.$E$1]*[.BD$1]*[.$E16]+[.$F16]" office:value-type="currency" office:currency="USD" office:value="6.4" calcext:value-type="currency">
            <text:p>$6.40</text:p>
          </table:table-cell>
          <table:table-cell table:style-name="ce23" table:formula="of:=([.BE$1]-[.$C16])*[.$B16]+([.BE$1]-[.BD$1])*[.$D16]+[.$E$1]*[.BE$1]*[.$E16]+[.$F16]" office:value-type="currency" office:currency="USD" office:value="6.4" calcext:value-type="currency">
            <text:p>$6.40</text:p>
          </table:table-cell>
          <table:table-cell table:style-name="ce23" table:formula="of:=([.BF$1]-[.$C16])*[.$B16]+([.BF$1]-[.BE$1])*[.$D16]+[.$E$1]*[.BF$1]*[.$E16]+[.$F16]" office:value-type="currency" office:currency="USD" office:value="6.4" calcext:value-type="currency">
            <text:p>$6.40</text:p>
          </table:table-cell>
          <table:table-cell table:style-name="ce23" table:formula="of:=([.BG$1]-[.$C16])*[.$B16]+([.BG$1]-[.BF$1])*[.$D16]+[.$E$1]*[.BG$1]*[.$E16]+[.$F16]" office:value-type="currency" office:currency="USD" office:value="6.4" calcext:value-type="currency">
            <text:p>$6.40</text:p>
          </table:table-cell>
          <table:table-cell table:style-name="ce23" table:formula="of:=([.BH$1]-[.$C16])*[.$B16]+([.BH$1]-[.BG$1])*[.$D16]+[.$E$1]*[.BH$1]*[.$E16]+[.$F16]" office:value-type="currency" office:currency="USD" office:value="6.4" calcext:value-type="currency">
            <text:p>$6.40</text:p>
          </table:table-cell>
          <table:table-cell table:style-name="ce23" table:formula="of:=([.BI$1]-[.$C16])*[.$B16]+([.BI$1]-[.BH$1])*[.$D16]+[.$E$1]*[.BI$1]*[.$E16]+[.$F16]" office:value-type="currency" office:currency="USD" office:value="6.4" calcext:value-type="currency">
            <text:p>$6.40</text:p>
          </table:table-cell>
          <table:table-cell table:style-name="ce23" table:formula="of:=([.BJ$1]-[.$C16])*[.$B16]+([.BJ$1]-[.BI$1])*[.$D16]+[.$E$1]*[.BJ$1]*[.$E16]+[.$F16]" office:value-type="currency" office:currency="USD" office:value="6.4" calcext:value-type="currency">
            <text:p>$6.40</text:p>
          </table:table-cell>
          <table:table-cell table:style-name="ce23" table:formula="of:=([.BK$1]-[.$C16])*[.$B16]+([.BK$1]-[.BJ$1])*[.$D16]+[.$E$1]*[.BK$1]*[.$E16]+[.$F16]" office:value-type="currency" office:currency="USD" office:value="6.4" calcext:value-type="currency">
            <text:p>$6.40</text:p>
          </table:table-cell>
          <table:table-cell table:style-name="ce23" table:formula="of:=([.BL$1]-[.$C16])*[.$B16]+([.BL$1]-[.BK$1])*[.$D16]+[.$E$1]*[.BL$1]*[.$E16]+[.$F16]" office:value-type="currency" office:currency="USD" office:value="6.4" calcext:value-type="currency">
            <text:p>$6.40</text:p>
          </table:table-cell>
          <table:table-cell table:style-name="ce23" table:formula="of:=([.BM$1]-[.$C16])*[.$B16]+([.BM$1]-[.BL$1])*[.$D16]+[.$E$1]*[.BM$1]*[.$E16]+[.$F16]" office:value-type="currency" office:currency="USD" office:value="6.4" calcext:value-type="currency">
            <text:p>$6.40</text:p>
          </table:table-cell>
          <table:table-cell table:style-name="ce23" table:formula="of:=([.BN$1]-[.$C16])*[.$B16]+([.BN$1]-[.BM$1])*[.$D16]+[.$E$1]*[.BN$1]*[.$E16]+[.$F16]" office:value-type="currency" office:currency="USD" office:value="6.4" calcext:value-type="currency">
            <text:p>$6.40</text:p>
          </table:table-cell>
          <table:table-cell table:style-name="ce23" table:formula="of:=([.BO$1]-[.$C16])*[.$B16]+([.BO$1]-[.BN$1])*[.$D16]+[.$E$1]*[.BO$1]*[.$E16]+[.$F16]" office:value-type="currency" office:currency="USD" office:value="6.4" calcext:value-type="currency">
            <text:p>$6.40</text:p>
          </table:table-cell>
          <table:table-cell table:style-name="ce23" table:formula="of:=[.G16]/60" office:value-type="currency" office:currency="USD" office:value="6.39999999999999" calcext:value-type="currency">
            <text:p>$6.40</text:p>
          </table:table-cell>
          <table:table-cell table:style-name="ce23" table:formula="of:=[.G16]/5" office:value-type="currency" office:currency="USD" office:value="76.7999999999999" calcext:value-type="currency">
            <text:p>$76.80</text:p>
          </table:table-cell>
          <table:table-cell table:style-name="ce24" table:formula="of:=[.G16]/[.$G$5]-1" office:value-type="percentage" office:value="9.55037805521363" calcext:value-type="percentage">
            <text:p>955.04%</text:p>
          </table:table-cell>
          <table:table-cell table:style-name="ce23" table:formula="of:=([.G16]-[.$G$5])/5" office:value-type="currency" office:currency="USD" office:value="69.5206399999999" calcext:value-type="currency">
            <text:p>$69.52</text:p>
          </table:table-cell>
          <table:table-cell table:style-name="ce23" table:formula="of:=AVERAGE([.$H$1:.$BO$1])*[.E16]" office:value-type="currency" office:currency="USD" office:value="0" calcext:value-type="currency">
            <text:p>$0.00</text:p>
          </table:table-cell>
          <table:table-cell table:formula="of:=SUM([.H16:.S16])" office:value-type="currency" office:currency="USD" office:value="76.8" calcext:value-type="currency">
            <text:p>$76.80</text:p>
          </table:table-cell>
          <table:table-cell table:formula="of:=SUM([.T16:.AE16])" office:value-type="currency" office:currency="USD" office:value="76.8" calcext:value-type="currency">
            <text:p>$76.80</text:p>
          </table:table-cell>
          <table:table-cell table:formula="of:=SUM([.AF16:.AQ16])" office:value-type="currency" office:currency="USD" office:value="76.8" calcext:value-type="currency">
            <text:p>$76.80</text:p>
          </table:table-cell>
          <table:table-cell table:formula="of:=SUM([.AR16:.BC16])" office:value-type="currency" office:currency="USD" office:value="76.8" calcext:value-type="currency">
            <text:p>$76.80</text:p>
          </table:table-cell>
          <table:table-cell table:formula="of:=SUM([.BD16:.BO16])" office:value-type="currency" office:currency="USD" office:value="76.8" calcext:value-type="currency">
            <text:p>$76.80</text:p>
          </table:table-cell>
          <table:table-cell table:style-name="ce23" table:formula="of:=[.BQ16]+[.$BZ$1]*[.BT16]" office:value-type="currency" office:currency="USD" office:value="76.7999999999999" calcext:value-type="currency">
            <text:p>$76.80</text:p>
          </table:table-cell>
          <table:table-cell table:style-name="ce24" table:formula="of:=([.BZ16]-[.$BZ$5])/[.$BZ$5]" office:value-type="percentage" office:value="8.385509815679" calcext:value-type="percentage">
            <text:p>838.55%</text:p>
          </table:table-cell>
          <table:table-cell table:style-name="ce23" table:formula="of:=[.G16]+([.$BZ$1]*5)*[.BT16]" office:value-type="currency" office:currency="USD" office:value="384" calcext:value-type="currency">
            <text:p>$384.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OVH Object Storage</text:p>
          </table:table-cell>
          <table:table-cell table:formula="of:=1.21*0.014" office:value-type="float" office:value="0.01694" calcext:value-type="float">
            <text:p>0.01694</text:p>
          </table:table-cell>
          <table:table-cell office:value-type="float" office:value="0" calcext:value-type="float">
            <text:p>0</text:p>
          </table:table-cell>
          <table:table-cell table:formula="of:=1.21*0.014" office:value-type="float" office:value="0.01694" calcext:value-type="float">
            <text:p>0.01694</text:p>
          </table:table-cell>
          <table:table-cell table:formula="of:=1.21*0.014" office:value-type="float" office:value="0.01694" calcext:value-type="float">
            <text:p>0.01694</text:p>
          </table:table-cell>
          <table:table-cell office:value-type="float" office:value="0" calcext:value-type="float">
            <text:p>0</text:p>
          </table:table-cell>
          <table:table-cell table:formula="of:=SUM([.H17:.BO17])" office:value-type="currency" office:currency="USD" office:value="165.3344" calcext:value-type="currency">
            <text:p>$165.33</text:p>
          </table:table-cell>
          <table:table-cell table:formula="of:=([.H$1]-[.$C17])*[.$B17]+([.H$1]-[.G$1])*[.$D17]+[.$E$1]*[.H$1]*[.$E17]+[.$F17]" office:value-type="currency" office:currency="USD" office:value="5.4208" calcext:value-type="currency">
            <text:p>$5.42</text:p>
          </table:table-cell>
          <table:table-cell table:formula="of:=([.I$1]-[.$C17])*[.$B17]+([.I$1]-[.H$1])*[.$D17]+[.$E$1]*[.I$1]*[.$E17]+[.$F17]" office:value-type="currency" office:currency="USD" office:value="2.7104" calcext:value-type="currency">
            <text:p>$2.71</text:p>
          </table:table-cell>
          <table:table-cell table:style-name="ce23" table:formula="of:=([.J$1]-[.$C17])*[.$B17]+([.J$1]-[.I$1])*[.$D17]+[.$E$1]*[.J$1]*[.$E17]+[.$F17]" office:value-type="currency" office:currency="USD" office:value="2.7104" calcext:value-type="currency">
            <text:p>$2.71</text:p>
          </table:table-cell>
          <table:table-cell table:style-name="ce23" table:formula="of:=([.K$1]-[.$C17])*[.$B17]+([.K$1]-[.J$1])*[.$D17]+[.$E$1]*[.K$1]*[.$E17]+[.$F17]" office:value-type="currency" office:currency="USD" office:value="2.7104" calcext:value-type="currency">
            <text:p>$2.71</text:p>
          </table:table-cell>
          <table:table-cell table:style-name="ce23" table:formula="of:=([.L$1]-[.$C17])*[.$B17]+([.L$1]-[.K$1])*[.$D17]+[.$E$1]*[.L$1]*[.$E17]+[.$F17]" office:value-type="currency" office:currency="USD" office:value="2.7104" calcext:value-type="currency">
            <text:p>$2.71</text:p>
          </table:table-cell>
          <table:table-cell table:style-name="ce23" table:formula="of:=([.M$1]-[.$C17])*[.$B17]+([.M$1]-[.L$1])*[.$D17]+[.$E$1]*[.M$1]*[.$E17]+[.$F17]" office:value-type="currency" office:currency="USD" office:value="2.7104" calcext:value-type="currency">
            <text:p>$2.71</text:p>
          </table:table-cell>
          <table:table-cell table:style-name="ce23" table:formula="of:=([.N$1]-[.$C17])*[.$B17]+([.N$1]-[.M$1])*[.$D17]+[.$E$1]*[.N$1]*[.$E17]+[.$F17]" office:value-type="currency" office:currency="USD" office:value="2.7104" calcext:value-type="currency">
            <text:p>$2.71</text:p>
          </table:table-cell>
          <table:table-cell table:style-name="ce23" table:formula="of:=([.O$1]-[.$C17])*[.$B17]+([.O$1]-[.N$1])*[.$D17]+[.$E$1]*[.O$1]*[.$E17]+[.$F17]" office:value-type="currency" office:currency="USD" office:value="2.7104" calcext:value-type="currency">
            <text:p>$2.71</text:p>
          </table:table-cell>
          <table:table-cell table:style-name="ce23" table:formula="of:=([.P$1]-[.$C17])*[.$B17]+([.P$1]-[.O$1])*[.$D17]+[.$E$1]*[.P$1]*[.$E17]+[.$F17]" office:value-type="currency" office:currency="USD" office:value="2.7104" calcext:value-type="currency">
            <text:p>$2.71</text:p>
          </table:table-cell>
          <table:table-cell table:style-name="ce23" table:formula="of:=([.Q$1]-[.$C17])*[.$B17]+([.Q$1]-[.P$1])*[.$D17]+[.$E$1]*[.Q$1]*[.$E17]+[.$F17]" office:value-type="currency" office:currency="USD" office:value="2.7104" calcext:value-type="currency">
            <text:p>$2.71</text:p>
          </table:table-cell>
          <table:table-cell table:style-name="ce23" table:formula="of:=([.R$1]-[.$C17])*[.$B17]+([.R$1]-[.Q$1])*[.$D17]+[.$E$1]*[.R$1]*[.$E17]+[.$F17]" office:value-type="currency" office:currency="USD" office:value="2.7104" calcext:value-type="currency">
            <text:p>$2.71</text:p>
          </table:table-cell>
          <table:table-cell table:style-name="ce23" table:formula="of:=([.S$1]-[.$C17])*[.$B17]+([.S$1]-[.R$1])*[.$D17]+[.$E$1]*[.S$1]*[.$E17]+[.$F17]" office:value-type="currency" office:currency="USD" office:value="2.7104" calcext:value-type="currency">
            <text:p>$2.71</text:p>
          </table:table-cell>
          <table:table-cell table:style-name="ce23" table:formula="of:=([.T$1]-[.$C17])*[.$B17]+([.T$1]-[.S$1])*[.$D17]+[.$E$1]*[.T$1]*[.$E17]+[.$F17]" office:value-type="currency" office:currency="USD" office:value="2.7104" calcext:value-type="currency">
            <text:p>$2.71</text:p>
          </table:table-cell>
          <table:table-cell table:style-name="ce23" table:formula="of:=([.U$1]-[.$C17])*[.$B17]+([.U$1]-[.T$1])*[.$D17]+[.$E$1]*[.U$1]*[.$E17]+[.$F17]" office:value-type="currency" office:currency="USD" office:value="2.7104" calcext:value-type="currency">
            <text:p>$2.71</text:p>
          </table:table-cell>
          <table:table-cell table:style-name="ce23" table:formula="of:=([.V$1]-[.$C17])*[.$B17]+([.V$1]-[.U$1])*[.$D17]+[.$E$1]*[.V$1]*[.$E17]+[.$F17]" office:value-type="currency" office:currency="USD" office:value="2.7104" calcext:value-type="currency">
            <text:p>$2.71</text:p>
          </table:table-cell>
          <table:table-cell table:style-name="ce23" table:formula="of:=([.W$1]-[.$C17])*[.$B17]+([.W$1]-[.V$1])*[.$D17]+[.$E$1]*[.W$1]*[.$E17]+[.$F17]" office:value-type="currency" office:currency="USD" office:value="2.7104" calcext:value-type="currency">
            <text:p>$2.71</text:p>
          </table:table-cell>
          <table:table-cell table:style-name="ce23" table:formula="of:=([.X$1]-[.$C17])*[.$B17]+([.X$1]-[.W$1])*[.$D17]+[.$E$1]*[.X$1]*[.$E17]+[.$F17]" office:value-type="currency" office:currency="USD" office:value="2.7104" calcext:value-type="currency">
            <text:p>$2.71</text:p>
          </table:table-cell>
          <table:table-cell table:style-name="ce23" table:formula="of:=([.Y$1]-[.$C17])*[.$B17]+([.Y$1]-[.X$1])*[.$D17]+[.$E$1]*[.Y$1]*[.$E17]+[.$F17]" office:value-type="currency" office:currency="USD" office:value="2.7104" calcext:value-type="currency">
            <text:p>$2.71</text:p>
          </table:table-cell>
          <table:table-cell table:style-name="ce23" table:formula="of:=([.Z$1]-[.$C17])*[.$B17]+([.Z$1]-[.Y$1])*[.$D17]+[.$E$1]*[.Z$1]*[.$E17]+[.$F17]" office:value-type="currency" office:currency="USD" office:value="2.7104" calcext:value-type="currency">
            <text:p>$2.71</text:p>
          </table:table-cell>
          <table:table-cell table:style-name="ce23" table:formula="of:=([.AA$1]-[.$C17])*[.$B17]+([.AA$1]-[.Z$1])*[.$D17]+[.$E$1]*[.AA$1]*[.$E17]+[.$F17]" office:value-type="currency" office:currency="USD" office:value="2.7104" calcext:value-type="currency">
            <text:p>$2.71</text:p>
          </table:table-cell>
          <table:table-cell table:style-name="ce23" table:formula="of:=([.AB$1]-[.$C17])*[.$B17]+([.AB$1]-[.AA$1])*[.$D17]+[.$E$1]*[.AB$1]*[.$E17]+[.$F17]" office:value-type="currency" office:currency="USD" office:value="2.7104" calcext:value-type="currency">
            <text:p>$2.71</text:p>
          </table:table-cell>
          <table:table-cell table:style-name="ce23" table:formula="of:=([.AC$1]-[.$C17])*[.$B17]+([.AC$1]-[.AB$1])*[.$D17]+[.$E$1]*[.AC$1]*[.$E17]+[.$F17]" office:value-type="currency" office:currency="USD" office:value="2.7104" calcext:value-type="currency">
            <text:p>$2.71</text:p>
          </table:table-cell>
          <table:table-cell table:style-name="ce23" table:formula="of:=([.AD$1]-[.$C17])*[.$B17]+([.AD$1]-[.AC$1])*[.$D17]+[.$E$1]*[.AD$1]*[.$E17]+[.$F17]" office:value-type="currency" office:currency="USD" office:value="2.7104" calcext:value-type="currency">
            <text:p>$2.71</text:p>
          </table:table-cell>
          <table:table-cell table:style-name="ce23" table:formula="of:=([.AE$1]-[.$C17])*[.$B17]+([.AE$1]-[.AD$1])*[.$D17]+[.$E$1]*[.AE$1]*[.$E17]+[.$F17]" office:value-type="currency" office:currency="USD" office:value="2.7104" calcext:value-type="currency">
            <text:p>$2.71</text:p>
          </table:table-cell>
          <table:table-cell table:style-name="ce23" table:formula="of:=([.AF$1]-[.$C17])*[.$B17]+([.AF$1]-[.AE$1])*[.$D17]+[.$E$1]*[.AF$1]*[.$E17]+[.$F17]" office:value-type="currency" office:currency="USD" office:value="2.7104" calcext:value-type="currency">
            <text:p>$2.71</text:p>
          </table:table-cell>
          <table:table-cell table:style-name="ce23" table:formula="of:=([.AG$1]-[.$C17])*[.$B17]+([.AG$1]-[.AF$1])*[.$D17]+[.$E$1]*[.AG$1]*[.$E17]+[.$F17]" office:value-type="currency" office:currency="USD" office:value="2.7104" calcext:value-type="currency">
            <text:p>$2.71</text:p>
          </table:table-cell>
          <table:table-cell table:style-name="ce23" table:formula="of:=([.AH$1]-[.$C17])*[.$B17]+([.AH$1]-[.AG$1])*[.$D17]+[.$E$1]*[.AH$1]*[.$E17]+[.$F17]" office:value-type="currency" office:currency="USD" office:value="2.7104" calcext:value-type="currency">
            <text:p>$2.71</text:p>
          </table:table-cell>
          <table:table-cell table:style-name="ce23" table:formula="of:=([.AI$1]-[.$C17])*[.$B17]+([.AI$1]-[.AH$1])*[.$D17]+[.$E$1]*[.AI$1]*[.$E17]+[.$F17]" office:value-type="currency" office:currency="USD" office:value="2.7104" calcext:value-type="currency">
            <text:p>$2.71</text:p>
          </table:table-cell>
          <table:table-cell table:style-name="ce23" table:formula="of:=([.AJ$1]-[.$C17])*[.$B17]+([.AJ$1]-[.AI$1])*[.$D17]+[.$E$1]*[.AJ$1]*[.$E17]+[.$F17]" office:value-type="currency" office:currency="USD" office:value="2.7104" calcext:value-type="currency">
            <text:p>$2.71</text:p>
          </table:table-cell>
          <table:table-cell table:style-name="ce23" table:formula="of:=([.AK$1]-[.$C17])*[.$B17]+([.AK$1]-[.AJ$1])*[.$D17]+[.$E$1]*[.AK$1]*[.$E17]+[.$F17]" office:value-type="currency" office:currency="USD" office:value="2.7104" calcext:value-type="currency">
            <text:p>$2.71</text:p>
          </table:table-cell>
          <table:table-cell table:style-name="ce23" table:formula="of:=([.AL$1]-[.$C17])*[.$B17]+([.AL$1]-[.AK$1])*[.$D17]+[.$E$1]*[.AL$1]*[.$E17]+[.$F17]" office:value-type="currency" office:currency="USD" office:value="2.7104" calcext:value-type="currency">
            <text:p>$2.71</text:p>
          </table:table-cell>
          <table:table-cell table:style-name="ce23" table:formula="of:=([.AM$1]-[.$C17])*[.$B17]+([.AM$1]-[.AL$1])*[.$D17]+[.$E$1]*[.AM$1]*[.$E17]+[.$F17]" office:value-type="currency" office:currency="USD" office:value="2.7104" calcext:value-type="currency">
            <text:p>$2.71</text:p>
          </table:table-cell>
          <table:table-cell table:style-name="ce23" table:formula="of:=([.AN$1]-[.$C17])*[.$B17]+([.AN$1]-[.AM$1])*[.$D17]+[.$E$1]*[.AN$1]*[.$E17]+[.$F17]" office:value-type="currency" office:currency="USD" office:value="2.7104" calcext:value-type="currency">
            <text:p>$2.71</text:p>
          </table:table-cell>
          <table:table-cell table:style-name="ce23" table:formula="of:=([.AO$1]-[.$C17])*[.$B17]+([.AO$1]-[.AN$1])*[.$D17]+[.$E$1]*[.AO$1]*[.$E17]+[.$F17]" office:value-type="currency" office:currency="USD" office:value="2.7104" calcext:value-type="currency">
            <text:p>$2.71</text:p>
          </table:table-cell>
          <table:table-cell table:style-name="ce23" table:formula="of:=([.AP$1]-[.$C17])*[.$B17]+([.AP$1]-[.AO$1])*[.$D17]+[.$E$1]*[.AP$1]*[.$E17]+[.$F17]" office:value-type="currency" office:currency="USD" office:value="2.7104" calcext:value-type="currency">
            <text:p>$2.71</text:p>
          </table:table-cell>
          <table:table-cell table:style-name="ce23" table:formula="of:=([.AQ$1]-[.$C17])*[.$B17]+([.AQ$1]-[.AP$1])*[.$D17]+[.$E$1]*[.AQ$1]*[.$E17]+[.$F17]" office:value-type="currency" office:currency="USD" office:value="2.7104" calcext:value-type="currency">
            <text:p>$2.71</text:p>
          </table:table-cell>
          <table:table-cell table:style-name="ce23" table:formula="of:=([.AR$1]-[.$C17])*[.$B17]+([.AR$1]-[.AQ$1])*[.$D17]+[.$E$1]*[.AR$1]*[.$E17]+[.$F17]" office:value-type="currency" office:currency="USD" office:value="2.7104" calcext:value-type="currency">
            <text:p>$2.71</text:p>
          </table:table-cell>
          <table:table-cell table:style-name="ce23" table:formula="of:=([.AS$1]-[.$C17])*[.$B17]+([.AS$1]-[.AR$1])*[.$D17]+[.$E$1]*[.AS$1]*[.$E17]+[.$F17]" office:value-type="currency" office:currency="USD" office:value="2.7104" calcext:value-type="currency">
            <text:p>$2.71</text:p>
          </table:table-cell>
          <table:table-cell table:style-name="ce23" table:formula="of:=([.AT$1]-[.$C17])*[.$B17]+([.AT$1]-[.AS$1])*[.$D17]+[.$E$1]*[.AT$1]*[.$E17]+[.$F17]" office:value-type="currency" office:currency="USD" office:value="2.7104" calcext:value-type="currency">
            <text:p>$2.71</text:p>
          </table:table-cell>
          <table:table-cell table:style-name="ce23" table:formula="of:=([.AU$1]-[.$C17])*[.$B17]+([.AU$1]-[.AT$1])*[.$D17]+[.$E$1]*[.AU$1]*[.$E17]+[.$F17]" office:value-type="currency" office:currency="USD" office:value="2.7104" calcext:value-type="currency">
            <text:p>$2.71</text:p>
          </table:table-cell>
          <table:table-cell table:style-name="ce23" table:formula="of:=([.AV$1]-[.$C17])*[.$B17]+([.AV$1]-[.AU$1])*[.$D17]+[.$E$1]*[.AV$1]*[.$E17]+[.$F17]" office:value-type="currency" office:currency="USD" office:value="2.7104" calcext:value-type="currency">
            <text:p>$2.71</text:p>
          </table:table-cell>
          <table:table-cell table:style-name="ce23" table:formula="of:=([.AW$1]-[.$C17])*[.$B17]+([.AW$1]-[.AV$1])*[.$D17]+[.$E$1]*[.AW$1]*[.$E17]+[.$F17]" office:value-type="currency" office:currency="USD" office:value="2.7104" calcext:value-type="currency">
            <text:p>$2.71</text:p>
          </table:table-cell>
          <table:table-cell table:style-name="ce23" table:formula="of:=([.AX$1]-[.$C17])*[.$B17]+([.AX$1]-[.AW$1])*[.$D17]+[.$E$1]*[.AX$1]*[.$E17]+[.$F17]" office:value-type="currency" office:currency="USD" office:value="2.7104" calcext:value-type="currency">
            <text:p>$2.71</text:p>
          </table:table-cell>
          <table:table-cell table:style-name="ce23" table:formula="of:=([.AY$1]-[.$C17])*[.$B17]+([.AY$1]-[.AX$1])*[.$D17]+[.$E$1]*[.AY$1]*[.$E17]+[.$F17]" office:value-type="currency" office:currency="USD" office:value="2.7104" calcext:value-type="currency">
            <text:p>$2.71</text:p>
          </table:table-cell>
          <table:table-cell table:style-name="ce23" table:formula="of:=([.AZ$1]-[.$C17])*[.$B17]+([.AZ$1]-[.AY$1])*[.$D17]+[.$E$1]*[.AZ$1]*[.$E17]+[.$F17]" office:value-type="currency" office:currency="USD" office:value="2.7104" calcext:value-type="currency">
            <text:p>$2.71</text:p>
          </table:table-cell>
          <table:table-cell table:style-name="ce23" table:formula="of:=([.BA$1]-[.$C17])*[.$B17]+([.BA$1]-[.AZ$1])*[.$D17]+[.$E$1]*[.BA$1]*[.$E17]+[.$F17]" office:value-type="currency" office:currency="USD" office:value="2.7104" calcext:value-type="currency">
            <text:p>$2.71</text:p>
          </table:table-cell>
          <table:table-cell table:style-name="ce23" table:formula="of:=([.BB$1]-[.$C17])*[.$B17]+([.BB$1]-[.BA$1])*[.$D17]+[.$E$1]*[.BB$1]*[.$E17]+[.$F17]" office:value-type="currency" office:currency="USD" office:value="2.7104" calcext:value-type="currency">
            <text:p>$2.71</text:p>
          </table:table-cell>
          <table:table-cell table:style-name="ce23" table:formula="of:=([.BC$1]-[.$C17])*[.$B17]+([.BC$1]-[.BB$1])*[.$D17]+[.$E$1]*[.BC$1]*[.$E17]+[.$F17]" office:value-type="currency" office:currency="USD" office:value="2.7104" calcext:value-type="currency">
            <text:p>$2.71</text:p>
          </table:table-cell>
          <table:table-cell table:style-name="ce23" table:formula="of:=([.BD$1]-[.$C17])*[.$B17]+([.BD$1]-[.BC$1])*[.$D17]+[.$E$1]*[.BD$1]*[.$E17]+[.$F17]" office:value-type="currency" office:currency="USD" office:value="2.7104" calcext:value-type="currency">
            <text:p>$2.71</text:p>
          </table:table-cell>
          <table:table-cell table:style-name="ce23" table:formula="of:=([.BE$1]-[.$C17])*[.$B17]+([.BE$1]-[.BD$1])*[.$D17]+[.$E$1]*[.BE$1]*[.$E17]+[.$F17]" office:value-type="currency" office:currency="USD" office:value="2.7104" calcext:value-type="currency">
            <text:p>$2.71</text:p>
          </table:table-cell>
          <table:table-cell table:style-name="ce23" table:formula="of:=([.BF$1]-[.$C17])*[.$B17]+([.BF$1]-[.BE$1])*[.$D17]+[.$E$1]*[.BF$1]*[.$E17]+[.$F17]" office:value-type="currency" office:currency="USD" office:value="2.7104" calcext:value-type="currency">
            <text:p>$2.71</text:p>
          </table:table-cell>
          <table:table-cell table:style-name="ce23" table:formula="of:=([.BG$1]-[.$C17])*[.$B17]+([.BG$1]-[.BF$1])*[.$D17]+[.$E$1]*[.BG$1]*[.$E17]+[.$F17]" office:value-type="currency" office:currency="USD" office:value="2.7104" calcext:value-type="currency">
            <text:p>$2.71</text:p>
          </table:table-cell>
          <table:table-cell table:style-name="ce23" table:formula="of:=([.BH$1]-[.$C17])*[.$B17]+([.BH$1]-[.BG$1])*[.$D17]+[.$E$1]*[.BH$1]*[.$E17]+[.$F17]" office:value-type="currency" office:currency="USD" office:value="2.7104" calcext:value-type="currency">
            <text:p>$2.71</text:p>
          </table:table-cell>
          <table:table-cell table:style-name="ce23" table:formula="of:=([.BI$1]-[.$C17])*[.$B17]+([.BI$1]-[.BH$1])*[.$D17]+[.$E$1]*[.BI$1]*[.$E17]+[.$F17]" office:value-type="currency" office:currency="USD" office:value="2.7104" calcext:value-type="currency">
            <text:p>$2.71</text:p>
          </table:table-cell>
          <table:table-cell table:style-name="ce23" table:formula="of:=([.BJ$1]-[.$C17])*[.$B17]+([.BJ$1]-[.BI$1])*[.$D17]+[.$E$1]*[.BJ$1]*[.$E17]+[.$F17]" office:value-type="currency" office:currency="USD" office:value="2.7104" calcext:value-type="currency">
            <text:p>$2.71</text:p>
          </table:table-cell>
          <table:table-cell table:style-name="ce23" table:formula="of:=([.BK$1]-[.$C17])*[.$B17]+([.BK$1]-[.BJ$1])*[.$D17]+[.$E$1]*[.BK$1]*[.$E17]+[.$F17]" office:value-type="currency" office:currency="USD" office:value="2.7104" calcext:value-type="currency">
            <text:p>$2.71</text:p>
          </table:table-cell>
          <table:table-cell table:style-name="ce23" table:formula="of:=([.BL$1]-[.$C17])*[.$B17]+([.BL$1]-[.BK$1])*[.$D17]+[.$E$1]*[.BL$1]*[.$E17]+[.$F17]" office:value-type="currency" office:currency="USD" office:value="2.7104" calcext:value-type="currency">
            <text:p>$2.71</text:p>
          </table:table-cell>
          <table:table-cell table:style-name="ce23" table:formula="of:=([.BM$1]-[.$C17])*[.$B17]+([.BM$1]-[.BL$1])*[.$D17]+[.$E$1]*[.BM$1]*[.$E17]+[.$F17]" office:value-type="currency" office:currency="USD" office:value="2.7104" calcext:value-type="currency">
            <text:p>$2.71</text:p>
          </table:table-cell>
          <table:table-cell table:style-name="ce23" table:formula="of:=([.BN$1]-[.$C17])*[.$B17]+([.BN$1]-[.BM$1])*[.$D17]+[.$E$1]*[.BN$1]*[.$E17]+[.$F17]" office:value-type="currency" office:currency="USD" office:value="2.7104" calcext:value-type="currency">
            <text:p>$2.71</text:p>
          </table:table-cell>
          <table:table-cell table:style-name="ce23" table:formula="of:=([.BO$1]-[.$C17])*[.$B17]+([.BO$1]-[.BN$1])*[.$D17]+[.$E$1]*[.BO$1]*[.$E17]+[.$F17]" office:value-type="currency" office:currency="USD" office:value="2.7104" calcext:value-type="currency">
            <text:p>$2.71</text:p>
          </table:table-cell>
          <table:table-cell table:style-name="ce23" table:formula="of:=[.G17]/60" office:value-type="currency" office:currency="USD" office:value="2.75557333333333" calcext:value-type="currency">
            <text:p>$2.76</text:p>
          </table:table-cell>
          <table:table-cell table:style-name="ce23" table:formula="of:=[.G17]/5" office:value-type="currency" office:currency="USD" office:value="33.0668799999999" calcext:value-type="currency">
            <text:p>$33.07</text:p>
          </table:table-cell>
          <table:table-cell table:style-name="ce24"/>
          <table:table-cell/>
          <table:table-cell table:style-name="ce23" table:formula="of:=AVERAGE([.$H$1:.$BO$1])*[.E17]" office:value-type="currency" office:currency="USD" office:value="2.7104" calcext:value-type="currency">
            <text:p>$2.71</text:p>
          </table:table-cell>
          <table:table-cell table:formula="of:=SUM([.H17:.S17])" office:value-type="currency" office:currency="USD" office:value="35.2352" calcext:value-type="currency">
            <text:p>$35.24</text:p>
          </table:table-cell>
          <table:table-cell table:formula="of:=SUM([.T17:.AE17])" office:value-type="currency" office:currency="USD" office:value="32.5248" calcext:value-type="currency">
            <text:p>$32.52</text:p>
          </table:table-cell>
          <table:table-cell table:formula="of:=SUM([.AF17:.AQ17])" office:value-type="currency" office:currency="USD" office:value="32.5248" calcext:value-type="currency">
            <text:p>$32.52</text:p>
          </table:table-cell>
          <table:table-cell table:formula="of:=SUM([.AR17:.BC17])" office:value-type="currency" office:currency="USD" office:value="32.5248" calcext:value-type="currency">
            <text:p>$32.52</text:p>
          </table:table-cell>
          <table:table-cell table:formula="of:=SUM([.BD17:.BO17])" office:value-type="currency" office:currency="USD" office:value="32.5248" calcext:value-type="currency">
            <text:p>$32.52</text:p>
          </table:table-cell>
          <table:table-cell table:style-name="ce23" table:formula="of:=[.BQ17]+[.$BZ$1]*[.BT17]" office:value-type="currency" office:currency="USD" office:value="33.9703466666666" calcext:value-type="currency">
            <text:p>$33.97</text:p>
          </table:table-cell>
          <table:table-cell/>
          <table:table-cell table:style-name="ce23" table:formula="of:=[.G17]+([.$BZ$1]*5)*[.BT17]" office:value-type="currency" office:currency="USD" office:value="169.851733333333" calcext:value-type="currency">
            <text:p>$169.85</text:p>
          </table:table-cell>
          <table:table-cell table:number-columns-repeated="942"/>
        </table:table-row>
        <table:table-row table:style-name="ro1" table:number-rows-repeated="10">
          <table:table-cell/>
          <table:table-cell table:style-name="ce23" table:number-columns-repeated="5"/>
          <table:table-cell table:number-columns-repeated="66"/>
          <table:table-cell table:style-name="Default" table:number-columns-repeated="5"/>
          <table:table-cell table:number-columns-repeated="945"/>
        </table:table-row>
        <table:table-row table:style-name="ro1">
          <table:table-cell/>
          <table:table-cell table:style-name="ce23" table:number-columns-repeated="5"/>
          <table:table-cell table:number-columns-repeated="66"/>
          <table:table-cell table:style-name="Default" table:number-columns-repeated="5"/>
          <table:table-cell table:number-columns-repeated="945"/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table:style-name="ce21" office:value-type="string" calcext:value-type="string">
            <text:p>GB Size</text:p>
          </table:table-cell>
          <table:table-cell table:style-name="ce21" office:value-type="string" calcext:value-type="string">
            <text:p>Size</text:p>
          </table:table-cell>
          <table:table-cell table:style-name="ce21" office:value-type="string" calcext:value-type="string">
            <text:p>What</text:p>
          </table:table-cell>
          <table:table-cell/>
          <table:table-cell office:value-type="string" calcext:value-type="string">
            <text:p>Deminimus</text:p>
          </table:table-cell>
          <table:table-cell table:formula="of:=SUMIF([.A$1:.A$1048576];&quot;&lt;1&quot;;[.A$1:.A$1048576])" office:value-type="float" office:value="1.005516" calcext:value-type="float">
            <text:p>1.005516</text:p>
          </table:table-cell>
        </table:table-row>
        <table:table-row table:style-name="ro1"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135G</text:p>
          </table:table-cell>
          <table:table-cell table:style-name="ce21" office:value-type="string" calcext:value-type="string">
            <text:p>Music</text:p>
          </table:table-cell>
          <table:table-cell/>
          <table:table-cell office:value-type="string" calcext:value-type="string">
            <text:p>total</text:p>
          </table:table-cell>
          <table:table-cell table:formula="of:=SUM([.A$1:.A$1048576])" office:value-type="float" office:value="29.405516" calcext:value-type="float">
            <text:p>29.405516</text:p>
          </table:table-cell>
        </table:table-row>
        <table:table-row table:style-name="ro1">
          <table:table-cell table:style-name="ce30" table:number-columns-repeated="3"/>
          <table:table-cell table:number-columns-repeated="3"/>
        </table:table-row>
        <table:table-row table:style-name="ro1">
          <table:table-cell table:formula="of:=IF(RIGHT([.B4];1)=&quot;G&quot;;LEFT([.B4];FIND(&quot;G&quot;;[.B4])-1)/1;IF(RIGHT([.B4];1)=&quot;M&quot;;LEFT([.B4];FIND(&quot;M&quot;;[.B4])-1)/1000;IF(RIGHT([.B4];1)=&quot;K&quot;;LEFT([.B4];FIND(&quot;K&quot;;[.B4])-1)/1000000;&quot;X&quot;)))" office:value-type="float" office:value="0.121" calcext:value-type="float">
            <text:p>0.121</text:p>
          </table:table-cell>
          <table:table-cell office:value-type="string" calcext:value-type="string">
            <text:p>121M</text:p>
          </table:table-cell>
          <table:table-cell office:value-type="string" calcext:value-type="string">
            <text:p>dayjournal</text:p>
          </table:table-cell>
          <table:table-cell table:number-columns-repeated="3"/>
        </table:table-row>
        <table:table-row table:style-name="ro1">
          <table:table-cell table:formula="of:=IF(RIGHT([.B5];1)=&quot;G&quot;;LEFT([.B5];FIND(&quot;G&quot;;[.B5])-1)/1;IF(RIGHT([.B5];1)=&quot;M&quot;;LEFT([.B5];FIND(&quot;M&quot;;[.B5])-1)/1000;IF(RIGHT([.B5];1)=&quot;K&quot;;LEFT([.B5];FIND(&quot;K&quot;;[.B5])-1)/1000000;&quot;X&quot;)))" office:value-type="float" office:value="0.024" calcext:value-type="float">
            <text:p>0.024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2018-Receipts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9.3G</text:p>
          </table:table-cell>
          <table:table-cell table:style-name="ce21" office:value-type="string" calcext:value-type="string">
            <text:p>Archive/Software</text:p>
          </table:table-cell>
          <table:table-cell table:number-columns-repeated="3"/>
        </table:table-row>
        <table:table-row table:style-name="ro1">
          <table:table-cell table:formula="of:=IF(RIGHT([.B15];1)=&quot;G&quot;;LEFT([.B15];FIND(&quot;G&quot;;[.B15])-1)/1;IF(RIGHT([.B15];1)=&quot;M&quot;;LEFT([.B15];FIND(&quot;M&quot;;[.B15])-1)/1000;IF(RIGHT([.B15];1)=&quot;K&quot;;LEFT([.B15];FIND(&quot;K&quot;;[.B15])-1)/1000000;&quot;X&quot;)))" office:value-type="float" office:value="2.4" calcext:value-type="float">
            <text:p>2.4</text:p>
          </table:table-cell>
          <table:table-cell office:value-type="string" calcext:value-type="string">
            <text:p>2.4G</text:p>
          </table:table-cell>
          <table:table-cell office:value-type="string" calcext:value-type="string">
            <text:p>Archive/Tax-and-Receipts</text:p>
          </table:table-cell>
          <table:table-cell table:number-columns-repeated="3"/>
        </table:table-row>
        <table:table-row table:style-name="ro1">
          <table:table-cell table:formula="of:=IF(RIGHT([.B16];1)=&quot;G&quot;;LEFT([.B16];FIND(&quot;G&quot;;[.B16])-1)/1;IF(RIGHT([.B16];1)=&quot;M&quot;;LEFT([.B16];FIND(&quot;M&quot;;[.B16])-1)/1000;IF(RIGHT([.B16];1)=&quot;K&quot;;LEFT([.B16];FIND(&quot;K&quot;;[.B16])-1)/1000000;&quot;X&quot;)))" office:value-type="float" office:value="0.367" calcext:value-type="float">
            <text:p>0.367</text:p>
          </table:table-cell>
          <table:table-cell office:value-type="string" calcext:value-type="string">
            <text:p>367M</text:p>
          </table:table-cell>
          <table:table-cell office:value-type="string" calcext:value-type="string">
            <text:p>Archive/Joint and Old Finances</text:p>
          </table:table-cell>
          <table:table-cell table:number-columns-repeated="3"/>
        </table:table-row>
        <table:table-row table:style-name="ro1">
          <table:table-cell table:formula="of:=IF(RIGHT([.B17];1)=&quot;G&quot;;LEFT([.B17];FIND(&quot;G&quot;;[.B17])-1)/1;IF(RIGHT([.B17];1)=&quot;M&quot;;LEFT([.B17];FIND(&quot;M&quot;;[.B17])-1)/1000;IF(RIGHT([.B17];1)=&quot;K&quot;;LEFT([.B17];FIND(&quot;K&quot;;[.B17])-1)/1000000;&quot;X&quot;)))" office:value-type="float" office:value="0.102" calcext:value-type="float">
            <text:p>0.102</text:p>
          </table:table-cell>
          <table:table-cell office:value-type="string" calcext:value-type="string">
            <text:p>102M</text:p>
          </table:table-cell>
          <table:table-cell office:value-type="string" calcext:value-type="string">
            <text:p>Archive/Consulting</text:p>
          </table:table-cell>
          <table:table-cell table:number-columns-repeated="3"/>
        </table:table-row>
        <table:table-row table:style-name="ro1">
          <table:table-cell table:formula="of:=IF(RIGHT([.B18];1)=&quot;G&quot;;LEFT([.B18];FIND(&quot;G&quot;;[.B18])-1)/1;IF(RIGHT([.B18];1)=&quot;M&quot;;LEFT([.B18];FIND(&quot;M&quot;;[.B18])-1)/1000;IF(RIGHT([.B18];1)=&quot;K&quot;;LEFT([.B18];FIND(&quot;K&quot;;[.B18])-1)/1000000;&quot;X&quot;)))" office:value-type="float" office:value="0.079" calcext:value-type="float">
            <text:p>0.079</text:p>
          </table:table-cell>
          <table:table-cell office:value-type="string" calcext:value-type="string">
            <text:p>79M</text:p>
          </table:table-cell>
          <table:table-cell office:value-type="string" calcext:value-type="string">
            <text:p>Archive/1018 Wawaset, Wilmington, DE</text:p>
          </table:table-cell>
          <table:table-cell table:number-columns-repeated="3"/>
        </table:table-row>
        <table:table-row table:style-name="ro1">
          <table:table-cell table:formula="of:=IF(RIGHT([.B19];1)=&quot;G&quot;;LEFT([.B19];FIND(&quot;G&quot;;[.B19])-1)/1;IF(RIGHT([.B19];1)=&quot;M&quot;;LEFT([.B19];FIND(&quot;M&quot;;[.B19])-1)/1000;IF(RIGHT([.B19];1)=&quot;K&quot;;LEFT([.B19];FIND(&quot;K&quot;;[.B19])-1)/1000000;&quot;X&quot;)))" office:value-type="float" office:value="0.061" calcext:value-type="float">
            <text:p>0.061</text:p>
          </table:table-cell>
          <table:table-cell office:value-type="string" calcext:value-type="string">
            <text:p>61M</text:p>
          </table:table-cell>
          <table:table-cell office:value-type="string" calcext:value-type="string">
            <text:p>Archive/Red Hat</text:p>
          </table:table-cell>
          <table:table-cell table:number-columns-repeated="3"/>
        </table:table-row>
        <table:table-row table:style-name="ro1">
          <table:table-cell table:formula="of:=IF(RIGHT([.B20];1)=&quot;G&quot;;LEFT([.B20];FIND(&quot;G&quot;;[.B20])-1)/1;IF(RIGHT([.B20];1)=&quot;M&quot;;LEFT([.B20];FIND(&quot;M&quot;;[.B20])-1)/1000;IF(RIGHT([.B20];1)=&quot;K&quot;;LEFT([.B20];FIND(&quot;K&quot;;[.B20])-1)/1000000;&quot;X&quot;)))" office:value-type="float" office:value="0.034" calcext:value-type="float">
            <text:p>0.034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Archive/Recipes</text:p>
          </table:table-cell>
          <table:table-cell table:number-columns-repeated="3"/>
        </table:table-row>
        <table:table-row table:style-name="ro1">
          <table:table-cell table:formula="of:=IF(RIGHT([.B21];1)=&quot;G&quot;;LEFT([.B21];FIND(&quot;G&quot;;[.B21])-1)/1;IF(RIGHT([.B21];1)=&quot;M&quot;;LEFT([.B21];FIND(&quot;M&quot;;[.B21])-1)/1000;IF(RIGHT([.B21];1)=&quot;K&quot;;LEFT([.B21];FIND(&quot;K&quot;;[.B21])-1)/1000000;&quot;X&quot;)))" office:value-type="float" office:value="0.023" calcext:value-type="float">
            <text:p>0.023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Archive/Long Term Care Insurance.pdf</text:p>
          </table:table-cell>
          <table:table-cell table:number-columns-repeated="3"/>
        </table:table-row>
        <table:table-row table:style-name="ro1">
          <table:table-cell table:formula="of:=IF(RIGHT([.B22];1)=&quot;G&quot;;LEFT([.B22];FIND(&quot;G&quot;;[.B22])-1)/1;IF(RIGHT([.B22];1)=&quot;M&quot;;LEFT([.B22];FIND(&quot;M&quot;;[.B22])-1)/1000;IF(RIGHT([.B22];1)=&quot;K&quot;;LEFT([.B22];FIND(&quot;K&quot;;[.B22])-1)/1000000;&quot;X&quot;)))" office:value-type="float" office:value="0.015" calcext:value-type="float">
            <text:p>0.015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Archive/2012 Czech Short Term Residence Visa</text:p>
          </table:table-cell>
          <table:table-cell table:number-columns-repeated="3"/>
        </table:table-row>
        <table:table-row table:style-name="ro1">
          <table:table-cell table:formula="of:=IF(RIGHT([.B23];1)=&quot;G&quot;;LEFT([.B23];FIND(&quot;G&quot;;[.B23])-1)/1;IF(RIGHT([.B23];1)=&quot;M&quot;;LEFT([.B23];FIND(&quot;M&quot;;[.B23])-1)/1000;IF(RIGHT([.B23];1)=&quot;K&quot;;LEFT([.B23];FIND(&quot;K&quot;;[.B23])-1)/1000000;&quot;X&quot;)))" office:value-type="float" office:value="0.014" calcext:value-type="float">
            <text:p>0.014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Archive/UD</text:p>
          </table:table-cell>
          <table:table-cell table:number-columns-repeated="3"/>
        </table:table-row>
        <table:table-row table:style-name="ro1">
          <table:table-cell table:formula="of:=IF(RIGHT([.B24];1)=&quot;G&quot;;LEFT([.B24];FIND(&quot;G&quot;;[.B24])-1)/1;IF(RIGHT([.B24];1)=&quot;M&quot;;LEFT([.B24];FIND(&quot;M&quot;;[.B24])-1)/1000;IF(RIGHT([.B24];1)=&quot;K&quot;;LEFT([.B24];FIND(&quot;K&quot;;[.B24])-1)/1000000;&quot;X&quot;)))" office:value-type="float" office:value="0.0098" calcext:value-type="float">
            <text:p>0.0098</text:p>
          </table:table-cell>
          <table:table-cell office:value-type="string" calcext:value-type="string">
            <text:p>9.8M</text:p>
          </table:table-cell>
          <table:table-cell office:value-type="string" calcext:value-type="string">
            <text:p>Archive/old_src</text:p>
          </table:table-cell>
          <table:table-cell table:number-columns-repeated="3"/>
        </table:table-row>
        <table:table-row table:style-name="ro1">
          <table:table-cell table:formula="of:=IF(RIGHT([.B25];1)=&quot;G&quot;;LEFT([.B25];FIND(&quot;G&quot;;[.B25])-1)/1;IF(RIGHT([.B25];1)=&quot;M&quot;;LEFT([.B25];FIND(&quot;M&quot;;[.B25])-1)/1000;IF(RIGHT([.B25];1)=&quot;K&quot;;LEFT([.B25];FIND(&quot;K&quot;;[.B25])-1)/1000000;&quot;X&quot;)))" office:value-type="float" office:value="0.0096" calcext:value-type="float">
            <text:p>0.0096</text:p>
          </table:table-cell>
          <table:table-cell office:value-type="string" calcext:value-type="string">
            <text:p>9.6M</text:p>
          </table:table-cell>
          <table:table-cell office:value-type="string" calcext:value-type="string">
            <text:p>Archive/2015 CZ Visa</text:p>
          </table:table-cell>
          <table:table-cell table:number-columns-repeated="3"/>
        </table:table-row>
        <table:table-row table:style-name="ro1">
          <table:table-cell table:formula="of:=IF(RIGHT([.B26];1)=&quot;G&quot;;LEFT([.B26];FIND(&quot;G&quot;;[.B26])-1)/1;IF(RIGHT([.B26];1)=&quot;M&quot;;LEFT([.B26];FIND(&quot;M&quot;;[.B26])-1)/1000;IF(RIGHT([.B26];1)=&quot;K&quot;;LEFT([.B26];FIND(&quot;K&quot;;[.B26])-1)/1000000;&quot;X&quot;)))" office:value-type="float" office:value="0.009" calcext:value-type="float">
            <text:p>0.009</text:p>
          </table:table-cell>
          <table:table-cell office:value-type="string" calcext:value-type="string">
            <text:p>9.0M</text:p>
          </table:table-cell>
          <table:table-cell office:value-type="string" calcext:value-type="string">
            <text:p>Archive/Haggadah.zip</text:p>
          </table:table-cell>
          <table:table-cell table:number-columns-repeated="3"/>
        </table:table-row>
        <table:table-row table:style-name="ro1">
          <table:table-cell table:formula="of:=IF(RIGHT([.B27];1)=&quot;G&quot;;LEFT([.B27];FIND(&quot;G&quot;;[.B27])-1)/1;IF(RIGHT([.B27];1)=&quot;M&quot;;LEFT([.B27];FIND(&quot;M&quot;;[.B27])-1)/1000;IF(RIGHT([.B27];1)=&quot;K&quot;;LEFT([.B27];FIND(&quot;K&quot;;[.B27])-1)/1000000;&quot;X&quot;)))" office:value-type="float" office:value="0.0073" calcext:value-type="float">
            <text:p>0.0073</text:p>
          </table:table-cell>
          <table:table-cell office:value-type="string" calcext:value-type="string">
            <text:p>7.3M</text:p>
          </table:table-cell>
          <table:table-cell office:value-type="string" calcext:value-type="string">
            <text:p>Archive/SimJesse</text:p>
          </table:table-cell>
          <table:table-cell table:number-columns-repeated="3"/>
        </table:table-row>
        <table:table-row table:style-name="ro1">
          <table:table-cell table:formula="of:=IF(RIGHT([.B28];1)=&quot;G&quot;;LEFT([.B28];FIND(&quot;G&quot;;[.B28])-1)/1;IF(RIGHT([.B28];1)=&quot;M&quot;;LEFT([.B28];FIND(&quot;M&quot;;[.B28])-1)/1000;IF(RIGHT([.B28];1)=&quot;K&quot;;LEFT([.B28];FIND(&quot;K&quot;;[.B28])-1)/1000000;&quot;X&quot;)))" office:value-type="float" office:value="0.007" calcext:value-type="float">
            <text:p>0.007</text:p>
          </table:table-cell>
          <table:table-cell office:value-type="string" calcext:value-type="string">
            <text:p>7.0M</text:p>
          </table:table-cell>
          <table:table-cell office:value-type="string" calcext:value-type="string">
            <text:p>Archive/Old Teaching, Notes and Writing</text:p>
          </table:table-cell>
          <table:table-cell table:number-columns-repeated="3"/>
        </table:table-row>
        <table:table-row table:style-name="ro1">
          <table:table-cell table:formula="of:=IF(RIGHT([.B29];1)=&quot;G&quot;;LEFT([.B29];FIND(&quot;G&quot;;[.B29])-1)/1;IF(RIGHT([.B29];1)=&quot;M&quot;;LEFT([.B29];FIND(&quot;M&quot;;[.B29])-1)/1000;IF(RIGHT([.B29];1)=&quot;K&quot;;LEFT([.B29];FIND(&quot;K&quot;;[.B29])-1)/1000000;&quot;X&quot;)))" office:value-type="float" office:value="0.0062" calcext:value-type="float">
            <text:p>0.0062</text:p>
          </table:table-cell>
          <table:table-cell office:value-type="string" calcext:value-type="string">
            <text:p>6.2M</text:p>
          </table:table-cell>
          <table:table-cell office:value-type="string" calcext:value-type="string">
            <text:p>Archive/Resume</text:p>
          </table:table-cell>
          <table:table-cell table:number-columns-repeated="3"/>
        </table:table-row>
        <table:table-row table:style-name="ro1">
          <table:table-cell table:formula="of:=IF(RIGHT([.B30];1)=&quot;G&quot;;LEFT([.B30];FIND(&quot;G&quot;;[.B30])-1)/1;IF(RIGHT([.B30];1)=&quot;M&quot;;LEFT([.B30];FIND(&quot;M&quot;;[.B30])-1)/1000;IF(RIGHT([.B30];1)=&quot;K&quot;;LEFT([.B30];FIND(&quot;K&quot;;[.B30])-1)/1000000;&quot;X&quot;)))" office:value-type="float" office:value="0.0023" calcext:value-type="float">
            <text:p>0.0023</text:p>
          </table:table-cell>
          <table:table-cell office:value-type="string" calcext:value-type="string">
            <text:p>2.3M</text:p>
          </table:table-cell>
          <table:table-cell office:value-type="string" calcext:value-type="string">
            <text:p>Archive/simJesse.tar.gz</text:p>
          </table:table-cell>
          <table:table-cell table:number-columns-repeated="3"/>
        </table:table-row>
        <table:table-row table:style-name="ro1">
          <table:table-cell table:formula="of:=IF(RIGHT([.B31];1)=&quot;G&quot;;LEFT([.B31];FIND(&quot;G&quot;;[.B31])-1)/1;IF(RIGHT([.B31];1)=&quot;M&quot;;LEFT([.B31];FIND(&quot;M&quot;;[.B31])-1)/1000;IF(RIGHT([.B31];1)=&quot;K&quot;;LEFT([.B31];FIND(&quot;K&quot;;[.B31])-1)/1000000;&quot;X&quot;)))" office:value-type="float" office:value="0.002" calcext:value-type="float">
            <text:p>0.002</text:p>
          </table:table-cell>
          <table:table-cell office:value-type="string" calcext:value-type="string">
            <text:p>2.0M</text:p>
          </table:table-cell>
          <table:table-cell office:value-type="string" calcext:value-type="string">
            <text:p>Archive/tax_notes</text:p>
          </table:table-cell>
          <table:table-cell table:number-columns-repeated="3"/>
        </table:table-row>
        <table:table-row table:style-name="ro1">
          <table:table-cell table:formula="of:=IF(RIGHT([.B32];1)=&quot;G&quot;;LEFT([.B32];FIND(&quot;G&quot;;[.B32])-1)/1;IF(RIGHT([.B32];1)=&quot;M&quot;;LEFT([.B32];FIND(&quot;M&quot;;[.B32])-1)/1000;IF(RIGHT([.B32];1)=&quot;K&quot;;LEFT([.B32];FIND(&quot;K&quot;;[.B32])-1)/1000000;&quot;X&quot;)))" office:value-type="float" office:value="0.000968" calcext:value-type="float">
            <text:p>0.000968</text:p>
          </table:table-cell>
          <table:table-cell office:value-type="string" calcext:value-type="string">
            <text:p>968K</text:p>
          </table:table-cell>
          <table:table-cell office:value-type="string" calcext:value-type="string">
            <text:p>Archive/SimJesse-1.0.sit</text:p>
          </table:table-cell>
          <table:table-cell table:number-columns-repeated="3"/>
        </table:table-row>
        <table:table-row table:style-name="ro1">
          <table:table-cell table:formula="of:=IF(RIGHT([.B33];1)=&quot;G&quot;;LEFT([.B33];FIND(&quot;G&quot;;[.B33])-1)/1;IF(RIGHT([.B33];1)=&quot;M&quot;;LEFT([.B33];FIND(&quot;M&quot;;[.B33])-1)/1000;IF(RIGHT([.B33];1)=&quot;K&quot;;LEFT([.B33];FIND(&quot;K&quot;;[.B33])-1)/1000000;&quot;X&quot;)))" office:value-type="float" office:value="0.000952" calcext:value-type="float">
            <text:p>0.000952</text:p>
          </table:table-cell>
          <table:table-cell office:value-type="string" calcext:value-type="string">
            <text:p>952K</text:p>
          </table:table-cell>
          <table:table-cell office:value-type="string" calcext:value-type="string">
            <text:p>Archive/Computer-Technology</text:p>
          </table:table-cell>
          <table:table-cell table:number-columns-repeated="3"/>
        </table:table-row>
        <table:table-row table:style-name="ro1">
          <table:table-cell table:formula="of:=IF(RIGHT([.B34];1)=&quot;G&quot;;LEFT([.B34];FIND(&quot;G&quot;;[.B34])-1)/1;IF(RIGHT([.B34];1)=&quot;M&quot;;LEFT([.B34];FIND(&quot;M&quot;;[.B34])-1)/1000;IF(RIGHT([.B34];1)=&quot;K&quot;;LEFT([.B34];FIND(&quot;K&quot;;[.B34])-1)/1000000;&quot;X&quot;)))" office:value-type="float" office:value="0.000832" calcext:value-type="float">
            <text:p>0.000832</text:p>
          </table:table-cell>
          <table:table-cell office:value-type="string" calcext:value-type="string">
            <text:p>832K</text:p>
          </table:table-cell>
          <table:table-cell office:value-type="string" calcext:value-type="string">
            <text:p>Archive/Medical</text:p>
          </table:table-cell>
          <table:table-cell table:number-columns-repeated="3"/>
        </table:table-row>
        <table:table-row table:style-name="ro1">
          <table:table-cell table:formula="of:=IF(RIGHT([.B35];1)=&quot;G&quot;;LEFT([.B35];FIND(&quot;G&quot;;[.B35])-1)/1;IF(RIGHT([.B35];1)=&quot;M&quot;;LEFT([.B35];FIND(&quot;M&quot;;[.B35])-1)/1000;IF(RIGHT([.B35];1)=&quot;K&quot;;LEFT([.B35];FIND(&quot;K&quot;;[.B35])-1)/1000000;&quot;X&quot;)))" office:value-type="float" office:value="0.00074" calcext:value-type="float">
            <text:p>0.00074</text:p>
          </table:table-cell>
          <table:table-cell office:value-type="string" calcext:value-type="string">
            <text:p>740K</text:p>
          </table:table-cell>
          <table:table-cell office:value-type="string" calcext:value-type="string">
            <text:p>Archive/Travel Notes</text:p>
          </table:table-cell>
          <table:table-cell table:number-columns-repeated="3"/>
        </table:table-row>
        <table:table-row table:style-name="ro1">
          <table:table-cell table:formula="of:=IF(RIGHT([.B36];1)=&quot;G&quot;;LEFT([.B36];FIND(&quot;G&quot;;[.B36])-1)/1;IF(RIGHT([.B36];1)=&quot;M&quot;;LEFT([.B36];FIND(&quot;M&quot;;[.B36])-1)/1000;IF(RIGHT([.B36];1)=&quot;K&quot;;LEFT([.B36];FIND(&quot;K&quot;;[.B36])-1)/1000000;&quot;X&quot;)))" office:value-type="float" office:value="0.00052" calcext:value-type="float">
            <text:p>0.00052</text:p>
          </table:table-cell>
          <table:table-cell office:value-type="string" calcext:value-type="string">
            <text:p>520K</text:p>
          </table:table-cell>
          <table:table-cell office:value-type="string" calcext:value-type="string">
            <text:p>Archive/Identity Workshop - Emergent Social and Psychological Phenomena in Text-Based Virtual Reality.pdf</text:p>
          </table:table-cell>
          <table:table-cell table:number-columns-repeated="3"/>
        </table:table-row>
        <table:table-row table:style-name="ro1">
          <table:table-cell table:formula="of:=IF(RIGHT([.B37];1)=&quot;G&quot;;LEFT([.B37];FIND(&quot;G&quot;;[.B37])-1)/1;IF(RIGHT([.B37];1)=&quot;M&quot;;LEFT([.B37];FIND(&quot;M&quot;;[.B37])-1)/1000;IF(RIGHT([.B37];1)=&quot;K&quot;;LEFT([.B37];FIND(&quot;K&quot;;[.B37])-1)/1000000;&quot;X&quot;)))" office:value-type="float" office:value="0.000444" calcext:value-type="float">
            <text:p>0.000444</text:p>
          </table:table-cell>
          <table:table-cell office:value-type="string" calcext:value-type="string">
            <text:p>444K</text:p>
          </table:table-cell>
          <table:table-cell office:value-type="string" calcext:value-type="string">
            <text:p>Archive/Wedding</text:p>
          </table:table-cell>
          <table:table-cell table:number-columns-repeated="3"/>
        </table:table-row>
        <table:table-row table:style-name="ro1">
          <table:table-cell table:formula="of:=IF(RIGHT([.B38];1)=&quot;G&quot;;LEFT([.B38];FIND(&quot;G&quot;;[.B38])-1)/1;IF(RIGHT([.B38];1)=&quot;M&quot;;LEFT([.B38];FIND(&quot;M&quot;;[.B38])-1)/1000;IF(RIGHT([.B38];1)=&quot;K&quot;;LEFT([.B38];FIND(&quot;K&quot;;[.B38])-1)/1000000;&quot;X&quot;)))" office:value-type="float" office:value="0.00032" calcext:value-type="float">
            <text:p>0.00032</text:p>
          </table:table-cell>
          <table:table-cell office:value-type="string" calcext:value-type="string">
            <text:p>320K</text:p>
          </table:table-cell>
          <table:table-cell office:value-type="string" calcext:value-type="string">
            <text:p>Archive/Strength Finders.pdf</text:p>
          </table:table-cell>
          <table:table-cell table:number-columns-repeated="3"/>
        </table:table-row>
        <table:table-row table:style-name="ro1">
          <table:table-cell table:formula="of:=IF(RIGHT([.B39];1)=&quot;G&quot;;LEFT([.B39];FIND(&quot;G&quot;;[.B39])-1)/1;IF(RIGHT([.B39];1)=&quot;M&quot;;LEFT([.B39];FIND(&quot;M&quot;;[.B39])-1)/1000;IF(RIGHT([.B39];1)=&quot;K&quot;;LEFT([.B39];FIND(&quot;K&quot;;[.B39])-1)/1000000;&quot;X&quot;)))" office:value-type="float" office:value="0.000296" calcext:value-type="float">
            <text:p>0.000296</text:p>
          </table:table-cell>
          <table:table-cell office:value-type="string" calcext:value-type="string">
            <text:p>296K</text:p>
          </table:table-cell>
          <table:table-cell office:value-type="string" calcext:value-type="string">
            <text:p>Archive/Wedding Ring Receipt.pdf</text:p>
          </table:table-cell>
          <table:table-cell table:number-columns-repeated="3"/>
        </table:table-row>
        <table:table-row table:style-name="ro1">
          <table:table-cell table:formula="of:=IF(RIGHT([.B40];1)=&quot;G&quot;;LEFT([.B40];FIND(&quot;G&quot;;[.B40])-1)/1;IF(RIGHT([.B40];1)=&quot;M&quot;;LEFT([.B40];FIND(&quot;M&quot;;[.B40])-1)/1000;IF(RIGHT([.B40];1)=&quot;K&quot;;LEFT([.B40];FIND(&quot;K&quot;;[.B40])-1)/1000000;&quot;X&quot;)))" office:value-type="float" office:value="0.000092" calcext:value-type="float">
            <text:p>9.2E-05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Archive/Old Financial Spreadsheets.xlsx</text:p>
          </table:table-cell>
          <table:table-cell table:number-columns-repeated="3"/>
        </table:table-row>
        <table:table-row table:style-name="ro1">
          <table:table-cell table:formula="of:=IF(RIGHT([.B41];1)=&quot;G&quot;;LEFT([.B41];FIND(&quot;G&quot;;[.B41])-1)/1;IF(RIGHT([.B41];1)=&quot;M&quot;;LEFT([.B41];FIND(&quot;M&quot;;[.B41])-1)/1000;IF(RIGHT([.B41];1)=&quot;K&quot;;LEFT([.B41];FIND(&quot;K&quot;;[.B41])-1)/1000000;&quot;X&quot;)))" office:value-type="float" office:value="0.000084" calcext:value-type="float">
            <text:p>8.4E-05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Archive/unixsimgates</text:p>
          </table:table-cell>
          <table:table-cell table:number-columns-repeated="3"/>
        </table:table-row>
        <table:table-row table:style-name="ro1">
          <table:table-cell table:formula="of:=IF(RIGHT([.B42];1)=&quot;G&quot;;LEFT([.B42];FIND(&quot;G&quot;;[.B42])-1)/1;IF(RIGHT([.B42];1)=&quot;M&quot;;LEFT([.B42];FIND(&quot;M&quot;;[.B42])-1)/1000;IF(RIGHT([.B42];1)=&quot;K&quot;;LEFT([.B42];FIND(&quot;K&quot;;[.B42])-1)/1000000;&quot;X&quot;)))" office:value-type="float" office:value="0.000032" calcext:value-type="float">
            <text:p>3.2E-05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Archive/Toastmasters Speeches</text:p>
          </table:table-cell>
          <table:table-cell table:number-columns-repeated="3"/>
        </table:table-row>
        <table:table-row table:style-name="ro1">
          <table:table-cell table:formula="of:=IF(RIGHT([.B43];1)=&quot;G&quot;;LEFT([.B43];FIND(&quot;G&quot;;[.B43])-1)/1;IF(RIGHT([.B43];1)=&quot;M&quot;;LEFT([.B43];FIND(&quot;M&quot;;[.B43])-1)/1000;IF(RIGHT([.B43];1)=&quot;K&quot;;LEFT([.B43];FIND(&quot;K&quot;;[.B43])-1)/1000000;&quot;X&quot;)))" office:value-type="float" office:value="0.000016" calcext:value-type="float">
            <text:p>1.6E-0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Archive/keys</text:p>
          </table:table-cell>
          <table:table-cell table:number-columns-repeated="3"/>
        </table:table-row>
        <table:table-row table:style-name="ro1">
          <table:table-cell table:formula="of:=IF(RIGHT([.B44];1)=&quot;G&quot;;LEFT([.B44];FIND(&quot;G&quot;;[.B44])-1)/1;IF(RIGHT([.B44];1)=&quot;M&quot;;LEFT([.B44];FIND(&quot;M&quot;;[.B44])-1)/1000;IF(RIGHT([.B44];1)=&quot;K&quot;;LEFT([.B44];FIND(&quot;K&quot;;[.B44])-1)/1000000;&quot;X&quot;)))" office:value-type="float" office:value="0.000012" calcext:value-type="float">
            <text:p>1.2E-0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Archive/TIAA-CREF Allocation Verifier - old.xlsx</text:p>
          </table:table-cell>
          <table:table-cell table:number-columns-repeated="3"/>
        </table:table-row>
        <table:table-row table:style-name="ro1">
          <table:table-cell table:formula="of:=IF(RIGHT([.B45];1)=&quot;G&quot;;LEFT([.B45];FIND(&quot;G&quot;;[.B45])-1)/1;IF(RIGHT([.B45];1)=&quot;M&quot;;LEFT([.B45];FIND(&quot;M&quot;;[.B45])-1)/1000;IF(RIGHT([.B45];1)=&quot;K&quot;;LEFT([.B45];FIND(&quot;K&quot;;[.B45])-1)/1000000;&quot;X&quot;)))" office:value-type="float" office:value="0.000008" calcext:value-type="float">
            <text:p>8E-06</text:p>
          </table:table-cell>
          <table:table-cell office:value-type="string" calcext:value-type="string">
            <text:p>8.0K</text:p>
          </table:table-cell>
          <table:table-cell office:value-type="string" calcext:value-type="string">
            <text:p>Archive/Visited-country worksheet.xlsx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12G</text:p>
          </table:table-cell>
          <table:table-cell table:style-name="ce21" office:value-type="string" calcext:value-type="string">
            <text:p>Media-ugh/Home Movies</text:p>
          </table:table-cell>
          <table:table-cell table:number-columns-repeated="3"/>
        </table:table-row>
        <table:table-row table:style-name="ro1">
          <table:table-cell table:formula="of:=IF(RIGHT([.B48];1)=&quot;G&quot;;LEFT([.B48];FIND(&quot;G&quot;;[.B48])-1)/1;IF(RIGHT([.B48];1)=&quot;M&quot;;LEFT([.B48];FIND(&quot;M&quot;;[.B48])-1)/1000;IF(RIGHT([.B48];1)=&quot;K&quot;;LEFT([.B48];FIND(&quot;K&quot;;[.B48])-1)/1000000;&quot;X&quot;)))" office:value-type="float" office:value="0.072" calcext:value-type="float">
            <text:p>0.072</text:p>
          </table:table-cell>
          <table:table-cell office:value-type="string" calcext:value-type="string">
            <text:p>72M</text:p>
          </table:table-cell>
          <table:table-cell office:value-type="string" calcext:value-type="string">
            <text:p>Media-ugh/Europe Trip Pic Data</text:p>
          </table:table-cell>
          <table:table-cell table:number-columns-repeated="3"/>
        </table:table-row>
        <table:table-row table:style-name="ro1">
          <table:table-cell table:formula="of:=IF(RIGHT([.B49];1)=&quot;G&quot;;LEFT([.B49];FIND(&quot;G&quot;;[.B49])-1)/1;IF(RIGHT([.B49];1)=&quot;M&quot;;LEFT([.B49];FIND(&quot;M&quot;;[.B49])-1)/1000;IF(RIGHT([.B49];1)=&quot;K&quot;;LEFT([.B49];FIND(&quot;K&quot;;[.B49])-1)/1000000;&quot;X&quot;)))" office:value-type="float" office:value="0.035" calcext:value-type="float">
            <text:p>0.035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Media-ugh/Nana Calendars</text:p>
          </table:table-cell>
          <table:table-cell table:number-columns-repeated="3"/>
        </table:table-row>
      </table:table>
      <table:table table:name="Sheet3" table:style-name="ta1">
        <table:table-column table:style-name="co2" table:number-columns-repeated="15" table:default-cell-style-name="Default"/>
        <table:table-row table:style-name="ro1">
          <table:table-cell table:formula="of:=IF(RIGHT([.B1];1)=&quot;G&quot;;LEFT([.B1];FIND(&quot;G&quot;;[.B1])-1)/1;IF(RIGHT([.B1];1)=&quot;M&quot;;LEFT([.B1];FIND(&quot;M&quot;;[.B1])-1)/1000;IF(RIGHT([.B1];1)=&quot;K&quot;;LEFT([.B1];FIND(&quot;K&quot;;[.B1])-1)/1000000;&quot;X&quot;)))" office:value-type="float" office:value="0.024" calcext:value-type="float">
            <text:p>0.024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2018-Receipts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5"/>
          <table:table-cell table:style-name="ce21" office:value-type="string" calcext:value-type="string">
            <text:p>Laptop Drive</text:p>
          </table:table-cell>
          <table:table-cell office:value-type="string" calcext:value-type="string">
            <text:p>148 GB</text:p>
          </table:table-cell>
          <table:table-cell/>
        </table:table-row>
        <table:table-row table:style-name="ro1">
          <table:table-cell table:formula="of:=13-9.3+3.7" office:value-type="float" office:value="7.4" calcext:value-type="float">
            <text:p>7.4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Archive</text:p>
          </table:table-cell>
          <table:table-cell table:number-columns-repeated="9"/>
          <table:table-cell table:formula="of:=IF(RIGHT([.N2];1)=&quot;G&quot;;LEFT([.N2];FIND(&quot;G&quot;;[.N2])-1)/1;IF(RIGHT([.N2];1)=&quot;M&quot;;LEFT([.N2];FIND(&quot;M&quot;;[.N2])-1)/1000;IF(RIGHT([.N2];1)=&quot;K&quot;;LEFT([.N2];FIND(&quot;K&quot;;[.N2])-1)/1000000;&quot;X&quot;)))" office:value-type="float" office:value="33" calcext:value-type="float">
            <text:p>33</text:p>
          </table:table-cell>
          <table:table-cell office:value-type="string" calcext:value-type="string">
            <text:p>33G</text:p>
          </table:table-cell>
          <table:table-cell office:value-type="string" calcext:value-type="string">
            <text:p>Repositories</text:p>
          </table:table-cell>
        </table:table-row>
        <table:table-row table:style-name="ro1">
          <table:table-cell table:formula="of:=IF(RIGHT([.B3];1)=&quot;G&quot;;LEFT([.B3];FIND(&quot;G&quot;;[.B3])-1)/1;IF(RIGHT([.B3];1)=&quot;M&quot;;LEFT([.B3];FIND(&quot;M&quot;;[.B3])-1)/1000;IF(RIGHT([.B3];1)=&quot;K&quot;;LEFT([.B3];FIND(&quot;K&quot;;[.B3])-1)/1000000;&quot;X&quot;)))" office:value-type="float" office:value="0.000004" calcext:value-type="float">
            <text:p>4E-06</text:p>
          </table:table-cell>
          <table:table-cell office:value-type="string" calcext:value-type="string">
            <text:p>4.0K</text:p>
          </table:table-cell>
          <table:table-cell office:value-type="string" calcext:value-type="string">
            <text:p>BACKUP-NOTES.txt</text:p>
          </table:table-cell>
          <table:table-cell table:number-columns-repeated="9"/>
          <table:table-cell table:formula="of:=IF(RIGHT([.N3];1)=&quot;G&quot;;LEFT([.N3];FIND(&quot;G&quot;;[.N3])-1)/1;IF(RIGHT([.N3];1)=&quot;M&quot;;LEFT([.N3];FIND(&quot;M&quot;;[.N3])-1)/1000;IF(RIGHT([.N3];1)=&quot;K&quot;;LEFT([.N3];FIND(&quot;K&quot;;[.N3])-1)/1000000;&quot;X&quot;)))" office:value-type="float" office:value="25" calcext:value-type="float">
            <text:p>25</text:p>
          </table:table-cell>
          <table:table-cell office:value-type="string" calcext:value-type="string">
            <text:p>25G</text:p>
          </table:table-cell>
          <table:table-cell office:value-type="string" calcext:value-type="string">
            <text:p>VirtualBox VMs</text:p>
          </table:table-cell>
        </table:table-row>
        <table:table-row table:style-name="ro1">
          <table:table-cell/>
          <table:table-cell office:value-type="string" calcext:value-type="string">
            <text:p>178G</text:p>
          </table:table-cell>
          <table:table-cell office:value-type="string" calcext:value-type="string">
            <text:p>bex-home-20180504</text:p>
          </table:table-cell>
          <table:table-cell table:number-columns-repeated="9"/>
          <table:table-cell table:formula="of:=IF(RIGHT([.N4];1)=&quot;G&quot;;LEFT([.N4];FIND(&quot;G&quot;;[.N4])-1)/1;IF(RIGHT([.N4];1)=&quot;M&quot;;LEFT([.N4];FIND(&quot;M&quot;;[.N4])-1)/1000;IF(RIGHT([.N4];1)=&quot;K&quot;;LEFT([.N4];FIND(&quot;K&quot;;[.N4])-1)/1000000;&quot;X&quot;)))" office:value-type="float" office:value="4.7" calcext:value-type="float">
            <text:p>4.7</text:p>
          </table:table-cell>
          <table:table-cell office:value-type="string" calcext:value-type="string">
            <text:p>4.7G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table:formula="of:=IF(RIGHT([.B5];1)=&quot;G&quot;;LEFT([.B5];FIND(&quot;G&quot;;[.B5])-1)/1;IF(RIGHT([.B5];1)=&quot;M&quot;;LEFT([.B5];FIND(&quot;M&quot;;[.B5])-1)/1000;IF(RIGHT([.B5];1)=&quot;K&quot;;LEFT([.B5];FIND(&quot;K&quot;;[.B5])-1)/1000000;&quot;X&quot;)))" office:value-type="float" office:value="0.121" calcext:value-type="float">
            <text:p>0.121</text:p>
          </table:table-cell>
          <table:table-cell office:value-type="string" calcext:value-type="string">
            <text:p>121M</text:p>
          </table:table-cell>
          <table:table-cell office:value-type="string" calcext:value-type="string">
            <text:p>dayjournal</text:p>
          </table:table-cell>
          <table:table-cell table:number-columns-repeated="9"/>
          <table:table-cell table:formula="of:=IF(RIGHT([.N5];1)=&quot;G&quot;;LEFT([.N5];FIND(&quot;G&quot;;[.N5])-1)/1;IF(RIGHT([.N5];1)=&quot;M&quot;;LEFT([.N5];FIND(&quot;M&quot;;[.N5])-1)/1000;IF(RIGHT([.N5];1)=&quot;K&quot;;LEFT([.N5];FIND(&quot;K&quot;;[.N5])-1)/1000000;&quot;X&quot;)))" office:value-type="float" office:value="0.537" calcext:value-type="float">
            <text:p>0.537</text:p>
          </table:table-cell>
          <table:table-cell office:value-type="string" calcext:value-type="string">
            <text:p>537M</text:p>
          </table:table-cell>
          <table:table-cell office:value-type="string" calcext:value-type="string">
            <text:p>Dropbo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G</text:p>
          </table:table-cell>
          <table:table-cell office:value-type="string" calcext:value-type="string">
            <text:p>Dominik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204G</text:p>
          </table:table-cell>
          <table:table-cell office:value-type="string" calcext:value-type="string">
            <text:p>Future-Trash</text:p>
          </table:table-cell>
          <table:table-cell table:number-columns-repeated="9"/>
          <table:table-cell table:formula="of:=IF(RIGHT([.N7];1)=&quot;G&quot;;LEFT([.N7];FIND(&quot;G&quot;;[.N7])-1)/1;IF(RIGHT([.N7];1)=&quot;M&quot;;LEFT([.N7];FIND(&quot;M&quot;;[.N7])-1)/1000;IF(RIGHT([.N7];1)=&quot;K&quot;;LEFT([.N7];FIND(&quot;K&quot;;[.N7])-1)/1000000;&quot;X&quot;)))" office:value-type="float" office:value="3.5" calcext:value-type="float">
            <text:p>3.5</text:p>
          </table:table-cell>
          <table:table-cell office:value-type="string" calcext:value-type="string">
            <text:p>3.5G</text:p>
          </table:table-cell>
          <table:table-cell office:value-type="string" calcext:value-type="string">
            <text:p>Personal/Calibre Library</text:p>
          </table:table-cell>
        </table:table-row>
        <table:table-row table:style-name="ro1">
          <table:table-cell table:formula="of:=IF(RIGHT([.B8];1)=&quot;G&quot;;LEFT([.B8];FIND(&quot;G&quot;;[.B8])-1)/1;IF(RIGHT([.B8];1)=&quot;M&quot;;LEFT([.B8];FIND(&quot;M&quot;;[.B8])-1)/1000;IF(RIGHT([.B8];1)=&quot;K&quot;;LEFT([.B8];FIND(&quot;K&quot;;[.B8])-1)/1000000;&quot;X&quot;)))" office:value-type="float" office:value="3.1" calcext:value-type="float">
            <text:p>3.1</text:p>
          </table:table-cell>
          <table:table-cell office:value-type="string" calcext:value-type="string">
            <text:p>3.1G</text:p>
          </table:table-cell>
          <table:table-cell office:value-type="string" calcext:value-type="string">
            <text:p>JCE</text:p>
          </table:table-cell>
          <table:table-cell table:number-columns-repeated="9"/>
          <table:table-cell table:formula="of:=IF(RIGHT([.N8];1)=&quot;G&quot;;LEFT([.N8];FIND(&quot;G&quot;;[.N8])-1)/1;IF(RIGHT([.N8];1)=&quot;M&quot;;LEFT([.N8];FIND(&quot;M&quot;;[.N8])-1)/1000;IF(RIGHT([.N8];1)=&quot;K&quot;;LEFT([.N8];FIND(&quot;K&quot;;[.N8])-1)/1000000;&quot;X&quot;)))" office:value-type="float" office:value="0.584" calcext:value-type="float">
            <text:p>0.584</text:p>
          </table:table-cell>
          <table:table-cell office:value-type="string" calcext:value-type="string">
            <text:p>584M</text:p>
          </table:table-cell>
          <table:table-cell office:value-type="string" calcext:value-type="string">
            <text:p>Personal/sort</text:p>
          </table:table-cell>
        </table:table-row>
        <table:table-row table:style-name="ro1">
          <table:table-cell table:formula="of:=IF(RIGHT([.B9];1)=&quot;G&quot;;LEFT([.B9];FIND(&quot;G&quot;;[.B9])-1)/1;IF(RIGHT([.B9];1)=&quot;M&quot;;LEFT([.B9];FIND(&quot;M&quot;;[.B9])-1)/1000;IF(RIGHT([.B9];1)=&quot;K&quot;;LEFT([.B9];FIND(&quot;K&quot;;[.B9])-1)/1000000;&quot;X&quot;)))" office:value-type="float" office:value="0.000016" calcext:value-type="float">
            <text:p>1.6E-0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lost+found</text:p>
          </table:table-cell>
          <table:table-cell table:number-columns-repeated="9"/>
          <table:table-cell table:formula="of:=IF(RIGHT([.N9];1)=&quot;G&quot;;LEFT([.N9];FIND(&quot;G&quot;;[.N9])-1)/1;IF(RIGHT([.N9];1)=&quot;M&quot;;LEFT([.N9];FIND(&quot;M&quot;;[.N9])-1)/1000;IF(RIGHT([.N9];1)=&quot;K&quot;;LEFT([.N9];FIND(&quot;K&quot;;[.N9])-1)/1000000;&quot;X&quot;)))" office:value-type="float" office:value="0.341" calcext:value-type="float">
            <text:p>0.341</text:p>
          </table:table-cell>
          <table:table-cell office:value-type="string" calcext:value-type="string">
            <text:p>341M</text:p>
          </table:table-cell>
          <table:table-cell office:value-type="string" calcext:value-type="string">
            <text:p>Personal/Repositories</text:p>
          </table:table-cell>
        </table:table-row>
        <table:table-row table:style-name="ro1">
          <table:table-cell table:formula="of:=IF(RIGHT([.B10];1)=&quot;G&quot;;LEFT([.B10];FIND(&quot;G&quot;;[.B10])-1)/1;IF(RIGHT([.B10];1)=&quot;M&quot;;LEFT([.B10];FIND(&quot;M&quot;;[.B10])-1)/1000;IF(RIGHT([.B10];1)=&quot;K&quot;;LEFT([.B10];FIND(&quot;K&quot;;[.B10])-1)/1000000;&quot;X&quot;)))" office:value-type="float" office:value="13" calcext:value-type="float">
            <text:p>13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Media-ugh</text:p>
          </table:table-cell>
          <table:table-cell table:number-columns-repeated="9"/>
          <table:table-cell table:formula="of:=IF(RIGHT([.N10];1)=&quot;G&quot;;LEFT([.N10];FIND(&quot;G&quot;;[.N10])-1)/1;IF(RIGHT([.N10];1)=&quot;M&quot;;LEFT([.N10];FIND(&quot;M&quot;;[.N10])-1)/1000;IF(RIGHT([.N10];1)=&quot;K&quot;;LEFT([.N10];FIND(&quot;K&quot;;[.N10])-1)/1000000;&quot;X&quot;)))" office:value-type="float" office:value="0.282" calcext:value-type="float">
            <text:p>0.282</text:p>
          </table:table-cell>
          <table:table-cell office:value-type="string" calcext:value-type="string">
            <text:p>282M</text:p>
          </table:table-cell>
          <table:table-cell office:value-type="string" calcext:value-type="string">
            <text:p>Personal/JCE</text:p>
          </table:table-cell>
        </table:table-row>
        <table:table-row table:style-name="ro1">
          <table:table-cell/>
          <table:table-cell office:value-type="string" calcext:value-type="string">
            <text:p>135G</text:p>
          </table:table-cell>
          <table:table-cell office:value-type="string" calcext:value-type="string">
            <text:p>Music</text:p>
          </table:table-cell>
          <table:table-cell table:number-columns-repeated="9"/>
          <table:table-cell table:formula="of:=IF(RIGHT([.N11];1)=&quot;G&quot;;LEFT([.N11];FIND(&quot;G&quot;;[.N11])-1)/1;IF(RIGHT([.N11];1)=&quot;M&quot;;LEFT([.N11];FIND(&quot;M&quot;;[.N11])-1)/1000;IF(RIGHT([.N11];1)=&quot;K&quot;;LEFT([.N11];FIND(&quot;K&quot;;[.N11])-1)/1000000;&quot;X&quot;)))" office:value-type="float" office:value="0.031" calcext:value-type="float">
            <text:p>0.031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Personal/Manuals</text:p>
          </table:table-cell>
        </table:table-row>
        <table:table-row table:style-name="ro1">
          <table:table-cell table:number-columns-repeated="12"/>
          <table:table-cell table:formula="of:=IF(RIGHT([.N12];1)=&quot;G&quot;;LEFT([.N12];FIND(&quot;G&quot;;[.N12])-1)/1;IF(RIGHT([.N12];1)=&quot;M&quot;;LEFT([.N12];FIND(&quot;M&quot;;[.N12])-1)/1000;IF(RIGHT([.N12];1)=&quot;K&quot;;LEFT([.N12];FIND(&quot;K&quot;;[.N12])-1)/1000000;&quot;X&quot;)))" office:value-type="float" office:value="0.0011" calcext:value-type="float">
            <text:p>0.0011</text:p>
          </table:table-cell>
          <table:table-cell office:value-type="string" calcext:value-type="string">
            <text:p>1.1M</text:p>
          </table:table-cell>
          <table:table-cell office:value-type="string" calcext:value-type="string">
            <text:p>Personal/Divorce Docs</text:p>
          </table:table-cell>
        </table:table-row>
        <table:table-row table:style-name="ro1">
          <table:table-cell table:formula="of:=IF(RIGHT([.B13];1)=&quot;G&quot;;LEFT([.B13];FIND(&quot;G&quot;;[.B13])-1)/1;IF(RIGHT([.B13];1)=&quot;M&quot;;LEFT([.B13];FIND(&quot;M&quot;;[.B13])-1)/1000;IF(RIGHT([.B13];1)=&quot;K&quot;;LEFT([.B13];FIND(&quot;K&quot;;[.B13])-1)/1000000;&quot;X&quot;)))" office:value-type="float" office:value="9.3" calcext:value-type="float">
            <text:p>9.3</text:p>
          </table:table-cell>
          <table:table-cell office:value-type="string" calcext:value-type="string">
            <text:p>9.3G</text:p>
          </table:table-cell>
          <table:table-cell office:value-type="string" calcext:value-type="string">
            <text:p>Archive/Software</text:p>
          </table:table-cell>
          <table:table-cell table:number-columns-repeated="9"/>
          <table:table-cell table:formula="of:=IF(RIGHT([.N13];1)=&quot;G&quot;;LEFT([.N13];FIND(&quot;G&quot;;[.N13])-1)/1;IF(RIGHT([.N13];1)=&quot;M&quot;;LEFT([.N13];FIND(&quot;M&quot;;[.N13])-1)/1000;IF(RIGHT([.N13];1)=&quot;K&quot;;LEFT([.N13];FIND(&quot;K&quot;;[.N13])-1)/1000000;&quot;X&quot;)))" office:value-type="float" office:value="0.000736" calcext:value-type="float">
            <text:p>0.000736</text:p>
          </table:table-cell>
          <table:table-cell office:value-type="string" calcext:value-type="string">
            <text:p>736K</text:p>
          </table:table-cell>
          <table:table-cell office:value-type="string" calcext:value-type="string">
            <text:p>Personal/Trackers</text:p>
          </table:table-cell>
        </table:table-row>
        <table:table-row table:style-name="ro1">
          <table:table-cell table:formula="of:=IF(RIGHT([.B14];1)=&quot;G&quot;;LEFT([.B14];FIND(&quot;G&quot;;[.B14])-1)/1;IF(RIGHT([.B14];1)=&quot;M&quot;;LEFT([.B14];FIND(&quot;M&quot;;[.B14])-1)/1000;IF(RIGHT([.B14];1)=&quot;K&quot;;LEFT([.B14];FIND(&quot;K&quot;;[.B14])-1)/1000000;&quot;X&quot;)))" office:value-type="float" office:value="2.4" calcext:value-type="float">
            <text:p>2.4</text:p>
          </table:table-cell>
          <table:table-cell office:value-type="string" calcext:value-type="string">
            <text:p>2.4G</text:p>
          </table:table-cell>
          <table:table-cell office:value-type="string" calcext:value-type="string">
            <text:p>Archive/Tax-and-Receipts</text:p>
          </table:table-cell>
          <table:table-cell table:number-columns-repeated="9"/>
          <table:table-cell table:formula="of:=IF(RIGHT([.N14];1)=&quot;G&quot;;LEFT([.N14];FIND(&quot;G&quot;;[.N14])-1)/1;IF(RIGHT([.N14];1)=&quot;M&quot;;LEFT([.N14];FIND(&quot;M&quot;;[.N14])-1)/1000;IF(RIGHT([.N14];1)=&quot;K&quot;;LEFT([.N14];FIND(&quot;K&quot;;[.N14])-1)/1000000;&quot;X&quot;)))" office:value-type="float" office:value="0.00036" calcext:value-type="float">
            <text:p>0.00036</text:p>
          </table:table-cell>
          <table:table-cell office:value-type="string" calcext:value-type="string">
            <text:p>360K</text:p>
          </table:table-cell>
          <table:table-cell office:value-type="string" calcext:value-type="string">
            <text:p>Personal/Calibre-Windows-Library</text:p>
          </table:table-cell>
        </table:table-row>
        <table:table-row table:style-name="ro1">
          <table:table-cell table:formula="of:=IF(RIGHT([.B15];1)=&quot;G&quot;;LEFT([.B15];FIND(&quot;G&quot;;[.B15])-1)/1;IF(RIGHT([.B15];1)=&quot;M&quot;;LEFT([.B15];FIND(&quot;M&quot;;[.B15])-1)/1000;IF(RIGHT([.B15];1)=&quot;K&quot;;LEFT([.B15];FIND(&quot;K&quot;;[.B15])-1)/1000000;&quot;X&quot;)))" office:value-type="float" office:value="0.367" calcext:value-type="float">
            <text:p>0.367</text:p>
          </table:table-cell>
          <table:table-cell office:value-type="string" calcext:value-type="string">
            <text:p>367M</text:p>
          </table:table-cell>
          <table:table-cell office:value-type="string" calcext:value-type="string">
            <text:p>Archive/Joint and Old Finances</text:p>
          </table:table-cell>
          <table:table-cell table:number-columns-repeated="9"/>
          <table:table-cell table:formula="of:=IF(RIGHT([.N15];1)=&quot;G&quot;;LEFT([.N15];FIND(&quot;G&quot;;[.N15])-1)/1;IF(RIGHT([.N15];1)=&quot;M&quot;;LEFT([.N15];FIND(&quot;M&quot;;[.N15])-1)/1000;IF(RIGHT([.N15];1)=&quot;K&quot;;LEFT([.N15];FIND(&quot;K&quot;;[.N15])-1)/1000000;&quot;X&quot;)))" office:value-type="float" office:value="0.000188" calcext:value-type="float">
            <text:p>0.000188</text:p>
          </table:table-cell>
          <table:table-cell office:value-type="string" calcext:value-type="string">
            <text:p>188K</text:p>
          </table:table-cell>
          <table:table-cell office:value-type="string" calcext:value-type="string">
            <text:p>Personal/Kindle-Windows-Library</text:p>
          </table:table-cell>
        </table:table-row>
        <table:table-row table:style-name="ro1">
          <table:table-cell table:formula="of:=IF(RIGHT([.B16];1)=&quot;G&quot;;LEFT([.B16];FIND(&quot;G&quot;;[.B16])-1)/1;IF(RIGHT([.B16];1)=&quot;M&quot;;LEFT([.B16];FIND(&quot;M&quot;;[.B16])-1)/1000;IF(RIGHT([.B16];1)=&quot;K&quot;;LEFT([.B16];FIND(&quot;K&quot;;[.B16])-1)/1000000;&quot;X&quot;)))" office:value-type="float" office:value="0.102" calcext:value-type="float">
            <text:p>0.102</text:p>
          </table:table-cell>
          <table:table-cell office:value-type="string" calcext:value-type="string">
            <text:p>102M</text:p>
          </table:table-cell>
          <table:table-cell office:value-type="string" calcext:value-type="string">
            <text:p>Archive/Consulting</text:p>
          </table:table-cell>
          <table:table-cell table:number-columns-repeated="9"/>
          <table:table-cell table:formula="of:=IF(RIGHT([.N16];1)=&quot;G&quot;;LEFT([.N16];FIND(&quot;G&quot;;[.N16])-1)/1;IF(RIGHT([.N16];1)=&quot;M&quot;;LEFT([.N16];FIND(&quot;M&quot;;[.N16])-1)/1000;IF(RIGHT([.N16];1)=&quot;K&quot;;LEFT([.N16];FIND(&quot;K&quot;;[.N16])-1)/1000000;&quot;X&quot;)))" office:value-type="float" office:value="0.000164" calcext:value-type="float">
            <text:p>0.000164</text:p>
          </table:table-cell>
          <table:table-cell office:value-type="string" calcext:value-type="string">
            <text:p>164K</text:p>
          </table:table-cell>
          <table:table-cell office:value-type="string" calcext:value-type="string">
            <text:p>Personal/aws-proxy</text:p>
          </table:table-cell>
        </table:table-row>
        <table:table-row table:style-name="ro1">
          <table:table-cell table:formula="of:=IF(RIGHT([.B17];1)=&quot;G&quot;;LEFT([.B17];FIND(&quot;G&quot;;[.B17])-1)/1;IF(RIGHT([.B17];1)=&quot;M&quot;;LEFT([.B17];FIND(&quot;M&quot;;[.B17])-1)/1000;IF(RIGHT([.B17];1)=&quot;K&quot;;LEFT([.B17];FIND(&quot;K&quot;;[.B17])-1)/1000000;&quot;X&quot;)))" office:value-type="float" office:value="0.079" calcext:value-type="float">
            <text:p>0.079</text:p>
          </table:table-cell>
          <table:table-cell office:value-type="string" calcext:value-type="string">
            <text:p>79M</text:p>
          </table:table-cell>
          <table:table-cell office:value-type="string" calcext:value-type="string">
            <text:p>Archive/1018 Wawaset, Wilmington, DE</text:p>
          </table:table-cell>
          <table:table-cell table:number-columns-repeated="9"/>
          <table:table-cell table:formula="of:=IF(RIGHT([.N17];1)=&quot;G&quot;;LEFT([.N17];FIND(&quot;G&quot;;[.N17])-1)/1;IF(RIGHT([.N17];1)=&quot;M&quot;;LEFT([.N17];FIND(&quot;M&quot;;[.N17])-1)/1000;IF(RIGHT([.N17];1)=&quot;K&quot;;LEFT([.N17];FIND(&quot;K&quot;;[.N17])-1)/1000000;&quot;X&quot;)))" office:value-type="float" office:value="0.000108" calcext:value-type="float">
            <text:p>0.000108</text:p>
          </table:table-cell>
          <table:table-cell office:value-type="string" calcext:value-type="string">
            <text:p>108K</text:p>
          </table:table-cell>
          <table:table-cell office:value-type="string" calcext:value-type="string">
            <text:p>Personal/2018-tax</text:p>
          </table:table-cell>
        </table:table-row>
        <table:table-row table:style-name="ro1">
          <table:table-cell table:formula="of:=IF(RIGHT([.B18];1)=&quot;G&quot;;LEFT([.B18];FIND(&quot;G&quot;;[.B18])-1)/1;IF(RIGHT([.B18];1)=&quot;M&quot;;LEFT([.B18];FIND(&quot;M&quot;;[.B18])-1)/1000;IF(RIGHT([.B18];1)=&quot;K&quot;;LEFT([.B18];FIND(&quot;K&quot;;[.B18])-1)/1000000;&quot;X&quot;)))" office:value-type="float" office:value="0.061" calcext:value-type="float">
            <text:p>0.061</text:p>
          </table:table-cell>
          <table:table-cell office:value-type="string" calcext:value-type="string">
            <text:p>61M</text:p>
          </table:table-cell>
          <table:table-cell office:value-type="string" calcext:value-type="string">
            <text:p>Archive/Red Hat</text:p>
          </table:table-cell>
          <table:table-cell table:number-columns-repeated="9"/>
          <table:table-cell table:formula="of:=IF(RIGHT([.N18];1)=&quot;G&quot;;LEFT([.N18];FIND(&quot;G&quot;;[.N18])-1)/1;IF(RIGHT([.N18];1)=&quot;M&quot;;LEFT([.N18];FIND(&quot;M&quot;;[.N18])-1)/1000;IF(RIGHT([.N18];1)=&quot;K&quot;;LEFT([.N18];FIND(&quot;K&quot;;[.N18])-1)/1000000;&quot;X&quot;)))" office:value-type="float" office:value="0.000024" calcext:value-type="float">
            <text:p>2.4E-05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Personal/travel-2018.ods</text:p>
          </table:table-cell>
        </table:table-row>
        <table:table-row table:style-name="ro1">
          <table:table-cell table:formula="of:=IF(RIGHT([.B19];1)=&quot;G&quot;;LEFT([.B19];FIND(&quot;G&quot;;[.B19])-1)/1;IF(RIGHT([.B19];1)=&quot;M&quot;;LEFT([.B19];FIND(&quot;M&quot;;[.B19])-1)/1000;IF(RIGHT([.B19];1)=&quot;K&quot;;LEFT([.B19];FIND(&quot;K&quot;;[.B19])-1)/1000000;&quot;X&quot;)))" office:value-type="float" office:value="0.034" calcext:value-type="float">
            <text:p>0.034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Archive/Recipes</text:p>
          </table:table-cell>
          <table:table-cell table:number-columns-repeated="9"/>
          <table:table-cell table:formula="of:=IF(RIGHT([.N19];1)=&quot;G&quot;;LEFT([.N19];FIND(&quot;G&quot;;[.N19])-1)/1;IF(RIGHT([.N19];1)=&quot;M&quot;;LEFT([.N19];FIND(&quot;M&quot;;[.N19])-1)/1000;IF(RIGHT([.N19];1)=&quot;K&quot;;LEFT([.N19];FIND(&quot;K&quot;;[.N19])-1)/1000000;&quot;X&quot;)))" office:value-type="float" office:value="0.000008" calcext:value-type="float">
            <text:p>8E-06</text:p>
          </table:table-cell>
          <table:table-cell office:value-type="string" calcext:value-type="string">
            <text:p>8.0K</text:p>
          </table:table-cell>
          <table:table-cell office:value-type="string" calcext:value-type="string">
            <text:p>Personal/bex-monthly.txt</text:p>
          </table:table-cell>
        </table:table-row>
        <table:table-row table:style-name="ro1">
          <table:table-cell table:formula="of:=IF(RIGHT([.B20];1)=&quot;G&quot;;LEFT([.B20];FIND(&quot;G&quot;;[.B20])-1)/1;IF(RIGHT([.B20];1)=&quot;M&quot;;LEFT([.B20];FIND(&quot;M&quot;;[.B20])-1)/1000;IF(RIGHT([.B20];1)=&quot;K&quot;;LEFT([.B20];FIND(&quot;K&quot;;[.B20])-1)/1000000;&quot;X&quot;)))" office:value-type="float" office:value="0.023" calcext:value-type="float">
            <text:p>0.023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Archive/Long Term Care Insurance.pdf</text:p>
          </table:table-cell>
          <table:table-cell table:number-columns-repeated="9"/>
          <table:table-cell table:formula="of:=IF(RIGHT([.N20];1)=&quot;G&quot;;LEFT([.N20];FIND(&quot;G&quot;;[.N20])-1)/1;IF(RIGHT([.N20];1)=&quot;M&quot;;LEFT([.N20];FIND(&quot;M&quot;;[.N20])-1)/1000;IF(RIGHT([.N20];1)=&quot;K&quot;;LEFT([.N20];FIND(&quot;K&quot;;[.N20])-1)/1000000;&quot;X&quot;)))" office:value-type="float" office:value="0.000004" calcext:value-type="float">
            <text:p>4E-06</text:p>
          </table:table-cell>
          <table:table-cell office:value-type="string" calcext:value-type="string">
            <text:p>4.0K</text:p>
          </table:table-cell>
          <table:table-cell office:value-type="string" calcext:value-type="string">
            <text:p>Personal/TODO</text:p>
          </table:table-cell>
        </table:table-row>
        <table:table-row table:style-name="ro1">
          <table:table-cell table:formula="of:=IF(RIGHT([.B21];1)=&quot;G&quot;;LEFT([.B21];FIND(&quot;G&quot;;[.B21])-1)/1;IF(RIGHT([.B21];1)=&quot;M&quot;;LEFT([.B21];FIND(&quot;M&quot;;[.B21])-1)/1000;IF(RIGHT([.B21];1)=&quot;K&quot;;LEFT([.B21];FIND(&quot;K&quot;;[.B21])-1)/1000000;&quot;X&quot;)))" office:value-type="float" office:value="0.015" calcext:value-type="float">
            <text:p>0.015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Archive/2012 Czech Short Term Residence Visa</text:p>
          </table:table-cell>
          <table:table-cell table:number-columns-repeated="12"/>
        </table:table-row>
        <table:table-row table:style-name="ro1">
          <table:table-cell table:formula="of:=IF(RIGHT([.B22];1)=&quot;G&quot;;LEFT([.B22];FIND(&quot;G&quot;;[.B22])-1)/1;IF(RIGHT([.B22];1)=&quot;M&quot;;LEFT([.B22];FIND(&quot;M&quot;;[.B22])-1)/1000;IF(RIGHT([.B22];1)=&quot;K&quot;;LEFT([.B22];FIND(&quot;K&quot;;[.B22])-1)/1000000;&quot;X&quot;)))" office:value-type="float" office:value="0.014" calcext:value-type="float">
            <text:p>0.014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Archive/UD</text:p>
          </table:table-cell>
          <table:table-cell table:number-columns-repeated="9"/>
          <table:table-cell table:formula="of:=IF(RIGHT([.N22];1)=&quot;G&quot;;LEFT([.N22];FIND(&quot;G&quot;;[.N22])-1)/1;IF(RIGHT([.N22];1)=&quot;M&quot;;LEFT([.N22];FIND(&quot;M&quot;;[.N22])-1)/1000;IF(RIGHT([.N22];1)=&quot;K&quot;;LEFT([.N22];FIND(&quot;K&quot;;[.N22])-1)/1000000;&quot;X&quot;)))" office:value-type="float" office:value="0.351" calcext:value-type="float">
            <text:p>0.351</text:p>
          </table:table-cell>
          <table:table-cell office:value-type="string" calcext:value-type="string">
            <text:p>351M</text:p>
          </table:table-cell>
          <table:table-cell office:value-type="string" calcext:value-type="string">
            <text:p>Dropbox/Genealogy</text:p>
          </table:table-cell>
        </table:table-row>
        <table:table-row table:style-name="ro1">
          <table:table-cell table:formula="of:=IF(RIGHT([.B23];1)=&quot;G&quot;;LEFT([.B23];FIND(&quot;G&quot;;[.B23])-1)/1;IF(RIGHT([.B23];1)=&quot;M&quot;;LEFT([.B23];FIND(&quot;M&quot;;[.B23])-1)/1000;IF(RIGHT([.B23];1)=&quot;K&quot;;LEFT([.B23];FIND(&quot;K&quot;;[.B23])-1)/1000000;&quot;X&quot;)))" office:value-type="float" office:value="0.0098" calcext:value-type="float">
            <text:p>0.0098</text:p>
          </table:table-cell>
          <table:table-cell office:value-type="string" calcext:value-type="string">
            <text:p>9.8M</text:p>
          </table:table-cell>
          <table:table-cell office:value-type="string" calcext:value-type="string">
            <text:p>Archive/old_src</text:p>
          </table:table-cell>
          <table:table-cell table:number-columns-repeated="9"/>
          <table:table-cell table:formula="of:=IF(RIGHT([.N23];1)=&quot;G&quot;;LEFT([.N23];FIND(&quot;G&quot;;[.N23])-1)/1;IF(RIGHT([.N23];1)=&quot;M&quot;;LEFT([.N23];FIND(&quot;M&quot;;[.N23])-1)/1000;IF(RIGHT([.N23];1)=&quot;K&quot;;LEFT([.N23];FIND(&quot;K&quot;;[.N23])-1)/1000000;&quot;X&quot;)))" office:value-type="float" office:value="0.08" calcext:value-type="float">
            <text:p>0.08</text:p>
          </table:table-cell>
          <table:table-cell office:value-type="string" calcext:value-type="string">
            <text:p>80M</text:p>
          </table:table-cell>
          <table:table-cell office:value-type="string" calcext:value-type="string">
            <text:p>Dropbox/Save off</text:p>
          </table:table-cell>
        </table:table-row>
        <table:table-row table:style-name="ro1">
          <table:table-cell table:formula="of:=IF(RIGHT([.B24];1)=&quot;G&quot;;LEFT([.B24];FIND(&quot;G&quot;;[.B24])-1)/1;IF(RIGHT([.B24];1)=&quot;M&quot;;LEFT([.B24];FIND(&quot;M&quot;;[.B24])-1)/1000;IF(RIGHT([.B24];1)=&quot;K&quot;;LEFT([.B24];FIND(&quot;K&quot;;[.B24])-1)/1000000;&quot;X&quot;)))" office:value-type="float" office:value="0.0096" calcext:value-type="float">
            <text:p>0.0096</text:p>
          </table:table-cell>
          <table:table-cell office:value-type="string" calcext:value-type="string">
            <text:p>9.6M</text:p>
          </table:table-cell>
          <table:table-cell office:value-type="string" calcext:value-type="string">
            <text:p>Archive/2015 CZ Visa</text:p>
          </table:table-cell>
          <table:table-cell table:number-columns-repeated="9"/>
          <table:table-cell table:formula="of:=IF(RIGHT([.N24];1)=&quot;G&quot;;LEFT([.N24];FIND(&quot;G&quot;;[.N24])-1)/1;IF(RIGHT([.N24];1)=&quot;M&quot;;LEFT([.N24];FIND(&quot;M&quot;;[.N24])-1)/1000;IF(RIGHT([.N24];1)=&quot;K&quot;;LEFT([.N24];FIND(&quot;K&quot;;[.N24])-1)/1000000;&quot;X&quot;)))" office:value-type="float" office:value="0.028" calcext:value-type="float">
            <text:p>0.028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Dropbox/Notes</text:p>
          </table:table-cell>
        </table:table-row>
        <table:table-row table:style-name="ro1">
          <table:table-cell table:formula="of:=IF(RIGHT([.B25];1)=&quot;G&quot;;LEFT([.B25];FIND(&quot;G&quot;;[.B25])-1)/1;IF(RIGHT([.B25];1)=&quot;M&quot;;LEFT([.B25];FIND(&quot;M&quot;;[.B25])-1)/1000;IF(RIGHT([.B25];1)=&quot;K&quot;;LEFT([.B25];FIND(&quot;K&quot;;[.B25])-1)/1000000;&quot;X&quot;)))" office:value-type="float" office:value="0.009" calcext:value-type="float">
            <text:p>0.009</text:p>
          </table:table-cell>
          <table:table-cell office:value-type="string" calcext:value-type="string">
            <text:p>9.0M</text:p>
          </table:table-cell>
          <table:table-cell office:value-type="string" calcext:value-type="string">
            <text:p>Archive/Haggadah.zip</text:p>
          </table:table-cell>
          <table:table-cell table:number-columns-repeated="9"/>
          <table:table-cell table:formula="of:=IF(RIGHT([.N25];1)=&quot;G&quot;;LEFT([.N25];FIND(&quot;G&quot;;[.N25])-1)/1;IF(RIGHT([.N25];1)=&quot;M&quot;;LEFT([.N25];FIND(&quot;M&quot;;[.N25])-1)/1000;IF(RIGHT([.N25];1)=&quot;K&quot;;LEFT([.N25];FIND(&quot;K&quot;;[.N25])-1)/1000000;&quot;X&quot;)))" office:value-type="float" office:value="0.014" calcext:value-type="float">
            <text:p>0.014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Dropbox/ID Scans</text:p>
          </table:table-cell>
        </table:table-row>
        <table:table-row table:style-name="ro1">
          <table:table-cell table:formula="of:=IF(RIGHT([.B26];1)=&quot;G&quot;;LEFT([.B26];FIND(&quot;G&quot;;[.B26])-1)/1;IF(RIGHT([.B26];1)=&quot;M&quot;;LEFT([.B26];FIND(&quot;M&quot;;[.B26])-1)/1000;IF(RIGHT([.B26];1)=&quot;K&quot;;LEFT([.B26];FIND(&quot;K&quot;;[.B26])-1)/1000000;&quot;X&quot;)))" office:value-type="float" office:value="0.0073" calcext:value-type="float">
            <text:p>0.0073</text:p>
          </table:table-cell>
          <table:table-cell office:value-type="string" calcext:value-type="string">
            <text:p>7.3M</text:p>
          </table:table-cell>
          <table:table-cell office:value-type="string" calcext:value-type="string">
            <text:p>Archive/SimJesse</text:p>
          </table:table-cell>
          <table:table-cell table:number-columns-repeated="9"/>
          <table:table-cell table:formula="of:=IF(RIGHT([.N26];1)=&quot;G&quot;;LEFT([.N26];FIND(&quot;G&quot;;[.N26])-1)/1;IF(RIGHT([.N26];1)=&quot;M&quot;;LEFT([.N26];FIND(&quot;M&quot;;[.N26])-1)/1000;IF(RIGHT([.N26];1)=&quot;K&quot;;LEFT([.N26];FIND(&quot;K&quot;;[.N26])-1)/1000000;&quot;X&quot;)))" office:value-type="float" office:value="0.000524" calcext:value-type="float">
            <text:p>0.000524</text:p>
          </table:table-cell>
          <table:table-cell office:value-type="string" calcext:value-type="string">
            <text:p>524K</text:p>
          </table:table-cell>
          <table:table-cell office:value-type="string" calcext:value-type="string">
            <text:p>Dropbox/Writing</text:p>
          </table:table-cell>
        </table:table-row>
        <table:table-row table:style-name="ro1">
          <table:table-cell table:formula="of:=IF(RIGHT([.B27];1)=&quot;G&quot;;LEFT([.B27];FIND(&quot;G&quot;;[.B27])-1)/1;IF(RIGHT([.B27];1)=&quot;M&quot;;LEFT([.B27];FIND(&quot;M&quot;;[.B27])-1)/1000;IF(RIGHT([.B27];1)=&quot;K&quot;;LEFT([.B27];FIND(&quot;K&quot;;[.B27])-1)/1000000;&quot;X&quot;)))" office:value-type="float" office:value="0.007" calcext:value-type="float">
            <text:p>0.007</text:p>
          </table:table-cell>
          <table:table-cell office:value-type="string" calcext:value-type="string">
            <text:p>7.0M</text:p>
          </table:table-cell>
          <table:table-cell office:value-type="string" calcext:value-type="string">
            <text:p>Archive/Old Teaching, Notes and Writing</text:p>
          </table:table-cell>
          <table:table-cell table:number-columns-repeated="9"/>
          <table:table-cell table:formula="of:=IF(RIGHT([.N27];1)=&quot;G&quot;;LEFT([.N27];FIND(&quot;G&quot;;[.N27])-1)/1;IF(RIGHT([.N27];1)=&quot;M&quot;;LEFT([.N27];FIND(&quot;M&quot;;[.N27])-1)/1000;IF(RIGHT([.N27];1)=&quot;K&quot;;LEFT([.N27];FIND(&quot;K&quot;;[.N27])-1)/1000000;&quot;X&quot;)))" office:value-type="float" office:value="0.000088" calcext:value-type="float">
            <text:p>8.8E-05</text:p>
          </table:table-cell>
          <table:table-cell office:value-type="string" calcext:value-type="string">
            <text:p>88K</text:p>
          </table:table-cell>
          <table:table-cell office:value-type="string" calcext:value-type="string">
            <text:p>Dropbox/Reference</text:p>
          </table:table-cell>
        </table:table-row>
        <table:table-row table:style-name="ro1">
          <table:table-cell table:formula="of:=IF(RIGHT([.B28];1)=&quot;G&quot;;LEFT([.B28];FIND(&quot;G&quot;;[.B28])-1)/1;IF(RIGHT([.B28];1)=&quot;M&quot;;LEFT([.B28];FIND(&quot;M&quot;;[.B28])-1)/1000;IF(RIGHT([.B28];1)=&quot;K&quot;;LEFT([.B28];FIND(&quot;K&quot;;[.B28])-1)/1000000;&quot;X&quot;)))" office:value-type="float" office:value="0.0062" calcext:value-type="float">
            <text:p>0.0062</text:p>
          </table:table-cell>
          <table:table-cell office:value-type="string" calcext:value-type="string">
            <text:p>6.2M</text:p>
          </table:table-cell>
          <table:table-cell office:value-type="string" calcext:value-type="string">
            <text:p>Archive/Resume</text:p>
          </table:table-cell>
          <table:table-cell table:number-columns-repeated="9"/>
          <table:table-cell table:formula="of:=IF(RIGHT([.N28];1)=&quot;G&quot;;LEFT([.N28];FIND(&quot;G&quot;;[.N28])-1)/1;IF(RIGHT([.N28];1)=&quot;M&quot;;LEFT([.N28];FIND(&quot;M&quot;;[.N28])-1)/1000;IF(RIGHT([.N28];1)=&quot;K&quot;;LEFT([.N28];FIND(&quot;K&quot;;[.N28])-1)/1000000;&quot;X&quot;)))" office:value-type="float" office:value="0.000008" calcext:value-type="float">
            <text:p>8E-06</text:p>
          </table:table-cell>
          <table:table-cell office:value-type="string" calcext:value-type="string">
            <text:p>8.0K</text:p>
          </table:table-cell>
          <table:table-cell office:value-type="string" calcext:value-type="string">
            <text:p>Dropbox/Public</text:p>
          </table:table-cell>
        </table:table-row>
        <table:table-row table:style-name="ro1">
          <table:table-cell table:formula="of:=IF(RIGHT([.B29];1)=&quot;G&quot;;LEFT([.B29];FIND(&quot;G&quot;;[.B29])-1)/1;IF(RIGHT([.B29];1)=&quot;M&quot;;LEFT([.B29];FIND(&quot;M&quot;;[.B29])-1)/1000;IF(RIGHT([.B29];1)=&quot;K&quot;;LEFT([.B29];FIND(&quot;K&quot;;[.B29])-1)/1000000;&quot;X&quot;)))" office:value-type="float" office:value="0.0023" calcext:value-type="float">
            <text:p>0.0023</text:p>
          </table:table-cell>
          <table:table-cell office:value-type="string" calcext:value-type="string">
            <text:p>2.3M</text:p>
          </table:table-cell>
          <table:table-cell office:value-type="string" calcext:value-type="string">
            <text:p>Archive/simJesse.tar.gz</text:p>
          </table:table-cell>
          <table:table-cell table:number-columns-repeated="12"/>
        </table:table-row>
        <table:table-row table:style-name="ro1">
          <table:table-cell table:formula="of:=IF(RIGHT([.B30];1)=&quot;G&quot;;LEFT([.B30];FIND(&quot;G&quot;;[.B30])-1)/1;IF(RIGHT([.B30];1)=&quot;M&quot;;LEFT([.B30];FIND(&quot;M&quot;;[.B30])-1)/1000;IF(RIGHT([.B30];1)=&quot;K&quot;;LEFT([.B30];FIND(&quot;K&quot;;[.B30])-1)/1000000;&quot;X&quot;)))" office:value-type="float" office:value="0.002" calcext:value-type="float">
            <text:p>0.002</text:p>
          </table:table-cell>
          <table:table-cell office:value-type="string" calcext:value-type="string">
            <text:p>2.0M</text:p>
          </table:table-cell>
          <table:table-cell office:value-type="string" calcext:value-type="string">
            <text:p>Archive/tax_notes</text:p>
          </table:table-cell>
          <table:table-cell table:number-columns-repeated="9"/>
          <table:table-cell table:formula="of:=IF(RIGHT([.N30];1)=&quot;G&quot;;LEFT([.N30];FIND(&quot;G&quot;;[.N30])-1)/1;IF(RIGHT([.N30];1)=&quot;M&quot;;LEFT([.N30];FIND(&quot;M&quot;;[.N30])-1)/1000;IF(RIGHT([.N30];1)=&quot;K&quot;;LEFT([.N30];FIND(&quot;K&quot;;[.N30])-1)/1000000;&quot;X&quot;)))" office:value-type="float" office:value="0.105" calcext:value-type="float">
            <text:p>0.105</text:p>
          </table:table-cell>
          <table:table-cell office:value-type="string" calcext:value-type="string">
            <text:p>105M</text:p>
          </table:table-cell>
          <table:table-cell office:value-type="string" calcext:value-type="string">
            <text:p>Repositories/pyicloud</text:p>
          </table:table-cell>
        </table:table-row>
        <table:table-row table:style-name="ro1">
          <table:table-cell table:formula="of:=IF(RIGHT([.B31];1)=&quot;G&quot;;LEFT([.B31];FIND(&quot;G&quot;;[.B31])-1)/1;IF(RIGHT([.B31];1)=&quot;M&quot;;LEFT([.B31];FIND(&quot;M&quot;;[.B31])-1)/1000;IF(RIGHT([.B31];1)=&quot;K&quot;;LEFT([.B31];FIND(&quot;K&quot;;[.B31])-1)/1000000;&quot;X&quot;)))" office:value-type="float" office:value="0.000968" calcext:value-type="float">
            <text:p>0.000968</text:p>
          </table:table-cell>
          <table:table-cell office:value-type="string" calcext:value-type="string">
            <text:p>968K</text:p>
          </table:table-cell>
          <table:table-cell office:value-type="string" calcext:value-type="string">
            <text:p>Archive/SimJesse-1.0.sit</text:p>
          </table:table-cell>
          <table:table-cell table:number-columns-repeated="9"/>
          <table:table-cell table:formula="of:=IF(RIGHT([.N31];1)=&quot;G&quot;;LEFT([.N31];FIND(&quot;G&quot;;[.N31])-1)/1;IF(RIGHT([.N31];1)=&quot;M&quot;;LEFT([.N31];FIND(&quot;M&quot;;[.N31])-1)/1000;IF(RIGHT([.N31];1)=&quot;K&quot;;LEFT([.N31];FIND(&quot;K&quot;;[.N31])-1)/1000000;&quot;X&quot;)))" office:value-type="float" office:value="0.082" calcext:value-type="float">
            <text:p>0.082</text:p>
          </table:table-cell>
          <table:table-cell office:value-type="string" calcext:value-type="string">
            <text:p>82M</text:p>
          </table:table-cell>
          <table:table-cell office:value-type="string" calcext:value-type="string">
            <text:p>Repositories/po4a</text:p>
          </table:table-cell>
        </table:table-row>
        <table:table-row table:style-name="ro1">
          <table:table-cell table:formula="of:=IF(RIGHT([.B32];1)=&quot;G&quot;;LEFT([.B32];FIND(&quot;G&quot;;[.B32])-1)/1;IF(RIGHT([.B32];1)=&quot;M&quot;;LEFT([.B32];FIND(&quot;M&quot;;[.B32])-1)/1000;IF(RIGHT([.B32];1)=&quot;K&quot;;LEFT([.B32];FIND(&quot;K&quot;;[.B32])-1)/1000000;&quot;X&quot;)))" office:value-type="float" office:value="0.000952" calcext:value-type="float">
            <text:p>0.000952</text:p>
          </table:table-cell>
          <table:table-cell office:value-type="string" calcext:value-type="string">
            <text:p>952K</text:p>
          </table:table-cell>
          <table:table-cell office:value-type="string" calcext:value-type="string">
            <text:p>Archive/Computer-Technology</text:p>
          </table:table-cell>
          <table:table-cell table:number-columns-repeated="9"/>
          <table:table-cell table:formula="of:=IF(RIGHT([.N32];1)=&quot;G&quot;;LEFT([.N32];FIND(&quot;G&quot;;[.N32])-1)/1;IF(RIGHT([.N32];1)=&quot;M&quot;;LEFT([.N32];FIND(&quot;M&quot;;[.N32])-1)/1000;IF(RIGHT([.N32];1)=&quot;K&quot;;LEFT([.N32];FIND(&quot;K&quot;;[.N32])-1)/1000000;&quot;X&quot;)))" office:value-type="float" office:value="0.059" calcext:value-type="float">
            <text:p>0.059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Repositories/icloud_photos_downloader</text:p>
          </table:table-cell>
        </table:table-row>
        <table:table-row table:style-name="ro1">
          <table:table-cell table:formula="of:=IF(RIGHT([.B33];1)=&quot;G&quot;;LEFT([.B33];FIND(&quot;G&quot;;[.B33])-1)/1;IF(RIGHT([.B33];1)=&quot;M&quot;;LEFT([.B33];FIND(&quot;M&quot;;[.B33])-1)/1000;IF(RIGHT([.B33];1)=&quot;K&quot;;LEFT([.B33];FIND(&quot;K&quot;;[.B33])-1)/1000000;&quot;X&quot;)))" office:value-type="float" office:value="0.000832" calcext:value-type="float">
            <text:p>0.000832</text:p>
          </table:table-cell>
          <table:table-cell office:value-type="string" calcext:value-type="string">
            <text:p>832K</text:p>
          </table:table-cell>
          <table:table-cell office:value-type="string" calcext:value-type="string">
            <text:p>Archive/Medical</text:p>
          </table:table-cell>
          <table:table-cell table:number-columns-repeated="9"/>
          <table:table-cell table:formula="of:=IF(RIGHT([.N33];1)=&quot;G&quot;;LEFT([.N33];FIND(&quot;G&quot;;[.N33])-1)/1;IF(RIGHT([.N33];1)=&quot;M&quot;;LEFT([.N33];FIND(&quot;M&quot;;[.N33])-1)/1000;IF(RIGHT([.N33];1)=&quot;K&quot;;LEFT([.N33];FIND(&quot;K&quot;;[.N33])-1)/1000000;&quot;X&quot;)))" office:value-type="float" office:value="0.039" calcext:value-type="float">
            <text:p>0.039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Repositories/packaging-guidelines</text:p>
          </table:table-cell>
        </table:table-row>
        <table:table-row table:style-name="ro1">
          <table:table-cell table:formula="of:=IF(RIGHT([.B34];1)=&quot;G&quot;;LEFT([.B34];FIND(&quot;G&quot;;[.B34])-1)/1;IF(RIGHT([.B34];1)=&quot;M&quot;;LEFT([.B34];FIND(&quot;M&quot;;[.B34])-1)/1000;IF(RIGHT([.B34];1)=&quot;K&quot;;LEFT([.B34];FIND(&quot;K&quot;;[.B34])-1)/1000000;&quot;X&quot;)))" office:value-type="float" office:value="0.00074" calcext:value-type="float">
            <text:p>0.00074</text:p>
          </table:table-cell>
          <table:table-cell office:value-type="string" calcext:value-type="string">
            <text:p>740K</text:p>
          </table:table-cell>
          <table:table-cell office:value-type="string" calcext:value-type="string">
            <text:p>Archive/Travel Notes</text:p>
          </table:table-cell>
          <table:table-cell table:number-columns-repeated="9"/>
          <table:table-cell table:formula="of:=IF(RIGHT([.N34];1)=&quot;G&quot;;LEFT([.N34];FIND(&quot;G&quot;;[.N34])-1)/1;IF(RIGHT([.N34];1)=&quot;M&quot;;LEFT([.N34];FIND(&quot;M&quot;;[.N34])-1)/1000;IF(RIGHT([.N34];1)=&quot;K&quot;;LEFT([.N34];FIND(&quot;K&quot;;[.N34])-1)/1000000;&quot;X&quot;)))" office:value-type="float" office:value="0.025" calcext:value-type="float">
            <text:p>0.025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Repositories/alt-en-dictionaries</text:p>
          </table:table-cell>
        </table:table-row>
        <table:table-row table:style-name="ro1">
          <table:table-cell table:formula="of:=IF(RIGHT([.B35];1)=&quot;G&quot;;LEFT([.B35];FIND(&quot;G&quot;;[.B35])-1)/1;IF(RIGHT([.B35];1)=&quot;M&quot;;LEFT([.B35];FIND(&quot;M&quot;;[.B35])-1)/1000;IF(RIGHT([.B35];1)=&quot;K&quot;;LEFT([.B35];FIND(&quot;K&quot;;[.B35])-1)/1000000;&quot;X&quot;)))" office:value-type="float" office:value="0.00052" calcext:value-type="float">
            <text:p>0.00052</text:p>
          </table:table-cell>
          <table:table-cell office:value-type="string" calcext:value-type="string">
            <text:p>520K</text:p>
          </table:table-cell>
          <table:table-cell office:value-type="string" calcext:value-type="string">
            <text:p>Archive/Identity Workshop - Emergent Social and Psychological Phenomena in Text-Based Virtual Reality.pdf</text:p>
          </table:table-cell>
          <table:table-cell table:number-columns-repeated="9"/>
          <table:table-cell table:formula="of:=IF(RIGHT([.N35];1)=&quot;G&quot;;LEFT([.N35];FIND(&quot;G&quot;;[.N35])-1)/1;IF(RIGHT([.N35];1)=&quot;M&quot;;LEFT([.N35];FIND(&quot;M&quot;;[.N35])-1)/1000;IF(RIGHT([.N35];1)=&quot;K&quot;;LEFT([.N35];FIND(&quot;K&quot;;[.N35])-1)/1000000;&quot;X&quot;)))" office:value-type="float" office:value="0.0091" calcext:value-type="float">
            <text:p>0.0091</text:p>
          </table:table-cell>
          <table:table-cell office:value-type="string" calcext:value-type="string">
            <text:p>9.1M</text:p>
          </table:table-cell>
          <table:table-cell office:value-type="string" calcext:value-type="string">
            <text:p>Repositories/franz-plugins</text:p>
          </table:table-cell>
        </table:table-row>
        <table:table-row table:style-name="ro1">
          <table:table-cell table:formula="of:=IF(RIGHT([.B36];1)=&quot;G&quot;;LEFT([.B36];FIND(&quot;G&quot;;[.B36])-1)/1;IF(RIGHT([.B36];1)=&quot;M&quot;;LEFT([.B36];FIND(&quot;M&quot;;[.B36])-1)/1000;IF(RIGHT([.B36];1)=&quot;K&quot;;LEFT([.B36];FIND(&quot;K&quot;;[.B36])-1)/1000000;&quot;X&quot;)))" office:value-type="float" office:value="0.000444" calcext:value-type="float">
            <text:p>0.000444</text:p>
          </table:table-cell>
          <table:table-cell office:value-type="string" calcext:value-type="string">
            <text:p>444K</text:p>
          </table:table-cell>
          <table:table-cell office:value-type="string" calcext:value-type="string">
            <text:p>Archive/Wedding</text:p>
          </table:table-cell>
          <table:table-cell table:number-columns-repeated="9"/>
          <table:table-cell table:formula="of:=IF(RIGHT([.N36];1)=&quot;G&quot;;LEFT([.N36];FIND(&quot;G&quot;;[.N36])-1)/1;IF(RIGHT([.N36];1)=&quot;M&quot;;LEFT([.N36];FIND(&quot;M&quot;;[.N36])-1)/1000;IF(RIGHT([.N36];1)=&quot;K&quot;;LEFT([.N36];FIND(&quot;K&quot;;[.N36])-1)/1000000;&quot;X&quot;)))" office:value-type="float" office:value="0.005" calcext:value-type="float">
            <text:p>0.005</text:p>
          </table:table-cell>
          <table:table-cell office:value-type="string" calcext:value-type="string">
            <text:p>5.0M</text:p>
          </table:table-cell>
          <table:table-cell office:value-type="string" calcext:value-type="string">
            <text:p>Repositories/sched.org2handout</text:p>
          </table:table-cell>
        </table:table-row>
        <table:table-row table:style-name="ro1">
          <table:table-cell table:formula="of:=IF(RIGHT([.B37];1)=&quot;G&quot;;LEFT([.B37];FIND(&quot;G&quot;;[.B37])-1)/1;IF(RIGHT([.B37];1)=&quot;M&quot;;LEFT([.B37];FIND(&quot;M&quot;;[.B37])-1)/1000;IF(RIGHT([.B37];1)=&quot;K&quot;;LEFT([.B37];FIND(&quot;K&quot;;[.B37])-1)/1000000;&quot;X&quot;)))" office:value-type="float" office:value="0.00032" calcext:value-type="float">
            <text:p>0.00032</text:p>
          </table:table-cell>
          <table:table-cell office:value-type="string" calcext:value-type="string">
            <text:p>320K</text:p>
          </table:table-cell>
          <table:table-cell office:value-type="string" calcext:value-type="string">
            <text:p>Archive/Strength Finders.pdf</text:p>
          </table:table-cell>
          <table:table-cell table:number-columns-repeated="9"/>
          <table:table-cell table:formula="of:=IF(RIGHT([.N37];1)=&quot;G&quot;;LEFT([.N37];FIND(&quot;G&quot;;[.N37])-1)/1;IF(RIGHT([.N37];1)=&quot;M&quot;;LEFT([.N37];FIND(&quot;M&quot;;[.N37])-1)/1000;IF(RIGHT([.N37];1)=&quot;K&quot;;LEFT([.N37];FIND(&quot;K&quot;;[.N37])-1)/1000000;&quot;X&quot;)))" office:value-type="float" office:value="0.0036" calcext:value-type="float">
            <text:p>0.0036</text:p>
          </table:table-cell>
          <table:table-cell office:value-type="string" calcext:value-type="string">
            <text:p>3.6M</text:p>
          </table:table-cell>
          <table:table-cell office:value-type="string" calcext:value-type="string">
            <text:p>Repositories/rpms</text:p>
          </table:table-cell>
        </table:table-row>
        <table:table-row table:style-name="ro1">
          <table:table-cell table:formula="of:=IF(RIGHT([.B38];1)=&quot;G&quot;;LEFT([.B38];FIND(&quot;G&quot;;[.B38])-1)/1;IF(RIGHT([.B38];1)=&quot;M&quot;;LEFT([.B38];FIND(&quot;M&quot;;[.B38])-1)/1000;IF(RIGHT([.B38];1)=&quot;K&quot;;LEFT([.B38];FIND(&quot;K&quot;;[.B38])-1)/1000000;&quot;X&quot;)))" office:value-type="float" office:value="0.000296" calcext:value-type="float">
            <text:p>0.000296</text:p>
          </table:table-cell>
          <table:table-cell office:value-type="string" calcext:value-type="string">
            <text:p>296K</text:p>
          </table:table-cell>
          <table:table-cell office:value-type="string" calcext:value-type="string">
            <text:p>Archive/Wedding Ring Receipt.pdf</text:p>
          </table:table-cell>
          <table:table-cell table:number-columns-repeated="9"/>
          <table:table-cell table:formula="of:=IF(RIGHT([.N38];1)=&quot;G&quot;;LEFT([.N38];FIND(&quot;G&quot;;[.N38])-1)/1;IF(RIGHT([.N38];1)=&quot;M&quot;;LEFT([.N38];FIND(&quot;M&quot;;[.N38])-1)/1000;IF(RIGHT([.N38];1)=&quot;K&quot;;LEFT([.N38];FIND(&quot;K&quot;;[.N38])-1)/1000000;&quot;X&quot;)))" office:value-type="float" office:value="0.0024" calcext:value-type="float">
            <text:p>0.0024</text:p>
          </table:table-cell>
          <table:table-cell office:value-type="string" calcext:value-type="string">
            <text:p>2.4M</text:p>
          </table:table-cell>
          <table:table-cell office:value-type="string" calcext:value-type="string">
            <text:p>Repositories/DayJournal</text:p>
          </table:table-cell>
        </table:table-row>
        <table:table-row table:style-name="ro1">
          <table:table-cell table:formula="of:=IF(RIGHT([.B39];1)=&quot;G&quot;;LEFT([.B39];FIND(&quot;G&quot;;[.B39])-1)/1;IF(RIGHT([.B39];1)=&quot;M&quot;;LEFT([.B39];FIND(&quot;M&quot;;[.B39])-1)/1000;IF(RIGHT([.B39];1)=&quot;K&quot;;LEFT([.B39];FIND(&quot;K&quot;;[.B39])-1)/1000000;&quot;X&quot;)))" office:value-type="float" office:value="0.000092" calcext:value-type="float">
            <text:p>9.2E-05</text:p>
          </table:table-cell>
          <table:table-cell office:value-type="string" calcext:value-type="string">
            <text:p>92K</text:p>
          </table:table-cell>
          <table:table-cell office:value-type="string" calcext:value-type="string">
            <text:p>Archive/Old Financial Spreadsheets.xlsx</text:p>
          </table:table-cell>
          <table:table-cell table:number-columns-repeated="9"/>
          <table:table-cell table:formula="of:=IF(RIGHT([.N39];1)=&quot;G&quot;;LEFT([.N39];FIND(&quot;G&quot;;[.N39])-1)/1;IF(RIGHT([.N39];1)=&quot;M&quot;;LEFT([.N39];FIND(&quot;M&quot;;[.N39])-1)/1000;IF(RIGHT([.N39];1)=&quot;K&quot;;LEFT([.N39];FIND(&quot;K&quot;;[.N39])-1)/1000000;&quot;X&quot;)))" office:value-type="float" office:value="0.0023" calcext:value-type="float">
            <text:p>0.0023</text:p>
          </table:table-cell>
          <table:table-cell office:value-type="string" calcext:value-type="string">
            <text:p>2.3M</text:p>
          </table:table-cell>
          <table:table-cell office:value-type="string" calcext:value-type="string">
            <text:p>Repositories/bexelbie-ansible-playbooks</text:p>
          </table:table-cell>
        </table:table-row>
        <table:table-row table:style-name="ro1">
          <table:table-cell table:formula="of:=IF(RIGHT([.B40];1)=&quot;G&quot;;LEFT([.B40];FIND(&quot;G&quot;;[.B40])-1)/1;IF(RIGHT([.B40];1)=&quot;M&quot;;LEFT([.B40];FIND(&quot;M&quot;;[.B40])-1)/1000;IF(RIGHT([.B40];1)=&quot;K&quot;;LEFT([.B40];FIND(&quot;K&quot;;[.B40])-1)/1000000;&quot;X&quot;)))" office:value-type="float" office:value="0.000084" calcext:value-type="float">
            <text:p>8.4E-05</text:p>
          </table:table-cell>
          <table:table-cell office:value-type="string" calcext:value-type="string">
            <text:p>84K</text:p>
          </table:table-cell>
          <table:table-cell office:value-type="string" calcext:value-type="string">
            <text:p>Archive/unixsimgates</text:p>
          </table:table-cell>
          <table:table-cell table:number-columns-repeated="9"/>
          <table:table-cell table:formula="of:=IF(RIGHT([.N40];1)=&quot;G&quot;;LEFT([.N40];FIND(&quot;G&quot;;[.N40])-1)/1;IF(RIGHT([.N40];1)=&quot;M&quot;;LEFT([.N40];FIND(&quot;M&quot;;[.N40])-1)/1000;IF(RIGHT([.N40];1)=&quot;K&quot;;LEFT([.N40];FIND(&quot;K&quot;;[.N40])-1)/1000000;&quot;X&quot;)))" office:value-type="float" office:value="0.0019" calcext:value-type="float">
            <text:p>0.0019</text:p>
          </table:table-cell>
          <table:table-cell office:value-type="string" calcext:value-type="string">
            <text:p>1.9M</text:p>
          </table:table-cell>
          <table:table-cell office:value-type="string" calcext:value-type="string">
            <text:p>Repositories/packages</text:p>
          </table:table-cell>
        </table:table-row>
        <table:table-row table:style-name="ro1">
          <table:table-cell table:formula="of:=IF(RIGHT([.B41];1)=&quot;G&quot;;LEFT([.B41];FIND(&quot;G&quot;;[.B41])-1)/1;IF(RIGHT([.B41];1)=&quot;M&quot;;LEFT([.B41];FIND(&quot;M&quot;;[.B41])-1)/1000;IF(RIGHT([.B41];1)=&quot;K&quot;;LEFT([.B41];FIND(&quot;K&quot;;[.B41])-1)/1000000;&quot;X&quot;)))" office:value-type="float" office:value="0.000032" calcext:value-type="float">
            <text:p>3.2E-05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Archive/Toastmasters Speeches</text:p>
          </table:table-cell>
          <table:table-cell table:number-columns-repeated="9"/>
          <table:table-cell table:formula="of:=IF(RIGHT([.N41];1)=&quot;G&quot;;LEFT([.N41];FIND(&quot;G&quot;;[.N41])-1)/1;IF(RIGHT([.N41];1)=&quot;M&quot;;LEFT([.N41];FIND(&quot;M&quot;;[.N41])-1)/1000;IF(RIGHT([.N41];1)=&quot;K&quot;;LEFT([.N41];FIND(&quot;K&quot;;[.N41])-1)/1000000;&quot;X&quot;)))" office:value-type="float" office:value="0.000432" calcext:value-type="float">
            <text:p>0.000432</text:p>
          </table:table-cell>
          <table:table-cell office:value-type="string" calcext:value-type="string">
            <text:p>432K</text:p>
          </table:table-cell>
          <table:table-cell office:value-type="string" calcext:value-type="string">
            <text:p>Repositories/pass-otp</text:p>
          </table:table-cell>
        </table:table-row>
        <table:table-row table:style-name="ro1">
          <table:table-cell table:formula="of:=IF(RIGHT([.B42];1)=&quot;G&quot;;LEFT([.B42];FIND(&quot;G&quot;;[.B42])-1)/1;IF(RIGHT([.B42];1)=&quot;M&quot;;LEFT([.B42];FIND(&quot;M&quot;;[.B42])-1)/1000;IF(RIGHT([.B42];1)=&quot;K&quot;;LEFT([.B42];FIND(&quot;K&quot;;[.B42])-1)/1000000;&quot;X&quot;)))" office:value-type="float" office:value="0.000016" calcext:value-type="float">
            <text:p>1.6E-0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Archive/keys</text:p>
          </table:table-cell>
          <table:table-cell table:number-columns-repeated="9"/>
          <table:table-cell table:formula="of:=IF(RIGHT([.N42];1)=&quot;G&quot;;LEFT([.N42];FIND(&quot;G&quot;;[.N42])-1)/1;IF(RIGHT([.N42];1)=&quot;M&quot;;LEFT([.N42];FIND(&quot;M&quot;;[.N42])-1)/1000;IF(RIGHT([.N42];1)=&quot;K&quot;;LEFT([.N42];FIND(&quot;K&quot;;[.N42])-1)/1000000;&quot;X&quot;)))" office:value-type="float" office:value="0.00032" calcext:value-type="float">
            <text:p>0.00032</text:p>
          </table:table-cell>
          <table:table-cell office:value-type="string" calcext:value-type="string">
            <text:p>320K</text:p>
          </table:table-cell>
          <table:table-cell office:value-type="string" calcext:value-type="string">
            <text:p>Repositories/Dockerfiles</text:p>
          </table:table-cell>
        </table:table-row>
        <table:table-row table:style-name="ro1">
          <table:table-cell table:formula="of:=IF(RIGHT([.B43];1)=&quot;G&quot;;LEFT([.B43];FIND(&quot;G&quot;;[.B43])-1)/1;IF(RIGHT([.B43];1)=&quot;M&quot;;LEFT([.B43];FIND(&quot;M&quot;;[.B43])-1)/1000;IF(RIGHT([.B43];1)=&quot;K&quot;;LEFT([.B43];FIND(&quot;K&quot;;[.B43])-1)/1000000;&quot;X&quot;)))" office:value-type="float" office:value="0.000012" calcext:value-type="float">
            <text:p>1.2E-0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Archive/TIAA-CREF Allocation Verifier - old.xlsx</text:p>
          </table:table-cell>
          <table:table-cell table:number-columns-repeated="9"/>
          <table:table-cell table:formula="of:=IF(RIGHT([.N43];1)=&quot;G&quot;;LEFT([.N43];FIND(&quot;G&quot;;[.N43])-1)/1;IF(RIGHT([.N43];1)=&quot;M&quot;;LEFT([.N43];FIND(&quot;M&quot;;[.N43])-1)/1000;IF(RIGHT([.N43];1)=&quot;K&quot;;LEFT([.N43];FIND(&quot;K&quot;;[.N43])-1)/1000000;&quot;X&quot;)))" office:value-type="float" office:value="0.00032" calcext:value-type="float">
            <text:p>0.00032</text:p>
          </table:table-cell>
          <table:table-cell office:value-type="string" calcext:value-type="string">
            <text:p>320K</text:p>
          </table:table-cell>
          <table:table-cell office:value-type="string" calcext:value-type="string">
            <text:p>Repositories/mailmerge</text:p>
          </table:table-cell>
        </table:table-row>
        <table:table-row table:style-name="ro1">
          <table:table-cell table:formula="of:=IF(RIGHT([.B44];1)=&quot;G&quot;;LEFT([.B44];FIND(&quot;G&quot;;[.B44])-1)/1;IF(RIGHT([.B44];1)=&quot;M&quot;;LEFT([.B44];FIND(&quot;M&quot;;[.B44])-1)/1000;IF(RIGHT([.B44];1)=&quot;K&quot;;LEFT([.B44];FIND(&quot;K&quot;;[.B44])-1)/1000000;&quot;X&quot;)))" office:value-type="float" office:value="0.000008" calcext:value-type="float">
            <text:p>8E-06</text:p>
          </table:table-cell>
          <table:table-cell office:value-type="string" calcext:value-type="string">
            <text:p>8.0K</text:p>
          </table:table-cell>
          <table:table-cell office:value-type="string" calcext:value-type="string">
            <text:p>Archive/Visited-country worksheet.xlsx</text:p>
          </table:table-cell>
          <table:table-cell table:number-columns-repeated="9"/>
          <table:table-cell table:formula="of:=IF(RIGHT([.N44];1)=&quot;G&quot;;LEFT([.N44];FIND(&quot;G&quot;;[.N44])-1)/1;IF(RIGHT([.N44];1)=&quot;M&quot;;LEFT([.N44];FIND(&quot;M&quot;;[.N44])-1)/1000;IF(RIGHT([.N44];1)=&quot;K&quot;;LEFT([.N44];FIND(&quot;K&quot;;[.N44])-1)/1000000;&quot;X&quot;)))" office:value-type="float" office:value="0.000016" calcext:value-type="float">
            <text:p>1.6E-0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epositories/flickr-backu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72M</text:p>
          </table:table-cell>
          <table:table-cell office:value-type="string" calcext:value-type="string">
            <text:p>Media-ugh/Europe Trip Pic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2G</text:p>
          </table:table-cell>
          <table:table-cell office:value-type="string" calcext:value-type="string">
            <text:p>Media-ugh/Home Movi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35M</text:p>
          </table:table-cell>
          <table:table-cell office:value-type="string" calcext:value-type="string">
            <text:p>Media-ugh/Nana Calenda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8M</text:p>
          </table:table-cell>
          <table:table-cell office:value-type="string" calcext:value-type="string">
            <text:p>Media-ugh/Tim Heninger Obituary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4:Sheet1.BZ16">
          <table:sort>
            <table:sort-by table:field-number="6" table:data-type="automatic"/>
          </table:sort>
        </table:database-range>
        <table:database-range table:name="__Anonymous_Sheet_DB__1" table:target-range-address="Sheet2.A47:Sheet2.C5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heet3.M30:Sheet3.O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1:39:54.459575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5:08:01.067991223</meta:creation-date>
    <dc:date>2018-07-24T11:39:59.868534887</dc:date>
    <meta:editing-duration>PT14H29M36S</meta:editing-duration>
    <meta:editing-cycles>3</meta:editing-cycles>
    <meta:generator>LibreOffice/6.0.5.2$Linux_X86_64 LibreOffice_project/00$Build-2</meta:generator>
    <meta:document-statistic meta:table-count="3" meta:cell-count="1565" meta:object-count="0"/>
  </office:meta>
</office:document-meta>
</file>